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iansk and Lyman direction Russian army shelled Kamyanka, Kolodyazne, Krasne Pershe, Nov...</text:span>
</text:h>
      <text:p text:style-name="P4">
Authors: liveuamap (Language: en)</text:p>
      <text:p text:style-name="P4">
Time: 2023-03-28T-39:12:00</text:p>
      <text:p text:style-name="P4">
Location: Lysychansk (Latitude:48.80517 Longtitude:38.14505)</text:p>
      <text:p text:style-name="P4">
Videos: []</text:p>
      <text:p text:style-name="P4">
Images: []</text:p>
      <text:p text:style-name="P4">
Tags: ["Russia"]</text:p>
      <text:p text:style-name="P4">
Id: 22551483</text:p>
      <!--METADATA-->
      <text:p text:style-name="P4">
At Kupiansk and Lyman direction Russian army shelled Kamyanka, Kolodyazne,Krasne Pershe, Novomlynsk, Dvorichna, Zapadne, Kupyansk of Kharkiv region;Stelmakhivka, Novoselivske, Nevske and Bilohorivka of Luhansk region, alsoTerny, Siversk, Spirne and Vyyimka of Donetsk region, - General Staff of ArmedForces of Ukraine says in the morning report</text:p>
      <text:p text:style-name="P4">
News Collection Link: <text:a xlink:type="simple" xlink:href="https://liveuamap.com/en/2023/28-march-at-kupiansk-and-lyman-direction-russian-army-shelled" text:style-name="Internet_20_link" text:visited-style-name="Visited_20_Internet_20_Link">
https://liveuamap.com/en/2023/28-march-at-kupiansk-and-lyman-direction-russian-army-shelled</text:a>
</text:p>
      <text:p text:style-name="P4">
News Source: <text:a xlink:type="simple" xlink:href="https://t.me/lumsrc/4355" text:style-name="Internet_20_link" text:visited-style-name="Visited_20_Internet_20_Link">
https://t.me/lumsrc/4355</text:a>
</text:p>
      <!--NEWS-->
      <text:h text:style-name="P10" text:outline-level="1">
<text:span text:style-name="T4">
AT Bakhmut Directio Rusian Army Shelled Vasukivka, Grigorivka, Minkivka, Orikhovo-Vasylivka ...</text:span>
</text:h>
      <text:p text:style-name="P4">
Authors: liveuamap (Language: en)</text:p>
      <text:p text:style-name="P4">
Time: 2023-03-28T-41:12:00</text:p>
      <text:p text:style-name="P4">
Location: Donetsk Oblast (Latitude:48.39604 Longtitude:37.96291)</text:p>
      <text:p text:style-name="P4">
Videos: []</text:p>
      <text:p text:style-name="P4">
Images: []</text:p>
      <text:p text:style-name="P4">
Tags: ["Russia"]</text:p>
      <text:p text:style-name="P4">
Id: 22551482</text:p>
      <!--METADATA-->
      <text:p text:style-name="P4">
At Bakhmut direction Russian army shelled Vasukivka, Hryhorivka, Minkivka,Orikhovo-Vasylivka, Novomarkove, Bakhmut, Predtechyne, Kurdumivka,Ozaryanivka, Druzhba and Mayorsk of Donetsk region, - General Staff of ArmedForces of Ukraine says in the morning report</text:p>
      <text:p text:style-name="P4">
News Collection Link: <text:a xlink:type="simple" xlink:href="https://liveuamap.com/en/2023/28-march-at-bakhmut-direction-russian-army-shelled-vasukivka" text:style-name="Internet_20_link" text:visited-style-name="Visited_20_Internet_20_Link">
https://liveuamap.com/en/2023/28-march-at-bakhmut-direction-russian-army-shelled-vasukivka</text:a>
</text:p>
      <text:p text:style-name="P4">
News Source: <text:a xlink:type="simple" xlink:href="https://t.me/lumsrc/4356" text:style-name="Internet_20_link" text:visited-style-name="Visited_20_Internet_20_Link">
https://t.me/lumsrc/4356</text:a>
</text:p>
      <!--NEWS-->
      <text:h text:style-name="P10" text:outline-level="1">
<text:span text:style-name="T4">
At Avdiyivka and Maryinka directions Russian army used chemical tear gas grenades at Novokaly...</text:span>
</text:h>
      <text:p text:style-name="P4">
Authors: liveuamap (Language: en)</text:p>
      <text:p text:style-name="P4">
Time: 2023-03-28T-43:12:00</text:p>
      <text:p text:style-name="P4">
Location: Donetsk (Latitude:47.85326 Longtitude:37.48158)</text:p>
      <text:p text:style-name="P4">
Videos: []</text:p>
      <text:p text:style-name="P4">
Images: []</text:p>
      <text:p text:style-name="P4">
Tags: ["Russia"]</text:p>
      <text:p text:style-name="P4">
Id: 22551480</text:p>
      <!--METADATA-->
      <text:p text:style-name="P4">
At Avdiyivka and Maryinka directions Russian army used chemical tear gasgrenades at Novokalynove, Lastochkyne, Pervomayske and Maryinka, shelledNovokalynove, Krasnohorivka, Stepove, Avdiyivka, Tonenke, Syeverne,Pervomayske, Nevelske, Maryinka and Novomykhaylivka of Donetsk region, -General Staff of Armed Forces of Ukraine says in the morning report</text:p>
      <text:p text:style-name="P4">
News Collection Link: <text:a xlink:type="simple" xlink:href="https://liveuamap.com/en/2023/28-march-at-avdiyivka-and-maryinka-directions-russian-army" text:style-name="Internet_20_link" text:visited-style-name="Visited_20_Internet_20_Link">
https://liveuamap.com/en/2023/28-march-at-avdiyivka-and-maryinka-directions-russian-army</text:a>
</text:p>
      <text:p text:style-name="P4">
News Source: <text:a xlink:type="simple" xlink:href="https://t.me/lumsrc/4357" text:style-name="Internet_20_link" text:visited-style-name="Visited_20_Internet_20_Link">
https://t.me/lumsrc/4357</text:a>
</text:p>
      <!--NEWS-->
      <text:h text:style-name="P10" text:outline-level="1">
<text:span text:style-name="T4">
JSC Shaktarske Directio Rusian of the Army Shelled Kalledar, Wondering, Great Novosilka And And Vre ...</text:span>
</text:h>
      <text:p text:style-name="P4">
Authors: liveuamap (Language: en)</text:p>
      <text:p text:style-name="P4">
Time: 2023-03-28T-45:12:00</text:p>
      <text:p text:style-name="P4">
Location: Velyka Novosilka (Latitude:47.82975 Longtitude:36.81604)</text:p>
      <text:p text:style-name="P4">
Videos: []</text:p>
      <text:p text:style-name="P4">
Images: []</text:p>
      <text:p text:style-name="P4">
Tags: ["Russia"]</text:p>
      <text:p text:style-name="P4">
Id: 22551479</text:p>
      <!--METADATA-->
      <text:p text:style-name="P4">
At Shaktarske direction Russian army shelled Vuhledar, Prechystivka, VelykaNovosilka and Vremivka of Donetsk region, - General Staff of Armed Forces ofUkraine says in the morning report</text:p>
      <text:p text:style-name="P4">
News Collection Link: <text:a xlink:type="simple" xlink:href="https://liveuamap.com/en/2023/28-march-at-shaktarske-direction-russian-army-shelled-vuhledar" text:style-name="Internet_20_link" text:visited-style-name="Visited_20_Internet_20_Link">
https://liveuamap.com/en/2023/28-march-at-shaktarske-direction-russian-army-shelled-vuhledar</text:a>
</text:p>
      <text:p text:style-name="P4">
News Source: <text:a xlink:type="simple" xlink:href="https://t.me/lumsrc/4358" text:style-name="Internet_20_link" text:visited-style-name="Visited_20_Internet_20_Link">
https://t.me/lumsrc/4358</text:a>
</text:p>
      <!--NEWS-->
      <text:h text:style-name="P10" text:outline-level="1">
<text:span text:style-name="T4">
At Zaporizhzhia and Kherson directions Russian army shelled Vilne Pole, Novosilka, Novopil of...</text:span>
</text:h>
      <text:p text:style-name="P4">
Authors: liveuamap (Language: en)</text:p>
      <text:p text:style-name="P4">
Time: 2023-03-28T-48:12:00</text:p>
      <text:p text:style-name="P4">
Location: Kherson (Latitude:46.67924 Longtitude:32.71385)</text:p>
      <text:p text:style-name="P4">
Videos: []</text:p>
      <text:p text:style-name="P4">
Images: []</text:p>
      <text:p text:style-name="P4">
Tags: ["Russia"]</text:p>
      <text:p text:style-name="P4">
Id: 22551477</text:p>
      <!--METADATA-->
      <text:p text:style-name="P4">
At Zaporizhzhia and Kherson directions Russian army shelled Vilne Pole,Novosilka, Novopil of Donetsk region; Poltavka, Malynivka, Huliaipole,Zaliznychne, Bilohirya, Novodanylivka of Zaporizhzhia region and Kherson,Kozatske and Antonivka of Kherson region, - General Staff of Armed Forces ofUkraine says in the morning report</text:p>
      <text:p text:style-name="P4">
News Collection Link: <text:a xlink:type="simple" xlink:href="https://liveuamap.com/en/2023/28-march-at-zaporizhzhia-and-kherson-directions-russian-army" text:style-name="Internet_20_link" text:visited-style-name="Visited_20_Internet_20_Link">
https://liveuamap.com/en/2023/28-march-at-zaporizhzhia-and-kherson-directions-russian-army</text:a>
</text:p>
      <text:p text:style-name="P4">
News Source: <text:a xlink:type="simple" xlink:href="https://t.me/lumsrc/4359" text:style-name="Internet_20_link" text:visited-style-name="Visited_20_Internet_20_Link">
https://t.me/lumsrc/4359</text:a>
</text:p>
      <!--NEWS-->
      <text:h text:style-name="P10" text:outline-level="1">
<text:span text:style-name="T4">
Ukrainian air defense shot down 14 of 15 drones launched by Russia overnight</text:span>
</text:h>
      <text:p text:style-name="P4">
Authors: liveuamap (Language: en)</text:p>
      <text:p text:style-name="P4">
Time: 2023-03-28T02:14:00</text:p>
      <text:p text:style-name="P4">
Location: Kyiv (Latitude:50.67554 Longtitude:30.45135)</text:p>
      <text:p text:style-name="P4">
Videos: []</text:p>
      <text:p text:style-name="P4">
Images: []</text:p>
      <text:p text:style-name="P4">
Tags: []</text:p>
      <text:p text:style-name="P4">
Id: 22551399</text:p>
      <!--METADATA-->
      <text:p text:style-name="P4">
Ukrainian air defense shot down 14 of 15 drones launched by Russia overnight</text:p>
      <text:p text:style-name="P4">
News Collection Link: <text:a xlink:type="simple" xlink:href="https://liveuamap.com/en/2023/28-march-ukrainian-air-defense-shot-down-14-of-15-drones" text:style-name="Internet_20_link" text:visited-style-name="Visited_20_Internet_20_Link">
https://liveuamap.com/en/2023/28-march-ukrainian-air-defense-shot-down-14-of-15-drones</text:a>
</text:p>
      <text:p text:style-name="P4">
News Source: <text:a xlink:type="simple" xlink:href="https://t.me/suspilnenews/19553" text:style-name="Internet_20_link" text:visited-style-name="Visited_20_Internet_20_Link">
https://t.me/suspilnenews/19553</text:a>
</text:p>
      <!--NEWS-->
      <text:h text:style-name="P10" text:outline-level="1">
<text:span text:style-name="T4">
Shahed drone hit enterprise in Dnipro city overnight, causing fire</text:span>
</text:h>
      <text:p text:style-name="P4">
Authors: liveuamap (Language: en)</text:p>
      <text:p text:style-name="P4">
Time: 2023-03-28T02:19:23</text:p>
      <text:p text:style-name="P4">
Location: Dnipro (Latitude:48.44035 Longtitude:35.1034)</text:p>
      <text:p text:style-name="P4">
Videos: []</text:p>
      <text:p text:style-name="P4">
Images: ["<text:a xlink:type="simple" xlink:href="https://liveuamap.com/pics/2023/03/28/22551395_0.jpg" text:style-name="Internet_20_link" text:visited-style-name="Visited_20_Internet_20_Link">
22551395_0.jpg</text:a>
", "<text:a xlink:type="simple" xlink:href="https://liveuamap.com/pics/2023/03/28/22551395_1.jpg" text:style-name="Internet_20_link" text:visited-style-name="Visited_20_Internet_20_Link">
22551395_1.jpg</text:a>
"]</text:p>
      <text:p text:style-name="P4">
Tags: []</text:p>
      <text:p text:style-name="P4">
Id: 22551395</text:p>
      <!--METADATA-->
      <text:p text:style-name="P4">
Shahed drone hit enterprise in Dnipro city overnight, causing fire</text:p>
      <text:p text:style-name="P4">
<draw:frame draw:style-name="fr1" draw:name="Image2" text:anchor-type="as-char" svg:width="6.9236in" svg:height="5.1927in" draw:z-index="0">
<draw:image xlink:href="../Images/liveuamap/2023-03-28T02-19-23/22551395_0.jpg" xlink:type="simple" xlink:show="embed" xlink:actuate="onLoad" draw:mime-type="image/jpeg"/>
</draw:frame>
<draw:frame draw:style-name="fr1" draw:name="Image3" text:anchor-type="as-char" svg:width="6.9236in" svg:height="4.182809in" draw:z-index="0">
<draw:image xlink:href="../Images/liveuamap/2023-03-28T02-19-23/22551395_1.jpg" xlink:type="simple" xlink:show="embed" xlink:actuate="onLoad" draw:mime-type="image/jpeg"/>
</draw:frame>
News Collection Link: <text:a xlink:type="simple" xlink:href="https://liveuamap.com/en/2023/28-march-shahed-drone-hit-enterprise-in-dnipro-city-overnight" text:style-name="Internet_20_link" text:visited-style-name="Visited_20_Internet_20_Link">
https://liveuamap.com/en/2023/28-march-shahed-drone-hit-enterprise-in-dnipro-city-overnight</text:a>
</text:p>
      <text:p text:style-name="P4">
News Source: <text:a xlink:type="simple" xlink:href="https://t.me/suspilnenews/19554" text:style-name="Internet_20_link" text:visited-style-name="Visited_20_Internet_20_Link">
https://t.me/suspilnenews/19554</text:a>
</text:p>
      <!--NEWS-->
      <text:h text:style-name="P10" text:outline-level="1">
<text:span text:style-name="T4">
Russian aviation conducted airstrike with guided bomb at Bilopilya of Sumy region. 1 person w...</text:span>
</text:h>
      <text:p text:style-name="P4">
Authors: liveuamap (Language: en)</text:p>
      <text:p text:style-name="P4">
Time: 2023-03-28T02:27:05</text:p>
      <text:p text:style-name="P4">
Location: Sumy (Latitude:51.15049 Longtitude:34.30927)</text:p>
      <text:p text:style-name="P4">
Videos: []</text:p>
      <text:p text:style-name="P4">
Images: []</text:p>
      <text:p text:style-name="P4">
Tags: []</text:p>
      <text:p text:style-name="P4">
Id: 22551404</text:p>
      <!--METADATA-->
      <text:p text:style-name="P4">
Russian aviation conducted airstrike with guided bomb at Bilopilya of Sumyregion. 1 person wounded</text:p>
      <text:p text:style-name="P4">
News Collection Link: <text:a xlink:type="simple" xlink:href="https://liveuamap.com/en/2023/28-march-russian-aviation-conducted-airstrike-with-guided" text:style-name="Internet_20_link" text:visited-style-name="Visited_20_Internet_20_Link">
https://liveuamap.com/en/2023/28-march-russian-aviation-conducted-airstrike-with-guided</text:a>
</text:p>
      <text:p text:style-name="P4">
News Source: <text:a xlink:type="simple" xlink:href="https://t.me/suspilnenews/19556" text:style-name="Internet_20_link" text:visited-style-name="Visited_20_Internet_20_Link">
https://t.me/suspilnenews/19556</text:a>
</text:p>
      <!--NEWS-->
      <text:h text:style-name="P10" text:outline-level="1">
<text:span text:style-name="T4">
Donetsk Oblast(09:50). Red Alert: aerial threat. Sirens sounding. Take cover now!</text:span>
</text:h>
      <text:p text:style-name="P4">
Authors: liveuamap (Language: en)</text:p>
      <text:p text:style-name="P4">
Time: 2023-03-28T03:50:00</text:p>
      <text:p text:style-name="P4">
Location: Donetsk Oblast (Latitude:48.72743 Longtitude:37.57761)</text:p>
      <text:p text:style-name="P4">
Videos: []</text:p>
      <text:p text:style-name="P4">
Images: []</text:p>
      <text:p text:style-name="P4">
Tags: ["Europe", "Central and Eastern Europe"]</text:p>
      <text:p text:style-name="P4">
Id: 22551451</text:p>
      <!--METADATA-->
      <text:p text:style-name="P4">
Donetsk Oblast(09:50). Red Alert: aerial threat. Sirens sounding. Take covernow!</text:p>
      <text:p text:style-name="P4">
News Collection Link: <text:a xlink:type="simple" xlink:href="https://liveuamap.com/en/2023/28-march-donetsk-oblast0950-red-alert-aerial-g" text:style-name="Internet_20_link" text:visited-style-name="Visited_20_Internet_20_Link">
https://liveuamap.com/en/2023/28-march-donetsk-oblast0950-red-alert-aerial-g</text:a>
</text:p>
      <text:p text:style-name="P4">
News Source: <text:a xlink:type="simple" xlink:href="https://t.me/air_alert_ua/42163" text:style-name="Internet_20_link" text:visited-style-name="Visited_20_Internet_20_Link">
https://t.me/air_alert_ua/42163</text:a>
</text:p>
      <!--NEWS-->
      <text:h text:style-name="P10" text:outline-level="1">
<text:span text:style-name="T4">
Kharkiv, Kharkivska Oblast(10:32). Red Alert: aerial threat. Sirens sounding. Take cover now!</text:span>
</text:h>
      <text:p text:style-name="P4">
Authors: liveuamap (Language: en)</text:p>
      <text:p text:style-name="P4">
Time: 2023-03-28T04:33:00</text:p>
      <text:p text:style-name="P4">
Location: Kharkiv (Latitude:49.9808 Longtitude:36.25265)</text:p>
      <text:p text:style-name="P4">
Videos: []</text:p>
      <text:p text:style-name="P4">
Images: []</text:p>
      <text:p text:style-name="P4">
Tags: ["Europe", "Central and Eastern Europe"]</text:p>
      <text:p text:style-name="P4">
Id: 22551452</text:p>
      <!--METADATA-->
      <text:p text:style-name="P4">
Kharkiv, Kharkiv region(10:32). Red Alert: aerial threat. Sirens sounding.Take cover now!</text:p>
      <text:p text:style-name="P4">
News Collection Link: <text:a xlink:type="simple" xlink:href="https://liveuamap.com/en/2023/28-march-kharkiv-kharkivska-oblast1032-red-alg" text:style-name="Internet_20_link" text:visited-style-name="Visited_20_Internet_20_Link">
https://liveuamap.com/en/2023/28-march-kharkiv-kharkivska-oblast1032-red-alg</text:a>
</text:p>
      <text:p text:style-name="P4">
News Source: <text:a xlink:type="simple" xlink:href="https://t.me/suspilnekharkiv/23367" text:style-name="Internet_20_link" text:visited-style-name="Visited_20_Internet_20_Link">
https://t.me/suspilnekharkiv/23367</text:a>
</text:p>
      <!--NEWS-->
      <text:h text:style-name="P10" text:outline-level="1">
<text:span text:style-name="T4">
At Sivershchyna and Slobozhanschyna directions Russian army shelled Bleshnya of Chernihiv reg...</text:span>
</text:h>
      <text:p text:style-name="P4">
Authors: liveuamap (Language: en)</text:p>
      <text:p text:style-name="P4">
Time: 2023-03-28T05:12:00</text:p>
      <text:p text:style-name="P4">
Location: Sumy (Latitude:50.21778 Longtitude:37.44137)</text:p>
      <text:p text:style-name="P4">
Videos: []</text:p>
      <text:p text:style-name="P4">
Images: []</text:p>
      <text:p text:style-name="P4">
Tags: ["Russia"]</text:p>
      <text:p text:style-name="P4">
Id: 22551485</text:p>
      <!--METADATA-->
      <text:p text:style-name="P4">
At Sivershchyna and Slobozhanschyna directions Russian army shelled Bleshnyaof Chernihiv region; Baranivka, Tovstodubove, Studenok, Holyshivske,Stukalivka, Volfyne, Turya, Mayske, Mezenivka and Popivka of Sumy region, andTymofiyivka, Krasne, Ustynivka and Chorne of Kharkiv region , - General Staffof Armed Forces of Ukraine says in the morning report</text:p>
      <text:p text:style-name="P4">
News Collection Link: <text:a xlink:type="simple" xlink:href="https://liveuamap.com/en/2023/28-march-at-sivershchyna-and-slobozhanschyna-directions-russian" text:style-name="Internet_20_link" text:visited-style-name="Visited_20_Internet_20_Link">
https://liveuamap.com/en/2023/28-march-at-sivershchyna-and-slobozhanschyna-directions-russian</text:a>
</text:p>
      <text:p text:style-name="P4">
News Source: <text:a xlink:type="simple" xlink:href="https://t.me/lumsrc/4354" text:style-name="Internet_20_link" text:visited-style-name="Visited_20_Internet_20_Link">
https://t.me/lumsrc/4354</text:a>
</text:p>
      <!--NEWS-->
      <text:h text:style-name="P10" text:outline-level="1">
<text:span text:style-name="T4">
Kirovohrad region, Poltava region, Sumy region, Dnipro, Dnipropetrovsk region (11:17) ....</text:span>
</text:h>
      <text:p text:style-name="P4">
Authors: liveuamap (Language: en)</text:p>
      <text:p text:style-name="P4">
Time: 2023-03-28T05:20:00</text:p>
      <text:p text:style-name="P4">
Location: Kirovohradska Oblast (Latitude:48.49883 Longtitude:31.99917)</text:p>
      <text:p text:style-name="P4">
Videos: []</text:p>
      <text:p text:style-name="P4">
Images: []</text:p>
      <text:p text:style-name="P4">
Tags: ["Europe", "Central and Eastern Europe"]</text:p>
      <text:p text:style-name="P4">
Id: 22551475</text:p>
      <!--METADATA-->
      <text:p text:style-name="P4">
Kirovohrad region, Poltava region, Sumy region, Dnipro, Dnipropetrovsk region(11:17). Red Alert: aerial threat. Sirens sounding. Take cover now!</text:p>
      <text:p text:style-name="P4">
News Collection Link: <text:a xlink:type="simple" xlink:href="https://liveuamap.com/en/2023/28-march-kirovohradska-oblast-poltavska-oblasg" text:style-name="Internet_20_link" text:visited-style-name="Visited_20_Internet_20_Link">
https://liveuamap.com/en/2023/28-march-kirovohradska-oblast-poltavska-oblasg</text:a>
</text:p>
      <text:p text:style-name="P4">
News Source: <text:a xlink:type="simple" xlink:href="https://t.me/air_alert_ua/42170" text:style-name="Internet_20_link" text:visited-style-name="Visited_20_Internet_20_Link">
https://t.me/air_alert_ua/42170</text:a>
</text:p>
      <!--NEWS-->
      <text:h text:style-name="P10" text:outline-level="1">
<text:span text:style-name="T4">
Russian army shelled Kherson overnight, damaging a hospital</text:span>
</text:h>
      <text:p text:style-name="P4">
Authors: liveuamap (Language: en)</text:p>
      <text:p text:style-name="P4">
Time: 2023-03-28T05:24:00</text:p>
      <text:p text:style-name="P4">
Location: Kherson (Latitude:46.63341 Longtitude:32.61841)</text:p>
      <text:p text:style-name="P4">
Videos: []</text:p>
      <text:p text:style-name="P4">
Images: ["<text:a xlink:type="simple" xlink:href="https://liveuamap.com/pics/2023/03/28/22551502_0.jpg" text:style-name="Internet_20_link" text:visited-style-name="Visited_20_Internet_20_Link">
22551502_0.jpg</text:a>
"]</text:p>
      <text:p text:style-name="P4">
Tags: ["Europe", "Central and Eastern Europe"]</text:p>
      <text:p text:style-name="P4">
Id: 22551502</text:p>
      <!--METADATA-->
      <text:p text:style-name="P4">
Russian army shelled Kherson overnight, damaging a hospital</text:p>
      <text:p text:style-name="Quotations">

<text:p text:style-name="P4">
<text:a xlink:type="simple" xlink:href="https://t.co/Pjv7Ggxg2A" text:style-name="Internet_20_link" text:visited-style-name="Visited_20_Internet_20_Link">
 </text:a>
&gt;
&gt;
 — <text:a xlink:type="simple" xlink:href="https://twitter.com/DM1959DM/status/1640630860285091840" text:style-name="Internet_20_link" text:visited-style-name="Visited_20_Internet_20_Link">
 </text:a>
</text:p>

</text:p>
      <text:p text:style-name="P4">
<draw:frame draw:style-name="fr1" draw:name="Image4" text:anchor-type="as-char" svg:width="6.9236in" svg:height="3.894525in" draw:z-index="0">
<draw:image xlink:href="../Images/liveuamap/2023-03-28T05-24-00/22551502_0.jpg" xlink:type="simple" xlink:show="embed" xlink:actuate="onLoad" draw:mime-type="image/jpeg"/>
</draw:frame>
News Collection Link: <text:a xlink:type="simple" xlink:href="https://liveuamap.com/en/2023/28-march-russian-army-shelled-kherson-overnight-damaging" text:style-name="Internet_20_link" text:visited-style-name="Visited_20_Internet_20_Link">
https://liveuamap.com/en/2023/28-march-russian-army-shelled-kherson-overnight-damaging</text:a>
</text:p>
      <text:p text:style-name="P4">
News Source: <text:a xlink:type="simple" xlink:href="https://twitter.com/DM1959DM/status/1640630860285091840" text:style-name="Internet_20_link" text:visited-style-name="Visited_20_Internet_20_Link">
https://twitter.com/DM1959DM/status/1640630860285091840</text:a>
</text:p>
      <!--NEWS-->
      <text:h text:style-name="P10" text:outline-level="1">
<text:span text:style-name="T4">
Kharkiv, Kharkivska Oblast(11:16). Red Alert: aerial threat. Sirens sounding. Take cover now!</text:span>
</text:h>
      <text:p text:style-name="P4">
Authors: liveuamap (Language: en)</text:p>
      <text:p text:style-name="P4">
Time: 2023-03-28T05:26:00</text:p>
      <text:p text:style-name="P4">
Location: Kharkiv (Latitude:49.98062 Longtitude:36.25351)</text:p>
      <text:p text:style-name="P4">
Videos: []</text:p>
      <text:p text:style-name="P4">
Images: []</text:p>
      <text:p text:style-name="P4">
Tags: ["Europe", "Central and Eastern Europe"]</text:p>
      <text:p text:style-name="P4">
Id: 22551478</text:p>
      <!--METADATA-->
      <text:p text:style-name="P4">
Kharkiv, Kharkiv region(11:16). Red Alert: aerial threat. Sirens sounding.Take cover now!</text:p>
      <text:p text:style-name="P4">
News Collection Link: <text:a xlink:type="simple" xlink:href="https://liveuamap.com/en/2023/28-march-kharkiv-kharkivska-oblast1116-red-alg" text:style-name="Internet_20_link" text:visited-style-name="Visited_20_Internet_20_Link">
https://liveuamap.com/en/2023/28-march-kharkiv-kharkivska-oblast1116-red-alg</text:a>
</text:p>
      <text:p text:style-name="P4">
News Source: <text:a xlink:type="simple" xlink:href="https://t.me/air_alert_ua/42169" text:style-name="Internet_20_link" text:visited-style-name="Visited_20_Internet_20_Link">
https://t.me/air_alert_ua/42169</text:a>
</text:p>
      <!--NEWS-->
      <text:h text:style-name="P10" text:outline-level="1">
<text:span text:style-name="T4">
Russian forces conducting offensive actions at Lyman, Bakhmut, Avdiivka and Maryinka directio...</text:span>
</text:h>
      <text:p text:style-name="P4">
Authors: liveuamap (Language: en)</text:p>
      <text:p text:style-name="P4">
Time: 2023-03-28T05:27:04</text:p>
      <text:p text:style-name="P4">
Location: Donetsk (Latitude:48.08943 Longtitude:37.59178)</text:p>
      <text:p text:style-name="P4">
Videos: []</text:p>
      <text:p text:style-name="P4">
Images: []</text:p>
      <text:p text:style-name="P4">
Tags: ["Russia"]</text:p>
      <text:p text:style-name="P4">
Id: 22551476</text:p>
      <!--METADATA-->
      <text:p text:style-name="P4">
Russian forces conducting offensive actions at Lyman, Bakhmut, Avdiivka andMaryinka directions. Ukrainian military repelled 62 Russian attacks. Russianforces attempting to advance near Krokhmalne, Kreminna, Kuzmyne, Bilohorivka,Verkhnokamyanske and Berestove, Bakhmut, Orikhovo-Vasylivka, Bohdanivka,Ivanivske and Ozaryanivka, Stepove, Avdiyivka, Syeverne, Pervomayske, Nevelskeand Maryinka, - General Staff of Armed Forces of Ukraine says in the morningreport</text:p>
      <text:p text:style-name="P4">
News Collection Link: <text:a xlink:type="simple" xlink:href="https://liveuamap.com/en/2023/28-march-russian-forces-conducting-offensive-actions-at-lyman" text:style-name="Internet_20_link" text:visited-style-name="Visited_20_Internet_20_Link">
https://liveuamap.com/en/2023/28-march-russian-forces-conducting-offensive-actions-at-lyman</text:a>
</text:p>
      <text:p text:style-name="P4">
News Source: <text:a xlink:type="simple" xlink:href="https://t.me/lumsrc/4360" text:style-name="Internet_20_link" text:visited-style-name="Visited_20_Internet_20_Link">
https://t.me/lumsrc/4360</text:a>
</text:p>
      <!--NEWS-->
      <text:h text:style-name="P10" text:outline-level="1">
<text:span text:style-name="T4">
France will deliver 2,000 155mm shells per month to Ukraine</text:span>
</text:h>
      <text:p text:style-name="P4">
Authors: liveuamap (Language: en)</text:p>
      <text:p text:style-name="P4">
Time: 2023-03-28T05:41:55</text:p>
      <text:p text:style-name="P4">
Location: Paris, Île-de-France (Latitude:48.86088 Longtitude:2.31314)</text:p>
      <text:p text:style-name="P4">
Videos: []</text:p>
      <text:p text:style-name="P4">
Images: []</text:p>
      <text:p text:style-name="P4">
Tags: ["France", "Europe"]</text:p>
      <text:p text:style-name="P4">
Id: 22551486</text:p>
      <!--METADATA-->
      <text:p text:style-name="P4">
France will deliver 2,000 155mm shells per month to Ukraine</text:p>
      <text:p text:style-name="P4">
News Collection Link: <text:a xlink:type="simple" xlink:href="https://liveuamap.com/en/2023/28-march-france-will-deliver-2000-155mm-shells-per-month" text:style-name="Internet_20_link" text:visited-style-name="Visited_20_Internet_20_Link">
https://liveuamap.com/en/2023/28-march-france-will-deliver-2000-155mm-shells-per-month</text:a>
</text:p>
      <text:p text:style-name="P4">
News Source: <text:a xlink:type="simple" xlink:href="https://twitter.com/LePoint/status/1640644829276168192" text:style-name="Internet_20_link" text:visited-style-name="Visited_20_Internet_20_Link">
https://twitter.com/LePoint/status/1640644829276168192</text:a>
</text:p>
      <!--NEWS-->
      <text:h text:style-name="P10" text:outline-level="1">
<text:span text:style-name="T4">
1 wounded person and material damage in Nikopol and Marhanets communities after drone strike ...</text:span>
</text:h>
      <text:p text:style-name="P4">
Authors: liveuamap (Language: en)</text:p>
      <text:p text:style-name="P4">
Time: 2023-03-28T05:52:00</text:p>
      <text:p text:style-name="P4">
Location: Marhanets (Latitude:47.64504000 Longtitude:34.64127000)</text:p>
      <text:p text:style-name="P4">
Videos: []</text:p>
      <text:p text:style-name="P4">
Images: ["<text:a xlink:type="simple" xlink:href="https://liveuamap.com/pics/2023/03/28/22551505_0.jpg" text:style-name="Internet_20_link" text:visited-style-name="Visited_20_Internet_20_Link">
22551505_0.jpg</text:a>
", "<text:a xlink:type="simple" xlink:href="https://liveuamap.com/pics/2023/03/28/22551505_1.jpg" text:style-name="Internet_20_link" text:visited-style-name="Visited_20_Internet_20_Link">
22551505_1.jpg</text:a>
", "<text:a xlink:type="simple" xlink:href="https://liveuamap.com/pics/2023/03/28/22551505_2.jpg" text:style-name="Internet_20_link" text:visited-style-name="Visited_20_Internet_20_Link">
22551505_2.jpg</text:a>
"]</text:p>
      <text:p text:style-name="P4">
Tags: ["Europe", "Central and Eastern Europe"]</text:p>
      <text:p text:style-name="P4">
Id: 22551505</text:p>
      <!--METADATA-->
      <text:p text:style-name="P4">
1 wounded person and material damage in Nikopol and Marhanets communitiesafter drone strike yesterday</text:p>
      <text:p text:style-name="P4">
<draw:frame draw:style-name="fr1" draw:name="Image5" text:anchor-type="as-char" svg:width="6.9236in" svg:height="2.916567in" draw:z-index="0">
<draw:image xlink:href="../Images/liveuamap/2023-03-28T05-52-00/22551505_0.jpg" xlink:type="simple" xlink:show="embed" xlink:actuate="onLoad" draw:mime-type="image/jpeg"/>
</draw:frame>
<draw:frame draw:style-name="fr1" draw:name="Image6" text:anchor-type="as-char" svg:width="6.9236in" svg:height="8.467078in" draw:z-index="0">
<draw:image xlink:href="../Images/liveuamap/2023-03-28T05-52-00/22551505_1.jpg" xlink:type="simple" xlink:show="embed" xlink:actuate="onLoad" draw:mime-type="image/jpeg"/>
</draw:frame>
<draw:frame draw:style-name="fr1" draw:name="Image7" text:anchor-type="as-char" svg:width="6.9236in" svg:height="2.899258in" draw:z-index="0">
<draw:image xlink:href="../Images/liveuamap/2023-03-28T05-52-00/22551505_2.jpg" xlink:type="simple" xlink:show="embed" xlink:actuate="onLoad" draw:mime-type="image/jpeg"/>
</draw:frame>
News Collection Link: <text:a xlink:type="simple" xlink:href="https://liveuamap.com/en/2023/28-march-1-wounded-person-and-material-damage-in-nikopol" text:style-name="Internet_20_link" text:visited-style-name="Visited_20_Internet_20_Link">
https://liveuamap.com/en/2023/28-march-1-wounded-person-and-material-damage-in-nikopol</text:a>
</text:p>
      <text:p text:style-name="P4">
News Source: <text:a xlink:type="simple" xlink:href="https://t.me/dneproperatyv/58955" text:style-name="Internet_20_link" text:visited-style-name="Visited_20_Internet_20_Link">
https://t.me/dneproperatyv/58955</text:a>
</text:p>
      <!--NEWS-->
      <text:h text:style-name="P10" text:outline-level="1">
<text:span text:style-name="T4">
Russian army conducted missile strike in Bohodukhiv town of Kharkiv region with 2 S-300 missiles</text:span>
</text:h>
      <text:p text:style-name="P4">
Authors: liveuamap (Language: en)</text:p>
      <text:p text:style-name="P4">
Time: 2023-03-28T06:16:49</text:p>
      <text:p text:style-name="P4">
Location: Bohoduhiv (Latitude:50.15859 Longtitude:35.53197)</text:p>
      <text:p text:style-name="P4">
Videos: []</text:p>
      <text:p text:style-name="P4">
Images: []</text:p>
      <text:p text:style-name="P4">
Tags: ["Europe", "Central and Eastern Europe"]</text:p>
      <text:p text:style-name="P4">
Id: 22551490</text:p>
      <!--METADATA-->
      <text:p text:style-name="P4">
Russian army conducted missile strike in Bohodukhiv town of Kharkiv regionwith 2 S-300 missiles</text:p>
      <text:p text:style-name="P4">
News Collection Link: <text:a xlink:type="simple" xlink:href="https://liveuamap.com/en/2023/28-march-russian-army-conducted-missile-strike-in-bohodukhiv" text:style-name="Internet_20_link" text:visited-style-name="Visited_20_Internet_20_Link">
https://liveuamap.com/en/2023/28-march-russian-army-conducted-missile-strike-in-bohodukhiv</text:a>
</text:p>
      <text:p text:style-name="P4">
News Source: <text:a xlink:type="simple" xlink:href="https://t.me/espresotb/58845" text:style-name="Internet_20_link" text:visited-style-name="Visited_20_Internet_20_Link">
https://t.me/espresotb/58845</text:a>
</text:p>
      <!--NEWS-->
      <text:h text:style-name="P10" text:outline-level="1">
<text:span text:style-name="T4">
Donetsk Oblast(12:28). Red Alert: aerial threat. Sirens sounding. Take cover now!</text:span>
</text:h>
      <text:p text:style-name="P4">
Authors: liveuamap (Language: en)</text:p>
      <text:p text:style-name="P4">
Time: 2023-03-28T06:30:00</text:p>
      <text:p text:style-name="P4">
Location: Donetsk Oblast (Latitude:48.72677 Longtitude:37.57788)</text:p>
      <text:p text:style-name="P4">
Videos: []</text:p>
      <text:p text:style-name="P4">
Images: []</text:p>
      <text:p text:style-name="P4">
Tags: ["Europe", "Central and Eastern Europe"]</text:p>
      <text:p text:style-name="P4">
Id: 22551495</text:p>
      <!--METADATA-->
      <text:p text:style-name="P4">
Donetsk Oblast(12:28). Red Alert: aerial threat. Sirens sounding. Take covernow!</text:p>
      <text:p text:style-name="P4">
News Collection Link: <text:a xlink:type="simple" xlink:href="https://liveuamap.com/en/2023/28-march-donetsk-oblast1228-red-alert-aerial-g" text:style-name="Internet_20_link" text:visited-style-name="Visited_20_Internet_20_Link">
https://liveuamap.com/en/2023/28-march-donetsk-oblast1228-red-alert-aerial-g</text:a>
</text:p>
      <text:p text:style-name="P4">
News Source: <text:a xlink:type="simple" xlink:href="https://t.me/air_alert_ua/42181" text:style-name="Internet_20_link" text:visited-style-name="Visited_20_Internet_20_Link">
https://t.me/air_alert_ua/42181</text:a>
</text:p>
      <!--NEWS-->
      <text:h text:style-name="P10" text:outline-level="1">
<text:span text:style-name="T4">
Damage in Kramatorsk as result of Russian shelling</text:span>
</text:h>
      <text:p text:style-name="P4">
Authors: liveuamap (Language: en)</text:p>
      <text:p text:style-name="P4">
Time: 2023-03-28T07:59:19</text:p>
      <text:p text:style-name="P4">
Location: Donetsk Oblast (Latitude:48.73729 Longtitude:37.59109)</text:p>
      <text:p text:style-name="P4">
Videos: []</text:p>
      <text:p text:style-name="P4">
Images: ["<text:a xlink:type="simple" xlink:href="https://liveuamap.com/pics/2023/03/28/22551506_1.jpg" text:style-name="Internet_20_link" text:visited-style-name="Visited_20_Internet_20_Link">
22551506_1.jpg</text:a>
", "<text:a xlink:type="simple" xlink:href="https://liveuamap.com/pics/2023/03/28/22551506_2.jpg" text:style-name="Internet_20_link" text:visited-style-name="Visited_20_Internet_20_Link">
22551506_2.jpg</text:a>
", "<text:a xlink:type="simple" xlink:href="https://liveuamap.com/pics/2023/03/28/22551506_3.jpg" text:style-name="Internet_20_link" text:visited-style-name="Visited_20_Internet_20_Link">
22551506_3.jpg</text:a>
", "<text:a xlink:type="simple" xlink:href="https://liveuamap.com/pics/2023/03/28/22551506_4.jpg" text:style-name="Internet_20_link" text:visited-style-name="Visited_20_Internet_20_Link">
22551506_4.jpg</text:a>
", "<text:a xlink:type="simple" xlink:href="https://liveuamap.com/pics/2023/03/28/22551506_5.jpg" text:style-name="Internet_20_link" text:visited-style-name="Visited_20_Internet_20_Link">
22551506_5.jpg</text:a>
", "<text:a xlink:type="simple" xlink:href="https://liveuamap.com/pics/2023/03/28/22551506_6.jpg" text:style-name="Internet_20_link" text:visited-style-name="Visited_20_Internet_20_Link">
22551506_6.jpg</text:a>
", "<text:a xlink:type="simple" xlink:href="https://liveuamap.com/pics/2023/03/28/22551506_7.jpg" text:style-name="Internet_20_link" text:visited-style-name="Visited_20_Internet_20_Link">
22551506_7.jpg</text:a>
"]</text:p>
      <text:p text:style-name="P4">
Tags: ["Europe", "Central and Eastern Europe"]</text:p>
      <text:p text:style-name="P4">
Id: 22551506</text:p>
      <!--METADATA-->
      <text:p text:style-name="P4">
Damage in Kramatorsk as result of Russian shelling<draw:frame draw:style-name="fr1" draw:name="Image8" text:anchor-type="as-char" svg:width="6.9236in" svg:height="9.231467in" draw:z-index="0">
<draw:image xlink:href="../Images/liveuamap/2023-03-28T07-59-19/22551506_1.jpg" xlink:type="simple" xlink:show="embed" xlink:actuate="onLoad" draw:mime-type="image/jpeg"/>
</draw:frame>
<draw:frame draw:style-name="fr1" draw:name="Image9" text:anchor-type="as-char" svg:width="6.9236in" svg:height="9.231467in" draw:z-index="0">
<draw:image xlink:href="../Images/liveuamap/2023-03-28T07-59-19/22551506_2.jpg" xlink:type="simple" xlink:show="embed" xlink:actuate="onLoad" draw:mime-type="image/jpeg"/>
</draw:frame>
<draw:frame draw:style-name="fr1" draw:name="Image10" text:anchor-type="as-char" svg:width="6.9236in" svg:height="9.231467in" draw:z-index="0">
<draw:image xlink:href="../Images/liveuamap/2023-03-28T07-59-19/22551506_3.jpg" xlink:type="simple" xlink:show="embed" xlink:actuate="onLoad" draw:mime-type="image/jpeg"/>
</draw:frame>
<draw:frame draw:style-name="fr1" draw:name="Image11" text:anchor-type="as-char" svg:width="6.9236in" svg:height="9.231467in" draw:z-index="0">
<draw:image xlink:href="../Images/liveuamap/2023-03-28T07-59-19/22551506_4.jpg" xlink:type="simple" xlink:show="embed" xlink:actuate="onLoad" draw:mime-type="image/jpeg"/>
</draw:frame>
<draw:frame draw:style-name="fr1" draw:name="Image12" text:anchor-type="as-char" svg:width="6.9236in" svg:height="9.231467in" draw:z-index="0">
<draw:image xlink:href="../Images/liveuamap/2023-03-28T07-59-19/22551506_5.jpg" xlink:type="simple" xlink:show="embed" xlink:actuate="onLoad" draw:mime-type="image/jpeg"/>
</draw:frame>
<draw:frame draw:style-name="fr1" draw:name="Image13" text:anchor-type="as-char" svg:width="6.9236in" svg:height="9.231467in" draw:z-index="0">
<draw:image xlink:href="../Images/liveuamap/2023-03-28T07-59-19/22551506_6.jpg" xlink:type="simple" xlink:show="embed" xlink:actuate="onLoad" draw:mime-type="image/jpeg"/>
</draw:frame>
<draw:frame draw:style-name="fr1" draw:name="Image14" text:anchor-type="as-char" svg:width="6.9236in" svg:height="9.231467in" draw:z-index="0">
<draw:image xlink:href="../Images/liveuamap/2023-03-28T07-59-19/22551506_7.jpg" xlink:type="simple" xlink:show="embed" xlink:actuate="onLoad" draw:mime-type="image/jpeg"/>
</draw:frame>
News Collection Link: <text:a xlink:type="simple" xlink:href="https://liveuamap.com/en/2023/28-march-damage-in-kramatorsk-as-result-of-russsian-shelling" text:style-name="Internet_20_link" text:visited-style-name="Visited_20_Internet_20_Link">
https://liveuamap.com/en/2023/28-march-damage-in-kramatorsk-as-result-of-russsian-shelling</text:a>
</text:p>
      <text:p text:style-name="P4">
News Source: <text:a xlink:type="simple" xlink:href="https://t.me/itsdonetsk/65403" text:style-name="Internet_20_link" text:visited-style-name="Visited_20_Internet_20_Link">
https://t.me/itsdonetsk/65403</text:a>
</text:p>
      <!--NEWS-->
      <text:h text:style-name="P10" text:outline-level="1">
<text:span text:style-name="T4">
Russian Ministry of Defense claimed Russian air defense intercepted GLSDB bomb for the first ...</text:span>
</text:h>
      <text:p text:style-name="P4">
Authors: liveuamap (Language: en)</text:p>
      <text:p text:style-name="P4">
Time: 2023-03-28T08:14:25</text:p>
      <text:p text:style-name="P4">
Location: Moskva, Moscow (Latitude:55.72758 Longtitude:37.59)</text:p>
      <text:p text:style-name="P4">
Videos: []</text:p>
      <text:p text:style-name="P4">
Images: []</text:p>
      <text:p text:style-name="P4">
Tags: ["Russia"]</text:p>
      <text:p text:style-name="P4">
Id: 22551512</text:p>
      <!--METADATA-->
      <text:p text:style-name="P4">
Russian Ministry of Defense claimed Russian air defense intercepted GLSDB bombfor the first time</text:p>
      <text:p text:style-name="P4">
News Collection Link: <text:a xlink:type="simple" xlink:href="https://liveuamap.com/en/2023/28-march-russian-ministry-of-defense-claimed-russian-air" text:style-name="Internet_20_link" text:visited-style-name="Visited_20_Internet_20_Link">
https://liveuamap.com/en/2023/28-march-russian-ministry-of-defense-claimed-russian-air</text:a>
</text:p>
      <text:p text:style-name="P4">
News Source: <text:a xlink:type="simple" xlink:href="https://t.me/bbbreaking/151597" text:style-name="Internet_20_link" text:visited-style-name="Visited_20_Internet_20_Link">
https://t.me/bbbreaking/151597</text:a>
</text:p>
      <!--NEWS-->
      <text:h text:style-name="P10" text:outline-level="1">
<text:span text:style-name="T4">
Russian media: a drone painted in colors of Ukrainian flag was found near Svitino village in ...</text:span>
</text:h>
      <text:p text:style-name="P4">
Authors: liveuamap (Language: en)</text:p>
      <text:p text:style-name="P4">
Time: 2023-03-28T09:18:18</text:p>
      <text:p text:style-name="P4">
Location: Voronov (Latitude:55.30746 Longtitude:37.00882)</text:p>
      <text:p text:style-name="P4">
Videos: []</text:p>
      <text:p text:style-name="P4">
Images: []</text:p>
      <text:p text:style-name="P4">
Tags: ["Russia", "Central and Eastern Europe"]</text:p>
      <text:p text:style-name="P4">
Id: 22551520</text:p>
      <!--METADATA-->
      <text:p text:style-name="P4">
Russian media: a drone painted in colors of Ukrainian flag was found nearSvitino village in Moscow region</text:p>
      <text:p text:style-name="P4">
News Collection Link: <text:a xlink:type="simple" xlink:href="https://liveuamap.com/en/2023/28-march-russian-media-a-drone-painted-in-colors-of-ukrainian" text:style-name="Internet_20_link" text:visited-style-name="Visited_20_Internet_20_Link">
https://liveuamap.com/en/2023/28-march-russian-media-a-drone-painted-in-colors-of-ukrainian</text:a>
</text:p>
      <text:p text:style-name="P4">
News Source: <text:a xlink:type="simple" xlink:href="https://t.me/rusbrief/104252" text:style-name="Internet_20_link" text:visited-style-name="Visited_20_Internet_20_Link">
https://t.me/rusbrief/104252</text:a>
</text:p>
      <!--NEWS-->
      <text:h text:style-name="P10" text:outline-level="1">
<text:span text:style-name="T4">
Donetsk Oblast(16:18). Red Alert: aerial threat. Sirens sounding. Take cover now!</text:span>
</text:h>
      <text:p text:style-name="P4">
Authors: liveuamap (Language: en)</text:p>
      <text:p text:style-name="P4">
Time: 2023-03-28T10:20:00</text:p>
      <text:p text:style-name="P4">
Location: Donetsk Oblast (Latitude:48.72757 Longtitude:37.57893)</text:p>
      <text:p text:style-name="P4">
Videos: []</text:p>
      <text:p text:style-name="P4">
Images: []</text:p>
      <text:p text:style-name="P4">
Tags: ["Europe", "Central and Eastern Europe"]</text:p>
      <text:p text:style-name="P4">
Id: 22551529</text:p>
      <!--METADATA-->
      <text:p text:style-name="P4">
Donetsk Oblast(16:18). Red Alert: aerial threat. Sirens sounding. Take covernow!</text:p>
      <text:p text:style-name="P4">
News Collection Link: <text:a xlink:type="simple" xlink:href="https://liveuamap.com/en/2023/28-march-donetsk-oblast1618-red-alert-aerial-g" text:style-name="Internet_20_link" text:visited-style-name="Visited_20_Internet_20_Link">
https://liveuamap.com/en/2023/28-march-donetsk-oblast1618-red-alert-aerial-g</text:a>
</text:p>
      <text:p text:style-name="P4">
News Source: <text:a xlink:type="simple" xlink:href="https://t.me/air_alert_ua/42185" text:style-name="Internet_20_link" text:visited-style-name="Visited_20_Internet_20_Link">
https://t.me/air_alert_ua/42185</text:a>
</text:p>
      <!--NEWS-->
      <text:h text:style-name="P10" text:outline-level="1">
<text:span text:style-name="T4">
Zaporizka Oblast(18:47). Red Alert: aerial threat. Sirens sounding. Take cover now!</text:span>
</text:h>
      <text:p text:style-name="P4">
Authors: liveuamap (Language: en)</text:p>
      <text:p text:style-name="P4">
Time: 2023-03-28T12:49:00</text:p>
      <text:p text:style-name="P4">
Location: Zaporizka Oblast (Latitude:47.612021 Longtitude:35.765261)</text:p>
      <text:p text:style-name="P4">
Videos: []</text:p>
      <text:p text:style-name="P4">
Images: []</text:p>
      <text:p text:style-name="P4">
Tags: ["Europe", "Central and Eastern Europe"]</text:p>
      <text:p text:style-name="P4">
Id: 22551552</text:p>
      <!--METADATA-->
      <text:p text:style-name="P4">
Zaporizhzhia region(18:47). Red Alert: aerial threat. Sirens sounding. Take covernow!</text:p>
      <text:p text:style-name="P4">
News Collection Link: <text:a xlink:type="simple" xlink:href="https://liveuamap.com/en/2023/28-march-zaporizka-oblast1847-red-alert-aeriag" text:style-name="Internet_20_link" text:visited-style-name="Visited_20_Internet_20_Link">
https://liveuamap.com/en/2023/28-march-zaporizka-oblast1847-red-alert-aeriag</text:a>
</text:p>
      <text:p text:style-name="P4">
News Source: <text:a xlink:type="simple" xlink:href="https://t.me/air_alert_ua/42187" text:style-name="Internet_20_link" text:visited-style-name="Visited_20_Internet_20_Link">
https://t.me/air_alert_ua/42187</text:a>
</text:p>
      <!--NEWS-->
      <text:h text:style-name="P10" text:outline-level="1">
<text:span text:style-name="T4">
Zaporizka Oblast(19:39). Red Alert: aerial threat. Sirens sounding. Take cover now!</text:span>
</text:h>
      <text:p text:style-name="P4">
Authors: liveuamap (Language: en)</text:p>
      <text:p text:style-name="P4">
Time: 2023-03-28T13:40:00</text:p>
      <text:p text:style-name="P4">
Location: Zaporizka Oblast (Latitude:47.612421 Longtitude:35.764101)</text:p>
      <text:p text:style-name="P4">
Videos: []</text:p>
      <text:p text:style-name="P4">
Images: []</text:p>
      <text:p text:style-name="P4">
Tags: ["Europe", "Central and Eastern Europe"]</text:p>
      <text:p text:style-name="P4">
Id: 22551589</text:p>
      <!--METADATA-->
      <text:p text:style-name="P4">
Zaporizhzhia region(19:39). Red Alert: aerial threat. Sirens sounding. Take covernow!</text:p>
      <text:p text:style-name="P4">
News Collection Link: <text:a xlink:type="simple" xlink:href="https://liveuamap.com/en/2023/28-march-zaporizka-oblast1939-red-alert-aeriag" text:style-name="Internet_20_link" text:visited-style-name="Visited_20_Internet_20_Link">
https://liveuamap.com/en/2023/28-march-zaporizka-oblast1939-red-alert-aeriag</text:a>
</text:p>
      <text:p text:style-name="P4">
News Source: <text:a xlink:type="simple" xlink:href="https://t.me/suspilnezaporizhzhya/11686" text:style-name="Internet_20_link" text:visited-style-name="Visited_20_Internet_20_Link">
https://t.me/suspilnezaporizhzhya/11686</text:a>
</text:p>
      <!--NEWS-->
      <text:h text:style-name="P10" text:outline-level="1">
<text:span text:style-name="T4">
Nikolaev, Mykolaiv region, Kherson, Kherson region (19: Chia). Red Alrt: Aerial Tchretate. WITH...</text:span>
</text:h>
      <text:p text:style-name="P4">
Authors: liveuamap (Language: en)</text:p>
      <text:p text:style-name="P4">
Time: 2023-03-28T13:50:00</text:p>
      <text:p text:style-name="P4">
Location: Mykolaiv (Latitude:46.94866 Longtitude:32.00639)</text:p>
      <text:p text:style-name="P4">
Videos: []</text:p>
      <text:p text:style-name="P4">
Images: []</text:p>
      <text:p text:style-name="P4">
Tags: ["Europe", "Central and Eastern Europe"]</text:p>
      <text:p text:style-name="P4">
Id: 22551590</text:p>
      <!--METADATA-->
      <text:p text:style-name="P4">
Nikolaev, Mykolaiv region, Kherson, Kherson region(19:49). Red Alert:aerial threat. Sirens sounding. Take cover now!</text:p>
      <text:p text:style-name="P4">
News Collection Link: <text:a xlink:type="simple" xlink:href="https://liveuamap.com/en/2023/28-march-mykolaiv-mykolayivska-oblast-khersong" text:style-name="Internet_20_link" text:visited-style-name="Visited_20_Internet_20_Link">
https://liveuamap.com/en/2023/28-march-mykolaiv-mykolayivska-oblast-khersong</text:a>
</text:p>
      <text:p text:style-name="P4">
News Source: <text:a xlink:type="simple" xlink:href="https://t.me/air_alert_ua/42191" text:style-name="Internet_20_link" text:visited-style-name="Visited_20_Internet_20_Link">
https://t.me/air_alert_ua/42191</text:a>
</text:p>
      <!--NEWS-->
      <text:h text:style-name="P10" text:outline-level="1">
<text:span text:style-name="T4">
Donetsk Oblast(23:18). Red Alert: aerial threat. Sirens sounding. Take cover now!</text:span>
</text:h>
      <text:p text:style-name="P4">
Authors: liveuamap (Language: en)</text:p>
      <text:p text:style-name="P4">
Time: 2023-03-28T17:21:00</text:p>
      <text:p text:style-name="P4">
Location: Donetsk Oblast (Latitude:48.72744 Longtitude:37.5781)</text:p>
      <text:p text:style-name="P4">
Videos: []</text:p>
      <text:p text:style-name="P4">
Images: []</text:p>
      <text:p text:style-name="P4">
Tags: ["Europe", "Central and Eastern Europe"]</text:p>
      <text:p text:style-name="P4">
Id: 22551617</text:p>
      <!--METADATA-->
      <text:p text:style-name="P4">
Donetsk Oblast(23:18). Red Alert: aerial threat. Sirens sounding. Take covernow!</text:p>
      <text:p text:style-name="P4">
News Collection Link: <text:a xlink:type="simple" xlink:href="https://liveuamap.com/en/2023/28-march-donetsk-oblast2318-red-alert-aerial-g" text:style-name="Internet_20_link" text:visited-style-name="Visited_20_Internet_20_Link">
https://liveuamap.com/en/2023/28-march-donetsk-oblast2318-red-alert-aerial-g</text:a>
</text:p>
      <text:p text:style-name="P4">
News Source: <text:a xlink:type="simple" xlink:href="https://t.me/air_alert_ua/42196" text:style-name="Internet_20_link" text:visited-style-name="Visited_20_Internet_20_Link">
https://t.me/air_alert_ua/42196</text:a>
</text:p>
      <!--NEWS-->
      <text:h text:style-name="P10" text:outline-level="1">
<text:span text:style-name="T4">
Zaporizka Oblast(23:45). Red Alert: aerial threat. Sirens sounding. Take cover now!</text:span>
</text:h>
      <text:p text:style-name="P4">
Authors: liveuamap (Language: en)</text:p>
      <text:p text:style-name="P4">
Time: 2023-03-28T17:47:00</text:p>
      <text:p text:style-name="P4">
Location: Zaporizka Oblast (Latitude:47.611471 Longtitude:35.765961)</text:p>
      <text:p text:style-name="P4">
Videos: []</text:p>
      <text:p text:style-name="P4">
Images: []</text:p>
      <text:p text:style-name="P4">
Tags: ["Europe", "Central and Eastern Europe"]</text:p>
      <text:p text:style-name="P4">
Id: 22551620</text:p>
      <!--METADATA-->
      <text:p text:style-name="P4">
Zaporizhzhia region(23:45). Red Alert: aerial threat. Sirens sounding. Take covernow!</text:p>
      <text:p text:style-name="P4">
News Collection Link: <text:a xlink:type="simple" xlink:href="https://liveuamap.com/en/2023/28-march-zaporizka-oblast2345-red-alert-aeriag" text:style-name="Internet_20_link" text:visited-style-name="Visited_20_Internet_20_Link">
https://liveuamap.com/en/2023/28-march-zaporizka-oblast2345-red-alert-aeriag</text:a>
</text:p>
      <text:p text:style-name="P4">
News Source: <text:a xlink:type="simple" xlink:href="https://t.me/air_alert_ua/42197" text:style-name="Internet_20_link" text:visited-style-name="Visited_20_Internet_20_Link">
https://t.me/air_alert_ua/42197</text:a>
</text:p>
      <!--NEWS-->
      <text:h text:style-name="P10" text:outline-level="1">
<text:span text:style-name="T4">
15 years behind bars will conduct a Russian agent who corrected fire on the airfield of Kryvyi Rih</text:span>
</text:h>
      <text:p text:style-name="P4">
Author: ['АРМІЯINFORM']</text:p>
      <text:p text:style-name="P4">
Time: 2023-03-28T36:00:00-04:00</text:p>
      <text:p text:style-name="P4">
Description: The court recognized the 15th Rockyv Tutskskyi Maina to the FSB agent, having held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aruchnyky.jpg" text:style-name="Internet_20_link" text:visited-style-name="Visited_20_Internet_20_Link">
naruchnyky.jpg</text:a>
']</text:p>
      <text:p text:style-name="P4">
Tags: ['STOPRUSSIA', 'АГЕНТ ФСБ', 'АГРЕСІЯ РФ', 'ВТОРГНЕННЯ РФ', 'ЗРАДНИК', 'КОНТРРОЗВІДКА СБУ', 'КОРЕГУВАЛЬНИК']</text:p>
      <text:p text:style-name="P4">
Category: News</text:p>
      <!--METADATA-->
      <text:p text:style-name="P4">
<draw:frame draw:style-name="fr1" draw:name="Image15" text:anchor-type="as-char" svg:width="6.9236in" svg:height="4.615733in" draw:z-index="0">
<draw:image xlink:href="../Images/AРМІЯINFORM/2023-03-28T36-00-00-04-00/naruchnyky.jpg" xlink:type="simple" xlink:show="embed" xlink:actuate="onLoad" draw:mime-type="image/jpeg"/>
</draw:frame>
The court appointed 15 years in prison with the confiscation of property of the FSB agent, which conducted submuns in Dnipropetrovsk. He was conveyed to the Russian invaders just when the airfield of Kryvyi Rih was injured by hostile rocket strokes.</text:p>
      <text:p text:style-name="P4">
About it <text:a xlink:type="simple" xlink:href="https://ssu.gov.ua/novyny/za-materialamy-sbu-15-rokiv-za-gratamy-provede-zradnyk-yakyi-peredavav-fsb-rozviddani-pro-viiskovi-ta-infrastrukturni-obiekty-dnipropetrovshchyny" text:style-name="Internet_20_link" text:visited-style-name="Visited_20_Internet_20_Link">
reports</text:a>
Security Service of Ukraine.</text:p>
      <text:p text:style-name="P4">
He also sent the aggressor coordinates of traffic accidents and social institutions, including schools and colleges. This information was needed by invaders to prepare new air attacks the Ukrainian City.</text:p>
      <text:p text:style-name="P4">
The hostile was detained by a hostile agent during counter -protein measures in the south of Ukraine. According to the materials of the Ukrainian special service, he appointed him 15 years in prison with confiscation of property.</text:p>
      <text:p text:style-name="P4">
According to the investigation, the attacker is a local resident, a former employee of one of the most powerful industrial giants of the region. In May last year, the staff of the 5th FSB service remotely attracted it to unspoken cooperation. For recruiting the enemy used one of the pro-Kremlian telegrams, where the person involved was actively expressed in support of the armed aggression of the Russian Federation.</text:p>
      <text:p text:style-name="P4">
To accomplish hostile tasks, the traitor went around the city and carried out a hidden photo fixation of infrastructure. He then sent a "report" to the FSB in the form of an electronic map mark, media files with an attachment to the terrain and detailed impetus of objects with the adjacent territory. During the search, the attacker removed the mobile phone with evidence of his correspondence with the aggressor.</text:p>
      <text:p text:style-name="P4">
On the basis of the evidence collected, the court found him guilty of treason, committed by the conditions of martial law.</text:p>
      <text:p text:style-name="P4">
News Source: <text:a xlink:type="simple" xlink:href="https://armyinform.com.ua/2023/03/28/15-rokiv-za-gratamy-provede-agent-rf-yakyj-koreguvav-vogon-po-aerodromu-kryvogo-rogu/" text:style-name="Internet_20_link" text:visited-style-name="Visited_20_Internet_20_Link">
https://armyinform.com.ua/2023/03/28/15-rokiv-za-gratamy-provede-agent-rf-yakyj-koreguvav-vogon-po-aerodromu-kryvogo-rogu/</text:a>
</text:p>
      <!--NEWS-->
      <text:h text:style-name="P10" text:outline-level="1">
<text:span text:style-name="T4">
The coordination headquarters took place with the Marines families</text:span>
</text:h>
      <text:p text:style-name="P4">
Author: ['АРМІЯINFORM']</text:p>
      <text:p text:style-name="P4">
Time: 2023-03-28T37:00:00-04:00</text:p>
      <text:p text:style-name="P4">
Description: At the coordinating headquarters, Zustinch Zustinov was the Rodinovs of the Kremeh brigades of Morsko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37426734_767762994592377_8639522198975281755_n.jpg" text:style-name="Internet_20_link" text:visited-style-name="Visited_20_Internet_20_Link">
337426734_767762994592377_8639522198975281755_n.jpg</text:a>
']</text:p>
      <text:p text:style-name="P4">
Tags: ['ВІЙСЬКОВОПОЛОНЕННІ', 'ЗУСТРІЧ', 'КООРДИНАЦІЙНИЙ ШТАБ З ПИТАНЬ ПОВОДЖЕННЯ З ВІЙСЬКОВОПОЛОНЕНИМИ', 'МОРСЬКІ ПІХОТИНЦІ']</text:p>
      <text:p text:style-name="P4">
Category: News</text:p>
      <!--METADATA-->
      <text:p text:style-name="P4">
<draw:frame draw:style-name="fr1" draw:name="Image16" text:anchor-type="as-char" svg:width="6.9236in" svg:height="3.894525in" draw:z-index="0">
<draw:image xlink:href="../Images/AРМІЯINFORM/2023-03-28T37-00-00-04-00/337426734_767762994592377_8639522198975281755_n.jpg" xlink:type="simple" xlink:show="embed" xlink:actuate="onLoad" draw:mime-type="image/jpeg"/>
</draw:frame>
The Coordination Headquarters met with the families of the defenders of the Separate Brigadorsk infantry named after the UNR Mikhail Bilynsky.</text:p>
      <text:p text:style-name="P4">
When asked by prisoners and missing Marines, the coordination headquarters were answered.</text:p>
      <text:p text:style-name="P4">
According to the headquarters, to obtain reliable information about the location of the serviceman in the Russian Federation or in the temporarily occupied Ukrainian territories is difficult. Representatives of the International Cross Cross Committee(ICCH)Having access to such places, conducting, they find out health, conditions of detention, can, with the agreed, inform families and public authorities about the fact of captivity. They visited the places themselves, the ICCH does not disclose.</text:p>
      <text:p text:style-name="P4">
He also noted that information from open sources, photos and videos that transmit, in particular, relatives of defenders, are important information in work. Just as the information provided by the freedmen from Polonivka.</text:p>
      <text:p text:style-name="P4">
The staff representative noted that the wounded and severely illnesses of the aggressor country should be returned without additional conditions to involve in the exchange processes.</text:p>
      <text:p text:style-name="P4">
Separately, during the meeting, they discussed the interaction between law enforcement agencies, coordination headquarters and the National Information Bureau, as well as the question of the service of the service who returned from captivity after receiving necessary medical care and rehabilitation.</text:p>
      <text:p text:style-name="P4">
<text:span text:style-name="T4">
 Source: </text:span>
(https://www.facebook.com/koordshtab/posts/pfbid02xB64xPggjQsNxsF39EcaXUTqaH8btWbJrAHh2wYdaPR7qSZRqtSQdLEiiXj45Vm6l)</text:p>
      <text:p text:style-name="P4">
News Source: <text:a xlink:type="simple" xlink:href="https://armyinform.com.ua/2023/03/28/u-koordynaczijnomu-shtabi-vidbulasya-zustrich-z-rodynamy-morpihiv-2/" text:style-name="Internet_20_link" text:visited-style-name="Visited_20_Internet_20_Link">
https://armyinform.com.ua/2023/03/28/u-koordynaczijnomu-shtabi-vidbulasya-zustrich-z-rodynamy-morpihiv-2/</text:a>
</text:p>
      <!--NEWS-->
      <text:h text:style-name="P10" text:outline-level="1">
<text:span text:style-name="T4">
SBU special forces sent to hell the crew of the APC and infantry on the armor right "on the march"</text:span>
</text:h>
      <text:p text:style-name="P4">
Author: ['АРМІЯINFORM']</text:p>
      <text:p text:style-name="P4">
Time: 2023-03-28T38:00:00-04:00</text:p>
      <text:p text:style-name="P4">
Description: About the cereal service of the nonsense of Ukraine. “Wonye of the Group“ Bilі Vovka ”by Vidpracyali ... The war with Ukraine 2022, the war with Ukraine is the latest news today, the news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БТР', 'ДРОН-КАМІКАДЗЕ', 'ЗНИЩЕННЯ ВОЄННОЇ ТЕХНІКИ ЗС РФ', 'СБУ']</text:p>
      <text:p text:style-name="P4">
Category: News</text:p>
      <!--METADATA-->
      <text:p text:style-name="P4">
About it <text:a xlink:type="simple" xlink:href="https://www.facebook.com/SecurSerUkraine/videos/211491654809532/" text:style-name="Internet_20_link" text:visited-style-name="Visited_20_Internet_20_Link">
reports</text:a>
Security Service of Ukraine.</text:p>
      <text:p text:style-name="P4">
"Warriors from the" White Wolves "group worked on the occupiers of the FPV-Drone. And one-Russian BMP special forces of the CSO "A" from another unit was destroyed by a drone-Kamikadze near enemy positions, ”the message reads.</text:p>
      <text:p text:style-name="P4">
News Source: <text:a xlink:type="simple" xlink:href="https://armyinform.com.ua/2023/03/28/speczpryznachenczi-sbu-vidpravyly-do-pekla-ekipazh-btr-ta-pihotu-na-broni-pryamo-na-marshi/" text:style-name="Internet_20_link" text:visited-style-name="Visited_20_Internet_20_Link">
https://armyinform.com.ua/2023/03/28/speczpryznachenczi-sbu-vidpravyly-do-pekla-ekipazh-btr-ta-pihotu-na-broni-pryamo-na-marshi/</text:a>
</text:p>
      <!--NEWS-->
      <text:h text:style-name="P10" text:outline-level="1">
<text:span text:style-name="T4">
Ukrainian defenders destroyed the Wagner's hiding place in Bakhmut</text:span>
</text:h>
      <text:p text:style-name="P4">
Author: ['АРМІЯINFORM']</text:p>
      <text:p text:style-name="P4">
Time: 2023-03-28T39:00:00-04:00</text:p>
      <text:p text:style-name="P4">
Description: Luganskiysky corral in the beasts of a grenade launcher was Zedenkhilu, the Budіlyu, the Joy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bahmut-cze-ukrayina.jpg" text:style-name="Internet_20_link" text:visited-style-name="Visited_20_Internet_20_Link">
bahmut-cze-ukrayina.jpg</text:a>
']</text:p>
      <text:p text:style-name="P4">
Tags: ['STOPRUSSIA', 'АГРЕСІЯ РФ', 'ВІЙНА']</text:p>
      <text:p text:style-name="P4">
Category: News</text:p>
      <!--METADATA-->
      <text:p text:style-name="P4">
<draw:frame draw:style-name="fr1" draw:name="Image17" text:anchor-type="as-char" svg:width="6.9236in" svg:height="3.882986in" draw:z-index="0">
<draw:image xlink:href="../Images/AРМІЯINFORM/2023-03-28T39-00-00-04-00/bahmut-cze-ukrayina.jpg" xlink:type="simple" xlink:show="embed" xlink:actuate="onLoad" draw:mime-type="image/jpeg"/>
</draw:frame>
“Bakhmut is Ukraine”</text:p>
      <text:p text:style-name="P4">
Border guards of the Lugansk detachment shots from hand grenade launchers destroyed from which the enemy was firing fire in one of Bakhmut quarters, <text:a xlink:type="simple" xlink:href="https://www.facebook.com/watch/" text:style-name="Internet_20_link" text:visited-style-name="Visited_20_Internet_20_Link">
informs</text:a>
Central strategic communications and information security. .</text:p>
      <text:p text:style-name="P4">
News Source: <text:a xlink:type="simple" xlink:href="https://armyinform.com.ua/2023/03/28/ukrayinski-zahysnyky-znyshhyly-shovanku-vagnerivcziv-u-bahmuti/" text:style-name="Internet_20_link" text:visited-style-name="Visited_20_Internet_20_Link">
https://armyinform.com.ua/2023/03/28/ukrayinski-zahysnyky-znyshhyly-shovanku-vagnerivcziv-u-bahmuti/</text:a>
</text:p>
      <!--NEWS-->
      <text:h text:style-name="P10" text:outline-level="1">
<text:span text:style-name="T4">
Statements about a unique weapon capable of destroying anyone-the main narrative of Russian media over the past day</text:span>
</text:h>
      <text:p text:style-name="P4">
Author: ['АРМІЯINFORM']</text:p>
      <text:p text:style-name="P4">
Time: 2023-03-28T40:00:00-04:00</text:p>
      <text:p text:style-name="P4">
Description: The Center for the Wizin -Format (CPD) at the RNBO of Ukraine, the main is the main thing, Yaki ... War with Ukraine 2022, war with Ukraine Latest news today, News War with Ukraine 2022 Last for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337549670_1640083076419556_7423596036867284411_n.jpg" text:style-name="Internet_20_link" text:visited-style-name="Visited_20_Internet_20_Link">
337549670_1640083076419556_7423596036867284411_n.jpg</text:a>
']</text:p>
      <text:p text:style-name="P4">
Tags: ['НАРАТИВИ РФ', 'ЦЕНТР ПРОТИДІЇ ДЕЗІНФОРМАЦІЇ']</text:p>
      <text:p text:style-name="P4">
Category: News</text:p>
      <!--METADATA-->
      <text:p text:style-name="P4">
<draw:frame draw:style-name="fr1" draw:name="Image18" text:anchor-type="as-char" svg:width="6.9236in" svg:height="6.9236in" draw:z-index="0">
<draw:image xlink:href="../Images/AРМІЯINFORM/2023-03-28T40-00-00-04-00/337549670_1640083076419556_7423596036867284411_n.jpg" xlink:type="simple" xlink:show="embed" xlink:actuate="onLoad" draw:mime-type="image/jpeg"/>
</draw:frame>
Center for combating misinformation(CPD)at the NSDC of Ukraine <text:a xlink:type="simple" xlink:href="https://www.facebook.com/protydiyadezinformatsiyi.cpd/posts/pfbid02TLKLY8QitrULdJkgA9CfBDMggLpiLqYgr18Nr464AvpP9s9DwNq4yod5Q2cjZwXsl" text:style-name="Internet_20_link" text:visited-style-name="Visited_20_Internet_20_Link">
informs</text:a>
that the main narrative that was promoted by Russian media yesterday is "Russia is a unique weapon that it is able to destroy any enemy."</text:p>
      <text:p text:style-name="P4">
The Secretary of the Council also added that the opinions of American politicians that the RFNA preventive US nuclear stroke will no longer be able to answer, is a short -sighted unexpected stupidity.</text:p>
      <text:p text:style-name="P4">
The Kremlin systematically threatens the event, often broadcasting nuclear narratives through Medvedev. He regularly voices Putin's thoughts and threats to the civilized world.</text:p>
      <text:p text:style-name="P4">
Nuclear intimidation, as well as statements about a unique weapon capable of destroying anyone, spread against the background of the failures of the invaders on the battlefield.</text:p>
      <text:p text:style-name="P4">
The Kremlin understands that they need to "feed" their population by regular trainees, but when they are not present - blackmail, threats and patients in propagandists, which are also loved by the depressed Russians.</text:p>
      <text:p text:style-name="P4">
News Source: <text:a xlink:type="simple" xlink:href="https://armyinform.com.ua/2023/03/28/zayavy-pro-unikalnu-zbroyu-zdatnu-znyshhyty-bud-kogo-osnovnyj-naratyv-rosijskyh-zmi-za-mynulu-dobu/" text:style-name="Internet_20_link" text:visited-style-name="Visited_20_Internet_20_Link">
https://armyinform.com.ua/2023/03/28/zayavy-pro-unikalnu-zbroyu-zdatnu-znyshhyty-bud-kogo-osnovnyj-naratyv-rosijskyh-zmi-za-mynulu-dobu/</text:a>
</text:p>
      <!--NEWS-->
      <text:h text:style-name="P10" text:outline-level="1">
<text:span text:style-name="T4">
Rushist tells about significant losses and low food support - GUR Trans</text:span>
</text:h>
      <text:p text:style-name="P4">
Author: ['АРМІЯINFORM']</text:p>
      <text:p text:style-name="P4">
Time: 2023-03-28T41:00:00-04:00</text:p>
      <text:p text:style-name="P4">
Description: Pension to the PIDRODILOL 3 OMSBR 1 AK ROZPOVIDAH about the meaning of the Nizykiy Ryve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ІЙНА', 'ВТОРГНЕННЯ РФ', 'ГУР МО УКРАЇНИ', 'ГУР ПЕРЕХОПЛЕННЯ']</text:p>
      <text:p text:style-name="P4">
Category: News</text:p>
      <!--METADATA-->
      <text:p text:style-name="P4">
<draw:frame draw:style-name="fr1" draw:name="Image19" text:anchor-type="as-char" svg:width="6.9236in" svg:height="3.894525in" draw:z-index="0">
<draw:image xlink:href="../Images/AРМІЯINFORM/2023-03-28T41-00-00-04-00/337531944_232614265847457_8544501692430122370_n.jpg" xlink:type="simple" xlink:show="embed" xlink:actuate="onLoad" draw:mime-type="image/jpeg"/>
</draw:frame>
The occupier from subsection 3 OMSBR 1 AK tells about significant losses and low food supply.</text:p>
      <text:p text:style-name="P4">
About this <text:a xlink:type="simple" xlink:href="https://gur.gov.ua/content/vse-pohybly-bratan-ny-odnoho-ta-kakoi-tam-bl-d-farsh-bliat-a-ne-voina-bl-d.html" text:style-name="Internet_20_link" text:visited-style-name="Visited_20_Internet_20_Link">
it is referred</text:a>
in the next interception of Gurmou.</text:p>
      <text:p text:style-name="P4">
"Well, there is a fossil, Vitalya," - a rashist of a friend.</text:p>
      <text:p text:style-name="P4">
The occupier also tells a large number of deaths in the unit.</text:p>
      <text:p text:style-name="P4">
"Everything was killed, a brother, we are one… But there is a little there, it is stuffed, and not a war,” he says.</text:p>
      <text:p text:style-name="P4">
News Source: <text:a xlink:type="simple" xlink:href="https://armyinform.com.ua/2023/03/28/rashyst-rozpovidaye-pro-znachni-vtraty-ta-nyzkyj-riven-prodovolchogo-zabezpechennya-perehoplennya-gur/" text:style-name="Internet_20_link" text:visited-style-name="Visited_20_Internet_20_Link">
https://armyinform.com.ua/2023/03/28/rashyst-rozpovidaye-pro-znachni-vtraty-ta-nyzkyj-riven-prodovolchogo-zabezpechennya-perehoplennya-gur/</text:a>
</text:p>
      <!--NEWS-->
      <text:h text:style-name="P10" text:outline-level="1">
<text:span text:style-name="T4">
Five armored vehicles of Russian terrorists from Akhmat did not reach the war zone</text:span>
</text:h>
      <text:p text:style-name="P4">
Author: ['АРМІЯINFORM']</text:p>
      <text:p text:style-name="P4">
Time: 2023-03-28T42:00:00-04:00</text:p>
      <text:p text:style-name="P4">
Description: 26 birch colon of vehicles z-STS 34-ї ї ї ї ї ї їhala ... war with Ukraine 2022, war with Ukraine Latest news today, News War with Ukraine 2022 Last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20230327-2.jpeg" text:style-name="Internet_20_link" text:visited-style-name="Visited_20_Internet_20_Link">
20230327-2.jpeg</text:a>
']</text:p>
      <text:p text:style-name="P4">
Tags: ['STOPRUSSIA', 'АГРЕСІЯ РФ', 'ВТОРГНЕННЯ РФ', 'ГУР МІНОБОРОНИ УКРАЇНИ']</text:p>
      <text:p text:style-name="P4">
Category: News</text:p>
      <!--METADATA-->
      <text:p text:style-name="P4">
<draw:frame draw:style-name="fr1" draw:name="Image20" text:anchor-type="as-char" svg:width="6.9236in" svg:height="4.726168in" draw:z-index="0">
<draw:image xlink:href="../Images/AРМІЯINFORM/2023-03-28T42-00-00-04-00/20230327-2.jpeg" xlink:type="simple" xlink:show="embed" xlink:actuate="onLoad" draw:mime-type="image/jpeg"/>
</draw:frame>
On March 26, a column of five cars from the 34th Separate Motorized Rifle Brigade was a "Crimean bridge" in the direction of occupied Crimea.</text:p>
      <text:p text:style-name="P4">
About it <text:a xlink:type="simple" xlink:href="https://gur.gov.ua/content/piat-broneavtomobiliv-rosiiskykh-terorystiv-z-sts-akhmat-ne-doikhaly-do-zony-boiovykh-dii.html" text:style-name="Internet_20_link" text:visited-style-name="Visited_20_Internet_20_Link">
reports</text:a>
Gurmou.</text:p>
      <text:p text:style-name="P4">
"However, according to official data, to overcome their path to the end prevented them of" speeding and failure to observe a safe distance while moving the complication of the column. " As a result, four of the five cars need significant repair, ”the message reads.</text:p>
      <text:p text:style-name="P4">
It is noted that Akhmmati was traveling to the Kherson region and had completed units of the invaders operating in the Dnieper direction.</text:p>
      <text:p text:style-name="P4">
News Source: <text:a xlink:type="simple" xlink:href="https://armyinform.com.ua/2023/03/28/pyat-broneavtomobiliv-rosijskyh-terorystiv-z-sts-ahmat-ne-doyihaly-do-zony-bojovyh-dij/" text:style-name="Internet_20_link" text:visited-style-name="Visited_20_Internet_20_Link">
https://armyinform.com.ua/2023/03/28/pyat-broneavtomobiliv-rosijskyh-terorystiv-z-sts-ahmat-ne-doyihaly-do-zony-bojovyh-dij/</text:a>
</text:p>
      <!--NEWS-->
      <text:h text:style-name="P10" text:outline-level="1">
<text:span text:style-name="T4">
Under Bakhmut, princely warriors effectively destroyed enemy anti -tankists</text:span>
</text:h>
      <text:p text:style-name="P4">
Author: ['АРМІЯINFORM']</text:p>
      <text:p text:style-name="P4">
Time: 2023-03-28T43:00:00-04:00</text:p>
      <text:p text:style-name="P4">
Description: Stathanki 30-oh oy-oh mechanized brigades Im. Prince Kostyanthin Ostrozhki ... War with Ukraine 2022, War with Ukraine Latest News Today, News War with Ukraine 2022 Last for today, will there be a war between Ukraine and Russia and when, the war with Ukraine in 2022 will be or not, whether there will be war With Ukraine, in the near future, they say, the war with Ukraine, Ukrainian news today, Ukrainian news in Ukrainian media in Russian</text:p>
      <text:p text:style-name="P4">
Images: ['<text:a xlink:type="simple" xlink:href="https://armyinform.com.ua/wp-content/uploads/2023/03/2023-03-27-5.png" text:style-name="Internet_20_link" text:visited-style-name="Visited_20_Internet_20_Link">
2023-03-27-5.png</text:a>
']</text:p>
      <text:p text:style-name="P4">
Tags: ['STOPRUSSIA', 'АГРЕСІЯ РФ', 'БАХМУТ', 'ВТОРГНЕННЯ РФ', 'ВТРАТИ ВОРОГА', 'ООС']</text:p>
      <text:p text:style-name="P4">
Category: News</text:p>
      <!--METADATA-->
      <text:p text:style-name="P4">
<draw:frame draw:style-name="fr1" draw:name="Image21" text:anchor-type="as-char" svg:width="6.9236in" svg:height="3.721435in" draw:z-index="0">
<draw:image xlink:href="../Images/AРМІЯINFORM/2023-03-28T43-00-00-04-00/2023-03-27-5.png" xlink:type="simple" xlink:show="embed" xlink:actuate="onLoad" draw:mime-type="image/png"/>
</draw:frame>
Anti-tancists of the 30th separate mechanized brigade. Prince Constantine Ostrozhsky effectively destroyed their enemy "colleagues" under Bakhmut.</text:p>
      <text:p text:style-name="P4">
Source: <text:a xlink:type="simple" xlink:href="https://www.facebook.com/UALandForces/videos/657080502801778/" text:style-name="Internet_20_link" text:visited-style-name="Visited_20_Internet_20_Link">
Land Troops in Ukraine</text:a>
</text:p>
      <text:p text:style-name="P4">
News Source: <text:a xlink:type="simple" xlink:href="https://armyinform.com.ua/2023/03/28/pid-bahmutom-knyazivski-voyiny-efektno-znyshhyly-vorozhyh-protytankistiv/" text:style-name="Internet_20_link" text:visited-style-name="Visited_20_Internet_20_Link">
https://armyinform.com.ua/2023/03/28/pid-bahmutom-knyazivski-voyiny-efektno-znyshhyly-vorozhyh-protytankistiv/</text:a>
</text:p>
      <!--NEWS-->
      <text:h text:style-name="P10" text:outline-level="1">
<text:span text:style-name="T4">
Defense forces destroyed 14 hostile "shahas"</text:span>
</text:h>
      <text:p text:style-name="P4">
Author: ['АРМІЯINFORM']</text:p>
      <text:p text:style-name="P4">
Time: 2023-03-28T44:00:00-04:00</text:p>
      <text:p text:style-name="P4">
Description: About the General Headquarters of the ZSU. “Uonchi, for the Zavdannya Aviaudariv, ... the war with Ukraine 2022, the war with Ukraine is the latest news today, the news with Ukraine 2022 is the last for today, whether the war between Ukraine and Russia will be, and when, the war with Ukraine will be or not in 2022 , Will there be a war with Ukraine in the near future, they say, the war with Ukraine, Ukrainian news today, Ukrainian news in Ukrainian media in Russian</text:p>
      <text:p text:style-name="P4">
Images: ['<text:a xlink:type="simple" xlink:href="https://armyinform.com.ua/wp-content/uploads/2023/03/shahed-geran-4.jpg" text:style-name="Internet_20_link" text:visited-style-name="Visited_20_Internet_20_Link">
shahed-geran-4.jpg</text:a>
']</text:p>
      <text:p text:style-name="P4">
Tags: ['STOPRUSSIA', 'АГРЕСІЯ РФ', 'ВІЙНА', 'ВТОРГНЕННЯ РФ', 'ВТРАТИ ВОРОГА']</text:p>
      <text:p text:style-name="P4">
Category: News</text:p>
      <!--METADATA-->
      <text:p text:style-name="P4">
<draw:frame draw:style-name="fr1" draw:name="Image22" text:anchor-type="as-char" svg:width="6.9236in" svg:height="3.956343in" draw:z-index="0">
<draw:image xlink:href="../Images/AРМІЯINFORM/2023-03-28T44-00-00-04-00/shahed-geran-4.jpg" xlink:type="simple" xlink:show="embed" xlink:actuate="onLoad" draw:mime-type="image/jpeg"/>
</draw:frame>
<text:span text:style-name="T4">
 🔥 Situation on Russian invasion </text:span>
</text:p>
      <text:p text:style-name="P4">
About it <text:a xlink:type="simple" xlink:href="https://www.facebook.com/GeneralStaff.ua/posts/pfbid0kuU5D7muYxbDogYv3iq9MiGmkrxRayVrs6V6NjXgCh2s3dhPZNTtn4hyjEC8e96Dl" text:style-name="Internet_20_link" text:visited-style-name="Visited_20_Internet_20_Link">
reports</text:a>
The General Staff of the Armed Forces.</text:p>
      <text:p text:style-name="P4">
"At night, for the task of the Air Force, the enemy involved 15 shock UAVs of the Shahhed-136. 14 of them destroyed our defenders," the statement said.</text:p>
      <text:p text:style-name="P4">
It is noted that in total, during the last day, the enemy has caused 24 aviation and 12 missile strikes, made 55 shelling from jet systems. The enemy continues to ignore the laws and customs of war, uses the tacticter against the civilians of our country. On March 27, as a result of the rocket launcher on the infrastructure of the city of Slavyansk, Donetsk region, the victims are victims, there are deaths. Multi -storey and private homes were damaged. In the Vherson region, in the city of Berislav, a civilian object has reported from the enemy's aircraft strike.</text:p>
      <text:p text:style-name="P4">
News Source: <text:a xlink:type="simple" xlink:href="https://armyinform.com.ua/2023/03/28/syly-oborony-znyshhyly-14-vorozhyh-shahediv/" text:style-name="Internet_20_link" text:visited-style-name="Visited_20_Internet_20_Link">
https://armyinform.com.ua/2023/03/28/syly-oborony-znyshhyly-14-vorozhyh-shahediv/</text:a>
</text:p>
      <!--NEWS-->
      <text:h text:style-name="P10" text:outline-level="1">
<text:span text:style-name="T4">
Divisions of missile troops and artillery struck 3 points</text:span>
</text:h>
      <text:p text:style-name="P4">
Author: ['АРМІЯINFORM']</text:p>
      <text:p text:style-name="P4">
Time: 2023-03-28T45:00:00-04:00</text:p>
      <text:p text:style-name="P4">
Description: About the General Headquarters of the ZSU. “The rocket launches of the I Artiller ... The war with Ukraine 2022, the war with Ukraine is the latest news today, the news war with Ukraine 2022 is the last for today, will there be a war between Ukraine and Russia and when, the war with Ukraine will or not, it will be, Will there be a war with Ukraine in the near future, they say, the war with Ukraine, Ukrainian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ІЙНА', 'ВТОРГНЕННЯ РФ', 'ВТРАТИ ВОРОГА']</text:p>
      <text:p text:style-name="P4">
Category: News</text:p>
      <!--METADATA-->
      <text:p text:style-name="P4">
<draw:frame draw:style-name="fr1" draw:name="Image23" text:anchor-type="as-char" svg:width="6.9236in" svg:height="4.615733in" draw:z-index="0">
<draw:image xlink:href="../Images/AРМІЯINFORM/2023-03-28T45-00-00-04-00/artyler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kuU5D7muYxbDogYv3iq9MiGmkrxRayVrs6V6NjXgCh2s3dhPZNTtn4hyjEC8e96Dl" text:style-name="Internet_20_link" text:visited-style-name="Visited_20_Internet_20_Link">
reports</text:a>
The General Staff of the Armed Forces.</text:p>
      <text:p text:style-name="P4">
"Units of rocket troops and artillery struck 3 management points, as well as the district of concentration of the enemy's live power, artillery unit on fire service, ammunition, composition of fuel and lubricants and even more detailed goals of the occupiers," the statement reads.</text:p>
      <text:p text:style-name="P4">
It is noted that during the last day, the aviation of the defense forces has struck 9 beats of the Poyons of the focus of the personnel of the invaders, as well as one-on the anti-aircraft missile complex.</text:p>
      <text:p text:style-name="P4">
Also, during the last day, our warriors knocked down 5 enemy reconnaissance types.</text:p>
      <text:p text:style-name="P4">
News Source: <text:a xlink:type="simple" xlink:href="https://armyinform.com.ua/2023/03/28/pidrozdily-raketnyh-vijsk-i-artyleriyi-urazyly-3-punkty-upravlinnya-rosiyan/" text:style-name="Internet_20_link" text:visited-style-name="Visited_20_Internet_20_Link">
https://armyinform.com.ua/2023/03/28/pidrozdily-raketnyh-vijsk-i-artyleriyi-urazyly-3-punkty-upravlinnya-rosiyan/</text:a>
</text:p>
      <!--NEWS-->
      <text:h text:style-name="P10" text:outline-level="1">
<text:span text:style-name="T4">
In Donetsk, Ukrainian defenders reflected 62 enemy attacks</text:span>
</text:h>
      <text:p text:style-name="P4">
Author: ['АРМІЯINFORM']</text:p>
      <text:p text:style-name="P4">
Time: 2023-03-28T46:00:00-04:00</text:p>
      <text:p text:style-name="P4">
Description: About the General Headquarters of the ZSU. “The opponent of ZoServzhu is the basic zusille ... The war with Ukraine 2022, the war with Ukraine is the latest news today, the news of the war with Ukraine 2022 is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09/e2teus-c4x3x50px50p-c4x3x50px50p-9e8d88dd767753d844f8f51373962f03.jpg" text:style-name="Internet_20_link" text:visited-style-name="Visited_20_Internet_20_Link">
e2teus-c4x3x50px50p-c4x3x50px50p-9e8d88dd767753d844f8f51373962f03.jpg</text:a>
']</text:p>
      <text:p text:style-name="P4">
Tags: ['STOPRUSSIA', 'АГРЕСІЯ РФ', 'ВІЙНА', 'ВТОРГНЕННЯ РФ', 'ВТРАТИ ВОРОГА', 'ООС']</text:p>
      <text:p text:style-name="P4">
Category: News</text:p>
      <!--METADATA-->
      <text:p text:style-name="P4">
<draw:frame draw:style-name="fr1" draw:name="Image24" text:anchor-type="as-char" svg:width="6.9236in" svg:height="5.1927in" draw:z-index="0">
<draw:image xlink:href="../Images/AРМІЯINFORM/2023-03-28T46-00-00-04-00/e2teus-c4x3x50px50p-c4x3x50px50p-9e8d88dd767753d844f8f51373962f03.jpg" xlink:type="simple" xlink:show="embed" xlink:actuate="onLoad" draw:mime-type="image/jpeg"/>
</draw:frame>
<text:span text:style-name="T4">
 🔥 Situation on Russian invasion </text:span>
</text:p>
      <text:p text:style-name="P4">
About it <text:a xlink:type="simple" xlink:href="https://www.facebook.com/GeneralStaff.ua/posts/pfbid0kuU5D7muYxbDogYv3iq9MiGmkrxRayVrs6V6NjXgCh2s3dhPZNTtn4hyjEC8e96Dl" text:style-name="Internet_20_link" text:visited-style-name="Visited_20_Internet_20_Link">
reports</text:a>
The General Staff of the Armed Forces.</text:p>
      <text:p text:style-name="P4">
“The enemy focuses on the main efforts on the offensive actions of Nalimansk, Bakhmut, Avdiiv and Mariinsky directions. Thanks to professional coordinated actions, during the last day, 62 enemy attacks in these directions have been killed in the departments of the forces of Ukraine, ”the presentation reads.</text:p>
      <text:p text:style-name="P4">
It is noted that in the Bakhmut direction, the enemy continues the assault actions of Mr. Bakhmut, which is held by our defenders, as well as in the areas of settlements Oriental-Vasylivka, Bogdanivka, Ivanivskoye and Pazarivka. The enemy is fired by Vasyukivka, Grigorivka, Minkivka, Orikhovo-Vasylivka, Novomarkove, Bakhmut, Predict, Kurdyumivka, Pazarivka, Friendship and Mayorsk of Donetsk region.</text:p>
      <text:p text:style-name="P4">
In the Avdeevsky and Marinsky directions, the Russians kept unsuccessful offensive in the direction of the settlements of Stepovo, Avdiivka, Severene, Pervomaisko, Nevel and Marinka. The occupiers used aerosol "tear" grenatinelet action in the areas of settlements Novokalin, swallow, Pervomaisk and Marinka. They also fired more than 10 populated points. Among them is Novokalinovo, Krasnogorivka, Steppe, Avdiivka, Tonenko, Severene, Pervomaisk, Nevelskoye, Marinka and Novomikhailivka of Donetsk region.</text:p>
      <text:p text:style-name="P4">
In the mineral direction during the last day the enemy fired at the Taions of the settlements of Colord, Prychistivka, Veliky Novosilka and Uremivkan Donetsk region.</text:p>
      <text:p text:style-name="P4">
News Source: <text:a xlink:type="simple" xlink:href="https://armyinform.com.ua/2023/03/28/na-donechchyni-ukrayinski-zahysnyky-vidbyly-62-ataky-protyvnyka/" text:style-name="Internet_20_link" text:visited-style-name="Visited_20_Internet_20_Link">
https://armyinform.com.ua/2023/03/28/na-donechchyni-ukrayinski-zahysnyky-vidbyly-62-ataky-protyvnyka/</text:a>
</text:p>
      <!--NEWS-->
      <text:h text:style-name="P10" text:outline-level="1">
<text:span text:style-name="T4">
Rashists continue to strengthen the regime measures to the tot</text:span>
</text:h>
      <text:p text:style-name="P4">
Author: ['АРМІЯINFORM']</text:p>
      <text:p text:style-name="P4">
Time: 2023-03-28T47:00:00-04:00</text:p>
      <text:p text:style-name="P4">
Description: About the General Headquarters of the ZSU. “Rosіyskі PROPPANT SIGNITY SUCH ... War with Ukraine 2022, War with Ukraine latest news today, News War with Ukraine 2022 The last today, will there be a war between Ukraine and Russia, and when, there will be a war with Ukraine in 2022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ВТОРГНЕННЯ РФ']</text:p>
      <text:p text:style-name="P4">
Category: News</text:p>
      <!--METADATA-->
      <text:p text:style-name="P4">
<draw:frame draw:style-name="fr1" draw:name="Image25" text:anchor-type="as-char" svg:width="6.9236in" svg:height="5.140773in" draw:z-index="0">
<draw:image xlink:href="../Images/AРМІЯINFORM/2023-03-28T47-00-00-04-00/okupant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kuU5D7muYxbDogYv3iq9MiGmkrxRayVrs6V6NjXgCh2s3dhPZNTtn4hyjEC8e96Dl" text:style-name="Internet_20_link" text:visited-style-name="Visited_20_Internet_20_Link">
reports</text:a>
The General Staff of the Armed Forces.</text:p>
      <text:p text:style-name="P4">
“Russian invaders continue to strengthen the regime measures in the temporary -corresponding territories. Recently, there has been a trend, and there is a limitation on the free movement of Ukrainian citizens between inhabits. In particular, in the Gorlovsky district of Donetsk region, as well as the Ukakhov district of Kherson region, it is impossible to get into some settlements without local registration, ”the message reads.</text:p>
      <text:p text:style-name="P4">
It is noted that in the territory of the Republic of Belarus the combat training of units of the Armed Forces of the Russian Federation is ongoing.</text:p>
      <text:p text:style-name="P4">
News Source: <text:a xlink:type="simple" xlink:href="https://armyinform.com.ua/2023/03/28/rashysty-prodovzhuyut-posylyuvaty-rezhymni-zahody-na-tot/" text:style-name="Internet_20_link" text:visited-style-name="Visited_20_Internet_20_Link">
https://armyinform.com.ua/2023/03/28/rashysty-prodovzhuyut-posylyuvaty-rezhymni-zahody-na-tot/</text:a>
</text:p>
      <!--NEWS-->
      <text:h text:style-name="P10" text:outline-level="1">
<text:span text:style-name="T4">
Ukrainian defenders per day eliminated 570 invaders, destroyed 7 tanks and 13 BBM</text:span>
</text:h>
      <text:p text:style-name="P4">
Author: ['АРМІЯINFORM']</text:p>
      <text:p text:style-name="P4">
Time: 2023-03-28T48:00:00-04:00</text:p>
      <text:p text:style-name="P4">
Description: Zagalni Boyov, take the enemy on 02.24.22 to 03/28/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vtraty_03-28-2023-scaled.jpg" text:style-name="Internet_20_link" text:visited-style-name="Visited_20_Internet_20_Link">
vtraty_03-28-2023-scaled.jpg</text:a>
']</text:p>
      <text:p text:style-name="P4">
Tags: ['STOPRUSSIA', 'ВТРАТИ ВОРОГА', 'ГЕНШТАБ ЗС УКРАЇНИ']</text:p>
      <text:p text:style-name="P4">
Category: News</text:p>
      <!--METADATA-->
      <text:p text:style-name="P4">
<draw:frame draw:style-name="fr1" draw:name="Image26" text:anchor-type="as-char" svg:width="6.9236in" svg:height="6.975527in" draw:z-index="0">
<draw:image xlink:href="../Images/AРМІЯINFORM/2023-03-28T48-00-00-04-00/vtraty_03-28-2023-scaled.jpg" xlink:type="simple" xlink:show="embed" xlink:actuate="onLoad" draw:mime-type="image/jpeg"/>
</draw:frame>
Total enemy combat losses <text:span text:style-name="T4">
 From 24.02.22 </text:span>
 to <text:span text:style-name="T4">
 28.03.23 </text:span>
 Orientation:</text:p>
      <ul>
        <li>
Personnel - 171730(+570)persons eliminated * tanks - 3602(+7)<text:span text:style-name="T5">
 combat armored vehicles - 6966(+13)</text:span>
 Artillery systems - 2653(+15)<text:span text:style-name="T5">
 RSZV - 525(+2)</text:span>
 air defense - 277(0)<text:span text:style-name="T5">
 aircraft - 305(0)</text:span>
 helicopters - 291(0)<text:span text:style-name="T5">
 UAV of operative-tactical level-2235(+19)</text:span>
 Winged missiles - 911(0)<text:span text:style-name="T5">
 ships / boats - 18(0)</text:span>
 Automobile equipment and tanks - 5502(+9)* Special Technique - 287(+2)The data is specified ...</li>
      </ul>
      <text:p text:style-name="P4">
Beat the occupier!Let's win together!Our power is in truth!</text:p>
      <text:p text:style-name="P4">
<text:span text:style-name="T4">
 Source: </text:span>
 <text:a xlink:type="simple" xlink:href="https://www.facebook.com/plugins/post.php" text:style-name="Internet_20_link" text:visited-style-name="Visited_20_Internet_20_Link">
General Staff of Armed Forces</text:a>
As of 28.03.23.</text:p>
      <text:p text:style-name="P4">
News Source: <text:a xlink:type="simple" xlink:href="https://armyinform.com.ua/2023/03/28/ukrayinski-zahysnyky-za-dobu-likviduvaly-570-okupantiv-znyshhyly-7-tankiv-i-13-bbm/" text:style-name="Internet_20_link" text:visited-style-name="Visited_20_Internet_20_Link">
https://armyinform.com.ua/2023/03/28/ukrayinski-zahysnyky-za-dobu-likviduvaly-570-okupantiv-znyshhyly-7-tankiv-i-13-bbm/</text:a>
</text:p>
      <!--NEWS-->
      <text:h text:style-name="P10" text:outline-level="1">
<text:span text:style-name="T4">
Volodymyr Zelenskyy discussed with Andrzej Duda the current defensive needs of Ukraine</text:span>
</text:h>
      <text:p text:style-name="P4">
Author: ['АРМІЯINFORM']</text:p>
      <text:p text:style-name="P4">
Time: 2023-03-28T49:00:00-04:00</text:p>
      <text:p text:style-name="P4">
Description: Ukrainian President Volodymyr Zelensky Pereviv by the phone Rozmov with President Polsh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volodymyr-zelenskyj-telefon-1.jpg" text:style-name="Internet_20_link" text:visited-style-name="Visited_20_Internet_20_Link">
volodymyr-zelenskyj-telefon-1.jpg</text:a>
']</text:p>
      <text:p text:style-name="P4">
Tags: ['АНДЖЕЙ ДУДА', 'ВОЛОДИМИР ЗЕЛЕНСЬКИЙ', 'ОЗБРОЄННЯ ДЛЯ УКРАЇНИ', 'ПРЕЗИДЕНТ УКРАЇНИ']</text:p>
      <text:p text:style-name="P4">
Category: News</text:p>
      <!--METADATA-->
      <text:p text:style-name="P4">
<draw:frame draw:style-name="fr1" draw:name="Image27" text:anchor-type="as-char" svg:width="6.9236in" svg:height="4.61393in" draw:z-index="0">
<draw:image xlink:href="../Images/AРМІЯINFORM/2023-03-28T49-00-00-04-00/volodymyr-zelenskyj-telefon-1.jpg" xlink:type="simple" xlink:show="embed" xlink:actuate="onLoad" draw:mime-type="image/jpeg"/>
</draw:frame>
President of Ukraine Volodymyr Zelensky has a conversation with Presidential Polish Andrzej Duda.</text:p>
      <text:p text:style-name="P4">
The head of state [wrote] about it(https://twitter.com/ZelenskyyUa/status/1640451306249916416?cxt=HHwWgMDQxbDxhsQtAAAA)In Twitter.</text:p>
      <text:p text:style-name="P4">
“He told about the course of hostilities, the situation in certain areas of the front. The current defensive needs of Ukraine and a joint diplomatic effort were completed in the near future. We are getting ready for important measures, ”Vladimirzelensky said.</text:p>
      <text:p text:style-name="P4">
News Source: <text:a xlink:type="simple" xlink:href="https://armyinform.com.ua/2023/03/28/volodymyr-zelenskyj-obgovoryv-z-andzheyem-dudoyu-aktualni-oboronni-potreby-ukrayiny/" text:style-name="Internet_20_link" text:visited-style-name="Visited_20_Internet_20_Link">
https://armyinform.com.ua/2023/03/28/volodymyr-zelenskyj-obgovoryv-z-andzheyem-dudoyu-aktualni-oboronni-potreby-ukrayiny/</text:a>
</text:p>
      <!--NEWS-->
      <text:h text:style-name="P10" text:outline-level="1">
<text:span text:style-name="T4">
In the Black Sea there is one underwater enemy rocket launcher with four rockets like "Caliber" - Natalia Humeniuk</text:span>
</text:h>
      <text:p text:style-name="P4">
Author: ['Оксана Іванець']</text:p>
      <text:p text:style-name="P4">
Time: 2023-03-28T50:00:00-04:00</text:p>
      <text:p text:style-name="P4">
Description: At the Chorny Ta Azovskiy Seas, Kilkadenna Stormov, the Last War with Ukraine, the latest news today, the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pidvodnyj-choven-kalibry.jpg" text:style-name="Internet_20_link" text:visited-style-name="Visited_20_Internet_20_Link">
pidvodnyj-choven-kalibry.jpg</text:a>
']</text:p>
      <text:p text:style-name="P4">
Tags: ['НАТАЛІЯ ГУМЕНЮК']</text:p>
      <text:p text:style-name="P4">
Category: News</text:p>
      <!--METADATA-->
      <text:p text:style-name="P4">
<draw:frame draw:style-name="fr1" draw:name="Image28" text:anchor-type="as-char" svg:width="6.9236in" svg:height="4.366107in" draw:z-index="0">
<draw:image xlink:href="../Images/AРМІЯINFORM/2023-03-28T50-00-00-04-00/pidvodnyj-choven-kalibry.jpg" xlink:type="simple" xlink:show="embed" xlink:actuate="onLoad" draw:mime-type="image/jpeg"/>
</draw:frame>
Illustrative photo</text:p>
      <text:p text:style-name="P4">
In the Black and Azov Seas, a few days of storm warning has been announced -the next few days the weather in the southern direction will only rock, that is, the "gentle" sea is not expected. The head of the united press center of defense of southern Ukraine Natalia Humeniuk, the head of the united news, said the head of the united news. According to the spicker, this is felt on the state of the ship composition of the Russians - it is reduced to 7 units in the Black Sea, in particular one underwater rocket launcher with quadrmarkets of the Caliber type, and one - in Azov.</text:p>
      <ul>
        <li>
It is actually a designation of the presence of force, and indicates that the missile is impaired, but it will not be massive. Most likely, spotting will be used. We are currently put on aviation - according to the analysis of the previous two days we see that the enemy has intensified its use in the southern direction. Two attacks have taken place with the use of managed aviation bombs for the past, but it was also effective. For the Russians, this is a new stage in the management - managed aviation bombs, in particular in the southern direction, they did not apply, - said Humeniuk.</li>
      </ul>
      <text:p text:style-name="P4">
News Source: <text:a xlink:type="simple" xlink:href="https://armyinform.com.ua/2023/03/28/u-chornomu-mori-perebuvaye-odyn-pidvodnyj-vorozhyj-raketonosij-z-chotyrma-raketamy-typu-kalibr-nataliya-gumenyuk/" text:style-name="Internet_20_link" text:visited-style-name="Visited_20_Internet_20_Link">
https://armyinform.com.ua/2023/03/28/u-chornomu-mori-perebuvaye-odyn-pidvodnyj-vorozhyj-raketonosij-z-chotyrma-raketamy-typu-kalibr-nataliya-gumenyuk/</text:a>
</text:p>
      <!--NEWS-->
      <text:h text:style-name="P10" text:outline-level="1">
<text:span text:style-name="T4">
Thank you to anyone who reminds that Russian aggression can end much faster if the world is faster - President of Ukraine</text:span>
</text:h>
      <text:p text:style-name="P4">
Author: ['АРМІЯINFORM']</text:p>
      <text:p text:style-name="P4">
Time: 2023-03-28T95:00:00-04:00</text:p>
      <text:p text:style-name="P4">
Description: About Tse Volodymyr Zelensky, saying in his own Videoznin, to Ukrainians. “Bazha ... the war with Ukraine 2022, the war with Ukraine is the latest news today, the war with Ukraine 2022 is the last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737f6ab1527852bf9a00fc62ee752788_1680031081_extra_large-1.png" text:style-name="Internet_20_link" text:visited-style-name="Visited_20_Internet_20_Link">
737f6ab1527852bf9a00fc62ee752788_1680031081_extra_large-1.png</text:a>
']</text:p>
      <text:p text:style-name="P4">
Tags: ['STOPRUSSIA', 'АГРЕСІЯ РФ', 'ВІДЕОЗВЕРНЕННЯ ПРЕЗИДЕНТА УКРАЇНИ', 'ВОЛОДИМИР ЗЕЛЕНСЬКИЙ', 'ВТОРГНЕННЯ РФ', 'ПРЕЗИДЕНТ УКРАЇНИ']</text:p>
      <text:p text:style-name="P4">
Category: News</text:p>
      <!--METADATA-->
      <text:p text:style-name="P4">
<draw:frame draw:style-name="fr1" draw:name="Image29" text:anchor-type="as-char" svg:width="6.9236in" svg:height="4.67629in" draw:z-index="0">
<draw:image xlink:href="../Images/AРМІЯINFORM/2023-03-28T95-00-00-04-00/737f6ab1527852bf9a00fc62ee752788_1680031081_extra_large-1.png" xlink:type="simple" xlink:show="embed" xlink:actuate="onLoad" draw:mime-type="image/png"/>
</draw:frame>
Volodymyr Zelenskyy <text:a xlink:type="simple" xlink:href="https://www.president.gov.ua/news/dyakuyu-vsim-hto-nagaduye-sho-rosijska-agresiya-mozhe-zakinc-81901" text:style-name="Internet_20_link" text:visited-style-name="Visited_20_Internet_20_Link">
said</text:a>
In their video address to Ukrainians.</text:p>
      <text:p text:style-name="P4">
_ <text:span text:style-name="T4">
 “I wish health, dear Ukrainians!</text:span>
 _</text:p>
      <text:p text:style-name="P4">
He returned from our Sumy region. Today he was in Okhtyrka, in Trostyanka, in Sumy, the dispositions of our border guards.</text:p>
      <text:p text:style-name="P4">
Impressions are special. The region is near the enemy. The threat is constant. The firing border is constant. But life, our people are obviously stronger than any fears.</text:p>
      <text:p text:style-name="P4">
Recovery continues, business is gradually returning, people rebuild their lives.</text:p>
      <text:p text:style-name="P4">
He was honored to pass on Okhtyrka a special distinction of the hero city. The cities that helped to save Eastern and Central Ukraine by its mopole.</text:p>
      <text:p text:style-name="P4">
The Trostyanets congratulated the anniversary of the release from the occupier.</text:p>
      <text:p text:style-name="P4">
He held a meeting with representatives of local authorities and Sumy region and Chernihiv region. Emptions that need to be resolved. Will be resolved.</text:p>
      <text:p text:style-name="P4">
He held a meeting with commander who are directly responsible for the protection of the sum and Chernihiv. A special conversation is with the head of the border service. Sumy region and other regions, about the strengthening of border guards, anchor with all the forces of defense are fighting on the forefront.</text:p>
      <text:p text:style-name="P4">
By the way, I would like to celebrate our warriors of Lugansk, Kramatorsk Tadonian border units, which effectively destroy the enemy of Nabakhmutsky, in Lymansky, in the Avdiivsky directions. Thank you guys!Thank you separately the mortar calculations and aero -intelligence of our border units in Donetsk directions. Well done, warriors!</text:p>
      <text:p text:style-name="P4">
Of course, thank you to the Sumy Border Detachment. It was today that he visited them, the maiden to communicate, to support them. Strong positions throughout the border with the terrorist state are a consequence of the strength of our specific people who are ready to protect the border.</text:p>
      <text:p text:style-name="P4">
Today, there is a decision of France - the Parliament of France, which recognized the Holodomorgenocide of the Ukrainian people. I thank this fundamental and fair step for spreading the historical truth to another European state.</text:p>
      <text:p text:style-name="P4">
And one more.</text:p>
      <text:p text:style-name="P4">
I want to thank everyone today and anyone who is calling for their hearts, at different sites, in different words, but equally honestly reminds the world that Russian aggression can end much faster than that is sometimes said. Rather, if the world is faster if the world is more buddy._ <text:span text:style-name="T4">
 I thank everyone who helps Ukraine!</text:span>
 _</text:p>
      <text:p text:style-name="P4">
_ <text:span text:style-name="T4">
 Glory to all who are in battle against terror now!</text:span>
 _</text:p>
      <text:p text:style-name="P4">
_ <text:span text:style-name="T4">
 Glory to Ukraine!”, - said the President of Ukraine. </text:span>
 _</text:p>
      <text:p text:style-name="P4">
News Source: <text:a xlink:type="simple" xlink:href="https://armyinform.com.ua/2023/03/28/dyakuyu-vsim-hto-nagaduye-shho-rosijska-agresiya-mozhe-zakinchytysya-znachno-shvydshe-yakshho-svit-bude-shvydshym-prezydent-ukrayiny/" text:style-name="Internet_20_link" text:visited-style-name="Visited_20_Internet_20_Link">
https://armyinform.com.ua/2023/03/28/dyakuyu-vsim-hto-nagaduye-shho-rosijska-agresiya-mozhe-zakinchytysya-znachno-shvydshe-yakshho-svit-bude-shvydshym-prezydent-ukrayiny/</text:a>
</text:p>
      <!--NEWS-->
      <text:h text:style-name="P10" text:outline-level="1">
<text:span text:style-name="T4">
During the day in the Lyman-Kupyansk direction the enemy made more than 300 shelling of positions of defense forces-Sergey Cherevaty</text:span>
</text:h>
      <text:p text:style-name="P4">
Author: ['Вячеслав Діордієв']</text:p>
      <text:p text:style-name="P4">
Time: 2023-03-28T96:00:00-04:00</text:p>
      <text:p text:style-name="P4">
Description: Behind the words of the member of the SCIDARICAL STICHISKASKAKA SERGIYA CREVATYA, record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cherevatyj-1.jpg" text:style-name="Internet_20_link" text:visited-style-name="Visited_20_Internet_20_Link">
cherevatyj-1.jpg</text:a>
']</text:p>
      <text:p text:style-name="P4">
Tags: ['STOPRUSSIA', 'АГРЕСІЯ РФ', 'ВІЙНА']</text:p>
      <text:p text:style-name="P4">
Category: News</text:p>
      <!--METADATA-->
      <text:p text:style-name="P4">
<draw:frame draw:style-name="fr1" draw:name="Image30" text:anchor-type="as-char" svg:width="6.9236in" svg:height="4.611226in" draw:z-index="0">
<draw:image xlink:href="../Images/AРМІЯINFORM/2023-03-28T96-00-00-04-00/cherevatyj-1.jpg" xlink:type="simple" xlink:show="embed" xlink:actuate="onLoad" draw:mime-type="image/jpeg"/>
</draw:frame>
According to the spokesman of the eastern group of the Armed Forces of Ukraine, Sergei Cherevatov, a record for the carrying out of enemy artillery for over the last three weeks has remains the Lyman-Kupyan direction. At this Vinnnaya voted during <text:a xlink:type="simple" xlink:href="https://www.youtube.com/watch" text:style-name="Internet_20_link" text:visited-style-name="Visited_20_Internet_20_Link">
television marathon</text:a>
"The only news."</text:p>
      <ul>
        <li>
In this sense, it was no exception. The enemy made more than 300 units of the positions of the Defense Forces of Ukraine. In general, unlike Bakhmutskaya, where the opponent of the criminal group "Wagner" performs with small tactical groups, at this gap of the front is predominantly regular troops, which use more classic army tactics in the duoder. Potbellied.</li>
      </ul>
      <text:p text:style-name="P4">
According to the officer, only last day the forces of Ukraine's defense struck tanks, mortars, unmanned complexes and the field composition of the ammunition.</text:p>
      <text:p text:style-name="P4">
As for the rumors about achieving the enemy in recent days, some successes of the Nabakhmut direction, as Sergei Cherevaty emphasized, some strategic advantage of the enemy cannot be spoken.</text:p>
      <text:p text:style-name="P4">
—Ah, sometimes the enemy makes some tactical advancements. But all his movement is predictable, we see them and work out opposition. The situation of Bakhmut in the Bakhmut remains constantly difficult, but absolutely controlled on the side of our command. We are constantly conducting on the Russian occupiers the fire is plastering other methods of influence to cause maximum damage to the personnel and technique of the enemy, to break its combat pressure and it is not possible to develop an attacking success, - summed up the spokesman of the eastern group of the Armed Forces of Ukraine.</text:p>
      <text:p text:style-name="P4">
News Source: <text:a xlink:type="simple" xlink:href="https://armyinform.com.ua/2023/03/28/za-mynulu-dobu-na-lymansko-kupyanskomu-napryamku-vorog-zdijsnyv-ponad-300-obstriliv-pozyczij-syl-oborony-ukrayiny-sergij-cherevatyj/" text:style-name="Internet_20_link" text:visited-style-name="Visited_20_Internet_20_Link">
https://armyinform.com.ua/2023/03/28/za-mynulu-dobu-na-lymansko-kupyanskomu-napryamku-vorog-zdijsnyv-ponad-300-obstriliv-pozyczij-syl-oborony-ukrayiny-sergij-cherevatyj/</text:a>
</text:p>
      <!--NEWS-->
      <text:h text:style-name="P10" text:outline-level="1">
<text:span text:style-name="T4">
At Kupiansk and Lyman direction Russian army shelled Kamyanka, Krasne Pershe, Fyholivka, Novo...</text:span>
</text:h>
      <text:p text:style-name="P4">
Authors: liveuamap (Language: en)</text:p>
      <text:p text:style-name="P4">
Time: 2023-03-29T-11:33:00</text:p>
      <text:p text:style-name="P4">
Location: Bakhmut (Latitude:48.80912 Longtitude:38.24633)</text:p>
      <text:p text:style-name="P4">
Videos: []</text:p>
      <text:p text:style-name="P4">
Images: []</text:p>
      <text:p text:style-name="P4">
Tags: ["Russia"]</text:p>
      <text:p text:style-name="P4">
Id: 22551753</text:p>
      <!--METADATA-->
      <text:p text:style-name="P4">
At Kupiansk and Lyman direction Russian army shelled Kamyanka, Krasne Pershe,Fyholivka, Novomlynsk, Kutkivka, Dvorichna, Zapadne, Vilshana, Kyslivka andBerestove of Kharkiv region; Novoselivske, Nevske, Kuzmyne, Dibrova andBilohorivka of Luhansk region, also Spirne of Donetsk region, - General Staffof Armed Forces of Ukraine says in the morning report</text:p>
      <text:p text:style-name="P4">
News Collection Link: <text:a xlink:type="simple" xlink:href="https://liveuamap.com/en/2023/29-march-at-kupiansk-and-lyman-direction-russian-army-shelled" text:style-name="Internet_20_link" text:visited-style-name="Visited_20_Internet_20_Link">
https://liveuamap.com/en/2023/29-march-at-kupiansk-and-lyman-direction-russian-army-shelled</text:a>
</text:p>
      <text:p text:style-name="P4">
News Source: <text:a xlink:type="simple" xlink:href="https://t.me/lumsrc/4362" text:style-name="Internet_20_link" text:visited-style-name="Visited_20_Internet_20_Link">
https://t.me/lumsrc/4362</text:a>
</text:p>
      <!--NEWS-->
      <text:h text:style-name="P10" text:outline-level="1">
<text:span text:style-name="T4">
Bakhmut Directio Rusian Army Shelled Vasukivka, Minkivka, Orikhovo-Vasylivka, Novomarkov ...</text:span>
</text:h>
      <text:p text:style-name="P4">
Authors: liveuamap (Language: en)</text:p>
      <text:p text:style-name="P4">
Time: 2023-03-29T-13:33:00</text:p>
      <text:p text:style-name="P4">
Location: Donetsk Oblast (Latitude:48.39445 Longtitude:37.95828)</text:p>
      <text:p text:style-name="P4">
Videos: []</text:p>
      <text:p text:style-name="P4">
Images: []</text:p>
      <text:p text:style-name="P4">
Tags: ["Russia"]</text:p>
      <text:p text:style-name="P4">
Id: 22551752</text:p>
      <!--METADATA-->
      <text:p text:style-name="P4">
News Collection Link: <text:a xlink:type="simple" xlink:href="https://liveuamap.com/en/2023/29-march-at-bakhmut-direction-russian-army-shelled-vasukivka" text:style-name="Internet_20_link" text:visited-style-name="Visited_20_Internet_20_Link">
https://liveuamap.com/en/2023/29-march-t-bakhmut-russian-army-shelled-vasukivka</text:a>
</text:p>
      <text:p text:style-name="P4">
News Source: <text:a xlink:type="simple" xlink:href="https://t.me/lumsrc/4363" text:style-name="Internet_20_link" text:visited-style-name="Visited_20_Internet_20_Link">
https://t.me/lumsrc/4363</text:a>
</text:p>
      <!--NEWS-->
      <text:h text:style-name="P10" text:outline-level="1">
<text:span text:style-name="T4">
JSC Avdiivka And Marynka Directiones Ruscian Army Shelled Novokalin, Krasnogorivka, Acute ...</text:span>
</text:h>
      <text:p text:style-name="P4">
Authors: liveuamap (Language: en)</text:p>
      <text:p text:style-name="P4">
Time: 2023-03-29T-15:33:00</text:p>
      <text:p text:style-name="P4">
Location: Donetsk (Latitude:47.85481 Longtitude:37.49323)</text:p>
      <text:p text:style-name="P4">
Videos: []</text:p>
      <text:p text:style-name="P4">
Images: []</text:p>
      <text:p text:style-name="P4">
Tags: ["Russia"]</text:p>
      <text:p text:style-name="P4">
Id: 22551751</text:p>
      <!--METADATA-->
      <text:p text:style-name="P4">
News Collection Link:(https://liveuamap.com/en/2023/29-march-at-avdiyivka-and-maryinka-directions-russian-army)</text:p>
      <text:p text:style-name="P4">
News Source: <text:a xlink:type="simple" xlink:href="https://t.me/lumsrc/4364" text:style-name="Internet_20_link" text:visited-style-name="Visited_20_Internet_20_Link">
https://t.me/lumsrc/4364</text:a>
</text:p>
      <!--NEWS-->
      <text:h text:style-name="P10" text:outline-level="1">
<text:span text:style-name="T4">
JSC Shaktarske Directio Rusian of the Army Schelled Kalledar, Golden Niva, Great Novosilka And And Wires ...</text:span>
</text:h>
      <text:p text:style-name="P4">
Authors: liveuamap (Language: en)</text:p>
      <text:p text:style-name="P4">
Time: 2023-03-29T-17:33:00</text:p>
      <text:p text:style-name="P4">
Location: Velyka Novosilka (Latitude:47.83275 Longtitude:36.81965)</text:p>
      <text:p text:style-name="P4">
Videos: []</text:p>
      <text:p text:style-name="P4">
Images: []</text:p>
      <text:p text:style-name="P4">
Tags: ["Russia"]</text:p>
      <text:p text:style-name="P4">
Id: 22551750</text:p>
      <!--METADATA-->
      <text:p text:style-name="P4">
At Shaktarske direction Russian army shelled Vuhledar, Zolota Nyva, VelykaNovosilka and Vremivka of Donetsk region, - General Staff of Armed Forces ofUkraine says in the morning report</text:p>
      <text:p text:style-name="P4">
News Collection Link: <text:a xlink:type="simple" xlink:href="https://liveuamap.com/en/2023/29-march-at-shaktarske-direction-russian-army-shelled-vuhledar" text:style-name="Internet_20_link" text:visited-style-name="Visited_20_Internet_20_Link">
https://liveuamap.com/en/2023/29-march-at-shaktarske-direction-russian-army-shelled-vuhledar</text:a>
</text:p>
      <text:p text:style-name="P4">
News Source: <text:a xlink:type="simple" xlink:href="https://t.me/lumsrc/4365" text:style-name="Internet_20_link" text:visited-style-name="Visited_20_Internet_20_Link">
https://t.me/lumsrc/4365</text:a>
</text:p>
      <!--NEWS-->
      <text:h text:style-name="P10" text:outline-level="1">
<text:span text:style-name="T4">
At Zaporizhzhia and Kherson directions Russian army shelled Novosilka, Novopil of Donetsk reg...</text:span>
</text:h>
      <text:p text:style-name="P4">
Authors: liveuamap (Language: en)</text:p>
      <text:p text:style-name="P4">
Time: 2023-03-29T-19:33:00</text:p>
      <text:p text:style-name="P4">
Location: Kherson (Latitude:46.64065 Longtitude:32.62326)</text:p>
      <text:p text:style-name="P4">
Videos: []</text:p>
      <text:p text:style-name="P4">
Images: []</text:p>
      <text:p text:style-name="P4">
Tags: ["Russia"]</text:p>
      <text:p text:style-name="P4">
Id: 22551744</text:p>
      <!--METADATA-->
      <text:p text:style-name="P4">
At Zaporizhzhia and Kherson directions Russian army shelled Novosilka, Novopilof Donetsk region; Huliaipole, Bilohirya, Mala Tokmachka, Novodanylivka andNovoandriyivka of Zaporizhzhia region, Antonivka and Kherson city, - GeneralStaff of Armed Forces of Ukraine says in the morning report</text:p>
      <text:p text:style-name="P4">
News Collection Link: <text:a xlink:type="simple" xlink:href="https://liveuamap.com/en/2023/29-march-at-zaporizhzhia-and-kherson-directions-russian-army" text:style-name="Internet_20_link" text:visited-style-name="Visited_20_Internet_20_Link">
https://liveuamap.com/en/2023/29-march-at-zaporizhzhia-and-kherson-directions-russian-army</text:a>
</text:p>
      <text:p text:style-name="P4">
News Source: <text:a xlink:type="simple" xlink:href="https://t.me/lumsrc/4366" text:style-name="Internet_20_link" text:visited-style-name="Visited_20_Internet_20_Link">
https://t.me/lumsrc/4366</text:a>
</text:p>
      <!--NEWS-->
      <text:h text:style-name="P10" text:outline-level="1">
<text:span text:style-name="T4">
Fire after shelling in Donetsk</text:span>
</text:h>
      <text:p text:style-name="P4">
Authors: liveuamap (Language: en)</text:p>
      <text:p text:style-name="P4">
Time: 2023-03-29T03:56:30</text:p>
      <text:p text:style-name="P4">
Location: Donetsk, Donetsk Oblast (Latitude:48.05135 Longtitude:37.75606)</text:p>
      <text:p text:style-name="P4">
Videos: []</text:p>
      <text:p text:style-name="P4">
Images: []</text:p>
      <text:p text:style-name="P4">
Tags: ["Minsk Monitor", "Europe"]</text:p>
      <text:p text:style-name="P4">
Id: 22551729</text:p>
      <!--METADATA-->
      <text:p text:style-name="P4">
Fire after shelling in Donetsk</text:p>
      <text:p text:style-name="P4">
News Collection Link: <text:a xlink:type="simple" xlink:href="https://liveuamap.com/en/2023/29-march-fire-after-shelling-in-donetsk-" text:style-name="Internet_20_link" text:visited-style-name="Visited_20_Internet_20_Link">
https://liveuamap.com/en/2023/29-march-fire-after-shelling-in-donetsk-</text:a>
</text:p>
      <text:p text:style-name="P4">
News Source: <text:a xlink:type="simple" xlink:href="https://t.me/selidovokyraxovopokrovsk/15907" text:style-name="Internet_20_link" text:visited-style-name="Visited_20_Internet_20_Link">
https://t.me/selidovokyraxovopokrovsk/15907</text:a>
</text:p>
      <!--NEWS-->
      <text:h text:style-name="P10" text:outline-level="1">
<text:span text:style-name="T4">
Kharkiv, Kharkiv region, Donetsk region, Dnipro, Dnipropetrovsk region (10:13). Red Alrt: ...</text:span>
</text:h>
      <text:p text:style-name="P4">
Authors: liveuamap (Language: en)</text:p>
      <text:p text:style-name="P4">
Time: 2023-03-29T04:14:00</text:p>
      <text:p text:style-name="P4">
Location: Kharkiv (Latitude:49.98081000 Longtitude:36.25272000)</text:p>
      <text:p text:style-name="P4">
Videos: []</text:p>
      <text:p text:style-name="P4">
Images: []</text:p>
      <text:p text:style-name="P4">
Tags: ["Europe", "Central and Eastern Europe"]</text:p>
      <text:p text:style-name="P4">
Id: 22551733</text:p>
      <!--METADATA-->
      <text:p text:style-name="P4">
Kharkiv, Kharkiv region, Donetsk region, Dnipro, Dnipropetrovsk region(10:13). Red Alert: aerial threat. Sirens sounding. Take cover now!</text:p>
      <text:p text:style-name="P4">
News Collection Link: <text:a xlink:type="simple" xlink:href="https://liveuamap.com/en/2023/29-march-kharkiv-kharkivska-oblast-donetsk-obg" text:style-name="Internet_20_link" text:visited-style-name="Visited_20_Internet_20_Link">
https://liveuamap.com/en/2023/29-march-kharkiv-kharkivska-oblast-donetsk-obg</text:a>
</text:p>
      <text:p text:style-name="P4">
News Source: <text:a xlink:type="simple" xlink:href="https://t.me/air_alert_ua/42203" text:style-name="Internet_20_link" text:visited-style-name="Visited_20_Internet_20_Link">
https://t.me/air_alert_ua/42203</text:a>
</text:p>
      <!--NEWS-->
      <text:h text:style-name="P10" text:outline-level="1">
<text:span text:style-name="T4">
Zaporizka Oblast(10:15). Red Alert: aerial threat. Sirens sounding. Take cover now!</text:span>
</text:h>
      <text:p text:style-name="P4">
Authors: liveuamap (Language: en)</text:p>
      <text:p text:style-name="P4">
Time: 2023-03-29T04:16:00</text:p>
      <text:p text:style-name="P4">
Location: Zaporizka Oblast (Latitude:47.611121 Longtitude:35.766261)</text:p>
      <text:p text:style-name="P4">
Videos: []</text:p>
      <text:p text:style-name="P4">
Images: []</text:p>
      <text:p text:style-name="P4">
Tags: ["Europe", "Central and Eastern Europe"]</text:p>
      <text:p text:style-name="P4">
Id: 22551734</text:p>
      <!--METADATA-->
      <text:p text:style-name="P4">
Zaporizhzhia region(10:15). Red Alert: aerial threat. Sirens sounding. Take covernow!</text:p>
      <text:p text:style-name="P4">
News Collection Link: <text:a xlink:type="simple" xlink:href="https://liveuamap.com/en/2023/29-march-zaporizka-oblast1015-red-alert-aeriag" text:style-name="Internet_20_link" text:visited-style-name="Visited_20_Internet_20_Link">
https://liveuamap.com/en/2023/29-march-zaporizka-oblast1015-red-alert-aeriag</text:a>
</text:p>
      <text:p text:style-name="P4">
News Source: <text:a xlink:type="simple" xlink:href="https://t.me/air_alert_ua/42204" text:style-name="Internet_20_link" text:visited-style-name="Visited_20_Internet_20_Link">
https://t.me/air_alert_ua/42204</text:a>
</text:p>
      <!--NEWS-->
      <text:h text:style-name="P10" text:outline-level="1">
<text:span text:style-name="T4">
At Sivershchyna and Slobozhanschyna directions Russian army shelled Kucherivka, Bilopillya, V...</text:span>
</text:h>
      <text:p text:style-name="P4">
Authors: liveuamap (Language: en)</text:p>
      <text:p text:style-name="P4">
Time: 2023-03-29T04:33:00</text:p>
      <text:p text:style-name="P4">
Location: Vovchansk (Latitude:50.04193 Longtitude:37.8721)</text:p>
      <text:p text:style-name="P4">
Videos: []</text:p>
      <text:p text:style-name="P4">
Images: []</text:p>
      <text:p text:style-name="P4">
Tags: ["Russia"]</text:p>
      <text:p text:style-name="P4">
Id: 22551754</text:p>
      <!--METADATA-->
      <text:p text:style-name="P4">
Ukraine Says in the Morning Report</text:p>
      <text:p text:style-name="P4">
News Collection Link:(https://liveuamap.com/en/2023/29-march-at-sivershchyna-and-slobozhanschyna-directions-russian)</text:p>
      <text:p text:style-name="P4">
News Source: <text:a xlink:type="simple" xlink:href="https://t.me/lumsrc/4361" text:style-name="Internet_20_link" text:visited-style-name="Visited_20_Internet_20_Link">
https://t.me/lumsrc/4361</text:a>
</text:p>
      <!--NEWS-->
      <text:h text:style-name="P10" text:outline-level="1">
<text:span text:style-name="T4">
Russian forces conducting offensive actions at Lyman, Bakhmut, Avdiivka and Maryinka directio...</text:span>
</text:h>
      <text:p text:style-name="P4">
Authors: liveuamap (Language: en)</text:p>
      <text:p text:style-name="P4">
Time: 2023-03-29T04:41:57</text:p>
      <text:p text:style-name="P4">
Location: Marinka, Donetsk Oblast (Latitude:47.93992 Longtitude:37.50011)</text:p>
      <text:p text:style-name="P4">
Videos: []</text:p>
      <text:p text:style-name="P4">
Images: []</text:p>
      <text:p text:style-name="P4">
Tags: ["Russia"]</text:p>
      <text:p text:style-name="P4">
Id: 22551740</text:p>
      <!--METADATA-->
      <text:p text:style-name="P4">
Russian forces conducting offensive actions at Lyman, Bakhmut, Avdiivka andMaryinka directions. Ukrainian military repelled 57 Russian attacks. Russianforces attempting to advance near Krokhmalne, Novoselivske, Stelmakhivka,Bilohorivka, Verkhnokamyanske and Berestove, Orikhovo-Vasylivka, Bohdanivka,Ivanivske, Predtechyne and Ozaryanivka of Donetsk region, Novokalynove,Krasnohorivka, Stepove, Pervomayske and Maryinka, - General Staff of ArmedForces of Ukraine says in the morning report</text:p>
      <text:p text:style-name="P4">
News Collection Link: <text:a xlink:type="simple" xlink:href="https://liveuamap.com/en/2023/29-march-russian-forces-conducting-offensive-actions-at-lyman" text:style-name="Internet_20_link" text:visited-style-name="Visited_20_Internet_20_Link">
https://liveuamap.com/en/2023/29-march-russian-forces-conducting-offensive-actions-at-lyman</text:a>
</text:p>
      <text:p text:style-name="P4">
News Source: <text:a xlink:type="simple" xlink:href="https://t.me/lumsrc/4367" text:style-name="Internet_20_link" text:visited-style-name="Visited_20_Internet_20_Link">
https://t.me/lumsrc/4367</text:a>
</text:p>
      <!--NEWS-->
      <text:h text:style-name="P10" text:outline-level="1">
<text:span text:style-name="T4">
Kherson, Khersonska Oblast(11:39). Red Alert: aerial threat. Sirens sounding. Take cover now!</text:span>
</text:h>
      <text:p text:style-name="P4">
Authors: liveuamap (Language: en)</text:p>
      <text:p text:style-name="P4">
Time: 2023-03-29T05:41:00</text:p>
      <text:p text:style-name="P4">
Location: Kherson (Latitude:46.65581000 Longtitude:32.61780000)</text:p>
      <text:p text:style-name="P4">
Videos: []</text:p>
      <text:p text:style-name="P4">
Images: []</text:p>
      <text:p text:style-name="P4">
Tags: ["Europe", "Central and Eastern Europe"]</text:p>
      <text:p text:style-name="P4">
Id: 22551771</text:p>
      <!--METADATA-->
      <text:p text:style-name="P4">
Kherson, Kherson region(11:39). Red Alert: aerial threat. Sirens sounding.Take cover now!</text:p>
      <text:p text:style-name="P4">
News Collection Link: <text:a xlink:type="simple" xlink:href="https://liveuamap.com/en/2023/29-march-kherson-khersonska-oblast1139-red-alg" text:style-name="Internet_20_link" text:visited-style-name="Visited_20_Internet_20_Link">
https://liveuamap.com/en/2023/29-march-kherson-khersonska-oblast1139-red-alg</text:a>
</text:p>
      <text:p text:style-name="P4">
News Source: <text:a xlink:type="simple" xlink:href="https://t.me/air_alert_ua/42209" text:style-name="Internet_20_link" text:visited-style-name="Visited_20_Internet_20_Link">
https://t.me/air_alert_ua/42209</text:a>
</text:p>
      <!--NEWS-->
      <text:h text:style-name="P10" text:outline-level="1">
<text:span text:style-name="T4">
Kremlin says 'hybrid war' with West will last a 'long time'</text:span>
</text:h>
      <text:p text:style-name="P4">
Authors: liveuamap (Language: en)</text:p>
      <text:p text:style-name="P4">
Time: 2023-03-29T07:20:00</text:p>
      <text:p text:style-name="P4">
Location: Moskva, Moscow (Latitude:55.74992000 Longtitude:37.61839000)</text:p>
      <text:p text:style-name="P4">
Videos: []</text:p>
      <text:p text:style-name="P4">
Images: []</text:p>
      <text:p text:style-name="P4">
Tags: ["Central and Eastern Europe", "Russia"]</text:p>
      <text:p text:style-name="P4">
Id: 22551802</text:p>
      <!--METADATA-->
      <text:p text:style-name="P4">
Kremlin says 'hybrid war' with West will last a 'long time'</text:p>
      <text:p text:style-name="P4">
News Collection Link: <text:a xlink:type="simple" xlink:href="https://liveuamap.com/en/2023/29-march-kremlin-says-hybrid-war-with-west-will-last-a-long" text:style-name="Internet_20_link" text:visited-style-name="Visited_20_Internet_20_Link">
https://liveuamap.com/en/2023/29-march-kremlin-says-hybrid-war-with-west-will-last-a-long</text:a>
</text:p>
      <text:p text:style-name="P4">
News Source: <text:a xlink:type="simple" xlink:href="https://twitter.com/AFP/status/1641022636493864962" text:style-name="Internet_20_link" text:visited-style-name="Visited_20_Internet_20_Link">
https://twitter.com/AFP/status/1641022636493864962</text:a>
</text:p>
      <!--NEWS-->
      <text:h text:style-name="P10" text:outline-level="1">
<text:span text:style-name="T4">
Sumska Oblast(15:57). Red Alert: aerial threat. Sirens sounding. Take cover now!</text:span>
</text:h>
      <text:p text:style-name="P4">
Authors: liveuamap (Language: en)</text:p>
      <text:p text:style-name="P4">
Time: 2023-03-29T10:00:00</text:p>
      <text:p text:style-name="P4">
Location: Sumska Oblast (Latitude:51.00000000 Longtitude:34.00000000)</text:p>
      <text:p text:style-name="P4">
Videos: []</text:p>
      <text:p text:style-name="P4">
Images: []</text:p>
      <text:p text:style-name="P4">
Tags: ["Europe", "Central and Eastern Europe"]</text:p>
      <text:p text:style-name="P4">
Id: 22551792</text:p>
      <!--METADATA-->
      <text:p text:style-name="P4">
Sumy region(15:57). Red Alert: aerial threat. Sirens sounding. Take covernow!</text:p>
      <text:p text:style-name="P4">
News Collection Link: <text:a xlink:type="simple" xlink:href="https://liveuamap.com/en/2023/29-march-sumska-oblast1557-red-alert-aerial-tg" text:style-name="Internet_20_link" text:visited-style-name="Visited_20_Internet_20_Link">
https://liveuamap.com/en/2023/29-march-sumska-oblast1557-red-alert-aerial-tg</text:a>
</text:p>
      <text:p text:style-name="P4">
News Source: <text:a xlink:type="simple" xlink:href="https://t.me/air_alert_ua/42213" text:style-name="Internet_20_link" text:visited-style-name="Visited_20_Internet_20_Link">
https://t.me/air_alert_ua/42213</text:a>
</text:p>
      <!--NEWS-->
      <text:h text:style-name="P10" text:outline-level="1">
<text:span text:style-name="T4">
Kharkiv, Kharkivska Oblast(16:00). Red Alert: aerial threat. Sirens sounding. Take cover now!</text:span>
</text:h>
      <text:p text:style-name="P4">
Authors: liveuamap (Language: en)</text:p>
      <text:p text:style-name="P4">
Time: 2023-03-29T10:02:00</text:p>
      <text:p text:style-name="P4">
Location: Kharkiv (Latitude:49.9797 Longtitude:36.25362)</text:p>
      <text:p text:style-name="P4">
Videos: []</text:p>
      <text:p text:style-name="P4">
Images: []</text:p>
      <text:p text:style-name="P4">
Tags: ["Europe", "Central and Eastern Europe"]</text:p>
      <text:p text:style-name="P4">
Id: 22551794</text:p>
      <!--METADATA-->
      <text:p text:style-name="P4">
Kharkiv, Kharkiv region(16:00). Red Alert: aerial threat. Sirens sounding.Take cover now!</text:p>
      <text:p text:style-name="P4">
News Collection Link: <text:a xlink:type="simple" xlink:href="https://liveuamap.com/en/2023/29-march-kharkiv-kharkivska-oblast1600-red-alg" text:style-name="Internet_20_link" text:visited-style-name="Visited_20_Internet_20_Link">
https://liveuamap.com/en/2023/29-march-kharkiv-kharkivska-oblast1600-red-alg</text:a>
</text:p>
      <text:p text:style-name="P4">
News Source: <text:a xlink:type="simple" xlink:href="https://t.me/air_alert_ua/42214" text:style-name="Internet_20_link" text:visited-style-name="Visited_20_Internet_20_Link">
https://t.me/air_alert_ua/42214</text:a>
</text:p>
      <!--NEWS-->
      <text:h text:style-name="P10" text:outline-level="1">
<text:span text:style-name="T4">
Poltavska Oblast(16:12). Red Alert: aerial threat. Sirens sounding. Take cover now!</text:span>
</text:h>
      <text:p text:style-name="P4">
Authors: liveuamap (Language: en)</text:p>
      <text:p text:style-name="P4">
Time: 2023-03-29T10:13:00</text:p>
      <text:p text:style-name="P4">
Location: Poltavska Oblast (Latitude:49.47705000 Longtitude:33.81866000)</text:p>
      <text:p text:style-name="P4">
Videos: []</text:p>
      <text:p text:style-name="P4">
Images: []</text:p>
      <text:p text:style-name="P4">
Tags: ["Europe", "Central and Eastern Europe"]</text:p>
      <text:p text:style-name="P4">
Id: 22551797</text:p>
      <!--METADATA-->
      <text:p text:style-name="P4">
Poltava(16:12). Red Alert: aerial threat. Sirens sounding. Take covernow!</text:p>
      <text:p text:style-name="P4">
News Collection Link: <text:a xlink:type="simple" xlink:href="https://liveuamap.com/en/2023/29-march-poltavska-oblast1612-red-alert-aeriag" text:style-name="Internet_20_link" text:visited-style-name="Visited_20_Internet_20_Link">
https://liveuamap.com/en/2023/29-march-poltavska-oblast1612-red-alert-aeriag</text:a>
</text:p>
      <text:p text:style-name="P4">
News Source: <text:a xlink:type="simple" xlink:href="https://t.me/air_alert_ua/42215" text:style-name="Internet_20_link" text:visited-style-name="Visited_20_Internet_20_Link">
https://t.me/air_alert_ua/42215</text:a>
</text:p>
      <!--NEWS-->
      <text:h text:style-name="P10" text:outline-level="1">
<text:span text:style-name="T4">
Explosions were reported in Hvardiyske in occupied Crimea</text:span>
</text:h>
      <text:p text:style-name="P4">
Authors: liveuamap (Language: en)</text:p>
      <text:p text:style-name="P4">
Time: 2023-03-29T10:50:09</text:p>
      <text:p text:style-name="P4">
Location: Hvardiyske, Crimea (Latitude:45.11642 Longtitude:33.98123)</text:p>
      <text:p text:style-name="P4">
Videos: []</text:p>
      <text:p text:style-name="P4">
Images: ["<text:a xlink:type="simple" xlink:href="https://liveuamap.com/pics/2023/03/29/22551803_0.jpg" text:style-name="Internet_20_link" text:visited-style-name="Visited_20_Internet_20_Link">
22551803_0.jpg</text:a>
"]</text:p>
      <text:p text:style-name="P4">
Tags: ["Europe", "Central and Eastern Europe"]</text:p>
      <text:p text:style-name="P4">
Id: 22551803</text:p>
      <!--METADATA-->
      <text:p text:style-name="P4">
Explosions were reported in Hvardiyske in occupied Crimea</text:p>
      <text:p text:style-name="P4">
<draw:frame draw:style-name="fr1" draw:name="Image31" text:anchor-type="as-char" svg:width="5.4625in" svg:height="10.0in" draw:z-index="0">
<draw:image xlink:href="../Images/liveuamap/2023-03-29T10-50-09/22551803_0.jpg" xlink:type="simple" xlink:show="embed" xlink:actuate="onLoad" draw:mime-type="image/jpeg"/>
</draw:frame>
News Collection Link: <text:a xlink:type="simple" xlink:href="https://liveuamap.com/en/2023/29-march-explosions-were-reported-in-hvardiyske-in-occupied" text:style-name="Internet_20_link" text:visited-style-name="Visited_20_Internet_20_Link">
https://liveuamap.com/en/2023/29-march-explosions-were-reported-in-hvardiyske-in-occupied</text:a>
</text:p>
      <text:p text:style-name="P4">
News Source: <text:a xlink:type="simple" xlink:href="https://t.me/Tsaplienko/28871" text:style-name="Internet_20_link" text:visited-style-name="Visited_20_Internet_20_Link">
https://t.me/Tsaplienko/28871</text:a>
</text:p>
      <!--NEWS-->
      <text:h text:style-name="P10" text:outline-level="1">
<text:span text:style-name="T4">
2 person killed, 2 more wounded as result of landmine explosion in Izyum district of Kharkiv ...</text:span>
</text:h>
      <text:p text:style-name="P4">
Authors: liveuamap (Language: en)</text:p>
      <text:p text:style-name="P4">
Time: 2023-03-29T10:58:13</text:p>
      <text:p text:style-name="P4">
Location: Kharkiv (Latitude:48.93028 Longtitude:37.05397)</text:p>
      <text:p text:style-name="P4">
Videos: []</text:p>
      <text:p text:style-name="P4">
Images: []</text:p>
      <text:p text:style-name="P4">
Tags: ["Europe", "Central and Eastern Europe"]</text:p>
      <text:p text:style-name="P4">
Id: 22551804</text:p>
      <!--METADATA-->
      <text:p text:style-name="P4">
2 person killed, 2 more wounded as result of landmine explosion in Izyumdistrict of Kharkiv region</text:p>
      <text:p text:style-name="P4">
News Collection Link: <text:a xlink:type="simple" xlink:href="https://liveuamap.com/en/2023/29-march-2-person-killed-2-more-wounded-as-result-of-landmine" text:style-name="Internet_20_link" text:visited-style-name="Visited_20_Internet_20_Link">
https://liveuamap.com/en/2023/29-march-2-person-killed-2-more-wounded-as-result-of-landmine</text:a>
</text:p>
      <text:p text:style-name="P4">
News Source: <text:a xlink:type="simple" xlink:href="https://twitter.com/UKRINFORM/status/1641084634220974082" text:style-name="Internet_20_link" text:visited-style-name="Visited_20_Internet_20_Link">
https://twitter.com/UKRINFORM/status/1641084634220974082</text:a>
</text:p>
      <!--NEWS-->
      <text:h text:style-name="P10" text:outline-level="1">
<text:span text:style-name="T4">
Kharkiv, Kharkiv region, Dnipro, Dnipropetrovsk region (17:07). Red Alrt: Aerial Tchretate. ...</text:span>
</text:h>
      <text:p text:style-name="P4">
Authors: liveuamap (Language: en)</text:p>
      <text:p text:style-name="P4">
Time: 2023-03-29T11:07:00</text:p>
      <text:p text:style-name="P4">
Location: Kharkiv (Latitude:49.98161 Longtitude:36.25268)</text:p>
      <text:p text:style-name="P4">
Videos: []</text:p>
      <text:p text:style-name="P4">
Images: []</text:p>
      <text:p text:style-name="P4">
Tags: ["Europe", "Central and Eastern Europe"]</text:p>
      <text:p text:style-name="P4">
Id: 22551807</text:p>
      <!--METADATA-->
      <text:p text:style-name="P4">
Kharkiv, Kharkiv region, Dnipro, Dnipropetrovsk region(17:07). Red Alert:aerial threat. Sirens sounding. Take cover now!</text:p>
      <text:p text:style-name="P4">
News Collection Link: <text:a xlink:type="simple" xlink:href="https://liveuamap.com/en/2023/29-march-kharkiv-kharkivska-oblast-dnipro-dnig" text:style-name="Internet_20_link" text:visited-style-name="Visited_20_Internet_20_Link">
https://liveuamap.com/en/2023/29-march-kharkiv-kharkivska-oblast-dnipro-dnig</text:a>
</text:p>
      <text:p text:style-name="P4">
News Source: <text:a xlink:type="simple" xlink:href="https://t.me/air_alert_ua/42220" text:style-name="Internet_20_link" text:visited-style-name="Visited_20_Internet_20_Link">
https://t.me/air_alert_ua/42220</text:a>
</text:p>
      <!--NEWS-->
      <text:h text:style-name="P10" text:outline-level="1">
<text:span text:style-name="T4">
Donetsk Oblast(17:09). Red Alert: aerial threat. Sirens sounding. Take cover now!</text:span>
</text:h>
      <text:p text:style-name="P4">
Authors: liveuamap (Language: en)</text:p>
      <text:p text:style-name="P4">
Time: 2023-03-29T11:12:00</text:p>
      <text:p text:style-name="P4">
Location: Donetsk Oblast (Latitude:48.72658 Longtitude:37.57806)</text:p>
      <text:p text:style-name="P4">
Videos: []</text:p>
      <text:p text:style-name="P4">
Images: []</text:p>
      <text:p text:style-name="P4">
Tags: ["Europe", "Central and Eastern Europe"]</text:p>
      <text:p text:style-name="P4">
Id: 22551808</text:p>
      <!--METADATA-->
      <text:p text:style-name="P4">
Donetsk Oblast(17:09). Red Alert: aerial threat. Sirens sounding. Take covernow!</text:p>
      <text:p text:style-name="P4">
News Collection Link: <text:a xlink:type="simple" xlink:href="https://liveuamap.com/en/2023/29-march-donetsk-oblast1709-red-alert-aerial-g" text:style-name="Internet_20_link" text:visited-style-name="Visited_20_Internet_20_Link">
https://liveuamap.com/en/2023/29-march-donetsk-oblast1709-red-alert-aerial-g</text:a>
</text:p>
      <text:p text:style-name="P4">
News Source: <text:a xlink:type="simple" xlink:href="https://t.me/air_alert_ua/42221" text:style-name="Internet_20_link" text:visited-style-name="Visited_20_Internet_20_Link">
https://t.me/air_alert_ua/42221</text:a>
</text:p>
      <!--NEWS-->
      <text:h text:style-name="P10" text:outline-level="1">
<text:span text:style-name="T4">
Representative of occupational authorities in Crimea says drone was shot down in Simferopol d...</text:span>
</text:h>
      <text:p text:style-name="P4">
Authors: liveuamap (Language: en)</text:p>
      <text:p text:style-name="P4">
Time: 2023-03-29T11:23:50</text:p>
      <text:p text:style-name="P4">
Location: Hvardiyske, Crimea (Latitude:45.11665 Longtitude:34.00166)</text:p>
      <text:p text:style-name="P4">
Videos: []</text:p>
      <text:p text:style-name="P4">
Images: []</text:p>
      <text:p text:style-name="P4">
Tags: []</text:p>
      <text:p text:style-name="P4">
Id: 22551813</text:p>
      <!--METADATA-->
      <text:p text:style-name="P4">
Representative of occupational authorities in Crimea says drone was shot downin Simferopol district, crashed in the field</text:p>
      <text:p text:style-name="P4">
News Collection Link: <text:a xlink:type="simple" xlink:href="https://liveuamap.com/en/2023/29-march-representative-of-occupational-authorities-in-crimea" text:style-name="Internet_20_link" text:visited-style-name="Visited_20_Internet_20_Link">
https://liveuamap.com/en/2023/29-march-representative-of-occupational-authorities-in-crimea</text:a>
</text:p>
      <text:p text:style-name="P4">
News Source: <text:a xlink:type="simple" xlink:href="https://t.me/rusbrief/104639" text:style-name="Internet_20_link" text:visited-style-name="Visited_20_Internet_20_Link">
https://t.me/rusbrief/104639</text:a>
</text:p>
      <!--NEWS-->
      <text:h text:style-name="P10" text:outline-level="1">
<text:span text:style-name="T4">
Several explosions reported in Oleshky</text:span>
</text:h>
      <text:p text:style-name="P4">
Authors: liveuamap (Language: en)</text:p>
      <text:p text:style-name="P4">
Time: 2023-03-29T11:54:42</text:p>
      <text:p text:style-name="P4">
Location: Kherson (Latitude:46.61934 Longtitude:32.70741)</text:p>
      <text:p text:style-name="P4">
Videos: []</text:p>
      <text:p text:style-name="P4">
Images: []</text:p>
      <text:p text:style-name="P4">
Tags: []</text:p>
      <text:p text:style-name="P4">
Id: 22551816</text:p>
      <!--METADATA-->
      <text:p text:style-name="P4">
Several explosions reported in Oleshky</text:p>
      <text:p text:style-name="P4">
News Collection Link: <text:a xlink:type="simple" xlink:href="https://liveuamap.com/en/2023/29-march-several-explosions-reported-in-oleshky-" text:style-name="Internet_20_link" text:visited-style-name="Visited_20_Internet_20_Link">
https://liveuamap.com/en/2023/29-march-several-explosions-reported-in-oleshky-</text:a>
</text:p>
      <text:p text:style-name="P4">
News Source: <text:a xlink:type="simple" xlink:href="https://t.me/hueviyherson/37233" text:style-name="Internet_20_link" text:visited-style-name="Visited_20_Internet_20_Link">
https://t.me/hueviyherson/37233</text:a>
</text:p>
      <!--NEWS-->
      <text:h text:style-name="P10" text:outline-level="1">
<text:span text:style-name="T4">
Destruction in Avdiivka after Russian aerial strike</text:span>
</text:h>
      <text:p text:style-name="P4">
Authors: liveuamap (Language: en)</text:p>
      <text:p text:style-name="P4">
Time: 2023-03-29T13:58:00</text:p>
      <text:p text:style-name="P4">
Location: Donetsk Oblast (Latitude:48.13253 Longtitude:37.76018)</text:p>
      <text:p text:style-name="P4">
Videos: []</text:p>
      <text:p text:style-name="P4">
Images: ["<text:a xlink:type="simple" xlink:href="https://liveuamap.com/pics/2023/03/29/22551871_0.jpg" text:style-name="Internet_20_link" text:visited-style-name="Visited_20_Internet_20_Link">
22551871_0.jpg</text:a>
", "<text:a xlink:type="simple" xlink:href="https://liveuamap.com/pics/2023/03/29/22551871_1.jpg" text:style-name="Internet_20_link" text:visited-style-name="Visited_20_Internet_20_Link">
22551871_1.jpg</text:a>
", "<text:a xlink:type="simple" xlink:href="https://liveuamap.com/pics/2023/03/29/22551871_2.jpg" text:style-name="Internet_20_link" text:visited-style-name="Visited_20_Internet_20_Link">
22551871_2.jpg</text:a>
"]</text:p>
      <text:p text:style-name="P4">
Tags: ["Minsk Monitor", "Europe"]</text:p>
      <text:p text:style-name="P4">
Id: 22551871</text:p>
      <!--METADATA-->
      <text:p text:style-name="P4">
Destruction in Avdiivka after Russian aerial strike</text:p>
      <text:p text:style-name="P4">
<draw:frame draw:style-name="fr1" draw:name="Image32" text:anchor-type="as-char" svg:width="6.9236in" svg:height="9.231467in" draw:z-index="0">
<draw:image xlink:href="../Images/liveuamap/2023-03-29T13-58-00/22551871_0.jpg" xlink:type="simple" xlink:show="embed" xlink:actuate="onLoad" draw:mime-type="image/jpeg"/>
</draw:frame>
<draw:frame draw:style-name="fr1" draw:name="Image33" text:anchor-type="as-char" svg:width="6.9236in" svg:height="5.1927in" draw:z-index="0">
<draw:image xlink:href="../Images/liveuamap/2023-03-29T13-58-00/22551871_1.jpg" xlink:type="simple" xlink:show="embed" xlink:actuate="onLoad" draw:mime-type="image/jpeg"/>
</draw:frame>
<draw:frame draw:style-name="fr1" draw:name="Image34" text:anchor-type="as-char" svg:width="6.9236in" svg:height="5.1927in" draw:z-index="0">
<draw:image xlink:href="../Images/liveuamap/2023-03-29T13-58-00/22551871_2.jpg" xlink:type="simple" xlink:show="embed" xlink:actuate="onLoad" draw:mime-type="image/jpeg"/>
</draw:frame>
News Collection Link: <text:a xlink:type="simple" xlink:href="https://liveuamap.com/en/2023/29-march-destruction-in-avdiivka-after-russian-aerial-strike" text:style-name="Internet_20_link" text:visited-style-name="Visited_20_Internet_20_Link">
https://liveuamap.com/en/2023/29-march-destruction-in-avdiivka-after-russian-aerial-strike</text:a>
</text:p>
      <text:p text:style-name="P4">
News Source: <text:a xlink:type="simple" xlink:href="https://t.me/ermaka2022/2323" text:style-name="Internet_20_link" text:visited-style-name="Visited_20_Internet_20_Link">
https://t.me/ermaka2022/2323</text:a>
</text:p>
      <!--NEWS-->
      <text:h text:style-name="P10" text:outline-level="1">
<text:span text:style-name="T4">
IAEA chief Grossi visited occupied Zaporizhzhia nuclear plant</text:span>
</text:h>
      <text:p text:style-name="P4">
Authors: liveuamap (Language: en)</text:p>
      <text:p text:style-name="P4">
Time: 2023-03-29T14:01:04</text:p>
      <text:p text:style-name="P4">
Location: Enerhodar,Zaporiz'ka oblast (Latitude:47.51198 Longtitude:34.58548)</text:p>
      <text:p text:style-name="P4">
Videos: []</text:p>
      <text:p text:style-name="P4">
Images: []</text:p>
      <text:p text:style-name="P4">
Tags: ["Europe", "Central and Eastern Europe"]</text:p>
      <text:p text:style-name="P4">
Id: 22551870</text:p>
      <!--METADATA-->
      <text:p text:style-name="P4">
IAEA chief Grossi visited occupied Zaporizhzhia nuclear plant</text:p>
      <text:p text:style-name="P4">
News Collection Link: <text:a xlink:type="simple" xlink:href="https://liveuamap.com/en/2023/29-march-iaea-chief-grossi-visited-occupied-zaporizhzhia" text:style-name="Internet_20_link" text:visited-style-name="Visited_20_Internet_20_Link">
https://liveuamap.com/en/2023/29-march-iaea-chief-grossi-visited-occupied-zaporizhzhia</text:a>
</text:p>
      <text:p text:style-name="P4">
News Source: <text:a xlink:type="simple" xlink:href="https://t.me/zvezdanews/113885" text:style-name="Internet_20_link" text:visited-style-name="Visited_20_Internet_20_Link">
https://t.me/zvezdanews/113885</text:a>
</text:p>
      <!--NEWS-->
      <text:h text:style-name="P10" text:outline-level="1">
<text:span text:style-name="T4">
The European Parliament showed the Ukrainian documentary "Their"</text:span>
</text:h>
      <text:p text:style-name="P4">
Author: ['АРМІЯINFORM']</text:p>
      <text:p text:style-name="P4">
Time: 2023-03-29T27:00:00-04:00</text:p>
      <text:p text:style-name="P4">
Description: The permitted parliament of the Brussels was a show of documentary work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630_360_1680013331-573.jpg" text:style-name="Internet_20_link" text:visited-style-name="Visited_20_Internet_20_Link">
630_360_1680013331-573.jpg</text:a>
', '<text:a xlink:type="simple" xlink:href="https://armyinform.com.ua/wp-content/uploads/2023/03/1680013349-551-150x150.jpg" text:style-name="Internet_20_link" text:visited-style-name="Visited_20_Internet_20_Link">
1680013349-551-150x150.jpg</text:a>
', '<text:a xlink:type="simple" xlink:href="https://armyinform.com.ua/wp-content/uploads/2023/03/1680013348-610-150x150.jpg" text:style-name="Internet_20_link" text:visited-style-name="Visited_20_Internet_20_Link">
1680013348-610-150x150.jpg</text:a>
', '<text:a xlink:type="simple" xlink:href="https://armyinform.com.ua/wp-content/uploads/2023/03/1680013349-463-150x150.jpg" text:style-name="Internet_20_link" text:visited-style-name="Visited_20_Internet_20_Link">
1680013349-463-150x150.jpg</text:a>
']</text:p>
      <text:p text:style-name="P4">
Tags: ['ЄВРОПАРЛАМЕНТ', 'КОРОЛІВСТВО БЕЛЬГІЯ', 'ФІЛЬМ СВОЄ']</text:p>
      <text:p text:style-name="P4">
Category: News</text:p>
      <!--METADATA-->
      <text:p text:style-name="P4">
<draw:frame draw:style-name="fr1" draw:name="Image35" text:anchor-type="as-char" svg:width="6.9236in" svg:height="3.956343in" draw:z-index="0">
<draw:image xlink:href="../Images/AРМІЯINFORM/2023-03-29T27-00-00-04-00/630_360_1680013331-573.jpg" xlink:type="simple" xlink:show="embed" xlink:actuate="onLoad" draw:mime-type="image/jpeg"/>
</draw:frame>
In the premises of the European Parliament in Brussels, a documentary of his Ukrainian director Miroslav Lutsik about a full -scale war against Ukraine was displayed.</text:p>
      <text:p text:style-name="P4">
This was reported on Facebook by the Embassy of Ukraine in the Kingdom of Belgium.</text:p>
      <text:p text:style-name="P4">
"The film not only tells about Russia's crimes in Ukraine and showed the Russian aggression in the cities of Kyiv region, but also reveals the non -response and stability of the Ukrainian people," the message reads.</text:p>
      <text:p text:style-name="P4">
<text:a xlink:type="simple" xlink:href="https://armyinform.com.ua/wp-content/uploads/2023/03/1680013349-551.jpg" text:style-name="Internet_20_link" text:visited-style-name="Visited_20_Internet_20_Link">
!(Images/AРМІЯINFORM/2023-03-29T27-00-00-04-00/1680013349-551-150x150.jpg)</text:a>
</text:p>
      <text:p text:style-name="P4">
<text:a xlink:type="simple" xlink:href="https://armyinform.com.ua/wp-content/uploads/2023/03/1680013348-610.jpg" text:style-name="Internet_20_link" text:visited-style-name="Visited_20_Internet_20_Link">
<draw:frame draw:style-name="fr1" draw:name="Image36" text:anchor-type="as-char" svg:width="6.9236in" svg:height="6.9236in" draw:z-index="0">
<draw:image xlink:href="../Images/AРМІЯINFORM/2023-03-29T27-00-00-04-00/1680013348-610-150x150.jpg" xlink:type="simple" xlink:show="embed" xlink:actuate="onLoad" draw:mime-type="image/jpeg"/>
</draw:frame>
</text:a>
</text:p>
      <text:p text:style-name="P4">
<text:a xlink:type="simple" xlink:href="https://armyinform.com.ua/wp-content/uploads/2023/03/1680013349-463.jpg" text:style-name="Internet_20_link" text:visited-style-name="Visited_20_Internet_20_Link">
<draw:frame draw:style-name="fr1" draw:name="Image37" text:anchor-type="as-char" svg:width="6.9236in" svg:height="6.9236in" draw:z-index="0">
<draw:image xlink:href="../Images/AРМІЯINFORM/2023-03-29T27-00-00-04-00/1680013349-463-150x150.jpg" xlink:type="simple" xlink:show="embed" xlink:actuate="onLoad" draw:mime-type="image/jpeg"/>
</draw:frame>
</text:a>
It is also noted that after watching the film, guests of the event are possible to get acquainted with the photo exhibition of Alexander Baron "Different Ukraine", which was made in January 2023. Photo works by the artist demonstrate the horrors of the table that the Russian war brought to the Ukrainian people.</text:p>
      <text:p text:style-name="P4">
“We express our sincere gratitude for the event of the Embassy of Bulgaria Vbelgia, Ukrainian director <text:a xlink:type="simple" xlink:href="https://www.facebook.com/skytanya" text:style-name="Internet_20_link" text:visited-style-name="Visited_20_Internet_20_Link">
Tetianastaneva</text:a>
, to the whole team <text:a xlink:type="simple" xlink:href="https://www.facebook.com/okofilmfest/" text:style-name="Internet_20_link" text:visited-style-name="Visited_20_Internet_20_Link">
eye - International Ethnographic FilmFestival</text:a>
, Radan Kanev's MEP, as well as Sylvia Athovia and Ivayl Toshev, ”he will be in the message.</text:p>
      <text:p text:style-name="P4">
News Source: <text:a xlink:type="simple" xlink:href="https://armyinform.com.ua/2023/03/29/u-yevroparlamenti-pokazaly-ukrayinsku-dokumentalnu-strichku-svoye/" text:style-name="Internet_20_link" text:visited-style-name="Visited_20_Internet_20_Link">
https://armyinform.com.ua/2023/03/29/u-yevroparlamenti-pokazaly-ukrayinsku-dokumentalnu-strichku-svoye/</text:a>
</text:p>
      <!--NEWS-->
      <text:h text:style-name="P10" text:outline-level="1">
<text:span text:style-name="T4">
For refusal to sign the contract of military people will be sent to the war in Ukraine - the interception of GUR</text:span>
</text:h>
      <text:p text:style-name="P4">
Author: ['АРМІЯINFORM']</text:p>
      <text:p text:style-name="P4">
Time: 2023-03-29T28:00:00-04:00</text:p>
      <text:p text:style-name="P4">
Description: The doubles of the Civilian Burders of the Russian Federation (Ymovirno Zlgorod) are negotiating Spyelnoy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ГУР', 'ГУР МО УКРАЇНИ', 'ГУР ПЕРЕХОПЛЕННЯ']</text:p>
      <text:p text:style-name="P4">
Category: News</text:p>
      <!--METADATA-->
      <text:p text:style-name="P4">
<draw:frame draw:style-name="fr1" draw:name="Image38" text:anchor-type="as-char" svg:width="6.9236in" svg:height="3.894525in" draw:z-index="0">
<draw:image xlink:href="../Images/AРМІЯINFORM/2023-03-29T28-00-00-04-00/337531944_232614265847457_8544501692430122370_n.jpg" xlink:type="simple" xlink:show="embed" xlink:actuate="onLoad" draw:mime-type="image/jpeg"/>
</draw:frame>
Two civilian citizens of the Russian Federation(Probably from Belgorod)They discuss a common knowledge who had to re -sign a contract due to pressure with the military unit of the military unit, which threatened with the compulsory mobilization of his refusal, with further involvement in the anti -Ukraine armed aggression.</text:p>
      <text:p text:style-name="P4">
For every military crime committed against Ukraine, there will be a fair payment.</text:p>
      <text:p text:style-name="P4">
News Source: <text:a xlink:type="simple" xlink:href="https://armyinform.com.ua/2023/03/29/za-vidmovu-pidpysaty-kontrakt-vijskovyh-rf-vidpravlyatymut-na-vijnu-v-ukrayinu-perehoplennya-gur/" text:style-name="Internet_20_link" text:visited-style-name="Visited_20_Internet_20_Link">
https://armyinform.com.ua/2023/03/29/za-vidmovu-pidpysaty-kontrakt-vijskovyh-rf-vidpravlyatymut-na-vijnu-v-ukrayinu-perehoplennya-gur/</text:a>
</text:p>
      <!--NEWS-->
      <text:h text:style-name="P10" text:outline-level="1">
<text:span text:style-name="T4">
Українські захисники показали, як вдосконалюють навички володіння стрілецькою зброєю</text:span>
</text:h>
      <text:p text:style-name="P4">
Author: ['АРМІЯINFORM']</text:p>
      <text:p text:style-name="P4">
Time: 2023-03-29T29:00:00-04:00</text:p>
      <text:p text:style-name="P4">
Description: Video defeated the command of the dry VIISK of the ZK Ukrainy on his own StorIntzi at Facebook .... War with Ukraine 2022, the war with Ukraine Latest news today,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337276432_551921413677621_5205544850314937982_n.jpg" text:style-name="Internet_20_link" text:visited-style-name="Visited_20_Internet_20_Link">
337276432_551921413677621_5205544850314937982_n.jpg</text:a>
']</text:p>
      <text:p text:style-name="P4">
Tags: ['БОЙОВА ПІДГОТОВКА', 'КОМАНДУВАННЯ СУХОПУТНИХ ВІЙСЬК ЗСУ']</text:p>
      <text:p text:style-name="P4">
Category: News</text:p>
      <!--METADATA-->
      <text:p text:style-name="P4">
<draw:frame draw:style-name="fr1" draw:name="Image39" text:anchor-type="as-char" svg:width="6.9236in" svg:height="4.615733in" draw:z-index="0">
<draw:image xlink:href="../Images/AРМІЯINFORM/2023-03-29T29-00-00-04-00/337276432_551921413677621_5205544850314937982_n.jpg" xlink:type="simple" xlink:show="embed" xlink:actuate="onLoad" draw:mime-type="image/jpeg"/>
</draw:frame>
Illustrative photo</text:p>
      <text:p text:style-name="P4">
(https://www.facebook.com/UALandForces/posts/pfbid0V42ap6JRSrPhrd4txMc1TMHRMgPCiAzEUv7tv3okasnmfEPmCHPH7if4ofZwEAYml?<text:span text:style-name="T4">
cft</text:span>
[0]=AZU1tDaCv5JNZHl0ObNolbj7dAf_B2yYfgxsd5mXqFs48Knex1NrGWJCzYn073hyRx8_nV-EbNNjn7alSFp8CsE5oN8SY4eMl1x5SPSfXdSSw3CqXtQ4LGU7M-Az3qej8Ji9pgSrOJx6OAIfGdf3bKdpL3nkA7-w7gViQnItNDwP6J44xE7ErXPKiOUIbwfqNPw&amp;<text:span text:style-name="T4">
tn</text:span>
=%2CO%2CP-R)Command of the Land Forces of the Armed Forces of Ukraine on its Facebook page.</text:p>
      <text:p text:style-name="P4">
"Rifle training is a basic element of training of servicemen", "the message goes.</text:p>
      <text:p text:style-name="P4">
News Source: <text:a xlink:type="simple" xlink:href="https://armyinform.com.ua/2023/03/29/ukrayinski-zahysnyky-pokazaly-yak-vdoskonalyuyut-navychky-volodinnya-strileczkoyu-zbroyeyu/" text:style-name="Internet_20_link" text:visited-style-name="Visited_20_Internet_20_Link">
https://armyinform.com.ua/2023/03/29/ukrayinski-zahysnyky-pokazaly-yak-vdoskonalyuyut-navychky-volodinnya-strileczkoyu-zbroyeyu/</text:a>
</text:p>
      <!--NEWS-->
      <text:h text:style-name="P10" text:outline-level="1">
<text:span text:style-name="T4">
The Defense Forces of Ukraine destroyed the Wagner's hiding place in Bakhmut</text:span>
</text:h>
      <text:p text:style-name="P4">
Author: ['АРМІЯINFORM']</text:p>
      <text:p text:style-name="P4">
Time: 2023-03-29T30:00:00-04:00</text:p>
      <text:p text:style-name="P4">
Description: Luganskiysky corral in the beasts of a grenade launcher was Zedenkhilu, the Budіlyu, the Joy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ІЙНА']</text:p>
      <text:p text:style-name="P4">
Category: News</text:p>
      <!--METADATA-->
      <text:p text:style-name="P4">
Border guards of the Lugansk detachment shots from hand grenade launchers destroyed from which the enemy was firing fire in one of Bakhmut quarters, <text:a xlink:type="simple" xlink:href="https://www.facebook.com/watch/" text:style-name="Internet_20_link" text:visited-style-name="Visited_20_Internet_20_Link">
informs</text:a>
Central strategic communications and information security.</text:p>
      <text:p text:style-name="P4">
News Source: <text:a xlink:type="simple" xlink:href="https://armyinform.com.ua/2023/03/29/ukrayinski-zahysnyky-znyshhyly-shovanku-vagnerivcziv-v-bahmuti/" text:style-name="Internet_20_link" text:visited-style-name="Visited_20_Internet_20_Link">
https://armyinform.com.ua/2023/03/29/ukrayinski-zahysnyky-znyshhyly-shovanku-vagnerivcziv-v-bahmuti/</text:a>
</text:p>
      <!--NEWS-->
      <text:h text:style-name="P10" text:outline-level="1">
<text:span text:style-name="T4">
Ukrzaliznytsia run additional trains for Easter</text:span>
</text:h>
      <text:p text:style-name="P4">
Author: ['АРМІЯINFORM']</text:p>
      <text:p text:style-name="P4">
Time: 2023-03-29T31:00:00-04:00</text:p>
      <text:p text:style-name="P4">
Description: AT "Ukrzaliznitsya" Requidju Kursavnnya Kiwa Low -Kyuki Podkovikh until Great Lucky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2/ukrzaliznyczya.jpg" text:style-name="Internet_20_link" text:visited-style-name="Visited_20_Internet_20_Link">
ukrzaliznyczya.jpg</text:a>
']</text:p>
      <text:p text:style-name="P4">
Tags: ['ПОЇЗДИ ДО ВЕЛИКОДНЯ', 'УКРЗАЛІЗНИЦЯ']</text:p>
      <text:p text:style-name="P4">
Category: News</text:p>
      <!--METADATA-->
      <text:p text:style-name="P4">
<draw:frame draw:style-name="fr1" draw:name="Image40" text:anchor-type="as-char" svg:width="6.9236in" svg:height="3.896998in" draw:z-index="0">
<draw:image xlink:href="../Images/AРМІЯINFORM/2023-03-29T31-00-00-04-00/ukrzaliznyczya.jpg" xlink:type="simple" xlink:show="embed" xlink:actuate="onLoad" draw:mime-type="image/jpeg"/>
</draw:frame>
Ukrzaliznytsia JSC introduces a number of additional trains from Kiev. About it <text:a xlink:type="simple" xlink:href="https://t.me/UkrzalInfo/4254" text:style-name="Internet_20_link" text:visited-style-name="Visited_20_Internet_20_Link">
reports</text:a>
UZ press service.</text:p>
      <text:p text:style-name="P4">
“We plan additional trains for Easter. For convenient travels of our passengers, we bring a number of additional trains for weekends from Kiev, ”the message goes.</text:p>
      <text:p text:style-name="P4">
It is noted that additional flights for weekend from the capital are being introduced:</text:p>
      <text:p text:style-name="P4">
to Odessa and the back train No. 115/116 will leave 2, 9, 9, 15 and 17. Shipment from Kiev at 07:19, from Odessa at 10:23;</text:p>
      <text:p text:style-name="P4">
To Lviv and the return train No. 191/192 will make flights 1, 2, 9, 15 and 17. Departure from Kiev at 07:47, from Lviv at 11:40;</text:p>
      <text:p text:style-name="P4">
to Kryvyi Rih and the return train № 175/176 will leave on April 2, 9 and 15. Shipment from Kiev at 06:18, from Kryvyi Rih at 11:57;</text:p>
      <text:p text:style-name="P4">
to the Dnieper and the return train № 179/180 will make flights on April 2, 9 and 15. Shipment from Kiev at 07:34, from the Dnieper at 11:00;</text:p>
      <text:p text:style-name="P4">
To Kovel and Reverse Train No. 197/198 will leave April 15 and 17. Departure of Zkaiv at 06:27, from Kovel at 11:45;</text:p>
      <text:p text:style-name="P4">
To Kharkiv and the return train No. 163/164 will run on May 2. Departure of Zkava at 08:01, from Kharkiv at 11:27.</text:p>
      <text:p text:style-name="P4">
Also train № 167/168 will connect Lviv with Odessa and vice versa 1, 2, 9, 15, 17. Departure from Lviv at 08:50, from Odessa at 10:14.</text:p>
      <text:p text:style-name="P4">
Tickets are reported online: in the application of Ukrzaliznytsya, a study and on the site, as well as at the ticket offices.</text:p>
      <text:p text:style-name="P4">
We will remind, from March 25 the amendments to the rules of transportation of passengers, luggage, luggage and mail by rail of Ukraine were entered into force.</text:p>
      <text:p text:style-name="P4">
News Source: <text:a xlink:type="simple" xlink:href="https://armyinform.com.ua/2023/03/29/ukrzaliznyczya-zapuskaye-dodatkovi-potyagy-do-velykodnya/" text:style-name="Internet_20_link" text:visited-style-name="Visited_20_Internet_20_Link">
https://armyinform.com.ua/2023/03/29/ukrzaliznyczya-zapuskaye-dodatkovi-potyagy-do-velykodnya/</text:a>
</text:p>
      <!--NEWS-->
      <text:h text:style-name="P10" text:outline-level="1">
<text:span text:style-name="T4">
Published a map of camps where the occupiers deport out little Ukrainians</text:span>
</text:h>
      <text:p text:style-name="P4">
Author: ['АРМІЯINFORM']</text:p>
      <text:p text:style-name="P4">
Time: 2023-03-29T32:00:00-04:00</text:p>
      <text:p text:style-name="P4">
Description: On the basics of Dani, Jerel, Mapa Taborv, KDIDO deported ... War with Ukraine 2022, War with Ukraine Latest News today,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3/okupanty-zalyakuyut-lyudej.jpg" text:style-name="Internet_20_link" text:visited-style-name="Visited_20_Internet_20_Link">
okupanty-zalyakuyut-lyudej.jpg</text:a>
']</text:p>
      <text:p text:style-name="P4">
Tags: []</text:p>
      <text:p text:style-name="P4">
Category: News</text:p>
      <!--METADATA-->
      <text:p text:style-name="P4">
<draw:frame draw:style-name="fr1" draw:name="Image41" text:anchor-type="as-char" svg:width="6.9236in" svg:height="4.615733in" draw:z-index="0">
<draw:image xlink:href="../Images/AРМІЯINFORM/2023-03-29T32-00-00-04-00/okupanty-zalyakuyut-lyudej.jpg" xlink:type="simple" xlink:show="embed" xlink:actuate="onLoad" draw:mime-type="image/jpeg"/>
</draw:frame>
On the basis of open sources data, a map of the camps was created, where young Ukrainians are occupied. A total of 45 children's camps and 12 millitar ones, <text:a xlink:type="simple" xlink:href="https://www.facebook.com/photo/" text:style-name="Internet_20_link" text:visited-style-name="Visited_20_Internet_20_Link">
reports</text:a>
Center for Strategic Communications and Information Security.</text:p>
      <text:p text:style-name="P4">
The Russian camps get to:</text:p>
      <ul>
        <li>
Orphans(Moreover the parents of some of them were killed by the same Russians); * children from boarding schools who have relatives in Ukraine, but are still forced; * Children of parents who have not passed filtration and are in Russian torture.</li>
      </ul>
      <text:p text:style-name="P4">
There have been cases where children were taken to the centers of militaristic preparation for "re -education" - this is how teenagers from Donetsk Talugansk regions came into Chechnya.</text:p>
      <text:p text:style-name="P4">
News Source: <text:a xlink:type="simple" xlink:href="https://armyinform.com.ua/2023/03/29/opublikovano-mapu-taboriv-kudy-okupanty-deportuyut-malenkyh-ukrayincziv/" text:style-name="Internet_20_link" text:visited-style-name="Visited_20_Internet_20_Link">
https://armyinform.com.ua/2023/03/29/opublikovano-mapu-taboriv-kudy-okupanty-deportuyut-malenkyh-ukrayincziv/</text:a>
</text:p>
      <!--NEWS-->
      <text:h text:style-name="P10" text:outline-level="1">
<text:span text:style-name="T4">
Our defenders knocked down enemy UAV "Orlan-10" and Zala</text:span>
</text:h>
      <text:p text:style-name="P4">
Author: ['АРМІЯINFORM']</text:p>
      <text:p text:style-name="P4">
Time: 2023-03-29T33:00:00-04:00</text:p>
      <text:p text:style-name="P4">
Description: Avіaatsіya forces of defense for Past Dob took 5 strikes in the area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13-8.jpg" text:style-name="Internet_20_link" text:visited-style-name="Visited_20_Internet_20_Link">
13-8.jpg</text:a>
']</text:p>
      <text:p text:style-name="P4">
Tags: ['STOPRUSSIA', 'ZALA', 'АГРЕСІЯ РФ', 'БПЛА', 'ВІЙНА', 'ВТОРГНЕННЯ РФ', 'ГШ ЗСУ', 'ОРЛАН-10', 'ХРОНІКА ОБОРОНИ']</text:p>
      <text:p text:style-name="P4">
Category: News</text:p>
      <!--METADATA-->
      <text:p text:style-name="P4">
<draw:frame draw:style-name="fr1" draw:name="Image42" text:anchor-type="as-char" svg:width="6.9236in" svg:height="3.894525in" draw:z-index="0">
<draw:image xlink:href="../Images/AРМІЯINFORM/2023-03-29T33-00-00-04-00/13-8.jpg" xlink:type="simple" xlink:show="embed" xlink:actuate="onLoad" draw:mime-type="image/jpeg"/>
</draw:frame>
Illustrative Photo <text:span text:style-name="T4">
 🔥 Situation on Russian invasion </text:span>
</text:p>
      <text:p text:style-name="P4">
(https://www.facebook.com/GeneralStaff.ua/posts/pfbid02JYxk1Mc4f53PFCoGScTXVYyZ5NkysRZVYjg4oRfEeiaFemDdQ9zRmJ3uQd2YavY3l)The General Staff of the Armed Forces of Ukraine.</text:p>
      <text:p text:style-name="P4">
The departments of rocket troops and artillery were struck by the Office of Management, 6 districts of living force, weapons and military equipment of the enemy, the anti-aircraft missile complex, as well as the composition of ammunition.</text:p>
      <text:p text:style-name="P4">
Support the Armed Forces!Let's stand and win!Glory to Ukraine!</text:p>
      <text:p text:style-name="P4">
News Source: <text:a xlink:type="simple" xlink:href="https://armyinform.com.ua/2023/03/29/nashi-zahysnyky-zbyly-vorozhi-bpla-orlan-10-ta-zala/" text:style-name="Internet_20_link" text:visited-style-name="Visited_20_Internet_20_Link">
https://armyinform.com.ua/2023/03/29/nashi-zahysnyky-zbyly-vorozhi-bpla-orlan-10-ta-zala/</text:a>
</text:p>
      <!--NEWS-->
      <text:h text:style-name="P10" text:outline-level="1">
<text:span text:style-name="T4">
An example of Estonia, which invests in Europe's security, inspires - Alexei Reznikov</text:span>
</text:h>
      <text:p text:style-name="P4">
Author: ['АРМІЯINFORM']</text:p>
      <text:p text:style-name="P4">
Time: 2023-03-29T34:00:00-04:00</text:p>
      <text:p text:style-name="P4">
Description: About Tse Minstroke of Ukraine Oleksii Reznikov, having written at his own Storinzi at Tvitter.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2/reznikov-04-1.jpg" text:style-name="Internet_20_link" text:visited-style-name="Visited_20_Internet_20_Link">
reznikov-04-1.jpg</text:a>
']</text:p>
      <text:p text:style-name="P4">
Tags: ['STOPRUSSIA', 'ВІЙСЬКОВА ДОПОМОГА УКРАЇНІ', 'ВТОРГНЕННЯ РФ', 'ЕСТОНІЯ', 'МІНІСТР ОБОРОНИ УКРАЇНИ ОЛЕКСІЙ РЕЗНІКОВ', 'ОЛЕКСІЙ РЕЗНІКОВ', 'УКРАЇНА-ЕСТОНІЯ']</text:p>
      <text:p text:style-name="P4">
Category: News</text:p>
      <!--METADATA-->
      <text:p text:style-name="P4">
<draw:frame draw:style-name="fr1" draw:name="Image43" text:anchor-type="as-char" svg:width="6.9236in" svg:height="4.615733in" draw:z-index="0">
<draw:image xlink:href="../Images/AРМІЯINFORM/2023-03-29T34-00-00-04-00/reznikov-04-1.jpg" xlink:type="simple" xlink:show="embed" xlink:actuate="onLoad" draw:mime-type="image/jpeg"/>
</draw:frame>
Minister of Defense of Ukraine Alexei Reznikov</text:p>
      <text:p text:style-name="P4">
About it the Minister of Defense of Ukraine Alexei Reznikov <text:a xlink:type="simple" xlink:href="https://twitter.com/oleksiireznikov/status/1640799963687837696/photo/1" text:style-name="Internet_20_link" text:visited-style-name="Visited_20_Internet_20_Link">
wrote</text:a>
on your Twitter page.</text:p>
      <text:p text:style-name="P4">
“The example of Estonia, which invests in the security of Europe, inspires. Military assistance to Ukraine has already exceeded 1% of the country's GDP.</text:p>
      <text:p text:style-name="P4">
Everything we receive from our Estonian friends, from the Javelins to the howitzers, helps the Ukrainian army to defend Ukraine and all of Europe, ”Oleksiresnikov wrote.</text:p>
      <text:p text:style-name="Quotations">

<text:p text:style-name="P4">
The Estonian Example of Investing in Europe's Security is Inspiring.&gt;
 Estonia's Military Assistance to Ukraine Has Already Surpassed 1% of the&gt;
 Country's GDP. &gt;
 Everything We Receive from Our 🇪🇪 Friends, from Javelins to Howitzers,&gt;
 Helps the&gt;
 <text:a xlink:type="simple" xlink:href="https://twitter.com/hashtag/UAarmy" text:style-name="Internet_20_link" text:visited-style-name="Visited_20_Internet_20_Link">
\ #uaarmy</text:a>
&gt;
 defend Ukraine and all of Europe&gt;
 <text:a xlink:type="simple" xlink:href="https://t.co/6Y24MzQyxj" text:style-name="Internet_20_link" text:visited-style-name="Visited_20_Internet_20_Link">
pic.twitter.com/6Y24MzQyxj</text:a>
&gt;
&gt;
 - Oleksiy Reznikov(@oleksireznikov)<text:a xlink:type="simple" xlink:href="https://twitter.com/oleksiireznikov/status/1640799963687837696" text:style-name="Internet_20_link" text:visited-style-name="Visited_20_Internet_20_Link">
March 28,&gt;
 2023</text:a>
</text:p>

</text:p>
      <text:p text:style-name="P4">
News Source: <text:a xlink:type="simple" xlink:href="https://armyinform.com.ua/2023/03/29/pryklad-estoniyi-yaka-investuye-v-bezpeku-yevropy-nadyhaye-oleksij-reznikov/" text:style-name="Internet_20_link" text:visited-style-name="Visited_20_Internet_20_Link">
https://armyinform.com.ua/2023/03/29/pryklad-estoniyi-yaka-investuye-v-bezpeku-yevropy-nadyhaye-oleksij-reznikov/</text:a>
</text:p>
      <!--NEWS-->
      <text:h text:style-name="P10" text:outline-level="1">
<text:span text:style-name="T4">
The forces of Ukraine's defense reflected 57 enemy attacks - the Armed Forces of the Armed Forces</text:span>
</text:h>
      <text:p text:style-name="P4">
Author: ['АРМІЯINFORM']</text:p>
      <text:p text:style-name="P4">
Time: 2023-03-29T35:00:00-04:00</text:p>
      <text:p text:style-name="P4">
Description: At 06.00 29 birch 2023, the enemy has been bore 2023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artyleriya-sau-pion.jpg" text:style-name="Internet_20_link" text:visited-style-name="Visited_20_Internet_20_Link">
artyleriya-sau-pion.jpg</text:a>
']</text:p>
      <text:p text:style-name="P4">
Tags: ['STOPRUSSIA', 'АГРЕСІЯ РФ', 'ВТОРГНЕННЯ РФ', 'ГШ ЗСУ', 'ХРОНІКА ОБОРОНИ']</text:p>
      <text:p text:style-name="P4">
Category: News</text:p>
      <!--METADATA-->
      <text:p text:style-name="P4">
<draw:frame draw:style-name="fr1" draw:name="Image44" text:anchor-type="as-char" svg:width="6.9236in" svg:height="3.894525in" draw:z-index="0">
<draw:image xlink:href="../Images/AРМІЯINFORM/2023-03-29T35-00-00-04-00/artyleriya-sau-pion.jpg" xlink:type="simple" xlink:show="embed" xlink:actuate="onLoad" draw:mime-type="image/jpeg"/>
</draw:frame>
Illustrative Photo <text:span text:style-name="T4">
 🔥 Situation on Russian invasion </text:span>
</text:p>
      <text:p text:style-name="P4">
The enemy struck at 06.00 on March 29, 2023 during the last day, carried out 18 Aviation and 3 missile stroke(https://www.facebook.com/GeneralStaff.ua/posts/pfbid02JYxk1Mc4f53PFCoGScTXVYyZ5NkysRZVYjg4oRfEeiaFemDdQ9zRmJ3uQd2YavY3l)The General Staff of the Armed Forces of Ukraine. The likelihood of rocket and aviation strikes throughout Ukraine remains high, because the enemy continues to be laws.</text:p>
      <text:p text:style-name="P4">
On March 28, as a result of rocket strike on the infrastructure of the city of Bohodukhkhiv Kharkiv region, civilians, damaged private homes were damaged.</text:p>
      <text:p text:style-name="P4">
The enemy focuses on the main efforts on the offensive actions of Nalimansk, Bakhmut, Avdiiv and Mariinsky directions. The epicenteric actions remain Belogovka, Bakhmut, Avdiivka, Marinka and their surroundings. The internships of professional and coordinated actions, during the last day, 57 enemy attacks in these areas were reflected during the last day.</text:p>
      <text:p text:style-name="P4">
News Source: <text:a xlink:type="simple" xlink:href="https://armyinform.com.ua/2023/03/29/syly-oborony-ukrayiny-bulo-vidbyly-57-atak-protyvnyka-gsh-zsu/" text:style-name="Internet_20_link" text:visited-style-name="Visited_20_Internet_20_Link">
https://armyinform.com.ua/2023/03/29/syly-oborony-ukrayiny-bulo-vidbyly-57-atak-protyvnyka-gsh-zsu/</text:a>
</text:p>
      <!--NEWS-->
      <text:h text:style-name="P10" text:outline-level="1">
<text:span text:style-name="T4">
The enemy continues to maintain military presence in the border areas of Kursk and Belgorod regions</text:span>
</text:h>
      <text:p text:style-name="P4">
Author: ['АРМІЯINFORM']</text:p>
      <text:p text:style-name="P4">
Time: 2023-03-29T36:00:00-04:00</text:p>
      <text:p text:style-name="P4">
Description: At the Teritarian, Bilorus Trivay, come in fighting Pidogotovka PIDROZHIV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623f40c95f0a4.jpeg" text:style-name="Internet_20_link" text:visited-style-name="Visited_20_Internet_20_Link">
623f40c95f0a4.jpeg</text:a>
']</text:p>
      <text:p text:style-name="P4">
Tags: ['STOPRUSSIA', 'АГРЕСІЯ РФ', 'ВТОРГНЕННЯ РФ', 'ГШ ЗСУ']</text:p>
      <text:p text:style-name="P4">
Category: News</text:p>
      <!--METADATA-->
      <text:p text:style-name="P4">
<draw:frame draw:style-name="fr1" draw:name="Image45" text:anchor-type="as-char" svg:width="6.9236in" svg:height="4.32725in" draw:z-index="0">
<draw:image xlink:href="../Images/AРМІЯINFORM/2023-03-29T36-00-00-04-00/623f40c95f0a4.jpeg" xlink:type="simple" xlink:show="embed" xlink:actuate="onLoad" draw:mime-type="image/jpeg"/>
</draw:frame>
Illustrative Photo <text:span text:style-name="T4">
 🔥 Situation on Russian invasion </text:span>
</text:p>
      <text:p text:style-name="P4">
In the territory of the Republic of Belarus there are measures of combat training of units of territorial troops of the Armed Forces of the Russian Federation, <text:a xlink:type="simple" xlink:href="https://www.facebook.com/GeneralStaff.ua/posts/pfbid02JYxk1Mc4f53PFCoGScTXVYyZ5NkysRZVYjg4oRfEeiaFemDdQ9zRmJ3uQd2YavY3l" text:style-name="Internet_20_link" text:visited-style-name="Visited_20_Internet_20_Link">
informs</text:a>
The General Staff of the Armed Forces of Ukraine. The enemy continues to maintain military precipitation in the border areas of the Kursk and Belgorod regions. The enemy was firing in the areas of three settlements of Sumy region, as well as 12 settlements in Kharkiv region.</text:p>
      <text:p text:style-name="P4">
News Source: <text:a xlink:type="simple" xlink:href="https://armyinform.com.ua/2023/03/29/vorog-prodovzhuye-zberigaty-vijskovu-prysutnist-u-prykordonnyh-rajonah-kurskoyi-ta-byelgorodskoyi-oblastej/" text:style-name="Internet_20_link" text:visited-style-name="Visited_20_Internet_20_Link">
https://armyinform.com.ua/2023/03/29/vorog-prodovzhuye-zberigaty-vijskovu-prysutnist-u-prykordonnyh-rajonah-kurskoyi-ta-byelgorodskoyi-oblastej/</text:a>
</text:p>
      <!--NEWS-->
      <text:h text:style-name="P10" text:outline-level="1">
<text:span text:style-name="T4">
There is a tendency when Russian invaders refuse to obey commanders of commanders</text:span>
</text:h>
      <text:p text:style-name="P4">
Author: ['АРМІЯINFORM']</text:p>
      <text:p text:style-name="P4">
Time: 2023-03-29T37:00:00-04:00</text:p>
      <text:p text:style-name="P4">
Description: Ostenim is to sprinkle tendencia, if the Zagarbniki is wounded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4/okupanty-rf.jpg" text:style-name="Internet_20_link" text:visited-style-name="Visited_20_Internet_20_Link">
okupanty-rf.jpg</text:a>
']</text:p>
      <text:p text:style-name="P4">
Tags: ['STOPRUSSIA', 'АГРЕСІЯ РФ', 'ВТОРГНЕННЯ РФ', 'ГШ ЗСУ']</text:p>
      <text:p text:style-name="P4">
Category: News</text:p>
      <!--METADATA-->
      <text:p text:style-name="P4">
<draw:frame draw:style-name="fr1" draw:name="Image46" text:anchor-type="as-char" svg:width="6.9236in" svg:height="3.226836in" draw:z-index="0">
<draw:image xlink:href="../Images/AРМІЯINFORM/2023-03-29T37-00-00-04-00/okupanty-rf.jpg" xlink:type="simple" xlink:show="embed" xlink:actuate="onLoad" draw:mime-type="image/jpeg"/>
</draw:frame>
Illustrative photo</text:p>
      <text:p text:style-name="P4">
Recently, there has been a tendency when Russian invaders are referred to as commanders of commanders, <text:a xlink:type="simple" xlink:href="https://www.facebook.com/GeneralStaff.ua/posts/pfbid02JYxk1Mc4f53PFCoGScTXVYyZ5NkysRZVYjg4oRfEeiaFemDdQ9zRmJ3uQd2YavY3l" text:style-name="Internet_20_link" text:visited-style-name="Visited_20_Internet_20_Link">
informs</text:a>
The General Staff of the Armed Forces of Ukraine. For example, on March 23 this year, for refusing to perform a unfortunate task, 70 people from the units of Volunteer Formations "Nevsky" and "Veterans" were disarmed and delivered to Makeevka of Donetsk region. A similar case happened on March 25, to execute the order refused the personal composition of the enemy intelligence company, which operates in the Avdeevsky direction.</text:p>
      <text:p text:style-name="P4">
The enemy continues to cynically use the medical institutions of the temporarily -occupied territories for their own purposes. Thus, the local hospital of the Belovodsk Luhansk region is equipped under a military hospital for 200 beds. Naragies in a medical institution treat the occupiers who have slight injuries. At the same time, all civilians are "discharged".</text:p>
      <text:p text:style-name="P4">
News Source: <text:a xlink:type="simple" xlink:href="https://armyinform.com.ua/2023/03/29/sposterigayetsya-tendencziya-koly-rosijski-zagarbnyky-vidmovlyayutsya-vykonuvaty-nakazy-komandyriv/" text:style-name="Internet_20_link" text:visited-style-name="Visited_20_Internet_20_Link">
https://armyinform.com.ua/2023/03/29/sposterigayetsya-tendencziya-koly-rosijski-zagarbnyky-vidmovlyayutsya-vykonuvaty-nakazy-komandyriv/</text:a>
</text:p>
      <!--NEWS-->
      <text:h text:style-name="P10" text:outline-level="1">
<text:span text:style-name="T4">
The enemy accumulates media efforts around the theme of Bakhmut. How to Counteract - Anna Painter's Explanation</text:span>
</text:h>
      <text:p text:style-name="P4">
Author: ['АРМІЯINFORM']</text:p>
      <text:p text:style-name="P4">
Time: 2023-03-29T38:00:00-04:00</text:p>
      <text:p text:style-name="P4">
Description: Vorog is a prone of the concentration of the hijahi of its advanced advanced demand at Bakhmutskiy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5f9a1756-e1680080755799.jpg" text:style-name="Internet_20_link" text:visited-style-name="Visited_20_Internet_20_Link">
5f9a1756-e1680080755799.jpg</text:a>
']</text:p>
      <text:p text:style-name="P4">
Tags: ['STOPRUSSIA', 'АГРЕСІЯ РФ', 'БАХМУТ', 'ВОРОЖА ІПСО', 'ВТОРГНЕННЯ РФ', 'ГАННА МАЛЯР']</text:p>
      <text:p text:style-name="P4">
Category: News</text:p>
      <!--METADATA-->
      <text:p text:style-name="P4">
<draw:frame draw:style-name="fr1" draw:name="Image47" text:anchor-type="as-char" svg:width="6.9236in" svg:height="4.219069in" draw:z-index="0">
<draw:image xlink:href="../Images/AРМІЯINFORM/2023-03-29T38-00-00-04-00/5f9a1756-e1680080755799.jpg" xlink:type="simple" xlink:show="embed" xlink:actuate="onLoad" draw:mime-type="image/jpeg"/>
</draw:frame>
Anna painter. Photo: Nazarvoloshin / Armyinform</text:p>
      <text:p text:style-name="P4">
The enemy continues to concentrate his greatest offensive capabilities of the Nabakhmut direction. In parallel, they accumulate and all their media efforts of the topic of battles for Bakhmut. Actually, the information and psychological attachment of hostilities looks.</text:p>
      <text:p text:style-name="P4">
About it <text:a xlink:type="simple" xlink:href="https://t.me/annamaliar/600" text:style-name="Internet_20_link" text:visited-style-name="Visited_20_Internet_20_Link">
wrote</text:a>
Deputy Minister of Defense of Ukraine Anna Malyar in Telegrams.</text:p>
      <text:p text:style-name="P4">
The enemy is currently working out a medium three tasks:</text:p>
      <ul>
        <li>
undermine the trust of our society and military in Bakhmut command; * Demotivation and psychologically weaken our army; * provoke our military leadership for erroneous actions.</li>
      </ul>
      <text:p text:style-name="P4">
To do this, they try to shift the accents in the topic of Bakhmut and to eliminate what our advantage is a reasonable and competent planning of operations. The displaced accent is to consider Bakhmut as an apocalyptic event and to do the division of the realist "before" and "after".</text:p>
      <text:p text:style-name="P4">
This psychological trick is used to suggest the desired ideas of the enemy's inarets. When society perceives battles in Bakhmut as a factor that will affect the course of the war in a whole way, it enables the enemy to promote Winfopol's scenarios for them.</text:p>
      <text:p text:style-name="P4">
Excessively wounded by the approach of the "end" frightened society at the plan of the enemy to start pressing on the military-political leadership on the cessation of defense.</text:p>
      <text:p text:style-name="P4">
This is in the pure form of IPSO in order to influence military decisions.</text:p>
      <text:p text:style-name="P4">
What messages are now using the enemy:</text:p>
      <ul>
        <li>
Allegedly decision to keep Bakhmut political; * It seems like Bakhmut does not make sense, almost everything is surrounded; * Allegedly, the heroism of Ukrainian fighters is inflamed by Ukrainian propaganda.</li>
      </ul>
      <text:p text:style-name="P4">
What are the two names infinitely exploited in Russian IPSO on Bakhmut:</text:p>
      <ul>
        <li>
President of Ukraine; * Commander-General of Colonel Alexander Sirsky.</li>
      </ul>
      <text:p text:style-name="P4">
In order to undermine confidence in them and make a conflict in the military leadership of the state. After all, Russian touches do not write that military decisions are made by kind. There is a military command headed by the Commander -in -Chief of the Danachian of the General Staff of the Armed Forces. In addition, he constantly meets the pond of the commander -in -chief, which also makes operational decisions with the participation of all the warring law enforcement agencies.</text:p>
      <text:p text:style-name="P4">
<text:span text:style-name="T4">
 So what really happens and how should I take information about the fighting of Ubakhmuti? </text:span>
</text:p>
      <text:p text:style-name="P4">
It is an active phase of war. As active as in other directions in the east, January 2023 is the large -scale enemy's offensive.The defense of Bakhmut is currently due to the operational-tactical feasibility, and the decisions are approved by competent, thoughtful and aimed at the implementation of current defense tins.</text:p>
      <text:p text:style-name="P4">
What can be defensive tasks:</text:p>
      <ul>
        <li>
maintenance of occupied borders and positions; * preventing the enemy's promotion deep into the territory; * Consideration of significant losses; * Creating conditions for a counter -offensive.</li>
      </ul>
      <text:p text:style-name="P4">
Bakhmut will be defended as long as we need it from the point of consciousness of military defense problems. And this is our military command, and the non -Russian IPSO will still determine the defense of Bakhmut.</text:p>
      <text:p text:style-name="P4">
<text:span text:style-name="T4">
 And the most unpleasant information for the enemy. </text:span>
 Bakhmut fighting is not apocalypse. This is one heroic page of a powerful Ukrainian army in the war against Russian federation.</text:p>
      <text:p text:style-name="P4">
News Source: <text:a xlink:type="simple" xlink:href="https://armyinform.com.ua/2023/03/29/vorog-akumulyuye-medijni-zusyllya-dovkola-temy-boyiv-za-bahmut-yak-czomu-protydiyaty-rozyasnennya-ganny-malyar/" text:style-name="Internet_20_link" text:visited-style-name="Visited_20_Internet_20_Link">
https://armyinform.com.ua/2023/03/29/vorog-akumulyuye-medijni-zusyllya-dovkola-temy-boyiv-za-bahmut-yak-czomu-protydiyaty-rozyasnennya-ganny-malyar/</text:a>
</text:p>
      <!--NEWS-->
      <text:h text:style-name="P10" text:outline-level="1">
<text:span text:style-name="T4">
Defense forces per day eliminated more than 600 invaders and destroyed 7 tanks</text:span>
</text:h>
      <text:p text:style-name="P4">
Author: ['АРМІЯINFORM']</text:p>
      <text:p text:style-name="P4">
Time: 2023-03-29T39:00:00-04:00</text:p>
      <text:p text:style-name="P4">
Description: Zagalni Boyov, take the enemy on 02.24.22 to 03/29/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bc5ef13c-cb93-4cc4-95b0-b9a7b82c8e73-scaled.jpg" text:style-name="Internet_20_link" text:visited-style-name="Visited_20_Internet_20_Link">
bc5ef13c-cb93-4cc4-95b0-b9a7b82c8e73-scaled.jpg</text:a>
']</text:p>
      <text:p text:style-name="P4">
Tags: ['STOPRUSSIA', 'АГРЕСІЯ РФ', 'ВТОРГНЕННЯ РФ', 'ВТРАТИ ВОРОГА', 'ГШ ЗСУ']</text:p>
      <text:p text:style-name="P4">
Category: News</text:p>
      <!--METADATA-->
      <text:p text:style-name="P4">
<draw:frame draw:style-name="fr1" draw:name="Image48" text:anchor-type="as-char" svg:width="6.9236in" svg:height="6.987066in" draw:z-index="0">
<draw:image xlink:href="../Images/AРМІЯINFORM/2023-03-29T39-00-00-04-00/bc5ef13c-cb93-4cc4-95b0-b9a7b82c8e73-scaled.jpg" xlink:type="simple" xlink:show="embed" xlink:actuate="onLoad" draw:mime-type="image/jpeg"/>
</draw:frame>
The total fighting loss of the enemy from 24.02.22 to 29.03.23 will be orientated:</text:p>
      <text:p text:style-name="P4">
<text:span text:style-name="T4">
<text:span text:style-name="T5">
 Personnel - </text:span>
* 172340(+610)persons eliminated</text:span>
<text:span text:style-name="T5">
 tanks - </text:span>
<text:span text:style-name="T5">
 3609(+7)  * </text:span>
<text:span text:style-name="T5">
бойових броньованих машин ‒</text:span>
<text:span text:style-name="T5">
 6966 (0)</text:span>
<text:span text:style-name="T4">
 Artillery Systems - </text:span>
 2659(+6)<text:span text:style-name="T5">
 </text:span>
<text:span text:style-name="T5">
 RSZV - </text:span>
<text:span text:style-name="T5">
 526(+1)</text:span>
<text:span text:style-name="T4">
 air defense - </text:span>
 277(0)<text:span text:style-name="T4">
<text:span text:style-name="T5">
 aircraft - </text:span>
* 306(+1)</text:span>
<text:span text:style-name="T5">
 helicopters - </text:span>
<text:span text:style-name="T5">
 291(0)</text:span>
<text:span text:style-name="T4">
 UAV Operative Tactical Level-</text:span>
 2239(+4)<text:span text:style-name="T4">
<text:span text:style-name="T5">
 Winged missiles - </text:span>
* 911(0)</text:span>
<text:span text:style-name="T5">
 ships / boats - </text:span>
<text:span text:style-name="T5">
 18(0)</text:span>
<text:span text:style-name="T4">
 Automobile equipment and tanks - </text:span>
 5507(+5)<text:span text:style-name="T4">
* Special equipment - </text:span>
 288(+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9.03.23.</text:p>
      <text:p text:style-name="P4">
News Source: <text:a xlink:type="simple" xlink:href="https://armyinform.com.ua/2023/03/29/syly-oborony-za-dobu-likviduvaly-ponad-600-okupantiv-i-znyshhyly-7-tankiv/" text:style-name="Internet_20_link" text:visited-style-name="Visited_20_Internet_20_Link">
https://armyinform.com.ua/2023/03/29/syly-oborony-za-dobu-likviduvaly-ponad-600-okupantiv-i-znyshhyly-7-tankiv/</text:a>
</text:p>
      <!--NEWS-->
      <text:h text:style-name="P10" text:outline-level="1">
<text:span text:style-name="T4">
Ukrainian military destroyed the Russian Su-24 under Bakhmut</text:span>
</text:h>
      <text:p text:style-name="P4">
Author: ['АРМІЯINFORM']</text:p>
      <text:p text:style-name="P4">
Time: 2023-03-29T40:00:00-04:00</text:p>
      <text:p text:style-name="P4">
Description: The command of the in force of the ZS Ukrainian Piddrazhennya of the Russian Bombardant ... War with Ukraine 2022, War with Ukraine Latest News today,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karta-bojovyh-dij-v-ukrayini-15.02.2023-onlajn-792x446-1.jpg" text:style-name="Internet_20_link" text:visited-style-name="Visited_20_Internet_20_Link">
karta-bojovyh-dij-v-ukrayini-15.02.2023-onlajn-792x446-1.jpg</text:a>
']</text:p>
      <text:p text:style-name="P4">
Tags: ['STOPRUSSIA', 'АГРЕСІЯ РФ', 'ВОРОЖИЙ БОМБАРДУВАЛЬНИК', 'ВТРАТИ ВОРОГА', 'КОМАНДУВАННЯ ПС ЗСУ', 'СУ-24М', 'ХРОНІКА ОБОРОНИ']</text:p>
      <text:p text:style-name="P4">
Category: News</text:p>
      <!--METADATA-->
      <text:p text:style-name="P4">
<draw:frame draw:style-name="fr1" draw:name="Image49" text:anchor-type="as-char" svg:width="6.9236in" svg:height="3.898896in" draw:z-index="0">
<draw:image xlink:href="../Images/AРМІЯINFORM/2023-03-29T40-00-00-04-00/karta-bojovyh-dij-v-ukrayini-15.02.2023-onlajn-792x446-1.jpg" xlink:type="simple" xlink:show="embed" xlink:actuate="onLoad" draw:mime-type="image/jpeg"/>
</draw:frame>
The Command of the Air Force of Ukraine confirmed the destruction of the Russian Bakhmut.</text:p>
      <text:p text:style-name="P4">
This is stated in <text:a xlink:type="simple" xlink:href="https://www.facebook.com/kpszsu/posts/pfbid027K61UsER4KQfo8GdddWkSaKNH6F432xqXdDTj8VGEjLxdx8WFxJ8LDhngBZY8sh3l" text:style-name="Internet_20_link" text:visited-style-name="Visited_20_Internet_20_Link">
message</text:a>
The Command of the Armed Forces.</text:p>
      <text:p text:style-name="P4">
"On March 29, 2023, the units of the anti-aircraft missile troops of the Air Force forces of Ukraine were destroyed by the Russian Su-24m bomber,"-said.</text:p>
      <text:p text:style-name="P4">
The command clarified that it happened around 01:30 in the Bakhmut direction.</text:p>
      <text:p text:style-name="P4">
News Source: <text:a xlink:type="simple" xlink:href="https://armyinform.com.ua/2023/03/29/ukrayinski-vijskovi-znyshhyly-rosijskyj-su-24-pid-bahmutom/" text:style-name="Internet_20_link" text:visited-style-name="Visited_20_Internet_20_Link">
https://armyinform.com.ua/2023/03/29/ukrayinski-vijskovi-znyshhyly-rosijskyj-su-24-pid-bahmutom/</text:a>
</text:p>
      <!--NEWS-->
      <text:h text:style-name="P10" text:outline-level="1">
<text:span text:style-name="T4">
In Ukraine a moment of silence</text:span>
</text:h>
      <text:p text:style-name="P4">
Author: ['АРМІЯINFORM']</text:p>
      <text:p text:style-name="P4">
Time: 2023-03-29T41: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50" text:anchor-type="as-char" svg:width="6.9236in" svg:height="3.895992in" draw:z-index="0">
<draw:image xlink:href="../Images/AРМІЯINFORM/2023-03-29T41-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3/29/v-ukrayini-hvylyna-movchannya/" text:style-name="Internet_20_link" text:visited-style-name="Visited_20_Internet_20_Link">
https://armyinform.com.ua/2023/03/29/v-ukrayini-hvylyna-movchannya/</text:a>
</text:p>
      <!--NEWS-->
      <text:h text:style-name="P10" text:outline-level="1">
<text:span text:style-name="T4">
France recognized the Holodomor with the genocide of the Ukrainian people</text:span>
</text:h>
      <text:p text:style-name="P4">
Author: ['АРМІЯINFORM']</text:p>
      <text:p text:style-name="P4">
Time: 2023-03-29T42:00:00-04:00</text:p>
      <text:p text:style-name="P4">
Description: The Parliament of the Franziyavov Holodomor 1932-1933 Rock with the genocide of Ukrainian peopl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1669455905_ca1c9653-c77e-4e2d-95d7-ff68425d7122_w1200_r1.jpg" text:style-name="Internet_20_link" text:visited-style-name="Visited_20_Internet_20_Link">
1669455905_ca1c9653-c77e-4e2d-95d7-ff68425d7122_w1200_r1.jpg</text:a>
']</text:p>
      <text:p text:style-name="P4">
Tags: ['STOPRUSSIA', 'ВИЗНАННЯ ГОЛОДОМОРУ ГЕНОЦИДОМ', 'ФРАНЦІЯ']</text:p>
      <text:p text:style-name="P4">
Category: News</text:p>
      <!--METADATA-->
      <text:p text:style-name="P4">
<draw:frame draw:style-name="fr1" draw:name="Image51" text:anchor-type="as-char" svg:width="6.9236in" svg:height="3.894525in" draw:z-index="0">
<draw:image xlink:href="../Images/AРМІЯINFORM/2023-03-29T42-00-00-04-00/1669455905_ca1c9653-c77e-4e2d-95d7-ff68425d7122_w1200_r1.jpg" xlink:type="simple" xlink:show="embed" xlink:actuate="onLoad" draw:mime-type="image/jpeg"/>
</draw:frame>
The French Parliament recognized the Holodomor of 1932-1933 by the genocide of the Ukrainian Narode.</text:p>
      <text:p text:style-name="P4">
About it <text:a xlink:type="simple" xlink:href="https://twitter.com/ZelenskyyUa/status/1640774086694412296" text:style-name="Internet_20_link" text:visited-style-name="Visited_20_Internet_20_Link">
reported</text:a>
President of Ukraine Volodymyr Zelenskyy in his Twitter.</text:p>
      <text:p text:style-name="P4">
The head of state noted that this recognition is important and landmark.</text:p>
      <text:p text:style-name="P4">
“We are grateful for the strong contribution to the crimes of totalitarian Russia - past masters. In establishing truth and justice, and therefore, responsibility. Thank you, France!” - It is in the post.</text:p>
      <text:p text:style-name="P4">
News Source: <text:a xlink:type="simple" xlink:href="https://armyinform.com.ua/2023/03/29/francziya-vyznala-golodomor-genoczydom-ukrayinskogo-narodu/" text:style-name="Internet_20_link" text:visited-style-name="Visited_20_Internet_20_Link">
https://armyinform.com.ua/2023/03/29/francziya-vyznala-golodomor-genoczydom-ukrayinskogo-narodu/</text:a>
</text:p>
      <!--NEWS-->
      <text:h text:style-name="P10" text:outline-level="1">
<text:span text:style-name="T4">
More than 19,000 Ukrainian children were illegally deported to Russia by Rashists - Ministry of Reintegration</text:span>
</text:h>
      <text:p text:style-name="P4">
Author: ['АРМІЯINFORM']</text:p>
      <text:p text:style-name="P4">
Time: 2023-03-29T43:00:00-04:00</text:p>
      <text:p text:style-name="P4">
Description: National Format -Forman Bureau of Zabitiyi, Actulizuvati Danius about illegall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dity6.jpeg" text:style-name="Internet_20_link" text:visited-style-name="Visited_20_Internet_20_Link">
dity6.jpeg</text:a>
']</text:p>
      <text:p text:style-name="P4">
Tags: ['STOPRUSSIA', 'АГРЕСІЯ РФ', 'ВТОРГНЕННЯ РФ', 'ДЕПОРТАЦІЯ УКРАЇНСЬКИХ ДІТЕЙ', 'МІНРЕІНТЕГРАЦІЇ']</text:p>
      <text:p text:style-name="P4">
Category: News</text:p>
      <!--METADATA-->
      <text:p text:style-name="P4">
<draw:frame draw:style-name="fr1" draw:name="Image52" text:anchor-type="as-char" svg:width="6.9236in" svg:height="3.63489in" draw:z-index="0">
<draw:image xlink:href="../Images/AРМІЯINFORM/2023-03-29T43-00-00-04-00/dity6.jpeg" xlink:type="simple" xlink:show="embed" xlink:actuate="onLoad" draw:mime-type="image/jpeg"/>
</draw:frame>
The National Information Bureau continues to collect and actualize the data of Ukrainian children deported by Russian children. According to the latest data from the National Information Bureau ,19 514 Ukrainian children are considered illegally deported.</text:p>
      <text:p text:style-name="P4">
About it <text:a xlink:type="simple" xlink:href="https://minre.gov.ua/2023/03/28/naczionalne-informaczijne-byuro-nakopychuye-dani-pro-deportovanyh-ukrayinskyh-ditej/" text:style-name="Internet_20_link" text:visited-style-name="Visited_20_Internet_20_Link">
reports</text:a>
Ministry of Independence of Reintegration of Temporarily Occupied Territories of Ukraine.</text:p>
      <text:p text:style-name="P4">
It is also known that there are 4,390 status children in the temporarily occupied territories and in Russia, which include orphans and children deprived of parental care.</text:p>
      <text:p text:style-name="P4">
Every day, the National Information Bureau updates information on the portal. The assembled will be used by Ukrainian and international investigators to hold the responsibility of the perpetrators in the illegal deportation of Ukrainian children.</text:p>
      <text:p text:style-name="P4">
Generalized data is posted on the State Portal “<text:a xlink:type="simple" xlink:href="https://childrenofwar.gov.ua/" text:style-name="Internet_20_link" text:visited-style-name="Visited_20_Internet_20_Link">
Divital</text:a>
”. The office of president, OGP, SBU, external intelligence service, National Police, public organizations, etc. are involved in their collection and analysis.</text:p>
      <text:p text:style-name="P4">
The Ministry of Reintegration reminds you: if you have known about illegal deportations, report it on a 24 -hour NIB hotline:</text:p>
      <ul>
        <li>
16-48 and(044)287-81-65 * or with chatbots in <text:a xlink:type="simple" xlink:href="https://t.me/nib_uncp_bot" text:style-name="Internet_20_link" text:visited-style-name="Visited_20_Internet_20_Link">
Telegram</text:a>
and <text:a xlink:type="simple" xlink:href="http://www.viber.com/nib_uncp_bot" text:style-name="Internet_20_link" text:visited-style-name="Visited_20_Internet_20_Link">
viber</text:a>
.</li>
      </ul>
      <text:p text:style-name="P4">
News Source: <text:a xlink:type="simple" xlink:href="https://armyinform.com.ua/2023/03/29/u-rosiyu-rashysty-nezakonno-deportuvaly-ponad-19-tysyach-ukrayinskyh-ditej-minreintegracziyi/" text:style-name="Internet_20_link" text:visited-style-name="Visited_20_Internet_20_Link">
https://armyinform.com.ua/2023/03/29/u-rosiyu-rashysty-nezakonno-deportuvaly-ponad-19-tysyach-ukrayinskyh-ditej-minreintegracziyi/</text:a>
</text:p>
      <!--NEWS-->
      <text:h text:style-name="P10" text:outline-level="1">
<text:span text:style-name="T4">
Ukraine stops border cooperation with Belarus and the Russian Federation</text:span>
</text:h>
      <text:p text:style-name="P4">
Author: ['АРМІЯINFORM']</text:p>
      <text:p text:style-name="P4">
Time: 2023-03-29T44:00:00-04:00</text:p>
      <text:p text:style-name="P4">
Description: The detachment of the President of the President of Ukraine about the shaking of the Prikordonnoye SPIVROTYTRITVVAI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57_main-v1680062283.jpg" text:style-name="Internet_20_link" text:visited-style-name="Visited_20_Internet_20_Link">
57_main-v1680062283.jpg</text:a>
']</text:p>
      <text:p text:style-name="P4">
Tags: ['ІГОР КЛИМЕНКО', 'КАБІНЕТ МІНІСТРІВ УКРАЇНИ', 'МЕМОРАНДУМ', 'ПРИКОРДОННЕ СПІВРОБІТНИЦТВО']</text:p>
      <text:p text:style-name="P4">
Category: News</text:p>
      <!--METADATA-->
      <text:p text:style-name="P4">
<draw:frame draw:style-name="fr1" draw:name="Image53" text:anchor-type="as-char" svg:width="6.9236in" svg:height="4.61903in" draw:z-index="0">
<draw:image xlink:href="../Images/AРМІЯINFORM/2023-03-29T44-00-00-04-00/57_main-v1680062283.jpg" xlink:type="simple" xlink:show="embed" xlink:actuate="onLoad" draw:mime-type="image/jpeg"/>
</draw:frame>
The government approved the Project of the Presidential Decree on the termination of border management of Ukraine with Russia and Belarus.</text:p>
      <text:p text:style-name="P4">
As <text:a xlink:type="simple" xlink:href="https://www.kmu.gov.ua/news/uriad-skhvalyv-ukaz-prezydenta-pro-prypynennia-prykordonnoho-spivrobitnytstva-ukrainy-z-rosiieiu-ta-bilorussiu" text:style-name="Internet_20_link" text:visited-style-name="Visited_20_Internet_20_Link">
reports</text:a>
The Government Portal, such a decision provides for the approval of the President of Ukraine on the termination of the Agreement between Ukraine and the Russian Federation on Cooperation and Interaction on Border Affairs and Vid Ukraine from the Memorandum on Cooperation in the Protection of State Bellorus, Russian Federation and Ukraine.</text:p>
      <text:p text:style-name="P4">
The need to make such a decision at a meeting of the Cabinet of Ministers was told by the Minister of Internal Affairs of Ukraine Igor Klimenko. In particular, it was necessary that the termination of international treaties of Ukraine is responsible to the provisions of the Vienna Convention on the Law of International Treaties of Ukraine "On International Treaties of Ukraine", in connection with the fundamental change of circumstances and systematic failure to comply Ukraine.</text:p>
      <text:p text:style-name="P4">
"The adoption of such a decree will allow the Ukrainian side to be performed by internal state procedures required to terminate the said Tammorandum Agreement," - summed up Igor Klimenko.</text:p>
      <text:p text:style-name="P4">
News Source: <text:a xlink:type="simple" xlink:href="https://armyinform.com.ua/2023/03/29/ukrayina-prypynyaye-prykordonne-spivrobitnycztvo-z-bilorussyu-ta-rf/" text:style-name="Internet_20_link" text:visited-style-name="Visited_20_Internet_20_Link">
https://armyinform.com.ua/2023/03/29/ukrayina-prypynyaye-prykordonne-spivrobitnycztvo-z-bilorussyu-ta-rf/</text:a>
</text:p>
      <!--NEWS-->
      <text:h text:style-name="P10" text:outline-level="1">
<text:span text:style-name="T4">
During the day, rescuers have almost two hundred times left for the elimination of the consequences of enemy shelling</text:span>
</text:h>
      <text:p text:style-name="P4">
Author: ['АРМІЯINFORM']</text:p>
      <text:p text:style-name="P4">
Time: 2023-03-29T45:00:00-04:00</text:p>
      <text:p text:style-name="P4">
Description: The last time, 28 birch trees, the Holder Service of Ukraine Zvozvicha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54" text:anchor-type="as-char" svg:width="6.9236in" svg:height="4.592655in" draw:z-index="0">
<draw:image xlink:href="../Images/AРМІЯINFORM/2023-03-29T45-00-00-04-00/ac9232d099cb3d54f7d73ef2deca81a2_l.jpg" xlink:type="simple" xlink:show="embed" xlink:actuate="onLoad" draw:mime-type="image/jpeg"/>
</draw:frame>
Illustrative photo</text:p>
      <text:p text:style-name="P4">
During the last day, <text:span text:style-name="T4">
 March 28, </text:span>
 Divisions of the Civil Service of Ukraine of Uncertain Situations <text:span text:style-name="T4">
 198 departures </text:span>
 to eliminate the consequences of the occupants of settlements and infrastructure. 2 fires were eliminated, 189 persons were provided with psychological assistance.</text:p>
      <text:p text:style-name="P4">
This is stated in <text:a xlink:type="simple" xlink:href="https://dsns.gov.ua/uk/news/nadzvicaini-podiyi/operativna-informaciia-dsns-shhodo-naslidkiv-vedennia-boiovix-dii-rosiiskoiu-federacijeiu-109" text:style-name="Internet_20_link" text:visited-style-name="Visited_20_Internet_20_Link">
message</text:a>
SES of Ukraine.</text:p>
      <text:p text:style-name="P4">
Reference: 86 532 trips to eliminate the consequences were made since the beginning of the war, 14 227 fires were liquidated, 3,971 persons were rescued, 207 589 persons were provided.</text:p>
      <text:p text:style-name="P4">
News Source: <text:a xlink:type="simple" xlink:href="https://armyinform.com.ua/2023/03/29/za-dobu-ryatuvalnyky-majzhe-dvisti-raziv-vyyizdyly-na-likvidacziyu-naslidkiv-vorozhyh-obstriliv/" text:style-name="Internet_20_link" text:visited-style-name="Visited_20_Internet_20_Link">
https://armyinform.com.ua/2023/03/29/za-dobu-ryatuvalnyky-majzhe-dvisti-raziv-vyyizdyly-na-likvidacziyu-naslidkiv-vorozhyh-obstriliv/</text:a>
</text:p>
      <!--NEWS-->
      <text:h text:style-name="P10" text:outline-level="1">
<text:span text:style-name="T4">
Russian prisoners of war are maintained in accordance with the requirements of the Geneva Convention - Dmitry Lubinets</text:span>
</text:h>
      <text:p text:style-name="P4">
Author: ['АРМІЯINFORM']</text:p>
      <text:p text:style-name="P4">
Time: 2023-03-29T46:00:00-04:00</text:p>
      <text:p text:style-name="P4">
Description: Requests of the rights of the rights of the people of Dmitrov Dmitro Lubinets at VIDPOVID to Dopovyi Chodo Podvodennya z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1-101.jpg" text:style-name="Internet_20_link" text:visited-style-name="Visited_20_Internet_20_Link">
1-101.jpg</text:a>
', '<text:a xlink:type="simple" xlink:href="https://armyinform.com.ua/wp-content/uploads/2023/03/6-52-150x150.jpg" text:style-name="Internet_20_link" text:visited-style-name="Visited_20_Internet_20_Link">
6-52-150x150.jpg</text:a>
', '<text:a xlink:type="simple" xlink:href="https://armyinform.com.ua/wp-content/uploads/2023/03/2-96-150x150.jpg" text:style-name="Internet_20_link" text:visited-style-name="Visited_20_Internet_20_Link">
2-96-150x150.jpg</text:a>
', '<text:a xlink:type="simple" xlink:href="https://armyinform.com.ua/wp-content/uploads/2023/03/3-84-150x150.jpg" text:style-name="Internet_20_link" text:visited-style-name="Visited_20_Internet_20_Link">
3-84-150x150.jpg</text:a>
', '<text:a xlink:type="simple" xlink:href="https://armyinform.com.ua/wp-content/uploads/2023/03/4-75-150x150.jpg" text:style-name="Internet_20_link" text:visited-style-name="Visited_20_Internet_20_Link">
4-75-150x150.jpg</text:a>
', '<text:a xlink:type="simple" xlink:href="https://armyinform.com.ua/wp-content/uploads/2023/03/5-58-150x150.jpg" text:style-name="Internet_20_link" text:visited-style-name="Visited_20_Internet_20_Link">
5-58-150x150.jpg</text:a>
', '<text:a xlink:type="simple" xlink:href="https://armyinform.com.ua/wp-content/uploads/2023/03/7-43-150x150.jpg" text:style-name="Internet_20_link" text:visited-style-name="Visited_20_Internet_20_Link">
7-43-150x150.jpg</text:a>
', '<text:a xlink:type="simple" xlink:href="https://armyinform.com.ua/wp-content/uploads/2023/03/8-35-150x150.jpg" text:style-name="Internet_20_link" text:visited-style-name="Visited_20_Internet_20_Link">
8-35-150x150.jpg</text:a>
']</text:p>
      <text:p text:style-name="P4">
Tags: ['ДМИТРО ЛУБІНЕЦЬ', 'ЖЕНЕВСЬКА КОНВЕНЦІЯ', 'ООН', 'УПОВНОВАЖЕНИЙ З ПРАВ ЛЮДИНИ', 'УТРИМАННЯ ВІЙСЬКОВОПОЛОНЕНИХ']</text:p>
      <text:p text:style-name="P4">
Category: News</text:p>
      <!--METADATA-->
      <text:p text:style-name="P4">
<draw:frame draw:style-name="fr1" draw:name="Image55" text:anchor-type="as-char" svg:width="6.9236in" svg:height="5.411947in" draw:z-index="0">
<draw:image xlink:href="../Images/AРМІЯINFORM/2023-03-29T46-00-00-04-00/1-101.jpg" xlink:type="simple" xlink:show="embed" xlink:actuate="onLoad" draw:mime-type="image/jpeg"/>
</draw:frame>
The Commissioner for Human Rights Dmitry Lubinets, in response to a report with prisoners of war, which was published by the UN Monitoring Mission in Ukraine in Ukraine, reported the results of the recent monitoring carrier of the office of the office of the office authorized to the camp of prisoners.</text:p>
      <text:p text:style-name="P4">
About it Dmitry Lubinets <text:a xlink:type="simple" xlink:href="https://t.me/dmytro_lubinetzs/1999" text:style-name="Internet_20_link" text:visited-style-name="Visited_20_Internet_20_Link">
wrote</text:a>
Utelegram-channel.</text:p>
      <text:p text:style-name="P4">
During the monitoring, the conditions of maintenance of Russian military service, their nutrition, the availability of medical support for other rights guaranteed by the Geneva Conventions were checked.</text:p>
      <text:p text:style-name="P4">
“It was found that Russian prisoners of war are held in accordance with the demanding Convention on the Treatment of Prisoners. The temperature regime of the premises and the daily routine meets all the requirements of the Convention.(Relieving)Phone calls and are eligible for work. Nutrition is carried out according to the all -military layout of products, ” - said</text:p>
      <text:p text:style-name="P4">
<text:a xlink:type="simple" xlink:href="https://armyinform.com.ua/wp-content/uploads/2023/03/6-52.jpg" text:style-name="Internet_20_link" text:visited-style-name="Visited_20_Internet_20_Link">
!(Images/AРМІЯINFORM/2023-03-29T46-00-00-04-00/6-52-150x150.jpg)</text:a>
</text:p>
      <text:p text:style-name="P4">
<text:a xlink:type="simple" xlink:href="https://armyinform.com.ua/wp-content/uploads/2023/03/2-96.jpg" text:style-name="Internet_20_link" text:visited-style-name="Visited_20_Internet_20_Link">
<draw:frame draw:style-name="fr1" draw:name="Image56" text:anchor-type="as-char" svg:width="6.9236in" svg:height="6.9236in" draw:z-index="0">
<draw:image xlink:href="../Images/AРМІЯINFORM/2023-03-29T46-00-00-04-00/2-96-150x150.jpg" xlink:type="simple" xlink:show="embed" xlink:actuate="onLoad" draw:mime-type="image/jpeg"/>
</draw:frame>
</text:a>
</text:p>
      <text:p text:style-name="P4">
<text:a xlink:type="simple" xlink:href="https://armyinform.com.ua/wp-content/uploads/2023/03/3-84.jpg" text:style-name="Internet_20_link" text:visited-style-name="Visited_20_Internet_20_Link">
<draw:frame draw:style-name="fr1" draw:name="Image57" text:anchor-type="as-char" svg:width="6.9236in" svg:height="6.9236in" draw:z-index="0">
<draw:image xlink:href="../Images/AРМІЯINFORM/2023-03-29T46-00-00-04-00/3-84-150x150.jpg" xlink:type="simple" xlink:show="embed" xlink:actuate="onLoad" draw:mime-type="image/jpeg"/>
</draw:frame>
</text:a>
</text:p>
      <text:p text:style-name="P4">
<text:a xlink:type="simple" xlink:href="https://armyinform.com.ua/wp-content/uploads/2023/03/4-75.jpg" text:style-name="Internet_20_link" text:visited-style-name="Visited_20_Internet_20_Link">
<draw:frame draw:style-name="fr1" draw:name="Image58" text:anchor-type="as-char" svg:width="6.9236in" svg:height="6.9236in" draw:z-index="0">
<draw:image xlink:href="../Images/AРМІЯINFORM/2023-03-29T46-00-00-04-00/4-75-150x150.jpg" xlink:type="simple" xlink:show="embed" xlink:actuate="onLoad" draw:mime-type="image/jpeg"/>
</draw:frame>
</text:a>
</text:p>
      <text:p text:style-name="P4">
<text:a xlink:type="simple" xlink:href="https://armyinform.com.ua/wp-content/uploads/2023/03/5-58.jpg" text:style-name="Internet_20_link" text:visited-style-name="Visited_20_Internet_20_Link">
<draw:frame draw:style-name="fr1" draw:name="Image59" text:anchor-type="as-char" svg:width="6.9236in" svg:height="6.9236in" draw:z-index="0">
<draw:image xlink:href="../Images/AРМІЯINFORM/2023-03-29T46-00-00-04-00/5-58-150x150.jpg" xlink:type="simple" xlink:show="embed" xlink:actuate="onLoad" draw:mime-type="image/jpeg"/>
</draw:frame>
</text:a>
</text:p>
      <text:p text:style-name="P4">
<text:a xlink:type="simple" xlink:href="https://armyinform.com.ua/wp-content/uploads/2023/03/7-43.jpg" text:style-name="Internet_20_link" text:visited-style-name="Visited_20_Internet_20_Link">
<draw:frame draw:style-name="fr1" draw:name="Image60" text:anchor-type="as-char" svg:width="6.9236in" svg:height="6.9236in" draw:z-index="0">
<draw:image xlink:href="../Images/AРМІЯINFORM/2023-03-29T46-00-00-04-00/7-43-150x150.jpg" xlink:type="simple" xlink:show="embed" xlink:actuate="onLoad" draw:mime-type="image/jpeg"/>
</draw:frame>
</text:a>
According to Dmitry Lubinets, the medical provision of prisoners of war - high level. The medical part has a dental office, a fluorographic apparatus and an ultrasound apparatus. And in their spare time, prisoners of war are able to view news or play football in the camp.</text:p>
      <text:p text:style-name="P4">
“In agreement with the Ministry, free access to the camp has journalist media. In particular, during monitoring, TF1 is working(France). Медійники навіть скуштували харчі, які споживаютьросійські військовополонені. Також у таборі були представники ООН, МКЧХ таінші іноземні журналісти», — зауважив Уповноважений з прав людини.</text:p>
      <text:p text:style-name="P4">
<text:a xlink:type="simple" xlink:href="https://armyinform.com.ua/wp-content/uploads/2023/03/8-35.jpg" text:style-name="Internet_20_link" text:visited-style-name="Visited_20_Internet_20_Link">
<draw:frame draw:style-name="fr1" draw:name="Image61" text:anchor-type="as-char" svg:width="6.9236in" svg:height="6.9236in" draw:z-index="0">
<draw:image xlink:href="../Images/AРМІЯINFORM/2023-03-29T46-00-00-04-00/8-35-150x150.jpg" xlink:type="simple" xlink:show="embed" xlink:actuate="onLoad" draw:mime-type="image/jpeg"/>
</draw:frame>
</text:a>
Unfortunately, information about the negative aspects of the Russian soldiers in captivity, but no positive -facts, at least about telephone communication with relatives, is not defined in the said report. After all, Ukrainian captives are unsecured even with such a right and for a long time do not have the opportunity to settle with their relatives.</text:p>
      <text:p text:style-name="P4">
"Ukraine adheres to the Geneva Conventions, international law and open to international organizations," Dmitry Lubinets stressed, urging the world to help Ukraine in the issue of admission to the places of keeping Ukrainian prisoners!</text:p>
      <text:p text:style-name="P4">
News Source: <text:a xlink:type="simple" xlink:href="https://armyinform.com.ua/2023/03/29/rosijski-vijskovopoloneni-utrymuyutsya-vidpovidno-do-vymog-zhenevskoyi-konvencziyi-dmytro-lubinecz/" text:style-name="Internet_20_link" text:visited-style-name="Visited_20_Internet_20_Link">
https://armyinform.com.ua/2023/03/29/rosijski-vijskovopoloneni-utrymuyutsya-vidpovidno-do-vymog-zhenevskoyi-konvencziyi-dmytro-lubinecz/</text:a>
</text:p>
      <!--NEWS-->
      <text:h text:style-name="P10" text:outline-level="1">
<text:span text:style-name="T4">
Last day Russian troops fired the territory of 8 regions of Ukraine</text:span>
</text:h>
      <text:p text:style-name="P4">
Author: ['АРМІЯINFORM']</text:p>
      <text:p text:style-name="P4">
Time: 2023-03-29T47:00:00-04:00</text:p>
      <text:p text:style-name="P4">
Description: Behind the Otrimani VID, the situation of the Miniye Defense of Ukrainian, the last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photo_5269559327981683794_x.jpg" text:style-name="Internet_20_link" text:visited-style-name="Visited_20_Internet_20_Link">
photo_5269559327981683794_x.jpg</text:a>
']</text:p>
      <text:p text:style-name="P4">
Tags: ['MILITARY MEDIA CENTER', 'STOPRUSSIA', 'ХАРКІВСЬКИЙ ТРИБУНАЛ']</text:p>
      <text:p text:style-name="P4">
Category: News</text:p>
      <!--METADATA-->
      <text:p text:style-name="P4">
<draw:frame draw:style-name="fr1" draw:name="Image62" text:anchor-type="as-char" svg:width="6.9236in" svg:height="5.010956in" draw:z-index="0">
<draw:image xlink:href="../Images/AРМІЯINFORM/2023-03-29T47-00-00-04-00/photo_5269559327981683794_x.jpg" xlink:type="simple" xlink:show="embed" xlink:actuate="onLoad" draw:mime-type="image/jpeg"/>
</draw:frame>
According to the information center of the Ministry of Defense of Ukraine information, during the last day, Russian troops fired the territory of 8 regions of Ukraine.</text:p>
      <text:p text:style-name="P4">
About it <text:a xlink:type="simple" xlink:href="https://t.me/militarymediacenter/1558" text:style-name="Internet_20_link" text:visited-style-name="Visited_20_Internet_20_Link">
informs</text:a>
Military Mediacenter.</text:p>
      <text:p text:style-name="P4">
“In general from different types of weapons(mortars, tanks, artillery, RSZV, S-300 ZRC, UAV, tactical aviation)The shelling of 100 settlements was carried out, the defeat of 19 infrastructure objects was confirmed, ”the message reads.</text:p>
      <text:p text:style-name="P4">
According to preliminary information, 8 people were injured.</text:p>
      <text:p text:style-name="P4">
News Source: <text:a xlink:type="simple" xlink:href="https://armyinform.com.ua/2023/03/29/mynuloyi-doby-rosijski-vijska-obstrilyaly-terytoriyu-8-oblastej-ukrayiny/" text:style-name="Internet_20_link" text:visited-style-name="Visited_20_Internet_20_Link">
https://armyinform.com.ua/2023/03/29/mynuloyi-doby-rosijski-vijska-obstrilyaly-terytoriyu-8-oblastej-ukrayiny/</text:a>
</text:p>
      <!--NEWS-->
      <text:h text:style-name="P10" text:outline-level="1">
<text:span text:style-name="T4">
More than 400 explosive items have been neutralized per day of Pyrotechnics of SES</text:span>
</text:h>
      <text:p text:style-name="P4">
Author: ['АРМІЯINFORM']</text:p>
      <text:p text:style-name="P4">
Time: 2023-03-29T48:00:00-04:00</text:p>
      <text:p text:style-name="P4">
Description: Lent out, 28 birch trees, Pirotechnici PIDROZHILELY OF THE POSITIONAL SERVICE OF WORKS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c0dcc28bebeeb3211a1b8c44265196e8.jpeg" text:style-name="Internet_20_link" text:visited-style-name="Visited_20_Internet_20_Link">
c0dcc28bebeeb3211a1b8c44265196e8.jpeg</text:a>
', '<text:a xlink:type="simple" xlink:href="https://armyinform.com.ua/wp-content/uploads/2023/03/338001687_189566610489313_5787655785679037171_n.jpg" text:style-name="Internet_20_link" text:visited-style-name="Visited_20_Internet_20_Link">
338001687_189566610489313_5787655785679037171_n.jpg</text:a>
']</text:p>
      <text:p text:style-name="P4">
Tags: ['STOPRUSSIA', 'АГРЕСІЯ РФ', 'ВІЙНА', 'ВТОРГНЕННЯ РФ', 'ДСНС УКРАЇНИ', 'РОЗМІНУВАННЯ']</text:p>
      <text:p text:style-name="P4">
Category: News</text:p>
      <!--METADATA-->
      <text:p text:style-name="P4">
<draw:frame draw:style-name="fr1" draw:name="Image63" text:anchor-type="as-char" svg:width="6.9236in" svg:height="3.896076in" draw:z-index="0">
<draw:image xlink:href="../Images/AРМІЯINFORM/2023-03-29T48-00-00-04-00/c0dcc28bebeeb3211a1b8c44265196e8.jpeg" xlink:type="simple" xlink:show="embed" xlink:actuate="onLoad" draw:mime-type="image/jpeg"/>
</draw:frame>
Illustrative photo</text:p>
      <text:p text:style-name="P4">
<text:span text:style-name="T4">
 During the last day, </text:span>
 <text:span text:style-name="T4">
 </text:span>
 March 28 <text:span text:style-name="T4">
 </text:span>
, <text:span text:style-name="T4">
 pyrotechnical units of Ukraine for emergency situations </text:span>
 151 times ** have been involved in finishing tasks.</text:p>
      <text:p text:style-name="P4">
About it _ <text:a xlink:type="simple" xlink:href="https://dsns.gov.ua/uk/news/nadzvicaini-podiyi/operativna-informaciia-shhodo-roboti-pirotexnicnix-pidrozdiliv-dsns-ukrayini-21" text:style-name="Internet_20_link" text:visited-style-name="Visited_20_Internet_20_Link">
reports</text:a>
_ SES of Ukraine.</text:p>
      <text:p text:style-name="P4">
Pyrotechnical units found, seized and disposed of <text:span text:style-name="T4">
 407 </text:span>
<text:span text:style-name="T4">
 explosive </text:span>
 <text:span text:style-name="T4">
 items. </text:span>
 examined(cleared)the area of the area <text:span text:style-name="T4">
 26 hectares </text:span>
.</text:p>
      <text:p text:style-name="P4">
Most often pyrotechnic units worked: in Kharkiv region 16 022 times, Kyiv region - 7 353, Chernihiv region - 4 401, Donetsk - 4 386, Mykolaiv region - 3 944, Kherson region - 3 698, Sumy - 1 755, Cherkasy region - 1 083.</text:p>
      <text:p text:style-name="P4">
Background: from the beginning of large -scale aggression of the Russian Federation of Ukrainian Pyrotechnical units of the SES of Ukraine, the Pyrotechnical units of the SES of Ukraine have been involved <text:span text:style-name="T4">
 48 644 times </text:span>
 to fulfill the tasks of mine. Disposed of <text:span text:style-name="T4">
 337 727 extinguishing items </text:span>
, including <text:span text:style-name="T4">
 2 200 aviation bombs </text:span>
. Examined(cleared)area of area <text:span text:style-name="T4">
 81 357 hectares </text:span>
.</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64" text:anchor-type="as-char" svg:width="6.9236in" svg:height="5.804039in" draw:z-index="0">
<draw:image xlink:href="../Images/AРМІЯINFORM/2023-03-29T48-00-00-04-00/338001687_189566610489313_5787655785679037171_n.jpg" xlink:type="simple" xlink:show="embed" xlink:actuate="onLoad" draw:mime-type="image/jpeg"/>
</draw:frame>
</text:p>
      <text:p text:style-name="P4">
News Source: <text:a xlink:type="simple" xlink:href="https://armyinform.com.ua/2023/03/29/za-dobu-pirotehniky-dsns-zneshkodyly-ponad-400-vybuhonebezpechnyh-predmetiv-4/" text:style-name="Internet_20_link" text:visited-style-name="Visited_20_Internet_20_Link">
https://armyinform.com.ua/2023/03/29/za-dobu-pirotehniky-dsns-zneshkodyly-ponad-400-vybuhonebezpechnyh-predmetiv-4/</text:a>
</text:p>
      <!--NEWS-->
      <text:h text:style-name="P10" text:outline-level="1">
<text:span text:style-name="T4">
By the end of May will end the next stage of the women's military form test</text:span>
</text:h>
      <text:p text:style-name="P4">
Author: ['АРМІЯINFORM']</text:p>
      <text:p text:style-name="P4">
Time: 2023-03-29T49:00:00-04:00</text:p>
      <text:p text:style-name="P4">
Description: On the SPILNII Naradi Central Directorate Rosvitka that skewers of the Material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93d48047-45ad-49c8-946a-4fe2b1f9dc09-e1680076914996-1.jpg" text:style-name="Internet_20_link" text:visited-style-name="Visited_20_Internet_20_Link">
93d48047-45ad-49c8-946a-4fe2b1f9dc09-e1680076914996-1.jpg</text:a>
']</text:p>
      <text:p text:style-name="P4">
Tags: ['ЖІНОЧА ВІЙСЬКОВА ФОРМА', 'МІНІСТЕРСТВО ОБОРОНИ УКРАЇНИ', 'ОЛЕКСІЙ РЕЗНІКОВ']</text:p>
      <text:p text:style-name="P4">
Category: News</text:p>
      <!--METADATA-->
      <text:p text:style-name="P4">
<draw:frame draw:style-name="fr1" draw:name="Image65" text:anchor-type="as-char" svg:width="6.9236in" svg:height="3.943823in" draw:z-index="0">
<draw:image xlink:href="../Images/AРМІЯINFORM/2023-03-29T49-00-00-04-00/93d48047-45ad-49c8-946a-4fe2b1f9dc09-e1680076914996-1.jpg" xlink:type="simple" xlink:show="embed" xlink:actuate="onLoad" draw:mime-type="image/jpeg"/>
</draw:frame>
At a joint meeting of the Central Department of Development and Support of Material Support of the Armed Forces with representatives of domestic producers of tagogical organizations, the results of the first stage of experimental wearing of new samples of female form were discussed.</text:p>
      <text:p text:style-name="P4">
The attendees were offered variants of constructive changes to the existing summer field model, taking into account the features of the female figure anatomy, four new samples of summer unicorn were demonstrated.</text:p>
      <text:p text:style-name="P4">
According to the results of the meeting, it was decided to make a new batch of samples of form for transmission to the units. Its test is expected to end by the end of her day.</text:p>
      <text:p text:style-name="P4">
In addition, research tests of samples of female whiteness provided by the NGOs "Forma Two" and "Bold Ukraine" are currently underway in the troops.</text:p>
      <text:p text:style-name="P4">
If these samples receive approving reviews of military personnel, the Department of Matters for May will develop an appropriate technical specification of the Defense Ministry of Ukraine.</text:p>
      <text:p text:style-name="P4">
“Today, the Armed Forces serve 41 thousand women, about 19 thousand - are civil workers who work for the needs of the army. About 5,000 women participate directly in the fighting. In addition to its convenient shape, we are also continuing to provide our defenders and bulletproof vests, taking into account the montropological features. The experimental sample of the bulletproof vest for women has been developed, a series of working meetings with representatives of state producers who are able to produce a bulletproof vest for defenders. After conducting technical specification and successful field tests, bulletproof vests will be delivered to the Armed Forces of Ukraine. I am aware that soon we will be able to report on the positive results, ”said the Minister of Defense Alexei Reznikov.</text:p>
      <text:p text:style-name="P4">
<text:span text:style-name="T4">
 Source: </text:span>
 _ <text:a xlink:type="simple" xlink:href="https://www.mil.gov.ua/news/2023/03/29/viprobuvannya-zhinochoi-vijskovoi-formi-ukrainskih-virobnikiv/" text:style-name="Internet_20_link" text:visited-style-name="Visited_20_Internet_20_Link">
Ministry of Defense of Ukraine</text:a>
_</text:p>
      <text:p text:style-name="P4">
News Source: <text:a xlink:type="simple" xlink:href="https://armyinform.com.ua/2023/03/29/do-kinczya-travnya-bude-zaversheno-nastupnyj-etap-vyprobuvannya-zhinochoyi-vijskovoyi-formy-ukrayinskyh-vyrobnykiv/" text:style-name="Internet_20_link" text:visited-style-name="Visited_20_Internet_20_Link">
https://armyinform.com.ua/2023/03/29/do-kinczya-travnya-bude-zaversheno-nastupnyj-etap-vyprobuvannya-zhinochoyi-vijskovoyi-formy-ukrayinskyh-vyrobnykiv/</text:a>
</text:p>
      <!--NEWS-->
      <text:h text:style-name="P10" text:outline-level="1">
<text:span text:style-name="T4">
Oleksandr Pavlyuk checked the training of Ukrainian servicemen in Poland</text:span>
</text:h>
      <text:p text:style-name="P4">
Author: ['АРМІЯINFORM']</text:p>
      <text:p text:style-name="P4">
Time: 2023-03-29T50:00:00-04:00</text:p>
      <text:p text:style-name="P4">
Description: Pershest Intercessor Ministra defense Ukrainian General Oleksandr Pavlyuk Zdiisni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pavlyuk-2.jpg" text:style-name="Internet_20_link" text:visited-style-name="Visited_20_Internet_20_Link">
pavlyuk-2.jpg</text:a>
']</text:p>
      <text:p text:style-name="P4">
Tags: ['ГЕНЕРАЛ-ЛЕЙТЕНАНТ ОЛЕКСАНДР ПАВЛЮК', 'МІНІСТЕРСТВО ОБОРОНИ УКРАЇНИ', 'НАВЧАННЯ ЗА КОРДОНОМ', 'ПОЛЬЩА']</text:p>
      <text:p text:style-name="P4">
Category: News</text:p>
      <!--METADATA-->
      <text:p text:style-name="P4">
<draw:frame draw:style-name="fr1" draw:name="Image66" text:anchor-type="as-char" svg:width="6.9236in" svg:height="4.32725in" draw:z-index="0">
<draw:image xlink:href="../Images/AРМІЯINFORM/2023-03-29T50-00-00-04-00/pavlyuk-2.jpg" xlink:type="simple" xlink:show="embed" xlink:actuate="onLoad" draw:mime-type="image/jpeg"/>
</draw:frame>
The First Deputy Minister of Defense of Ukraine Lieutenant General Alexander Pavlyukzhida was a visit to the Republic of Poland and visited military training grounds and training centers at which Ukrainian defenders have been training and training.</text:p>
      <text:p text:style-name="P4">
Lieutenant General Oleksandr Pavlyuk got acquainted with the measures of collective and industrial training of tank and mechanized units of armed force Ukraine, practical elements of training courses, communicated with our military servicemen and foreign instructors.</text:p>
      <ul>
        <li>
Amazed with what diligence and perseverance our warriors train the skills on modern weapons. Soldiers are learning quickly to effectively use the latest weapons on the battlefield, to Batvachza Ukraine. I am grateful to the instructors who are very responsible and meticulous to workouts, give the right and accurate advice, help the most military become stronger,-said Lieutenant General Oleksandrpavlyuk.</li>
      </ul>
      <text:p text:style-name="P4">
The First Deputy Minister of Defense held a number of meetings with representatives of the Ukrainian partners. In particular, he informed about the general situation on the front lines and current challenges, voiced our existing needs for the preparation of units of the Ukrainian army and in general in ensuring the repeling of the armed aggression of the occupying country of Russia.</text:p>
      <text:p text:style-name="P4">
Separately, Lieutenant General Oleksandr Pavlyuk discussed with representatives of the Combined Arms Training Command TRAINING MISS(CAT-C)Further planning of training programs for Ukrainian servicemen and other issues.</text:p>
      <ul>
        <li>
We do everything to ensure high quality of learning, as well as the exchange of knowledge. NATO and creative standards are used in the war with the Armed Forces. Therefore, our experience of hostilities is also very useful for friends and partners, - said the head of the Ukrainian delegation.</li>
      </ul>
      <text:p text:style-name="P4">
The First Deputy Minister of Defense expressed gratitude to the military-political industry, the government and the people of Poland for the constant position and firm support of Ukraine and our defenders. He stressed that together two friendly people will pass all this difficult way to a common victory.<text:span text:style-name="T4">
 Source: </text:span>
 _ <text:a xlink:type="simple" xlink:href="https://www.mil.gov.ua/news/2023/03/29/general-lejtenant-oleksandr-pavlyuk-pereviriv-pidgotovku-ukrainskih-vijskovosluzhbovcziv-u-polshhi/" text:style-name="Internet_20_link" text:visited-style-name="Visited_20_Internet_20_Link">
Ministry of Defense of Ukraine</text:a>
_</text:p>
      <text:p text:style-name="P4">
News Source: <text:a xlink:type="simple" xlink:href="https://armyinform.com.ua/2023/03/29/oleksandr-pavlyuk-pereviryv-pidgotovku-ukrayinskyh-vijskovosluzhbovcziv-u-polshhi/" text:style-name="Internet_20_link" text:visited-style-name="Visited_20_Internet_20_Link">
https://armyinform.com.ua/2023/03/29/oleksandr-pavlyuk-pereviryv-pidgotovku-ukrayinskyh-vijskovosluzhbovcziv-u-polshhi/</text:a>
</text:p>
      <!--NEWS-->
      <text:h text:style-name="P10" text:outline-level="1">
<text:span text:style-name="T4">
In the temporarily occupied territories of the Russian Federation does not allow civilian to receive medical care - Anna Malyar</text:span>
</text:h>
      <text:p text:style-name="P4">
Author: ['АРМІЯINFORM']</text:p>
      <text:p text:style-name="P4">
Time: 2023-03-29T51:00:00-04:00</text:p>
      <text:p text:style-name="P4">
Description: At Timchasovo perpetual Ukrainian, the problems of the problems of the frauds of the civilian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photo_2022-12-15_12-35-57.jpg" text:style-name="Internet_20_link" text:visited-style-name="Visited_20_Internet_20_Link">
photo_2022-12-15_12-35-57.jpg</text:a>
']</text:p>
      <text:p text:style-name="P4">
Tags: ['STOPRUSSIA', 'ГАННА МАЛЯР', 'ТИМЧАСОВО ОКУПОВАНІ ТЕРИТОРІЇ']</text:p>
      <text:p text:style-name="P4">
Category: News</text:p>
      <!--METADATA-->
      <text:p text:style-name="P4">
<draw:frame draw:style-name="fr1" draw:name="Image67" text:anchor-type="as-char" svg:width="6.9236in" svg:height="4.615733in" draw:z-index="0">
<draw:image xlink:href="../Images/AРМІЯINFORM/2023-03-29T51-00-00-04-00/photo_2022-12-15_12-35-57.jpg" xlink:type="simple" xlink:show="embed" xlink:actuate="onLoad" draw:mime-type="image/jpeg"/>
</draw:frame>
Deputy Minister of Defense Anna Malyar. Photo by Dmitry Yurchenko.</text:p>
      <text:p text:style-name="P4">
In the temporarily occupied territory of Ukraine there are problems with receiving a civilian population.</text:p>
      <text:p text:style-name="P4">
About it <text:a xlink:type="simple" xlink:href="https://t.me/annamaliar/601" text:style-name="Internet_20_link" text:visited-style-name="Visited_20_Internet_20_Link">
reported</text:a>
Deputy Minister of Defense of Ukraine Anna Malyar.</text:p>
      <text:p text:style-name="P4">
“This is due to the fact that the Russian occupation command expands the practicing of local medical institutions for the treatment of exclusively Russian servicemen. As a result of such actions, the residents are deprived of even emergency medical care, ”she wrote.</text:p>
      <text:p text:style-name="P4">
In particular, last week, in the settlement of Novovasylivka, Zaporizhzhya region, a hospital was re -profiled into a Russian military hospital, in which more than 200 wounded occupiers were placed. At the instructions of the command of the enemy, to dispose of medical assistance to civilian population in this medical facility is prohibited.</text:p>
      <text:p text:style-name="P4">
In addition, in hospitals that still serve local residents, the number of qualified medical staff is critical, because the Russian occupation administrations forcibly send civilians to the treatment of wounded Russian military personnel, the number of which increases.</text:p>
      <text:p text:style-name="P4">
News Source: <text:a xlink:type="simple" xlink:href="https://armyinform.com.ua/2023/03/29/na-tymchasovo-okupovanyh-terytoriyah-rf-ne-daye-mozhlyvosti-czyvilnym-otrymaty-medychnu-dopomogu-ganna-malyar/" text:style-name="Internet_20_link" text:visited-style-name="Visited_20_Internet_20_Link">
https://armyinform.com.ua/2023/03/29/na-tymchasovo-okupovanyh-terytoriyah-rf-ne-daye-mozhlyvosti-czyvilnym-otrymaty-medychnu-dopomogu-ganna-malyar/</text:a>
</text:p>
      <!--NEWS-->
      <text:h text:style-name="P10" text:outline-level="1">
<text:span text:style-name="T4">
In the United Kingdom, instructors from Denmark prepare the Armed Forces staff for tranquil -owned battles</text:span>
</text:h>
      <text:p text:style-name="P4">
Author: ['АРМІЯINFORM']</text:p>
      <text:p text:style-name="P4">
Time: 2023-03-29T52:00:00-04:00</text:p>
      <text:p text:style-name="P4">
Description: VIISKOVOVOSKOVSKY Zbroini forces Danim in the framework of the basic pydgovka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5-59.jpg" text:style-name="Internet_20_link" text:visited-style-name="Visited_20_Internet_20_Link">
5-59.jpg</text:a>
', '<text:a xlink:type="simple" xlink:href="https://armyinform.com.ua/wp-content/uploads/2023/03/7-44-150x150.jpg" text:style-name="Internet_20_link" text:visited-style-name="Visited_20_Internet_20_Link">
7-44-150x150.jpg</text:a>
', '<text:a xlink:type="simple" xlink:href="https://armyinform.com.ua/wp-content/uploads/2023/03/1-102-150x150.jpg" text:style-name="Internet_20_link" text:visited-style-name="Visited_20_Internet_20_Link">
1-102-150x150.jpg</text:a>
', '<text:a xlink:type="simple" xlink:href="https://armyinform.com.ua/wp-content/uploads/2023/03/2-97-150x150.jpg" text:style-name="Internet_20_link" text:visited-style-name="Visited_20_Internet_20_Link">
2-97-150x150.jpg</text:a>
', '<text:a xlink:type="simple" xlink:href="https://armyinform.com.ua/wp-content/uploads/2023/03/3-85-150x150.jpg" text:style-name="Internet_20_link" text:visited-style-name="Visited_20_Internet_20_Link">
3-85-150x150.jpg</text:a>
', '<text:a xlink:type="simple" xlink:href="https://armyinform.com.ua/wp-content/uploads/2023/03/4-76-150x150.jpg" text:style-name="Internet_20_link" text:visited-style-name="Visited_20_Internet_20_Link">
4-76-150x150.jpg</text:a>
', '<text:a xlink:type="simple" xlink:href="https://armyinform.com.ua/wp-content/uploads/2023/03/6-53-150x150.jpg" text:style-name="Internet_20_link" text:visited-style-name="Visited_20_Internet_20_Link">
6-53-150x150.jpg</text:a>
']</text:p>
      <text:p text:style-name="P4">
Tags: ['ВЕДЕННЯ ТРАНШЕЙНИХ БОЇВ', 'ВЕЛИКА БРИТАНІЯ', 'ДАНІЯ', 'ДОПОМОГА ПАРТНЕРІВ', 'ЗСУ', 'СВІТ ПІДТРИМУЄ УКРАЇНУ']</text:p>
      <text:p text:style-name="P4">
Category: News</text:p>
      <!--METADATA-->
      <text:p text:style-name="P4">
<draw:frame draw:style-name="fr1" draw:name="Image68" text:anchor-type="as-char" svg:width="6.9236in" svg:height="3.894525in" draw:z-index="0">
<draw:image xlink:href="../Images/AРМІЯINFORM/2023-03-29T52-00-00-04-00/5-59.jpg" xlink:type="simple" xlink:show="embed" xlink:actuate="onLoad" draw:mime-type="image/jpeg"/>
</draw:frame>
Servicemen of the Armed Forces of Denmark within the framework of the basic general training of personnel of the Armed Forces of Ukraine in the United Kingdom are conducting classes(trench)hostilities, in particular, the actions of the preparation, capture and maintenance of the trench, trench, position are worked out.</text:p>
      <text:p text:style-name="P4">
This is stated in <text:a xlink:type="simple" xlink:href="https://www.facebook.com/GeneralStaff.ua/posts/pfbid0YeBX19Bm5Y7fANiLpx1Tz1qTeLGL5b5LvJPochKWYkMs28scMEmveqyVKynr3oeMl" text:style-name="Internet_20_link" text:visited-style-name="Visited_20_Internet_20_Link">
message</text:a>
The General Staff of the Armed Forces.</text:p>
      <text:p text:style-name="P4">
This training makes it possible to master the combat skills, to increase the safety of the armed forces of Ukraine to ensure that military personnel who do not or have a minimal military experience can master the necessary tactical knowledge for the protection of Ukraine.</text:p>
      <text:p text:style-name="P4">
Under the guidance of the instructors of the Armed Forces of Denmark, the recruits of armed forces have become more prepared for defense and offensive conditions.</text:p>
      <text:p text:style-name="P4">
<text:a xlink:type="simple" xlink:href="https://armyinform.com.ua/wp-content/uploads/2023/03/7-44.jpg" text:style-name="Internet_20_link" text:visited-style-name="Visited_20_Internet_20_Link">
!(Images/AРМІЯINFORM/2023-03-29T52-00-00-04-00/7-44-150x150.jpg)</text:a>
</text:p>
      <text:p text:style-name="P4">
<text:a xlink:type="simple" xlink:href="https://armyinform.com.ua/wp-content/uploads/2023/03/1-102.jpg" text:style-name="Internet_20_link" text:visited-style-name="Visited_20_Internet_20_Link">
<draw:frame draw:style-name="fr1" draw:name="Image69" text:anchor-type="as-char" svg:width="6.9236in" svg:height="6.9236in" draw:z-index="0">
<draw:image xlink:href="../Images/AРМІЯINFORM/2023-03-29T52-00-00-04-00/1-102-150x150.jpg" xlink:type="simple" xlink:show="embed" xlink:actuate="onLoad" draw:mime-type="image/jpeg"/>
</draw:frame>
</text:a>
</text:p>
      <text:p text:style-name="P4">
<text:a xlink:type="simple" xlink:href="https://armyinform.com.ua/wp-content/uploads/2023/03/2-97.jpg" text:style-name="Internet_20_link" text:visited-style-name="Visited_20_Internet_20_Link">
<draw:frame draw:style-name="fr1" draw:name="Image70" text:anchor-type="as-char" svg:width="6.9236in" svg:height="6.9236in" draw:z-index="0">
<draw:image xlink:href="../Images/AРМІЯINFORM/2023-03-29T52-00-00-04-00/2-97-150x150.jpg" xlink:type="simple" xlink:show="embed" xlink:actuate="onLoad" draw:mime-type="image/jpeg"/>
</draw:frame>
</text:a>
</text:p>
      <text:p text:style-name="P4">
<text:a xlink:type="simple" xlink:href="https://armyinform.com.ua/wp-content/uploads/2023/03/3-85.jpg" text:style-name="Internet_20_link" text:visited-style-name="Visited_20_Internet_20_Link">
<draw:frame draw:style-name="fr1" draw:name="Image71" text:anchor-type="as-char" svg:width="6.9236in" svg:height="6.9236in" draw:z-index="0">
<draw:image xlink:href="../Images/AРМІЯINFORM/2023-03-29T52-00-00-04-00/3-85-150x150.jpg" xlink:type="simple" xlink:show="embed" xlink:actuate="onLoad" draw:mime-type="image/jpeg"/>
</draw:frame>
</text:a>
</text:p>
      <text:p text:style-name="P4">
<text:a xlink:type="simple" xlink:href="https://armyinform.com.ua/wp-content/uploads/2023/03/4-76.jpg" text:style-name="Internet_20_link" text:visited-style-name="Visited_20_Internet_20_Link">
<draw:frame draw:style-name="fr1" draw:name="Image72" text:anchor-type="as-char" svg:width="6.9236in" svg:height="6.9236in" draw:z-index="0">
<draw:image xlink:href="../Images/AРМІЯINFORM/2023-03-29T52-00-00-04-00/4-76-150x150.jpg" xlink:type="simple" xlink:show="embed" xlink:actuate="onLoad" draw:mime-type="image/jpeg"/>
</draw:frame>
</text:a>
</text:p>
      <text:p text:style-name="P4">
<text:a xlink:type="simple" xlink:href="https://armyinform.com.ua/wp-content/uploads/2023/03/6-53.jpg" text:style-name="Internet_20_link" text:visited-style-name="Visited_20_Internet_20_Link">
<draw:frame draw:style-name="fr1" draw:name="Image73" text:anchor-type="as-char" svg:width="6.9236in" svg:height="6.9236in" draw:z-index="0">
<draw:image xlink:href="../Images/AРМІЯINFORM/2023-03-29T52-00-00-04-00/6-53-150x150.jpg" xlink:type="simple" xlink:show="embed" xlink:actuate="onLoad" draw:mime-type="image/jpeg"/>
</draw:frame>
</text:a>
"The Kingdom of Denmark continues to support the people of Ukraine and provides constant support in response to continuing violations of Russia in international law," the General Staff is reported.</text:p>
      <text:p text:style-name="P4">
Arriving in the United Kingdom in 2023, the contingent servicemen of the Denmark Armed Forces joined the partner countries in the preparation of Ukrainian recruits under the leadership of the United Kingdom.</text:p>
      <text:p text:style-name="P4">
News Source: <text:a xlink:type="simple" xlink:href="https://armyinform.com.ua/2023/03/29/u-velykij-brytaniyi-instruktory-z-daniyi-gotuyut-osobovyj-sklad-zsu-z-vedennya-transhejnyh-boyiv/" text:style-name="Internet_20_link" text:visited-style-name="Visited_20_Internet_20_Link">
https://armyinform.com.ua/2023/03/29/u-velykij-brytaniyi-instruktory-z-daniyi-gotuyut-osobovyj-sklad-zsu-z-vedennya-transhejnyh-boyiv/</text:a>
</text:p>
      <!--NEWS-->
      <text:h text:style-name="P10" text:outline-level="1">
<text:span text:style-name="T4">
Poland will increase the production of ammunition - we should consider what is happening in the Donbass</text:span>
</text:h>
      <text:p text:style-name="P4">
Author: ['АРМІЯINFORM']</text:p>
      <text:p text:style-name="P4">
Time: 2023-03-29T53:00:00-04:00</text:p>
      <text:p text:style-name="P4">
Description: Syogodni Ukrainian, there is a suffer to the VIISKOVOVKOVA, for that, for that, a whisper was vicentized ... The war with Ukraine 2022, the war with Ukraine is the latest news today, the News War with Ukraine 2022 is the last for today, whether there will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ea3b1769-9aa8-4f60-aa57-f9bbda760e69.jpg" text:style-name="Internet_20_link" text:visited-style-name="Visited_20_Internet_20_Link">
ea3b1769-9aa8-4f60-aa57-f9bbda760e69.jpg</text:a>
']</text:p>
      <text:p text:style-name="P4">
Tags: ['STOPRUSSIA', 'АГРЕСІЯ РФ', 'ВИРОБНИЦТВО БОЄПРИПАСІВ', 'ДОПОМОГА ПАРТНЕРІВ', 'МАРЧІН ПРЖИДАЧ', 'ПОЛЬЩА', 'СВІТ ПІДТРИМУЄ УКРАЇНУ']</text:p>
      <text:p text:style-name="P4">
Category: News</text:p>
      <!--METADATA-->
      <text:p text:style-name="P4">
<draw:frame draw:style-name="fr1" draw:name="Image74" text:anchor-type="as-char" svg:width="6.9236in" svg:height="3.894525in" draw:z-index="0">
<draw:image xlink:href="../Images/AРМІЯINFORM/2023-03-29T53-00-00-04-00/ea3b1769-9aa8-4f60-aa57-f9bbda760e69.jpg" xlink:type="simple" xlink:show="embed" xlink:actuate="onLoad" draw:mime-type="image/jpeg"/>
</draw:frame>
Illustrative photo</text:p>
      <text:p text:style-name="P4">
Today, Ukraine has enough military equipment, but in order for it to perform its function, it must be provided with ammunition.</text:p>
      <text:p text:style-name="P4">
About it <text:a xlink:type="simple" xlink:href="https://twitter.com/tvp_info/status/1640967574354632704" text:style-name="Internet_20_link" text:visited-style-name="Visited_20_Internet_20_Link">
reported</text:a>
Head of the Presidential Presidential Policy Department of Polish Marchinprazhidach.</text:p>
      <text:p text:style-name="P4">
“Unfortunately, in Europe, production capacity has been limited for the last 30 years. Therefore, Popolsha appears to the countries of the West, the European Union to finance these European industries in the field of ammunition, ”Marchin Przhidach said.</text:p>
      <text:p text:style-name="P4">
According to him, these ammunition will also be taken to the Polish army, whose function will be the restraint of Russia.</text:p>
      <text:p text:style-name="P4">
“What is happening on the front in the Donbass now has its impact on security. Our support for Ukraine has not only arisen because of sympathy, it also drops out of the appropriate analysis of Poland's safety. We know: if Ukraine falls, Vladimir Putin's appetite will grow, and he will attack the following directions. We are bordered by Russia, ”the Polish official said.</text:p>
      <text:p text:style-name="P4">
News Source: <text:a xlink:type="simple" xlink:href="https://armyinform.com.ua/2023/03/29/polshha-zbilshyt-vyrobnycztvo-boyeprypasiv-treba-zvazhaty-na-te-shho-vidbuvayetsya-na-donbasi/" text:style-name="Internet_20_link" text:visited-style-name="Visited_20_Internet_20_Link">
https://armyinform.com.ua/2023/03/29/polshha-zbilshyt-vyrobnycztvo-boyeprypasiv-treba-zvazhaty-na-te-shho-vidbuvayetsya-na-donbasi/</text:a>
</text:p>
      <!--NEWS-->
      <text:h text:style-name="P10" text:outline-level="1">
<text:span text:style-name="T4">
The world has seen the truth about Russia: it only carries torture and execution - President of Ukraine</text:span>
</text:h>
      <text:p text:style-name="P4">
Author: ['АРМІЯINFORM']</text:p>
      <text:p text:style-name="P4">
Time: 2023-03-29T54:00:00-04:00</text:p>
      <text:p text:style-name="P4">
Description: RIK Tom’s, having stolen the truth about the dew. About those, Vaughn Nesa Lesha Katyvn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photo_5269618886293178871_y.jpg" text:style-name="Internet_20_link" text:visited-style-name="Visited_20_Internet_20_Link">
photo_5269618886293178871_y.jpg</text:a>
', '<text:a xlink:type="simple" xlink:href="https://armyinform.com.ua/wp-content/uploads/2023/03/338913637_938549530507505_3561468138633345754_n-150x150.jpg" text:style-name="Internet_20_link" text:visited-style-name="Visited_20_Internet_20_Link">
338913637_938549530507505_3561468138633345754_n-150x150.jpg</text:a>
', '<text:a xlink:type="simple" xlink:href="https://armyinform.com.ua/wp-content/uploads/2023/03/photo_5269618886293178870_y-150x150.jpg" text:style-name="Internet_20_link" text:visited-style-name="Visited_20_Internet_20_Link">
photo_5269618886293178870_y-150x150.jpg</text:a>
', '<text:a xlink:type="simple" xlink:href="https://armyinform.com.ua/wp-content/uploads/2023/03/338915505_176944901820102_1943705126573995617_n-150x150.jpg" text:style-name="Internet_20_link" text:visited-style-name="Visited_20_Internet_20_Link">
338915505_176944901820102_1943705126573995617_n-150x150.jpg</text:a>
', '<text:a xlink:type="simple" xlink:href="https://armyinform.com.ua/wp-content/uploads/2023/03/338013282_806427744237819_5222585575641638209_n-150x150.jpg" text:style-name="Internet_20_link" text:visited-style-name="Visited_20_Internet_20_Link">
338013282_806427744237819_5222585575641638209_n-150x150.jpg</text:a>
']</text:p>
      <text:p text:style-name="P4">
Tags: ['STOPRUSSIA', 'ВОЛОДИМИР ЗЕЛЕНСЬКИЙ', 'ПРЕЗИДЕНТ']</text:p>
      <text:p text:style-name="P4">
Category: News</text:p>
      <!--METADATA-->
      <text:p text:style-name="P4">
<draw:frame draw:style-name="fr1" draw:name="Image75" text:anchor-type="as-char" svg:width="6.9236in" svg:height="4.621503in" draw:z-index="0">
<draw:image xlink:href="../Images/AРМІЯINFORM/2023-03-29T54-00-00-04-00/photo_5269618886293178871_y.jpg" xlink:type="simple" xlink:show="embed" xlink:actuate="onLoad" draw:mime-type="image/jpeg"/>
</draw:frame>
A year ago, the world saw the truth about Russia. The fact that it carries only torture, execution, looting.</text:p>
      <text:p text:style-name="P4">
President of Ukraine Volodymyr Zelenskyy [wrote] about it(https://t.me/V_Zelenskiy_official/5680)In his tweet.</text:p>
      <text:p text:style-name="P4">
“All Russian murderers, every organizer of this aggression, all who are providing our country against our country and terror against our people must be punished.</text:p>
      <text:p text:style-name="P4">
We have no doubt that they will be responsible. We have no doubt that step by step we will clean our land from this evil, ”the head of the state emphasized.</text:p>
      <text:p text:style-name="P4">
<text:a xlink:type="simple" xlink:href="https://armyinform.com.ua/wp-content/uploads/2023/03/338913637_938549530507505_3561468138633345754_n.jpg" text:style-name="Internet_20_link" text:visited-style-name="Visited_20_Internet_20_Link">
!(Images/AРМІЯINFORM/2023-03-29T54-00-00-04-00/338913637_938549530507505_3561468138633345754_n-150x150.jpg)</text:a>
</text:p>
      <text:p text:style-name="P4">
<text:a xlink:type="simple" xlink:href="https://armyinform.com.ua/wp-content/uploads/2023/03/photo_5269618886293178870_y.jpg" text:style-name="Internet_20_link" text:visited-style-name="Visited_20_Internet_20_Link">
<draw:frame draw:style-name="fr1" draw:name="Image76" text:anchor-type="as-char" svg:width="6.9236in" svg:height="6.9236in" draw:z-index="0">
<draw:image xlink:href="../Images/AРМІЯINFORM/2023-03-29T54-00-00-04-00/photo_5269618886293178870_y-150x150.jpg" xlink:type="simple" xlink:show="embed" xlink:actuate="onLoad" draw:mime-type="image/jpeg"/>
</draw:frame>
</text:a>
</text:p>
      <text:p text:style-name="P4">
<text:a xlink:type="simple" xlink:href="https://armyinform.com.ua/wp-content/uploads/2023/03/338915505_176944901820102_1943705126573995617_n.jpg" text:style-name="Internet_20_link" text:visited-style-name="Visited_20_Internet_20_Link">
<draw:frame draw:style-name="fr1" draw:name="Image77" text:anchor-type="as-char" svg:width="6.9236in" svg:height="6.9236in" draw:z-index="0">
<draw:image xlink:href="../Images/AРМІЯINFORM/2023-03-29T54-00-00-04-00/338915505_176944901820102_1943705126573995617_n-150x150.jpg" xlink:type="simple" xlink:show="embed" xlink:actuate="onLoad" draw:mime-type="image/jpeg"/>
</draw:frame>
</text:a>
</text:p>
      <text:p text:style-name="P4">
<text:a xlink:type="simple" xlink:href="https://armyinform.com.ua/wp-content/uploads/2023/03/338013282_806427744237819_5222585575641638209_n.jpg" text:style-name="Internet_20_link" text:visited-style-name="Visited_20_Internet_20_Link">
<draw:frame draw:style-name="fr1" draw:name="Image78" text:anchor-type="as-char" svg:width="6.9236in" svg:height="6.9236in" draw:z-index="0">
<draw:image xlink:href="../Images/AРМІЯINFORM/2023-03-29T54-00-00-04-00/338013282_806427744237819_5222585575641638209_n-150x150.jpg" xlink:type="simple" xlink:show="embed" xlink:actuate="onLoad" draw:mime-type="image/jpeg"/>
</draw:frame>
</text:a>
</text:p>
      <text:p text:style-name="P4">
News Source: <text:a xlink:type="simple" xlink:href="https://armyinform.com.ua/2023/03/29/svit-pobachyv-pravdu-pro-rosiyu-vona-nese-lyshe-kativni-rozstrily-prezydent-ukrayiny/" text:style-name="Internet_20_link" text:visited-style-name="Visited_20_Internet_20_Link">
https://armyinform.com.ua/2023/03/29/svit-pobachyv-pravdu-pro-rosiyu-vona-nese-lyshe-kativni-rozstrily-prezydent-ukrayiny/</text:a>
</text:p>
      <!--NEWS-->
      <text:h text:style-name="P10" text:outline-level="1">
<text:span text:style-name="T4">
The slave army is not able to overcome the army of free people - Colonel Alexander Kiago</text:span>
</text:h>
      <text:p text:style-name="P4">
Author: ['АРМІЯINFORM']</text:p>
      <text:p text:style-name="P4">
Time: 2023-03-29T55:00:00-04:00</text:p>
      <text:p text:style-name="P4">
Description: Not the Army Nevіlnikovs to the Army of Valniy people, Yaki, hesitate their land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photo_5269559327981683862_y.jpg" text:style-name="Internet_20_link" text:visited-style-name="Visited_20_Internet_20_Link">
photo_5269559327981683862_y.jpg</text:a>
']</text:p>
      <text:p text:style-name="P4">
Tags: ['MILITARY MEDIA CENTER', 'STOPRUSSIA', 'СИЛИ ПІДТРИМКИ ЗСУ']</text:p>
      <text:p text:style-name="P4">
Category: News</text:p>
      <!--METADATA-->
      <text:p text:style-name="P4">
<draw:frame draw:style-name="fr1" draw:name="Image79" text:anchor-type="as-char" svg:width="6.9236in" svg:height="4.32725in" draw:z-index="0">
<draw:image xlink:href="../Images/AРМІЯINFORM/2023-03-29T55-00-00-04-00/photo_5269559327981683862_y.jpg" xlink:type="simple" xlink:show="embed" xlink:actuate="onLoad" draw:mime-type="image/jpeg"/>
</draw:frame>
The army of slaves cannot overcome the army of free people who defend their generic land. This is the main reason why I believe in our victory.</text:p>
      <text:p text:style-name="P4">
This was stated(https://t.me/militarymediacenter/1559)Military Media Center.</text:p>
      <text:p text:style-name="P4">
“The Russians have never focused on any moral principles, they have always been" driven "into Ukraine as invaders. Ukrainians have become voluntarily in the fight against the occupier overwhelmingly, ”the message reads.</text:p>
      <text:p text:style-name="P4">
Oleksandr Kiago noted that the current Ukrainian-Russian war is not just about the struggle of two armies and two peoples. This is, first and foremost, the struggle of two -absolutely different worldviews.</text:p>
      <text:p text:style-name="P4">
“When considering officers as candidates for leadership positions, I never focused on a person's age, political preferences or personal sympathies or dislike. When the war of such a scale, it is important that the local commanders are becoming personalities and professionals who will be able to take responsibility and make decisions at a critical moment. Because inactivity is criminal, it will cost people life that is of the highest value to us, ”the management said.</text:p>
      <text:p text:style-name="P4">
News Source: <text:a xlink:type="simple" xlink:href="https://armyinform.com.ua/2023/03/29/armiya-nevilnykiv-ne-zdatna-zdolaty-armiyu-vilnyh-lyudej-polkovnyk-oleksandr-kyago/" text:style-name="Internet_20_link" text:visited-style-name="Visited_20_Internet_20_Link">
https://armyinform.com.ua/2023/03/29/armiya-nevilnykiv-ne-zdatna-zdolaty-armiyu-vilnyh-lyudej-polkovnyk-oleksandr-kyago/</text:a>
</text:p>
      <!--NEWS-->
      <text:h text:style-name="P10" text:outline-level="1">
<text:span text:style-name="T4">
The National Military History Museum of Ukraine will present artifacts from the sunken cruiser "Moscow"</text:span>
</text:h>
      <text:p text:style-name="P4">
Author: ['Євген Букет']</text:p>
      <text:p text:style-name="P4">
Time: 2023-03-29T56:00:00-04:00</text:p>
      <text:p text:style-name="P4">
Description: On the Richnitsa of the Sulknnya cruiser "Moscow" in the National-I-Istoric Museum of the National VIICHOKOVOKOVO ...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golovna-86.jpg" text:style-name="Internet_20_link" text:visited-style-name="Visited_20_Internet_20_Link">
golovna-86.jpg</text:a>
', '<text:a xlink:type="simple" xlink:href="https://armyinform.com.ua/wp-content/uploads/2023/03/illyenko.jpg" text:style-name="Internet_20_link" text:visited-style-name="Visited_20_Internet_20_Link">
illyenko.jpg</text:a>
']</text:p>
      <text:p text:style-name="P4">
Tags: []</text:p>
      <text:p text:style-name="P4">
Category: News</text:p>
      <!--METADATA-->
      <text:p text:style-name="P4">
<draw:frame draw:style-name="fr1" draw:name="Image80" text:anchor-type="as-char" svg:width="6.9236in" svg:height="4.615733in" draw:z-index="0">
<draw:image xlink:href="../Images/AРМІЯINFORM/2023-03-29T56-00-00-04-00/golovna-86.jpg" xlink:type="simple" xlink:show="embed" xlink:actuate="onLoad" draw:mime-type="image/jpeg"/>
</draw:frame>
On the anniversary of the mowing of the cruiser "Moscow" in the National Military Historical Museum of Ukraine will open a new exposition, where there will be a representative circle, a signal buoy from a sunken flagship of the Russian fleet tables many other interesting artifacts. It became known during today's briefing, which was conducted in <text:a xlink:type="simple" xlink:href="https://t.me/militarymediacenter" text:style-name="Internet_20_link" text:visited-style-name="Visited_20_Internet_20_Link">
Military Mediacenter</text:a>
Representatives of the National Museum of Ukraine, the Center for Studies of the Military History Forces of Ukraine and the Ministry of Education and Science of Ukraine.</text:p>
      <text:p text:style-name="P4">
<draw:frame draw:style-name="fr1" draw:name="Image81" text:anchor-type="as-char" svg:width="6.9236in" svg:height="4.615733in" draw:z-index="0">
<draw:image xlink:href="../Images/AРМІЯINFORM/2023-03-29T56-00-00-04-00/illyenko.jpg" xlink:type="simple" xlink:show="embed" xlink:actuate="onLoad" draw:mime-type="image/jpeg"/>
</draw:frame>
Andriyillanko</text:p>
      <ul>
        <li>
Having admission to hostilities, our museum workers are now able to collect artifacts of war. Already in May, we organized an exhibition of military equipment in the open air in Kiev,-said Andriyilenko, director of the National Military-Historical Museum of Ukraine, founded by the Ministry of Defense of Ukraine. - At the same time, an exhibition of war artifacts was opened in the premises, specially for which Kyivskatro handed over the first "Stugna", from which enemy armored vehicles were destroyed. The current projects travel to Europe, where they are exhibited near Russian positions and diploma.</li>
      </ul>
      <text:p text:style-name="P4">
<text:span text:style-name="T5">
Foto Dmitry Yurchenko</text:span>
</text:p>
      <text:p text:style-name="P4">
News Source: <text:a xlink:type="simple" xlink:href="https://armyinform.com.ua/2023/03/29/naczionalnyj-vijskovo-istorychnyj-muzej-ukrayiny-u-kvitni-predstavyt-artefakty-iz-zatonulogo-krejsera-moskva/" text:style-name="Internet_20_link" text:visited-style-name="Visited_20_Internet_20_Link">
https://armyinform.com.ua/2023/03/29/naczionalnyj-vijskovo-istorychnyj-muzej-ukrayiny-u-kvitni-predstavyt-artefakty-iz-zatonulogo-krejsera-moskva/</text:a>
</text:p>
      <!--NEWS-->
      <text:h text:style-name="P10" text:outline-level="1">
<text:span text:style-name="T4">
Alexei Reznikov about the impression of Marder BMP: a great example of German quality</text:span>
</text:h>
      <text:p text:style-name="P4">
Author: ['АРМІЯINFORM']</text:p>
      <text:p text:style-name="P4">
Time: 2023-03-29T57:00:00-04:00</text:p>
      <text:p text:style-name="P4">
Description: Ministra of the defense of Ukraine Oleksiy Reznikov pushed by enemy vids nіmetsui BMP MARDER.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0/11/nimechchyna_bmp-marder.jpg" text:style-name="Internet_20_link" text:visited-style-name="Visited_20_Internet_20_Link">
nimechchyna_bmp-marder.jpg</text:a>
']</text:p>
      <text:p text:style-name="P4">
Tags: ['STOPRUSSIA', 'БМП «МАРДЕР»', 'МІНІСТР ОБОРОНИ УКРАЇНИ ОЛЕКСІЙ РЕЗНІКОВ']</text:p>
      <text:p text:style-name="P4">
Category: News</text:p>
      <!--METADATA-->
      <text:p text:style-name="P4">
<draw:frame draw:style-name="fr1" draw:name="Image82" text:anchor-type="as-char" svg:width="6.9236in" svg:height="4.615733in" draw:z-index="0">
<draw:image xlink:href="../Images/AРМІЯINFORM/2023-03-29T57-00-00-04-00/nimechchyna_bmp-marder.jpg" xlink:type="simple" xlink:show="embed" xlink:actuate="onLoad" draw:mime-type="image/jpeg"/>
</draw:frame>
Minister of Defense of Ukraine Alexei Reznikov shared his impressions of the German BMP <text:a xlink:type="simple" xlink:href="https://armyinform.com.ua/2023/01/30/zakordonni-tanky-dlya-ukrayiny-vyklyky-ta-mozhlyvosti/" text:style-name="Internet_20_link" text:visited-style-name="Visited_20_Internet_20_Link">
Marder</text:a>
.</text:p>
      <text:p text:style-name="P4">
Про це він<text:a xlink:type="simple" xlink:href="https://twitter.com/oleksiireznikov/status/1641004455653961730" text:style-name="Internet_20_link" text:visited-style-name="Visited_20_Internet_20_Link">
написав</text:a>
In his tweet.</text:p>
      <text:p text:style-name="P4">
“Marder is a great example of German quality. I tried myself. We look forward to the short tame of the leopards. I like how they roar. It was happy if the German ambassador to Ukraine Anka Felguzen would be able to join me. Let's do it together!We thank the Chancellor Olaf Scholz, the Minister of Defense of Boris Pistorius and the people of Germany!” - he said in his post.</text:p>
      <text:p text:style-name="Quotations">

<text:p text:style-name="P4">
Marder is An Excellent Example of German Quality. I've TRIED IT MYSELF. &gt;
 Look Forward to Taming Leopards Soon. I Love the Way they Roar!&gt;
 Would be happy if&gt;
 <text:a xlink:type="simple" xlink:href="https://twitter.com/AnkaFeldhusen" text:style-name="Internet_20_link" text:visited-style-name="Visited_20_Internet_20_Link">
@ankafeldhusen</text:a>
can&gt;
 join me. Let’s do it together! &gt;
  Thank you to&gt;
 <text:a xlink:type="simple" xlink:href="https://twitter.com/Bundeskanzler" text:style-name="Internet_20_link" text:visited-style-name="Visited_20_Internet_20_Link">
@Bundeskanzler</text:a>
,&gt;
 Boris Pistorius &amp; the 🇩🇪 people!🇺🇦🤝🇩🇪&gt;
 <text:a xlink:type="simple" xlink:href="https://t.co/uTE8hwewpV" text:style-name="Internet_20_link" text:visited-style-name="Visited_20_Internet_20_Link">
pic.twitter.com/uTE8hwewpV</text:a>
&gt;
&gt;
 - Oleksiy Reznikov(@oleksireznikov)<text:a xlink:type="simple" xlink:href="https://twitter.com/oleksiireznikov/status/1641004455653961730" text:style-name="Internet_20_link" text:visited-style-name="Visited_20_Internet_20_Link">
March 29,&gt;
 2023</text:a>
</text:p>

</text:p>
      <text:p text:style-name="P4">
News Source: <text:a xlink:type="simple" xlink:href="https://armyinform.com.ua/2023/03/29/oleksij-reznikov-pro-vrazhennya-vid-bmp-marder-chudovyj-pryklad-nimeczkoyi-yakosti/" text:style-name="Internet_20_link" text:visited-style-name="Visited_20_Internet_20_Link">
https://armyinform.com.ua/2023/03/29/oleksij-reznikov-pro-vrazhennya-vid-bmp-marder-chudovyj-pryklad-nimeczkoyi-yakosti/</text:a>
</text:p>
      <!--NEWS-->
      <text:h text:style-name="P10" text:outline-level="1">
<text:span text:style-name="T4">
Office of the Prosecutor General of Ukraine: more than 77 thousand military crimes are documented</text:span>
</text:h>
      <text:p text:style-name="P4">
Author: ['АРМІЯINFORM']</text:p>
      <text:p text:style-name="P4">
Time: 2023-03-29T58: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warcrime-29032023ua.jpg" text:style-name="Internet_20_link" text:visited-style-name="Visited_20_Internet_20_Link">
warcrime-29032023ua.jpg</text:a>
', '<text:a xlink:type="simple" xlink:href="https://armyinform.com.ua/wp-content/uploads/2023/03/warcrime-29032023en.jpg" text:style-name="Internet_20_link" text:visited-style-name="Visited_20_Internet_20_Link">
warcrime-2903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83" text:anchor-type="as-char" svg:width="6.9236in" svg:height="4.448413in" draw:z-index="0">
<draw:image xlink:href="../Images/AРМІЯINFORM/2023-03-29T58-00-00-04-00/warcrime-2903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rch 28 </text:span>
 Registered:</text:p>
      <ul>
        <li>
77 018 - war crimes, * 16 895 - crimes against national security of Ukraine.</li>
      </ul>
      <text:p text:style-name="P4">
In addition, according to the official data of juvenile prosecutors, <text:span text:style-name="T4">
 1408 children have become </text:span>
 due to aggression of the Russian Federation, including:</text:p>
      <ul>
        <li>
465 - children were killed, * 943 - the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84" text:anchor-type="as-char" svg:width="6.9236in" svg:height="4.448413in" draw:z-index="0">
<draw:image xlink:href="../Images/AРМІЯINFORM/2023-03-29T58-00-00-04-00/warcrime-29032023en.jpg" xlink:type="simple" xlink:show="embed" xlink:actuate="onLoad" draw:mime-type="image/jpeg"/>
</draw:frame>
</text:p>
      <text:p text:style-name="P4">
News Source: <text:a xlink:type="simple" xlink:href="https://armyinform.com.ua/2023/03/29/ofis-genprokurora-ukrayiny-zadokumentovano-ponad-77-tysyach-voyennyh-zlochyniv/" text:style-name="Internet_20_link" text:visited-style-name="Visited_20_Internet_20_Link">
https://armyinform.com.ua/2023/03/29/ofis-genprokurora-ukrayiny-zadokumentovano-ponad-77-tysyach-voyennyh-zlochyniv/</text:a>
</text:p>
      <!--NEWS-->
      <text:h text:style-name="P10" text:outline-level="1">
<text:span text:style-name="T4">
The Russian Federation holds in the Black Sea rocket launcher with four "caliber"</text:span>
</text:h>
      <text:p text:style-name="P4">
Author: ['АРМІЯINFORM']</text:p>
      <text:p text:style-name="P4">
Time: 2023-03-29T59:00:00-04:00</text:p>
      <text:p text:style-name="P4">
Description: The village of 29 birch at the Chorny Morg on the Boyal Cherguvanni is found 4 heaps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youfwedjy9e6outcm1irkddaev4jnuaw-1.jpg" text:style-name="Internet_20_link" text:visited-style-name="Visited_20_Internet_20_Link">
youfwedjy9e6outcm1irkddaev4jnuaw-1.jpg</text:a>
']</text:p>
      <text:p text:style-name="P4">
Tags: ['STOPRUSSIA', 'ВМС ЗС УКРАЇНИ', 'РАКЕТИ «КАЛІБР»']</text:p>
      <text:p text:style-name="P4">
Category: News</text:p>
      <!--METADATA-->
      <text:p text:style-name="P4">
<draw:frame draw:style-name="fr1" draw:name="Image85" text:anchor-type="as-char" svg:width="6.9236in" svg:height="4.269553in" draw:z-index="0">
<draw:image xlink:href="../Images/AРМІЯINFORM/2023-03-29T59-00-00-04-00/youfwedjy9e6outcm1irkddaev4jnuaw-1.jpg" xlink:type="simple" xlink:show="embed" xlink:actuate="onLoad" draw:mime-type="image/jpeg"/>
</draw:frame>
As of March 29, there are 4 warrior ships in the Black Sea, including 1 carriage carriage missiles, the total volley - up to 4 rocket.</text:p>
      <text:p text:style-name="P4">
About it <text:a xlink:type="simple" xlink:href="https://t.me/ukrainian_navy/2614" text:style-name="Internet_20_link" text:visited-style-name="Visited_20_Internet_20_Link">
reports</text:a>
The press service of the Navy of the Armed Forces.</text:p>
      <text:p text:style-name="P4">
There are 2 enemy ships in the Sea. In the Mediterranean up to 7 hostile bears, of which 3 carriers of winged missiles "Caliber", a total volley - up to 20 rockets;</text:p>
      <text:p text:style-name="P4">
During the day, in the interests of the Russian Federation, the passage of the Kerch-Yenicral Strait was made:</text:p>
      <ul>
        <li>
to the Azov Sea - 13 vessels, 4 of them vessels continued in the direction of the Bosphorus Strait; * To the Black Sea - 13 vessels, 2 of them continued the movement in the direction of the Bosphorus.</li>
      </ul>
      <text:p text:style-name="P4">
It is noted that the Russian Federation continues to violate the International Convention on the Protected Life at the sea of 1974.(SOLAS)by turning off automatic identification systems(AIS), on civil vessels in the Azov Sea.</text:p>
      <text:p text:style-name="P4">
News Source: <text:a xlink:type="simple" xlink:href="https://armyinform.com.ua/2023/03/29/rf-trymaye-u-chornomu-mori-raketonosij-z-chotyrma-kalibramy/" text:style-name="Internet_20_link" text:visited-style-name="Visited_20_Internet_20_Link">
https://armyinform.com.ua/2023/03/29/rf-trymaye-u-chornomu-mori-raketonosij-z-chotyrma-kalibramy/</text:a>
</text:p>
      <!--NEWS-->
      <text:h text:style-name="P10" text:outline-level="1">
<text:span text:style-name="T4">
The Russian agent was detained: "hunted" for warehouses with ammunition forces of defense near Avdiivka</text:span>
</text:h>
      <text:p text:style-name="P4">
Author: ['АРМІЯINFORM']</text:p>
      <text:p text:style-name="P4">
Time: 2023-03-29T60:00:00-04:00</text:p>
      <text:p text:style-name="P4">
Description: Vikrila Shchel of one FSB agent at the Offrone districts of Donechinini, Yakiy Shchel to the earning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b9ee67fd1b39cfc9556b735954e1be02-1.jpeg" text:style-name="Internet_20_link" text:visited-style-name="Visited_20_Internet_20_Link">
b9ee67fd1b39cfc9556b735954e1be02-1.jpeg</text:a>
']</text:p>
      <text:p text:style-name="P4">
Tags: ['STOPRUSSIA', 'АГЕНТ РФ', 'СБУ']</text:p>
      <text:p text:style-name="P4">
Category: News</text:p>
      <!--METADATA-->
      <text:p text:style-name="P4">
<draw:frame draw:style-name="fr1" draw:name="Image86" text:anchor-type="as-char" svg:width="6.9236in" svg:height="4.615733in" draw:z-index="0">
<draw:image xlink:href="../Images/AРМІЯINFORM/2023-03-29T60-00-00-04-00/b9ee67fd1b39cfc9556b735954e1be02-1.jpeg" xlink:type="simple" xlink:show="embed" xlink:actuate="onLoad" draw:mime-type="image/jpeg"/>
</draw:frame>
She exposed another FSB agent in the frontline areas of Donetsk region, who still maintained friendly relations with the personnel of the Russian special service.</text:p>
      <text:p text:style-name="P4">
About it <text:a xlink:type="simple" xlink:href="https://ssu.gov.ua/novyny/sbu-zatrymala-rosiiskoho-ahenta-yakyi-poliuvav-na-sklady-z-boieprypasamy-syl-oborony-pid-avdiivkoiu" text:style-name="Internet_20_link" text:visited-style-name="Visited_20_Internet_20_Link">
reports</text:a>
Security Service of Ukraine.</text:p>
      <text:p text:style-name="P4">
"After February 24, the enemy remotely recruited his friend and defined the task of conducting intelligence and subversive activities in the region," the message goes.</text:p>
      <text:p text:style-name="P4">
First of all, the aggressor was interested in information about the location of the warehouses of the bulletin and military equipment forces of defense forces in the Avdeevsky direction.</text:p>
      <text:p text:style-name="P4">
It is noted that in order to collect the intelligence of the Russian agent, the terrain was induced to hide Ukrainian objects.</text:p>
      <text:p text:style-name="P4">
He had to transmit the information obtained to the FSB through an anonymous messenger of electronic coordinates, as well as media files with a detailed description.</text:p>
      <text:p text:style-name="P4">
Intelligence needed occupants for planning tactical operations against Siloborov on the Eastern Front.</text:p>
      <text:p text:style-name="P4">
However, the SBU staff worked on ahead - in a timely manner, they were exposed, gradually documented and detained the attacker during the performance of a niche exploration.</text:p>
      <text:p text:style-name="P4">
The Security Service reported the person being suspected of treason</text:p>
      <text:p text:style-name="P4">
The court chose him a preventive measure - detention.</text:p>
      <text:p text:style-name="P4">
News Source: <text:a xlink:type="simple" xlink:href="https://armyinform.com.ua/2023/03/29/zatrymano-agenta-rf-yakyj-polyuvav-na-sklady-z-boyeprypasamy-syl-oborony-pid-avdiyivkoyu/" text:style-name="Internet_20_link" text:visited-style-name="Visited_20_Internet_20_Link">
https://armyinform.com.ua/2023/03/29/zatrymano-agenta-rf-yakyj-polyuvav-na-sklady-z-boyeprypasamy-syl-oborony-pid-avdiyivkoyu/</text:a>
</text:p>
      <!--NEWS-->
      <text:h text:style-name="P10" text:outline-level="1">
<text:span text:style-name="T4">
Alexei Danilov: The Kremlin is scared</text:span>
</text:h>
      <text:p text:style-name="P4">
Author: ['АРМІЯINFORM']</text:p>
      <text:p text:style-name="P4">
Time: 2023-03-29T61:00:00-04:00</text:p>
      <text:p text:style-name="P4">
Description: Suppress the Kremlin Dictator about Namiristiti Taktichn Nucadn Zbro on Terito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oleksij-danilov.jpg" text:style-name="Internet_20_link" text:visited-style-name="Visited_20_Internet_20_Link">
oleksij-danilov.jpg</text:a>
']</text:p>
      <text:p text:style-name="P4">
Tags: ['STOPRUSSIA', 'АГРЕСІЯ РФ', 'ОЛЕКСІЙ ДАНІЛОВ', 'РНБО УКРАЇНИ', 'ЯДЕРНА ЗБРОЯ']</text:p>
      <text:p text:style-name="P4">
Category: News</text:p>
      <!--METADATA-->
      <text:p text:style-name="P4">
<draw:frame draw:style-name="fr1" draw:name="Image87" text:anchor-type="as-char" svg:width="6.9236in" svg:height="4.615733in" draw:z-index="0">
<draw:image xlink:href="../Images/AРМІЯINFORM/2023-03-29T61-00-00-04-00/oleksij-danilov.jpg" xlink:type="simple" xlink:show="embed" xlink:actuate="onLoad" draw:mime-type="image/jpeg"/>
</draw:frame>
The statements of the Kremlin dictator about the intention to place tactical nuclear weapons of the spiterator of Belarus are in fact an invitation to negotiations addressed to the people of America. The secretary of the National Security and Defense Council Alexei Danilov said.</text:p>
      <text:p text:style-name="P4">
About it <text:a xlink:type="simple" xlink:href="https://www.rnbo.gov.ua/ua/Diialnist/6211.html" text:style-name="Internet_20_link" text:visited-style-name="Visited_20_Internet_20_Link">
reports</text:a>
Apparatrnbo of Ukraine.</text:p>
      <text:p text:style-name="P4">
"I think that despite the actual occupation of Belarus the Russian Federation, this will not happen," said the NSDC Secretary of Ukraine. - This is the invitation of Americans to negotiations. For the last one and a half or two months, Putin and all the Russian steps are taking steps to sit at the negotiating table and stop there, as well. "</text:p>
      <text:p text:style-name="P4">
In addition, he said, a self -proclaimed President of Belarus, who is actually -book in Russia - Alexander Lukashenko - realizes that in the case of giving such a permit, he "will be" at great danger ".</text:p>
      <text:p text:style-name="P4">
The NSDC Secretary of Ukraine expressed his conviction that the issuance of Putin's arrest by the International Criminal Code is not the last, and soon the dictator and his strings will be responsible for the killing of the Malaysian "Boeing" Reissum17. There will be other claims, Alexei Danilov added.</text:p>
      <text:p text:style-name="P4">
European partners, he said, should be aware that Putin is a terrorist with whom it is impossible to negotiate. Each day of stay of "this abomination" is tasted - "death, blood and tears", so "Putin's question" needs to be closed faster, said Alexei Danilov.</text:p>
      <text:p text:style-name="P4">
News Source: <text:a xlink:type="simple" xlink:href="https://armyinform.com.ua/2023/03/29/oleksij-danilov-kreml-lyakaye-rozmishhennyam-yadernoyi-zbroyi-u-bilorusi-ale-czogo-ne-vidbudetsya/" text:style-name="Internet_20_link" text:visited-style-name="Visited_20_Internet_20_Link">
https://armyinform.com.ua/2023/03/29/oleksij-danilov-kreml-lyakaye-rozmishhennyam-yadernoyi-zbroyi-u-bilorusi-ale-czogo-ne-vidbudetsya/</text:a>
</text:p>
      <!--NEWS-->
      <text:h text:style-name="P10" text:outline-level="1">
<text:span text:style-name="T4">
In the Armed Forces, the project "I keep!" Started the project. From the preparation of tactical medicine instructors</text:span>
</text:h>
      <text:p text:style-name="P4">
Author: ['АРМІЯINFORM']</text:p>
      <text:p text:style-name="P4">
Time: 2023-03-29T62:00:00-04:00</text:p>
      <text:p text:style-name="P4">
Description: Zbroinі Sil Ukrainian in the framework of the Prochkt "I am trim!" ROSGOTYUT MOBILNI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2-7-1-1.jpg" text:style-name="Internet_20_link" text:visited-style-name="Visited_20_Internet_20_Link">
2-7-1-1.jpg</text:a>
']</text:p>
      <text:p text:style-name="P4">
Tags: ['КОМАНДУВАННЯ МЕДИЧНИХ СИЛ ЗСУ', 'ТАКМЕД', 'ТССС']</text:p>
      <text:p text:style-name="P4">
Category: News</text:p>
      <!--METADATA-->
      <text:p text:style-name="P4">
<draw:frame draw:style-name="fr1" draw:name="Image88" text:anchor-type="as-char" svg:width="6.9236in" svg:height="4.613508in" draw:z-index="0">
<draw:image xlink:href="../Images/AРМІЯINFORM/2023-03-29T62-00-00-04-00/2-7-1-1.jpg" xlink:type="simple" xlink:show="embed" xlink:actuate="onLoad" draw:mime-type="image/jpeg"/>
</draw:frame>
The Armed Forces of Ukraine in the framework of the project "I keep!" Mobile and training complexes in tactical medicine on supporting landfill of Ukraine are deployed. The project "I keep!" It aims to prepare professional instructors of the Zakmeda and train the servicemen themselves.</text:p>
      <text:p text:style-name="P4">
About it <text:a xlink:type="simple" xlink:href="https://www.facebook.com/Ukrmilitarymedic/posts/pfbid037HLbtQFrmucbp9BT9VoFKgweD5fLkjtuxdfYW8K8sz4mseKQgLozuVsWMMoXaxeWl" text:style-name="Internet_20_link" text:visited-style-name="Visited_20_Internet_20_Link">
reports</text:a>
Press Service of the Command of the Medical Forces of the Armed Forces of Ukraine.</text:p>
      <text:p text:style-name="P4">
“Knowledge with such was rescued by our defenders and defenders. Literally. A well -known inaurial warrior is the key to our victory. Therefore, the Armed Forces, together with the CIKLUM, deploy mobile training complexes in tactical medicine at support training grounds,-said the testaments.</text:p>
      <text:p text:style-name="P4">
The Tactical Combat Casualty Care or TCSS is the only effective standard that is affirmed by the Armed Forces of Ukraine.</text:p>
      <text:p text:style-name="P4">
“We are pleased to report this important initiative, because human life is the highest value and purpose of every military physician. The ability to provide first -human assistance is critical in the context of hostilities, ”the staff said.</text:p>
      <text:p text:style-name="P4">
News Source: <text:a xlink:type="simple" xlink:href="https://armyinform.com.ua/2023/03/29/u-zsu-startuvav-proyekt-trymayu-z-pidgotovky-instruktoriv-z-taktychnoyi-medyczyny/" text:style-name="Internet_20_link" text:visited-style-name="Visited_20_Internet_20_Link">
https://armyinform.com.ua/2023/03/29/u-zsu-startuvav-proyekt-trymayu-z-pidgotovky-instruktoriv-z-taktychnoyi-medyczyny/</text:a>
</text:p>
      <!--NEWS-->
      <text:h text:style-name="P10" text:outline-level="1">
<text:span text:style-name="T4">
Russian special services attract children in fake mines in Ukraine</text:span>
</text:h>
      <text:p text:style-name="P4">
Author: ['АРМІЯINFORM']</text:p>
      <text:p text:style-name="P4">
Time: 2023-03-29T63:00:00-04:00</text:p>
      <text:p text:style-name="P4">
Description: The special services of Vikrit Novi, the Yaki PIDARZHNOTE, the RF RF Zealuchati Up to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63e67d85-fc5c-47b1-8035-80cc9e5e25a8.jpg" text:style-name="Internet_20_link" text:visited-style-name="Visited_20_Internet_20_Link">
63e67d85-fc5c-47b1-8035-80cc9e5e25a8.jpg</text:a>
']</text:p>
      <text:p text:style-name="P4">
Tags: ['STOPRUSSIA', 'АГРЕСІЯ РФ', 'СБУ', 'ФЕЙКОВІ МІНУВАННЯ']</text:p>
      <text:p text:style-name="P4">
Category: News</text:p>
      <!--METADATA-->
      <text:p text:style-name="P4">
<draw:frame draw:style-name="fr1" draw:name="Image89" text:anchor-type="as-char" svg:width="6.9236in" svg:height="3.894525in" draw:z-index="0">
<draw:image xlink:href="../Images/AРМІЯINFORM/2023-03-29T63-00-00-04-00/63e67d85-fc5c-47b1-8035-80cc9e5e25a8.jpg" xlink:type="simple" xlink:show="embed" xlink:actuate="onLoad" draw:mime-type="image/jpeg"/>
</draw:frame>
Special services have exposed new facts that confirm that the Russian Federation is involved in subversive activities against Ukraine. And it happens in the conditions of war.</text:p>
      <text:p text:style-name="P4">
About it <text:a xlink:type="simple" xlink:href="https://ssu.gov.ua/novyny/sbu-vstanovyla-shcho-rosiiski-spetssluzhby-zaluchaiut-ditei-do-feikovykh-minuvan-v-ukraini" text:style-name="Internet_20_link" text:visited-style-name="Visited_20_Internet_20_Link">
reports</text:a>
SBU press service.</text:p>
      <text:p text:style-name="P4">
In particular, the criminal actions of the teenager group, which is involved in the pseudoomation series in the capital and other regions of Ukraine, are blocked.</text:p>
      <text:p text:style-name="P4">
Most teenagers "changed" the buildings of public authorities, as well as object -social infrastructure. In October last year, they at the same time reported on fake mines 14 local courts.</text:p>
      <text:p text:style-name="P4">
According to the investigation, the criminal activity of the members of the group was remotely coordinated by representatives of the Russian special service. For this purpose, a specialized online community was created, which regularly involved minors in different regions of Ukraine. It was according to the instructions of the aggressor that the teenagers have performed in the e -mail addresses of the state institutions false messages on "mining". Thus, the enemy tried to shake the internal situation in Ukraine.</text:p>
      <text:p text:style-name="P4">
It is established that the newsletter was made on behalf of outsiders and the accustomed to special computer programs to conceal their location. The result of the investigation exposed the organizer of the group. He was a relevant resident of Chernihiv region. The offender had contacts with the Russian special service, who contacted a teenager through the Mesender and set him a task.</text:p>
      <text:p text:style-name="P4">
During the search at the pseudominer's residence, a computer mobile phone was found with evidence of illegal activity and communication with the aggressor.</text:p>
      <text:p text:style-name="P4">
Currently, within the framework of criminal proceedings initiated under Part 2 of Art. 259 Criminal Code of Ukraine(deliberately false report of threatening citizens, destruction or damage to critical infrastructure, buildings or structures that ensure the functioning), investigative actions are ongoing.</text:p>
      <text:p text:style-name="P4">
The sanction of the article provides for a sentence of up to 8 years in prison. It is worthwhile: if minors have been reported to fake mining, their parents will be answered before the law.</text:p>
      <text:p text:style-name="P4">
News Source: <text:a xlink:type="simple" xlink:href="https://armyinform.com.ua/2023/03/29/rosijski-speczsluzhby-zaluchayut-ditej-do-fejkovyh-minuvan-v-ukrayini/" text:style-name="Internet_20_link" text:visited-style-name="Visited_20_Internet_20_Link">
https://armyinform.com.ua/2023/03/29/rosijski-speczsluzhby-zaluchayut-ditej-do-fejkovyh-minuvan-v-ukrayini/</text:a>
</text:p>
      <!--NEWS-->
      <text:h text:style-name="P10" text:outline-level="1">
<text:span text:style-name="T4">
Swedish instructors teach the Armed Forces recruits to fight in wooded terrain</text:span>
</text:h>
      <text:p text:style-name="P4">
Author: ['АРМІЯINFORM']</text:p>
      <text:p text:style-name="P4">
Time: 2023-03-29T64:00:00-04:00</text:p>
      <text:p text:style-name="P4">
Description: VIISKOVI ISTRUSTORI of the ZBRYUNIY of the Korolivstvo Swedia at the framework of the basic Zagalnovіskovo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338203078_134484502910638_5700462682566859995_n-1.jpg" text:style-name="Internet_20_link" text:visited-style-name="Visited_20_Internet_20_Link">
338203078_134484502910638_5700462682566859995_n-1.jpg</text:a>
', '<text:a xlink:type="simple" xlink:href="https://armyinform.com.ua/wp-content/uploads/2023/03/338157613_1637917266642124_127821562745790208_n.jpg" text:style-name="Internet_20_link" text:visited-style-name="Visited_20_Internet_20_Link">
338157613_1637917266642124_127821562745790208_n.jpg</text:a>
', '<text:a xlink:type="simple" xlink:href="https://armyinform.com.ua/wp-content/uploads/2023/03/338378144_611588140817131_7967049591993206629_n.jpg" text:style-name="Internet_20_link" text:visited-style-name="Visited_20_Internet_20_Link">
338378144_611588140817131_7967049591993206629_n.jpg</text:a>
']</text:p>
      <text:p text:style-name="P4">
Tags: ['ВЕЛИКА БРИТАНІЯ', 'ВІЙСЬКОВА ПІДГОТОВКА', 'КОРОЛІВСТВО ШВЕЦІЯ']</text:p>
      <text:p text:style-name="P4">
Category: News</text:p>
      <!--METADATA-->
      <text:p text:style-name="P4">
<draw:frame draw:style-name="fr1" draw:name="Image90" text:anchor-type="as-char" svg:width="6.9236in" svg:height="4.66766in" draw:z-index="0">
<draw:image xlink:href="../Images/AРМІЯINFORM/2023-03-29T64-00-00-04-00/338203078_134484502910638_5700462682566859995_n-1.jpg" xlink:type="simple" xlink:show="embed" xlink:actuate="onLoad" draw:mime-type="image/jpeg"/>
</draw:frame>
Military instructors of the Armed Forces of the Kingdom of Sweden within the framework of the basics -in -law training of the Armed Forces personnel in the United Kingdom conduct classes in organizing and conducting hostilities in forestry.</text:p>
      <text:p text:style-name="P4">
About it <text:a xlink:type="simple" xlink:href="https://www.facebook.com/GeneralStaff.ua/posts/557547679891648" text:style-name="Internet_20_link" text:visited-style-name="Visited_20_Internet_20_Link">
reports</text:a>
The General Staff of the Armed Forces.</text:p>
      <text:p text:style-name="P4">
"This training makes it possible to master the combat skills, to increase the safety of the armed forces of Ukraine, so that servicemen who do not or have nominal military experience can master the necessary tactical knowledge to protect Ukraine," - the message reads.</text:p>
      <text:p text:style-name="P4">
<draw:frame draw:style-name="fr1" draw:name="Image91" text:anchor-type="as-char" svg:width="6.9236in" svg:height="3.969531in" draw:z-index="0">
<draw:image xlink:href="../Images/AРМІЯINFORM/2023-03-29T64-00-00-04-00/338157613_1637917266642124_127821562745790208_n.jpg" xlink:type="simple" xlink:show="embed" xlink:actuate="onLoad" draw:mime-type="image/jpeg"/>
</draw:frame>
The General Staff noted that under the guidance of instructors of armed forces forces, Sweden's recruits of the Armed Forces of Ukraine become more prepared by the conditions of defense and offensive.</text:p>
      <text:p text:style-name="P4">
The Kingdom of Schveti continues to support the people of Ukraine and provides constant support in response to ongoing violations of international law.</text:p>
      <text:p text:style-name="P4">
<draw:frame draw:style-name="fr1" draw:name="Image92" text:anchor-type="as-char" svg:width="6.9236in" svg:height="4.615733in" draw:z-index="0">
<draw:image xlink:href="../Images/AРМІЯINFORM/2023-03-29T64-00-00-04-00/338378144_611588140817131_7967049591993206629_n.jpg" xlink:type="simple" xlink:show="embed" xlink:actuate="onLoad" draw:mime-type="image/jpeg"/>
</draw:frame>
Arriving in the United Kingdom in 2023, the contingent servicemen of the armed forces of the Kingdom of Sweden joined the partner countries in the program of preparation of Ukrainian recruits under the leadership of the Britain.</text:p>
      <text:p text:style-name="P4">
News Source: <text:a xlink:type="simple" xlink:href="https://armyinform.com.ua/2023/03/29/shvedski-instruktory-navchayut-novobrancziv-zsu-vesty-bojovi-diyi-u-lisystij-misczevosti/" text:style-name="Internet_20_link" text:visited-style-name="Visited_20_Internet_20_Link">
https://armyinform.com.ua/2023/03/29/shvedski-instruktory-navchayut-novobrancziv-zsu-vesty-bojovi-diyi-u-lisystij-misczevosti/</text:a>
</text:p>
      <!--NEWS-->
      <text:h text:style-name="P10" text:outline-level="1">
<text:span text:style-name="T4">
Families of prisoners of defenders have to come in contact with military units through CCC and SP</text:span>
</text:h>
      <text:p text:style-name="P4">
Author: ['АРМІЯINFORM']</text:p>
      <text:p text:style-name="P4">
Time: 2023-03-29T65:00:00-04:00</text:p>
      <text:p text:style-name="P4">
Description: At the coordinating headquarters, Zustinich Zustinov was the Rodonziv Rrama Motopykhotn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338695636_1251676888812603_3667929483156743054_n.jpg" text:style-name="Internet_20_link" text:visited-style-name="Visited_20_Internet_20_Link">
338695636_1251676888812603_3667929483156743054_n.jpg</text:a>
']</text:p>
      <text:p text:style-name="P4">
Tags: ['АГРЕСІЯ РФ', 'БЕЗВІСТИ ЗНИКЛІ', 'ВІЙСЬКОВОПОЛОНЕНІ', 'КООРДИНАЦІЙНИЙ ШТАБ З ПИТАНЬ ПОВОДЖЕННЯ З ВІЙСЬКОВОПОЛОНЕНИМИ', 'ТЦК ТА СП']</text:p>
      <text:p text:style-name="P4">
Category: News</text:p>
      <!--METADATA-->
      <text:p text:style-name="P4">
<draw:frame draw:style-name="fr1" draw:name="Image93" text:anchor-type="as-char" svg:width="6.9236in" svg:height="3.894525in" draw:z-index="0">
<draw:image xlink:href="../Images/AРМІЯINFORM/2023-03-29T65-00-00-04-00/338695636_1251676888812603_3667929483156743054_n.jpg" xlink:type="simple" xlink:show="embed" xlink:actuate="onLoad" draw:mime-type="image/jpeg"/>
</draw:frame>
The Coordination Headquarters met with families of defenders of a separate mood -infantry Mariupol brigade. A representative of the coordination headquarters communicated with relatives of prisoners and missing persons.</text:p>
      <text:p text:style-name="P4">
About it <text:a xlink:type="simple" xlink:href="https://t.me/Koord_shtab/742" text:style-name="Internet_20_link" text:visited-style-name="Visited_20_Internet_20_Link">
reports</text:a>
Coordinating headquarters for the issue of prisoners of war.</text:p>
      <text:p text:style-name="P4">
According to the headquarters representative, communication with the military unit provides for the control of territorial centers of staffing and social support(TCC and SPs - Victory Activities). Витяги зі службового розслідування можна отримати,звернувшись із відповідним запитом до районного ТЦК та СП. Проте частинуматеріалів, які мають обмежений доступ, військова частина не надає.</text:p>
      <text:p text:style-name="P4">
Що стосується повернення тіл загиблих захисників, представник Координаційногоштабу зауважив, що, на жаль, не завжди є можливість забрати тіла з поля бою.Так само у місцях, де ведуться активні бойові дії, немає можливості проводитивідповідні пошукові заходи. Лише після деокупації та проведеннястабілізаційних заходів на конкретній території розпочинає роботу групапредставників Офісу Уповноваженого з питань осіб, зниклих безвісти заособливих обставин, та інші компетентні органи.</text:p>
      <text:p text:style-name="P4">
Окремо обговорили питання фінансового забезпечення, а також отриманнясоціальних гарантій, які передбачені родинам полонених і зниклих безвісти заособливих обставин військовослужбовців.</text:p>
      <text:p text:style-name="P4">
News Source: <text:a xlink:type="simple" xlink:href="https://armyinform.com.ua/2023/03/29/rodyny-polonenyh-zahysnykiv-mayut-kontaktuvaty-z-vijskovymy-chastynam-cherez-tczk-ta-sp/" text:style-name="Internet_20_link" text:visited-style-name="Visited_20_Internet_20_Link">
https://armyinform.com.ua/2023/03/29/rodyny-polonenyh-zahysnykiv-mayut-kontaktuvaty-z-vijskovymy-chastynam-cherez-tczk-ta-sp/</text:a>
</text:p>
      <!--NEWS-->
      <text:h text:style-name="P10" text:outline-level="1">
<text:span text:style-name="T4">
We, together with partners, control the possible placement of nuclear weapons in Belarus - GUR</text:span>
</text:h>
      <text:p text:style-name="P4">
Author: ['АРМІЯINFORM']</text:p>
      <text:p text:style-name="P4">
Time: 2023-03-29T66:00:00-04:00</text:p>
      <text:p text:style-name="P4">
Description: At once, the parties of the Kraokan Gur Ukrainian control are possible to pink nuclear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20230329-01.jpg" text:style-name="Internet_20_link" text:visited-style-name="Visited_20_Internet_20_Link">
20230329-01.jpg</text:a>
']</text:p>
      <text:p text:style-name="P4">
Tags: ['STOPRUSSIA', 'ГУР МО УКРАЇНИ', 'ЯДЕРНИЙ ШАНТАЖ']</text:p>
      <text:p text:style-name="P4">
Category: News</text:p>
      <!--METADATA-->
      <text:p text:style-name="P4">
<draw:frame draw:style-name="fr1" draw:name="Image94" text:anchor-type="as-char" svg:width="6.9236in" svg:height="4.84652in" draw:z-index="0">
<draw:image xlink:href="../Images/AРМІЯINFORM/2023-03-29T66-00-00-04-00/20230329-01.jpg" xlink:type="simple" xlink:show="embed" xlink:actuate="onLoad" draw:mime-type="image/jpeg"/>
</draw:frame>
Together with partners from other countries of the GRU of Ukraine, it controls the possible placement of nuclear weapons on the territory of Belarus, and monitors the situation within Russia.</text:p>
      <text:p text:style-name="P4">
About it <text:a xlink:type="simple" xlink:href="https://gur.gov.ua/content/voienna-rozvidka-ukrainy-kontroliuie-mozhlyve-rozmishchennia-iadernoi-zbroi-na-terytorii-bilorusi.html" text:style-name="Internet_20_link" text:visited-style-name="Visited_20_Internet_20_Link">
reported</text:a>
Representative of the GUR of the Ministry of Defense of Ukraine Andriy Chernyak.</text:p>
      <text:p text:style-name="P4">
“We control the situation that is taking place in Belarus, including derogated Russian units. We control the situation within Russia. It is a priority not only in Ukrainian special services, but also in the world community. Total control. So far, we see an information action on an equal footing and words, ”Andrey Chernyak commented.</text:p>
      <text:p text:style-name="P4">
According to him, according to intelligence, the statements about the placement of nuclear weapons of the Vibrativer - another blackmail of sales.</text:p>
      <text:p text:style-name="P4">
News Source: <text:a xlink:type="simple" xlink:href="https://armyinform.com.ua/2023/03/29/my-razom-z-partneramy-kontrolyuyemo-mozhlyve-rozmishhennya-yadernoyi-zbroyi-v-bilorusi-gur/" text:style-name="Internet_20_link" text:visited-style-name="Visited_20_Internet_20_Link">
https://armyinform.com.ua/2023/03/29/my-razom-z-partneramy-kontrolyuyemo-mozhlyve-rozmishhennya-yadernoyi-zbroyi-v-bilorusi-gur/</text:a>
</text:p>
      <!--NEWS-->
      <text:h text:style-name="P10" text:outline-level="1">
<text:span text:style-name="T4">
Alexei Danilov announced the appearance of thousand drones with a flight range of more than 3000 km</text:span>
</text:h>
      <text:p text:style-name="P4">
Author: ['АРМІЯINFORM']</text:p>
      <text:p text:style-name="P4">
Time: 2023-03-29T67:00:00-04:00</text:p>
      <text:p text:style-name="P4">
Description: The secretary for the sake of National Bezpeki is the defense of Ukraine Oleksii Danylov, having announced the appearance of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90bc6ed3-9c28-45ef-a1a2-0e8ea16759a3.jpg" text:style-name="Internet_20_link" text:visited-style-name="Visited_20_Internet_20_Link">
90bc6ed3-9c28-45ef-a1a2-0e8ea16759a3.jpg</text:a>
', '<text:a xlink:type="simple" xlink:href="https://armyinform.com.ua/wp-content/uploads/2023/03/ef1df4ed-21eb-46be-b63a-b6c041afa901-150x150.jpg" text:style-name="Internet_20_link" text:visited-style-name="Visited_20_Internet_20_Link">
ef1df4ed-21eb-46be-b63a-b6c041afa901-150x150.jpg</text:a>
']</text:p>
      <text:p text:style-name="P4">
Tags: ['STOPRUSSIA', 'АГРЕСІЯ РФ', 'АРМІЯ ДРОНІВ', 'ОЛЕКСІЙ ДАНІЛОВ', 'ПЛАТФОРМА UNITED24', 'РНБО УКРАЇНИ', 'УДАРНІ БПЛА']</text:p>
      <text:p text:style-name="P4">
Category: News</text:p>
      <!--METADATA-->
      <text:p text:style-name="P4">
<draw:frame draw:style-name="fr1" draw:name="Image95" text:anchor-type="as-char" svg:width="6.9236in" svg:height="3.894525in" draw:z-index="0">
<draw:image xlink:href="../Images/AРМІЯINFORM/2023-03-29T67-00-00-04-00/90bc6ed3-9c28-45ef-a1a2-0e8ea16759a3.jpg" xlink:type="simple" xlink:show="embed" xlink:actuate="onLoad" draw:mime-type="image/jpeg"/>
</draw:frame>
Illustrative photo</text:p>
      <text:p text:style-name="P4">
The secretary of the National Security and Defense Council of Ukraine Alexei Danilovanovanonized the emergence of armed forces of Ukraine by shock drones of more than 3000 km.</text:p>
      <text:p text:style-name="P4">
Appropriate <text:a xlink:type="simple" xlink:href="https://twitter.com/OleksiyDanilov/status/1641019167766634496" text:style-name="Internet_20_link" text:visited-style-name="Visited_20_Internet_20_Link">
post</text:a>
The secretary made on Twitter.</text:p>
      <text:p text:style-name="P4">
"Ukrainian swarm" named Matthias Rust - dozens of models, thousands of drones. UAVs at the Armed Forces of the Armed Forces of Ukraine more than 3000 km ", - said Danilov, remembering the German pilot, which on May 28, 1987. Red Square in Moscow, bypassing the system of air defense of the USSR. The Secretary of the NSDC illustrated his post.</text:p>
      <text:p text:style-name="P4">
<text:a xlink:type="simple" xlink:href="https://armyinform.com.ua/wp-content/uploads/2023/03/ef1df4ed-21eb-46be-b63a-b6c041afa901.jpg" text:style-name="Internet_20_link" text:visited-style-name="Visited_20_Internet_20_Link">
!(Images/AРМІЯINFORM/2023-03-29T67-00-00-04-00/ef1df4ed-21eb-46be-b63a-b6c041afa901-150x150.jpg)</text:a>
Recall that within the joint comprehensive project "Army of Drones" of the General Staff of the Armed Forces, the Ministry of Defense of Ukraine, the State Secretariat of Communications, the Ministry of Defense and the UNITED24 of the first three UAVs <text:a xlink:type="simple" xlink:href="https://armyinform.com.ua/2023/03/28/u-stolyczi-peredaly-obladnannya-dlya-pershyh-udarnyh-rot-bpla/" text:style-name="Internet_20_link" text:visited-style-name="Visited_20_Internet_20_Link">
transferred</text:a>
Developments for deploying and starting. During the 9 months of the Army of Dronov, 3201 drones were purchased. In general, contracts for more than UAH 4 billion were concluded.</text:p>
      <text:p text:style-name="P4">
News Source: <text:a xlink:type="simple" xlink:href="https://armyinform.com.ua/2023/03/29/oleksij-danilov-anonsuvav-poyavu-na-ozbroyenni-zsu-tysyach-droniv-iz-dalnistyu-polotu-ponad-3000-km/" text:style-name="Internet_20_link" text:visited-style-name="Visited_20_Internet_20_Link">
https://armyinform.com.ua/2023/03/29/oleksij-danilov-anonsuvav-poyavu-na-ozbroyenni-zsu-tysyach-droniv-iz-dalnistyu-polotu-ponad-3000-km/</text:a>
</text:p>
      <!--NEWS-->
      <text:h text:style-name="P10" text:outline-level="1">
<text:span text:style-name="T4">
More than 40 cybersecurity managers participated in the Strategic Leadership Program</text:span>
</text:h>
      <text:p text:style-name="P4">
Author: ['АРМІЯINFORM']</text:p>
      <text:p text:style-name="P4">
Time: 2023-03-29T68:00:00-04:00</text:p>
      <text:p text:style-name="P4">
Description: Ponn Forty Management, Yaki Praitzyut at the Kіberbespeki sphere, soden so privat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whatsapp-image-2023-03-29-at-14.38.24-3.jpeg" text:style-name="Internet_20_link" text:visited-style-name="Visited_20_Internet_20_Link">
whatsapp-image-2023-03-29-at-14.38.24-3.jpeg</text:a>
']</text:p>
      <text:p text:style-name="P4">
Tags: ['SJC-2022', 'КІБЕРБЕЗПЕКА', 'НКЦК', 'ПРОГРАМА СТРАТЕГІЧНОГО ЛІДЕРСТВА', 'РНБО УКРАЇНИ']</text:p>
      <text:p text:style-name="P4">
Category: News</text:p>
      <!--METADATA-->
      <text:p text:style-name="P4">
<draw:frame draw:style-name="fr1" draw:name="Image96" text:anchor-type="as-char" svg:width="6.9236in" svg:height="4.615733in" draw:z-index="0">
<draw:image xlink:href="../Images/AРМІЯINFORM/2023-03-29T68-00-00-04-00/whatsapp-image-2023-03-29-at-14.38.24-3.jpeg" xlink:type="simple" xlink:show="embed" xlink:actuate="onLoad" draw:mime-type="image/jpeg"/>
</draw:frame>
More than forty cybersecurity managers from the public and private sectors have mastered the training course "Strategic Leading Program for Ukrainian Managers in Cyberspace SJC-2022".</text:p>
      <text:p text:style-name="P4">
About it <text:a xlink:type="simple" xlink:href="https://www.rnbo.gov.ua/ua/Diialnist/6216.html" text:style-name="Internet_20_link" text:visited-style-name="Visited_20_Internet_20_Link">
reports</text:a>
National Security and Defense of Ukraine.</text:p>
      <text:p text:style-name="P4">
The program has been developed by the Global Center for Cyberspace In joint with emerging international experts and with the support of the National Cybersecurity Center at the NSDC of Ukraine.</text:p>
      <text:p text:style-name="P4">
The program aims to increase the level of professional training of politicians who are involved in the development of joint strategic decisions of the Vikiber space.</text:p>
      <text:p text:style-name="P4">
“In order to ensure the stability of our country, cyberspace requires not only a component and understanding of how the sphere of cybersecurity works, but the right and timely strategic decisions of the heads of all cybersecurity entities. These six months of study have contributed to the creation of community -safety communities in Ukraine. These are highly qualified specialists who are able to straterate, think systematically, make nonlinear, asymmetric decisions, and will develop the potential of our country. And I am glad that each participant of the program has not only developed new knowledge, but also the inspiration to move on, to increase their efficiency to achieve a common goal, ”said the head of the NSNBO State Security Service and Cybersecurity Service, NCCKNATALYA TKACHUK.</text:p>
      <text:p text:style-name="P4">
She also noted that such initiatives are extremely important, the adhesion of the program became a platform where participants were able to exchange knowledge and communicate informally.</text:p>
      <text:p text:style-name="P4">
"In cyberspace, all have similar problems and challenges, and it is very important to change information about counteracting cyber threats, to implement innovative approaches at all levels and to cooperate closely with each other," the head of the service added.</text:p>
      <text:p text:style-name="P4">
News Source: <text:a xlink:type="simple" xlink:href="https://armyinform.com.ua/2023/03/29/ponad-40-upravlincziv-u-sferi-kiberbezpeky-vzyaly-uchast-u-programi-strategichnogo-liderstva/" text:style-name="Internet_20_link" text:visited-style-name="Visited_20_Internet_20_Link">
https://armyinform.com.ua/2023/03/29/ponad-40-upravlincziv-u-sferi-kiberbezpeky-vzyaly-uchast-u-programi-strategichnogo-liderstva/</text:a>
</text:p>
      <!--NEWS-->
      <text:h text:style-name="P10" text:outline-level="1">
<text:span text:style-name="T4">
TV presenter Ber Grillz has become an ambassador United24: will spread the truth about the war in the world</text:span>
</text:h>
      <text:p text:style-name="P4">
Author: ['АРМІЯINFORM']</text:p>
      <text:p text:style-name="P4">
Time: 2023-03-29T69:00:00-04:00</text:p>
      <text:p text:style-name="P4">
Description: Family British Mandrivnik Ber Grills, becoming the Perent British Ambassador United24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1138513_w_450.jpg" text:style-name="Internet_20_link" text:visited-style-name="Visited_20_Internet_20_Link">
1138513_w_450.jpg</text:a>
']</text:p>
      <text:p text:style-name="P4">
Tags: ['STOPRUSSIA', 'ВОЛОДИМИР ЗЕЛЕНСЬКИЙ', 'ПЛАТФОРМА UNITED24']</text:p>
      <text:p text:style-name="P4">
Category: News</text:p>
      <!--METADATA-->
      <text:p text:style-name="P4">
<draw:frame draw:style-name="fr1" draw:name="Image97" text:anchor-type="as-char" svg:width="6.9236in" svg:height="5.53888in" draw:z-index="0">
<draw:image xlink:href="../Images/AРМІЯINFORM/2023-03-29T69-00-00-04-00/1138513_w_450.jpg" xlink:type="simple" xlink:show="embed" xlink:actuate="onLoad" draw:mime-type="image/jpeg"/>
</draw:frame>
The famous British traveler Ber Grillz became the first British Ambassador United24 and will promote the direction of "reconstruction of Ukraine".</text:p>
      <text:p text:style-name="P4">
About it <text:a xlink:type="simple" xlink:href="https://t.me/V_Zelenskiy_official/5681" text:style-name="Internet_20_link" text:visited-style-name="Visited_20_Internet_20_Link">
reported</text:a>
President of Ukraine Zelensky.</text:p>
      <text:p text:style-name="P4">
Together with other united24 ambassadors, he will spread the truth about the war and the joint to help Ukraine.</text:p>
      <text:p text:style-name="P4">
“Ber Grillz has supported Ukraine since the first days of a large -scale war. His educational company BECOMINGX, together with Amazon and Accenture, develops the BECOMINGX UKRAINE training platform for Ukrainians.</text:p>
      <text:p text:style-name="P4">
After a year of confrontation with the Russian invasion, the support of people such as Bergrillz is very important, ”the Head of State said.</text:p>
      <text:p text:style-name="P4">
News Source: <text:a xlink:type="simple" xlink:href="https://armyinform.com.ua/2023/03/29/televeduchyj-ber-grillz-stav-ambasadorom-united24-poshyryuvatyme-pravdu-pro-vijnu-u-sviti/" text:style-name="Internet_20_link" text:visited-style-name="Visited_20_Internet_20_Link">
https://armyinform.com.ua/2023/03/29/televeduchyj-ber-grillz-stav-ambasadorom-united24-poshyryuvatyme-pravdu-pro-vijnu-u-sviti/</text:a>
</text:p>
      <!--NEWS-->
      <text:h text:style-name="P10" text:outline-level="1">
<text:span text:style-name="T4">
Became known the fate of the rashist who, during the occupation of Irpen, mimic the shooting of a woman</text:span>
</text:h>
      <text:p text:style-name="P4">
Author: ['АРМІЯINFORM']</text:p>
      <text:p text:style-name="P4">
Time: 2023-03-29T70:00:00-04:00</text:p>
      <text:p text:style-name="P4">
Description: PID Hour of the Persusham Irpenya, ShO in the Buchansky district of the Kiwsko region, in the Teritarian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85523864-fae4-4a19-bc7a-e44bd4078c9f.jpg" text:style-name="Internet_20_link" text:visited-style-name="Visited_20_Internet_20_Link">
85523864-fae4-4a19-bc7a-e44bd4078c9f.jpg</text:a>
']</text:p>
      <text:p text:style-name="P4">
Tags: ['STOPRUSSIA', 'АГРЕСІЯ РФ', 'ВТОРГНЕННЯ РФ', 'ОКУПАЦІЯ ІРПЕНЯ', 'ОФІС ГЕНЕРАЛЬНОГО ПРОКУРОРА УКРАЇНИ', 'ПОРУШЕННЯ ЗАКОНІВ ТА ЗВИЧАЇВ ВІЙНИ']</text:p>
      <text:p text:style-name="P4">
Category: News</text:p>
      <!--METADATA-->
      <text:p text:style-name="P4">
<draw:frame draw:style-name="fr1" draw:name="Image98" text:anchor-type="as-char" svg:width="6.9236in" svg:height="3.894525in" draw:z-index="0">
<draw:image xlink:href="../Images/AРМІЯINFORM/2023-03-29T70-00-00-04-00/85523864-fae4-4a19-bc7a-e44bd4078c9f.jpg" xlink:type="simple" xlink:show="embed" xlink:actuate="onLoad" draw:mime-type="image/jpeg"/>
</draw:frame>
During the occupation of Irpen, which in the Buchan district of the Kyiv region, the Zeleny House housing complex, there were military personnel31 of a separate landing brigade of the airborne troops of the Armed Forces. The invaders were looking for patriotic citizens of Ukraine.</text:p>
      <text:p text:style-name="P4">
This is stated in <text:a xlink:type="simple" xlink:href="https://www.gp.gov.ua/ua/posts/imituvav-rozstril-zinki-v-irpeni-suditimut-viiskovogo-rf" text:style-name="Internet_20_link" text:visited-style-name="Visited_20_Internet_20_Link">
message</text:a>
press service of the Office of the General Prosecutor of Ukraine.</text:p>
      <text:p text:style-name="P4">
On March 22, 2022, while examining one of the women's mobile phone, the occupier found a photo of her son, who serves in the Armed Forces. After that, he wiged automatic weapons to the woman's head and imitated the shooting, pressing the finger on the trigger. The accused caused such actions to the victims of moral and mental suffering.</text:p>
      <text:p text:style-name="P4">
During the investigation, the evidence of the involvement of the RFOO serviceman of this crime was collected. The court has an indictment of the Russian Federation in violation of the laws and customs of war. During the commission of a crime, the accused is threatened with the deprivation of Volin up to 12 years.</text:p>
      <text:p text:style-name="P4">
News Source: <text:a xlink:type="simple" xlink:href="https://armyinform.com.ua/2023/03/29/stala-vidoma-dolya-rosijskogo-okupanta-yakyj-pid-chas-okupacziyi-irpenya-imituvav-rozstril-zhinky/" text:style-name="Internet_20_link" text:visited-style-name="Visited_20_Internet_20_Link">
https://armyinform.com.ua/2023/03/29/stala-vidoma-dolya-rosijskogo-okupanta-yakyj-pid-chas-okupacziyi-irpenya-imituvav-rozstril-zhinky/</text:a>
</text:p>
      <!--NEWS-->
      <text:h text:style-name="P10" text:outline-level="1">
<text:span text:style-name="T4">
The Commander -in -Chief of the Armed Forces discussed with General Christopher Cavoli supply to Ukraine weapons and ammunition</text:span>
</text:h>
      <text:p text:style-name="P4">
Author: ['АРМІЯINFORM']</text:p>
      <text:p text:style-name="P4">
Time: 2023-03-29T71:00:00-04:00</text:p>
      <text:p text:style-name="P4">
Description: ZSU Gerrivkomandavach General Valeriy Zalugovy Proviv to Kindov Rozmov with the Suprem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311294085_419580687004089_3298545049288677571_n.jpg" text:style-name="Internet_20_link" text:visited-style-name="Visited_20_Internet_20_Link">
311294085_419580687004089_3298545049288677571_n.jpg</text:a>
']</text:p>
      <text:p text:style-name="P4">
Tags: ['STOPRUSSIA', 'ВАЛЕРІЙ ЗАЛУЖНИЙ', 'ГОЛОВНОКОМАНДУВАЧ ЗБРОЙНИХ СИЛ УКРАЇНИ']</text:p>
      <text:p text:style-name="P4">
Category: News</text:p>
      <!--METADATA-->
      <text:p text:style-name="P4">
<draw:frame draw:style-name="fr1" draw:name="Image99" text:anchor-type="as-char" svg:width="6.9236in" svg:height="6.9236in" draw:z-index="0">
<draw:image xlink:href="../Images/AРМІЯINFORM/2023-03-29T71-00-00-04-00/311294085_419580687004089_3298545049288677571_n.jpg" xlink:type="simple" xlink:show="embed" xlink:actuate="onLoad" draw:mime-type="image/jpeg"/>
</draw:frame>
The Commander -in -Chief of the Armed Forces, General Valery Zaluzhny, had a telephone conversation by the Commander -in -Chief of the United NATO Armed Forces in Europe by the US Armed Forces in Europe in Europe General Christopher Kaoly.</text:p>
      <text:p text:style-name="P4">
He <text:a xlink:type="simple" xlink:href="https://t.me/CinCAFU/434" text:style-name="Internet_20_link" text:visited-style-name="Visited_20_Internet_20_Link">
reported</text:a>
In his telegram.</text:p>
      <text:p text:style-name="P4">
“They paid attention to important defense issues. They discussed the supply of weapons, equipment and ammunition, ”the post reads.</text:p>
      <text:p text:style-name="P4">
Valery Zaluzhny thanked the partners for the preparation of the Ukrainian military and other important assistance.</text:p>
      <text:p text:style-name="P4">
“They have agreed to actively interact. Ukraine needs a victory, ”added the head of the Armed Forces.</text:p>
      <text:p text:style-name="P4">
News Source: <text:a xlink:type="simple" xlink:href="https://armyinform.com.ua/2023/03/29/golovnokomanduvach-zsu-obgovoryv-z-generalom-kristoferom-kavoli-postachannya-ukrayini-ozbroyennya-ta-boyeprypasiv/" text:style-name="Internet_20_link" text:visited-style-name="Visited_20_Internet_20_Link">
https://armyinform.com.ua/2023/03/29/golovnokomanduvach-zsu-obgovoryv-z-generalom-kristoferom-kavoli-postachannya-ukrayini-ozbroyennya-ta-boyeprypasiv/</text:a>
</text:p>
      <!--NEWS-->
      <text:h text:style-name="P10" text:outline-level="1">
<text:span text:style-name="T4">
In Kharkiv region, the body of a man who died from the shelling of the Russian Federation last year was exhumanated</text:span>
</text:h>
      <text:p text:style-name="P4">
Author: ['АРМІЯINFORM']</text:p>
      <text:p text:style-name="P4">
Time: 2023-03-29T72:00:00-04:00</text:p>
      <text:p text:style-name="P4">
Description: On the Teritarian House of Households near the village. Prudyanka Kharkivsky district prosecutor district ... War with Ukraine 2022, War with Ukraine Latest News Today, News War with Ukraine 2022 The last for today, will there be a war between Ukraine and Russia and when, there will be a war with Ukraine in 2022 or not, there will be or not, it will be, will be whether the war with Ukraine in the near future says, the war with Ukraine, Ukrainian news today, Ukrainian news in Ukrainian media in Russian</text:p>
      <text:p text:style-name="P4">
Images: ['<text:a xlink:type="simple" xlink:href="https://armyinform.com.ua/wp-content/uploads/2023/03/528x330-2.jpg" text:style-name="Internet_20_link" text:visited-style-name="Visited_20_Internet_20_Link">
528x330-2.jpg</text:a>
']</text:p>
      <text:p text:style-name="P4">
Tags: ['STOPRUSSIA', 'ЕКСГУМАЦІЯ', 'ОФІС ГЕНПРОКУРОРА УКРАЇНИ']</text:p>
      <text:p text:style-name="P4">
Category: News</text:p>
      <!--METADATA-->
      <text:p text:style-name="P4">
<draw:frame draw:style-name="fr1" draw:name="Image100" text:anchor-type="as-char" svg:width="6.9236in" svg:height="4.32725in" draw:z-index="0">
<draw:image xlink:href="../Images/AРМІЯINFORM/2023-03-29T72-00-00-04-00/528x330-2.jpg" xlink:type="simple" xlink:show="embed" xlink:actuate="onLoad" draw:mime-type="image/jpeg"/>
</draw:frame>
On the territory of private homeownership in the village. The Kharkiv district prosecutor of the district prosecutor's office, together with the police investigator, exhummed the corpse66-year-old local resident.</text:p>
      <text:p text:style-name="P4">
About it <text:a xlink:type="simple" xlink:href="https://t.me/prokuratura_kharkiv/8421" text:style-name="Internet_20_link" text:visited-style-name="Visited_20_Internet_20_Link">
reports</text:a>
Office of Prosecutor General Ukraine.</text:p>
      <text:p text:style-name="P4">
“According to the investigation, on July 11 last year, the man came under a hostility, being in the territory of his own yard. From the explosion of the projectile he got on the spot, ”the message reads.</text:p>
      <text:p text:style-name="P4">
Currently, the remains of the dead have been sent for forensic examination.</text:p>
      <text:p text:style-name="P4">
News Source: <text:a xlink:type="simple" xlink:href="https://armyinform.com.ua/2023/03/29/na-harkivshhyni-eksgumuvaly-tilo-cholovika-yakyj-zagynuv-vid-obstriliv-rf-mynulogo-roku/" text:style-name="Internet_20_link" text:visited-style-name="Visited_20_Internet_20_Link">
https://armyinform.com.ua/2023/03/29/na-harkivshhyni-eksgumuvaly-tilo-cholovika-yakyj-zagynuv-vid-obstriliv-rf-mynulogo-roku/</text:a>
</text:p>
      <!--NEWS-->
      <text:h text:style-name="P10" text:outline-level="1">
<text:span text:style-name="T4">
Slovakia condemned the illegal deportation of Ukrainian women and children into the territory of the Russian Federation</text:span>
</text:h>
      <text:p text:style-name="P4">
Author: ['АРМІЯINFORM']</text:p>
      <text:p text:style-name="P4">
Time: 2023-03-29T73:00:00-04:00</text:p>
      <text:p text:style-name="P4">
Description: National Rada of Slovako Repubbleki praised the resolution of the Obranes that to the halves of the pupi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img_20230329_130954.jpg" text:style-name="Internet_20_link" text:visited-style-name="Visited_20_Internet_20_Link">
img_20230329_130954.jpg</text:a>
']</text:p>
      <text:p text:style-name="P4">
Tags: ['STOPRUSSIA', 'АГРЕСІЯ РФ', 'НАЦІОНАЛЬНА РАДА СЛОВАЧЧИНИ', 'НЕЗАКОННА ДЕПОРТАЦІЯ', 'РЕЗОЛЮЦІЯ']</text:p>
      <text:p text:style-name="P4">
Category: News</text:p>
      <!--METADATA-->
      <text:p text:style-name="P4">
<draw:frame draw:style-name="fr1" draw:name="Image101" text:anchor-type="as-char" svg:width="6.9236in" svg:height="4.696509in" draw:z-index="0">
<draw:image xlink:href="../Images/AРМІЯINFORM/2023-03-29T73-00-00-04-00/img_20230329_130954.jpg" xlink:type="simple" xlink:show="embed" xlink:actuate="onLoad" draw:mime-type="image/jpeg"/>
</draw:frame>
The National Council of the Slovak Republic has approved a resolution with indignation of the hip on the illegal deportation of Ukrainian women and children to territories. The Slovak Parliament urged immediately to stop illegal deportation to re -register all Ukrainian citizens to their homeland.</text:p>
      <text:p text:style-name="P4">
About it <text:a xlink:type="simple" xlink:href="https://minre.gov.ua/2023/03/29/dyakuyemo-slovakam-za-pidtrymku-ukrayincziv-nezakonno-deportovanyh-do-rf/" text:style-name="Internet_20_link" text:visited-style-name="Visited_20_Internet_20_Link">
reports</text:a>
Ministry of Reintegration of Temporarily Occupied Territories of Ukraine.</text:p>
      <text:p text:style-name="P4">
In addition, the National Council of Slovakia appealed to the Attorney General of the country with an interview to give an assessment of a criminal act and to initiate the relevant criminal law. And also to the Slovak government - to help Ukraine to bring the pre -criminal responsibility of military criminals. Including Russian officials, government officials and military.</text:p>
      <text:p text:style-name="P4">
The Ministry of Reintegration hopes that the overall efforts and pressure of international law will accelerate the process of returning deported Ukrainians.</text:p>
      <text:p text:style-name="P4">
News Source: <text:a xlink:type="simple" xlink:href="https://armyinform.com.ua/2023/03/29/slovachchyna-zasudyla-nezakonnu-deportacziyu-ukrayinskyh-zhinok-i-ditej-na-terytoriyu-rf/" text:style-name="Internet_20_link" text:visited-style-name="Visited_20_Internet_20_Link">
https://armyinform.com.ua/2023/03/29/slovachchyna-zasudyla-nezakonnu-deportacziyu-ukrayinskyh-zhinok-i-ditej-na-terytoriyu-rf/</text:a>
</text:p>
      <!--NEWS-->
      <text:h text:style-name="P10" text:outline-level="1">
<text:span text:style-name="T4">
Official Voting Results to Anti -Corporation at the Defense Ministry will be approved on March 31</text:span>
</text:h>
      <text:p text:style-name="P4">
Author: ['АРМІЯINFORM']</text:p>
      <text:p text:style-name="P4">
Time: 2023-03-29T74:00:00-04:00</text:p>
      <text:p text:style-name="P4">
Description: 24 Birch 2023 Roku Viberi ViBuri to a huge anti -bribery for the sake of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АНТИКОРРАДА', 'МОУ']</text:p>
      <text:p text:style-name="P4">
Category: News</text:p>
      <!--METADATA-->
      <text:p text:style-name="P4">
<draw:frame draw:style-name="fr1" draw:name="Image102" text:anchor-type="as-char" svg:width="6.9236in" svg:height="4.615733in" draw:z-index="0">
<draw:image xlink:href="../Images/AРМІЯINFORM/2023-03-29T74-00-00-04-00/77acfef9ac002e47cfc3020e10de49c60959d638.jpg" xlink:type="simple" xlink:show="embed" xlink:actuate="onLoad" draw:mime-type="image/jpeg"/>
</draw:frame>
On March 24, 2023, elections to the Public Anti -Corruption Council of the Ministry of Defense of Ukraine were held, the results of which were immediately in the Open Development.</text:p>
      <text:p text:style-name="P4">
<text:span text:style-name="T4">
 Note that according to the initiative working group developed by the Ministry of Defense of Ukraine, the Regulations on the Public Anti -Corruption Council under the Ministry of Defense of Ukraine](https://www.mil.gov.ua/content/Nakaz_2023_Antikaryp.pdf), Official publicization of information on the results of the competition is carried out 5 working days. </text:span>
</text:p>
      <text:p text:style-name="P4">
Currently, the Competition Commission is expecting official communication of official information on the voting.</text:p>
      <text:p text:style-name="P4">
And already on Friday, March 31, within the time limits set by the Regulations, the Commission for the Contest will approve the results of the voting.</text:p>
      <text:p text:style-name="P4">
<text:span text:style-name="T4">
 Source: </text:span>
 <text:a xlink:type="simple" xlink:href="https://www.mil.gov.ua/news/2023/03/29/antikorradi-pri-minoboroni-budut-zatverdzheni-u-pyatniczyu-31-bereznya/" text:style-name="Internet_20_link" text:visited-style-name="Visited_20_Internet_20_Link">
__ Ministry of Defense of Ukraine_</text:a>
</text:p>
      <text:p text:style-name="P4">
News Source: <text:a xlink:type="simple" xlink:href="https://armyinform.com.ua/2023/03/29/oficzijni-rezultaty-golosuvannya-do-antykorrady-pry-minoborony-budut-zatverdzheni-31-bereznya/" text:style-name="Internet_20_link" text:visited-style-name="Visited_20_Internet_20_Link">
https://armyinform.com.ua/2023/03/29/oficzijni-rezultaty-golosuvannya-do-antykorrady-pry-minoborony-budut-zatverdzheni-31-bereznya/</text:a>
</text:p>
      <!--NEWS-->
      <text:h text:style-name="P10" text:outline-level="1">
<text:span text:style-name="T4">
The enemy continues to attempt to sow discord between Ukraine and Poland - CPD</text:span>
</text:h>
      <text:p text:style-name="P4">
Author: ['АРМІЯINFORM']</text:p>
      <text:p text:style-name="P4">
Time: 2023-03-29T75:00:00-04:00</text:p>
      <text:p text:style-name="P4">
Description: Vorozhi telegram channels are sewn by the desi-format about those, Sho, “Placing Ukrainia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ukrayina-polshha-czpd.jpg" text:style-name="Internet_20_link" text:visited-style-name="Visited_20_Internet_20_Link">
ukrayina-polshha-czpd.jpg</text:a>
']</text:p>
      <text:p text:style-name="P4">
Tags: ['БІЖЕНЦІ', 'ПОЛЬЩА', 'РОСІЙСЬКА ПРОПАГАНДА', 'ЦПД РНБО']</text:p>
      <text:p text:style-name="P4">
Category: News</text:p>
      <!--METADATA-->
      <text:p text:style-name="P4">
<draw:frame draw:style-name="fr1" draw:name="Image103" text:anchor-type="as-char" svg:width="6.9236in" svg:height="6.9236in" draw:z-index="0">
<draw:image xlink:href="../Images/AРМІЯINFORM/2023-03-29T75-00-00-04-00/ukrayina-polshha-czpd.jpg" xlink:type="simple" xlink:show="embed" xlink:actuate="onLoad" draw:mime-type="image/jpeg"/>
</draw:frame>
Hostile telegram channels spread misinformation that "the inflow of Ukrainian refugees has led to an increase in crime in Poland." After all, 60%of theft and violent offenses of last year seemed to be carried out by Ukrainians.</text:p>
      <text:p text:style-name="P4">
About it <text:a xlink:type="simple" xlink:href="https://t.me/CenterCounteringDisinformation/4713" text:style-name="Internet_20_link" text:visited-style-name="Visited_20_Internet_20_Link">
reports</text:a>
Central Protity of misinformation at the NSDC of Ukraine.</text:p>
      <text:p text:style-name="P4">
Propagandists refer to the data of the study of the International Analytical Company UCE Research.</text:p>
      <text:p text:style-name="P4">
In fact, the original article of the Polish edition of UCE Group Ltd has no guessing about Ukrainian refugees and their criminal activities.</text:p>
      <text:p text:style-name="P4">
Yes, the enemy continues to try to sow discord between Ukraine and Poland, as well as among the Ukrainians themselves. The purpose is to transfer attention from the global problem - the war against Ukraine - to a number of minor, mostly internal problems.</text:p>
      <text:p text:style-name="P4">
Only trust the sources of verified information, calling CPD.</text:p>
      <text:p text:style-name="P4">
News Source: <text:a xlink:type="simple" xlink:href="https://armyinform.com.ua/2023/03/29/vorog-prodovzhuye-sproby-posiyaty-rozbrat-mizh-ukrayinoyu-ta-polshheyu-czpd/" text:style-name="Internet_20_link" text:visited-style-name="Visited_20_Internet_20_Link">
https://armyinform.com.ua/2023/03/29/vorog-prodovzhuye-sproby-posiyaty-rozbrat-mizh-ukrayinoyu-ta-polshheyu-czpd/</text:a>
</text:p>
      <!--NEWS-->
      <text:h text:style-name="P10" text:outline-level="1">
<text:span text:style-name="T4">
Ukraine needs 4+ generation fighters. There is no time to delay!- Yuri Ignat</text:span>
</text:h>
      <text:p text:style-name="P4">
Author: ['Анастасія Олехнович']</text:p>
      <text:p text:style-name="P4">
Time: 2023-03-29T76:00:00-04:00</text:p>
      <text:p text:style-name="P4">
Description: The US defense of the US defense Lloyd Ostin Zavod, Scho Strayeni Shipy, I can transmit Ukrainia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f-16-fighting-falcon-scaled.jpg" text:style-name="Internet_20_link" text:visited-style-name="Visited_20_Internet_20_Link">
f-16-fighting-falcon-scaled.jpg</text:a>
']</text:p>
      <text:p text:style-name="P4">
Tags: ['F-16', 'ВІЙСЬКОВА АВІАЦІЯ', 'ВІЙСЬКОВІ ЛІТАКИ', 'ПОВІТРЯНІ СИЛИ ЗСУ', 'ЮРІЙ ІГНАТ']</text:p>
      <text:p text:style-name="P4">
Category: News</text:p>
      <!--METADATA-->
      <text:p text:style-name="P4">
<draw:frame draw:style-name="fr1" draw:name="Image104" text:anchor-type="as-char" svg:width="6.9236in" svg:height="5.53888in" draw:z-index="0">
<draw:image xlink:href="../Images/AРМІЯINFORM/2023-03-29T76-00-00-04-00/f-16-fighting-falcon-scaled.jpg" xlink:type="simple" xlink:show="embed" xlink:actuate="onLoad" draw:mime-type="image/jpeg"/>
</draw:frame>
F-16 Fighting Falcon. Illustrative photo</text:p>
      <text:p text:style-name="P4">
US Secretary of Defense Lloyd Austin noted that the United States can transfer to Ukraine F-16 aircraft or other fourth generation fighters. However, in this stage of war they should not be expected. Lloyd Austin stated that if such a decision was adopted, then it would take about a year and a half.</text:p>
      <text:p text:style-name="P4">
Colonel Yuri Ignat Command Colonel Yuri Ignat Command Commanded the Uniform News Teleuctor that the transfer of aviation equipment is a difficult process, so there is no quick time. However, there is no time for Ukraine in Ukraine.</text:p>
      <ul>
        <li>
A key message for us is that the United States of America does not refuse plans to transfer 4+ generation fighters that Ukraine needs. Yes, it may take more time, - said Yuri Ignat.</li>
      </ul>
      <text:p text:style-name="P4">
He also added that the process begins with the preparation of pilots, engineers, and at the same time the base for maintaining aircraft, the aerodrome network will be prepared.</text:p>
      <ul>
        <li>
The very process of transmission of fighters is not easy, because it is about complex technical documentation, transportation of equipment, etc. However, you need to start active training now. Let's say that it was with SAMP/T, PATROTOT and tanks, - Yuri Ignati said.</li>
      </ul>
      <text:p text:style-name="P4">
News Source: <text:a xlink:type="simple" xlink:href="https://armyinform.com.ua/2023/03/29/ukrayina-potrebuye-vynyshhuvachiv-yurij-ignat/" text:style-name="Internet_20_link" text:visited-style-name="Visited_20_Internet_20_Link">
https://armyinform.com.ua/2023/03/29/ukrayina-potrebuye-vynyshhuvachiv-yurij-ignat/</text:a>
</text:p>
      <!--NEWS-->
      <text:h text:style-name="P10" text:outline-level="1">
<text:span text:style-name="T4">
The EU decision to provide Ukraine with 1 million ammunition is decisive - Alexey Reznikov</text:span>
</text:h>
      <text:p text:style-name="P4">
Author: ['АРМІЯINFORM']</text:p>
      <text:p text:style-name="P4">
Time: 2023-03-29T77:00:00-04:00</text:p>
      <text:p text:style-name="P4">
Description: RISSHENNA KRAMAN-PAPTNEV єs about the Nadannya of Ukrainian 1 million combat Kalibra 155 mm є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2/reznikov-08.jpg" text:style-name="Internet_20_link" text:visited-style-name="Visited_20_Internet_20_Link">
reznikov-08.jpg</text:a>
']</text:p>
      <text:p text:style-name="P4">
Tags: ['ВІЙСЬКОВА ДОПОМОГА', 'ІНТЕРВ’Ю', 'МІНІСТР ОБОРОНИ УКРАЇНИ', 'ОЛЕКСІЙ РЕЗНІКОВ']</text:p>
      <text:p text:style-name="P4">
Category: News</text:p>
      <!--METADATA-->
      <text:p text:style-name="P4">
<draw:frame draw:style-name="fr1" draw:name="Image105" text:anchor-type="as-char" svg:width="6.9236in" svg:height="4.615733in" draw:z-index="0">
<draw:image xlink:href="../Images/AРМІЯINFORM/2023-03-29T77-00-00-04-00/reznikov-08.jpg" xlink:type="simple" xlink:show="embed" xlink:actuate="onLoad" draw:mime-type="image/jpeg"/>
</draw:frame>
Minister of Defense of Ukraine Alexei Reznikov</text:p>
      <text:p text:style-name="P4">
The decision of the EU partner countries to provide Ukraine with 1 million ammunition from 155mm is decisive for the course of the war and the victory of Ukraine, said the Minister of Defense Reflection Reznikov in an interview with Estonian ERR.</text:p>
      <text:p text:style-name="P4">
"We need to defend ourselves from the Russians, restrain them, especially on the Eastern Front. Then go into a counterattack. This means that we need more ammunition to break through their defense line. So we save the lives of our warriors. That is why help is so important. This war is a war for resources. On our side, heresurses of the civilized world, including European countries. Therefore, adopting is very important. I would say decisive, ”said Alexei Reznikov, noting the important role of Estonia in making this decision.</text:p>
      <text:p text:style-name="P4">
<text:span text:style-name="T4">
 Other important abstracts from the Minister's interview: </text:span>
</text:p>
      <ul>
        <li>
The help of each partner countries is important for raising Ukraine's defense capabilities * Ukraine, as any protected country, will require more ammunition and weapons to complete the war with a victory that will be the victory of the entire civilized world Significant, offset by the accuracy of Western weapons and the creativity of its use by Ukrainian units.</li>
      </ul>
      <text:p text:style-name="P4">
“It is not a war between the small and large Soviet armies. These are two different armies. We are more creative with more modern equipment and thinking. Therefore, we must use less ammunition, ” - Alexei Reznikov.</text:p>
      <ul>
        <li>
The event has resources and a production base for fulfilling the needs of ammunition. The appropriate solution is needed because it is important for the course of the war * The MiG-29 Air Force Given to Poland and Slovakia strengthens, but Ukraine is trying to convince partners of the need to provide modern aviation platforms, since even modernized Soviet-type fighters are significantly inferior to Russian modern aircraft.</li>
      </ul>
      <text:p text:style-name="P4">
"We need modern fighters so that they become part of our air defense system.“They continue the offensive without significant results. Bakhmut still stands as a fortress. In this direction, we reduced the offensive capabilities of the Russians, ” - Oleksireznikov.</text:p>
      <ul>
        <li>
Minister predicts positive changes during the war this year</li>
      </ul>
      <text:p text:style-name="P4">
“I think this year we will see very positive changes for Ukraine. It is Yapti that we will continue to release the temporarily occupied territories as the Tsybulo was done in Kyiv, Chernihiv, Sumy, Kharkiv, Kherson and Ostrozmin. There will be a continuation, ” - Alexei Reznikov.</text:p>
      <text:p text:style-name="P4">
<text:span text:style-name="T5">
Derello: <text:a xlink:type="simple" xlink:href="https://t.me/ministry_of_defense_ua/7287" text:style-name="Internet_20_link" text:visited-style-name="Visited_20_Internet_20_Link">
Ministry of Defense of Ukraine</text:a>
</text:span>
</text:p>
      <text:p text:style-name="P4">
News Source: <text:a xlink:type="simple" xlink:href="https://armyinform.com.ua/2023/03/29/rishennya-es-pro-nadannya-ukrayini-1-mln-boyeprypasiv-ye-vyrishalnym-oleksij-reznikov/" text:style-name="Internet_20_link" text:visited-style-name="Visited_20_Internet_20_Link">
https://armyinform.com.ua/2023/03/29/rishennya-es-pro-nadannya-ukrayini-1-mln-boyeprypasiv-ye-vyrishalnym-oleksij-reznikov/</text:a>
</text:p>
      <!--NEWS-->
      <text:h text:style-name="P10" text:outline-level="1">
<text:span text:style-name="T4">
As a result of Russian aggression in Ukraine, 1322 cultural objects were damaged or completely destroyed</text:span>
</text:h>
      <text:p text:style-name="P4">
Author: ['Оксана Іванець']</text:p>
      <text:p text:style-name="P4">
Time: 2023-03-29T78:00:00-04:00</text:p>
      <text:p text:style-name="P4">
Description: About the Briffing PID Robocho Vizita for Kharkivshchina, the Ministr Culture Ministra was launched ... The war with Ukraine 2022, the war with Ukraine is the latest news today, the News War with Ukraine 2022 are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ministr-kultury-ta-informaczijnoyi-polityky-ukrayiny-oleksandr-tkachenko-scaled.jpg" text:style-name="Internet_20_link" text:visited-style-name="Visited_20_Internet_20_Link">
ministr-kultury-ta-informaczijnoyi-polityky-ukrayiny-oleksandr-tkachenko-scaled.jpg</text:a>
']</text:p>
      <text:p text:style-name="P4">
Tags: ['STOPRUSSIA', 'АГРЕСІЯ РФ', 'БРИФІНГ', 'ВТОРГНЕННЯ РФ', 'КУЛЬТУРНІ ЦІННОСТІ УКРАЇНИ', 'МІНІСТР КУЛЬТУРИ ТА\xa0ІНФОРМАЦІЙНОЇ ПОЛІТИКИ УКРАЇНИ', "ОБ'ЄКТИ КУЛЬТУРНОЇ СПАДЩИНИ", 'ОЛЕКСАНДР ТКАЧЕНКО', 'ХАРКІВЩИНА']</text:p>
      <text:p text:style-name="P4">
Category: News</text:p>
      <!--METADATA-->
      <text:p text:style-name="P4">
<draw:frame draw:style-name="fr1" draw:name="Image106" text:anchor-type="as-char" svg:width="6.9236in" svg:height="4.615733in" draw:z-index="0">
<draw:image xlink:href="../Images/AРМІЯINFORM/2023-03-29T78-00-00-04-00/ministr-kultury-ta-informaczijnoyi-polityky-ukrayiny-oleksandr-tkachenko-scaled.jpg" xlink:type="simple" xlink:show="embed" xlink:actuate="onLoad" draw:mime-type="image/jpeg"/>
</draw:frame>
Minister of Culture and Information Policy of Ukraine Oleksandr Tkachenko. Photo: Oksanaivana / Armyinform</text:p>
      <text:p text:style-name="P4">
The Minister of Culture and Information Policy of Ukraine Oleksandr Tkachenko informed about it at a briefing on a working visit to Kharkiv region.</text:p>
      <ul>
        <li>
Most are mostly clubs and libraries. But a lot, unfortunately, cultural and cultural monuments, - said the minister.</li>
      </ul>
      <text:p text:style-name="P4">
In particular, in Kharkiv region, 36 cultural heritage monuments, almost 2 thousand houses of culture, were damaged or destroyed during the year of the large -scale invasion of Russians into the territory of Ukraine.</text:p>
      <text:p text:style-name="P4">
Also, the head of the Ministry of Culture and Information Policy of Ukraine, it has been that for the restoration of the National Memorial Complex of Grigorykovoroda in the village of Skovorodinivka, which was destroyed by the Russian occupiers in May, within the project "Save Ukrainian Culture" was collected 4 million UAH. In addition, Oleksandr Tkachenko added that UNESCO will help restore museums.</text:p>
      <ul>
        <li>
Skovoroda is one of the priorities of our department, - assuming worksandr Tkachenko.</li>
      </ul>
      <text:p text:style-name="P4">
News Source: <text:a xlink:type="simple" xlink:href="https://armyinform.com.ua/2023/03/29/zrujnovani-1322-obyekty-kultury-oleksandr-tkachenko/" text:style-name="Internet_20_link" text:visited-style-name="Visited_20_Internet_20_Link">
https://armyinform.com.ua/2023/03/29/zrujnovani-1322-obyekty-kultury-oleksandr-tkachenko/</text:a>
</text:p>
      <!--NEWS-->
      <text:h text:style-name="P10" text:outline-level="1">
<text:span text:style-name="T4">
Alexei Reznikov denied information about the transmission of Mirage aircraft to Ukraine</text:span>
</text:h>
      <text:p text:style-name="P4">
Author: ['Антон Печерський']</text:p>
      <text:p text:style-name="P4">
Time: 2023-03-29T79:00:00-04:00</text:p>
      <text:p text:style-name="P4">
Description: - I am in the other way to the representatives of Mediya Franziya, yaki in the bastard for Ukrainian, the war with Ukraine 2022, the war with Ukraine is the latest news today, the news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img_1878-1.jpg" text:style-name="Internet_20_link" text:visited-style-name="Visited_20_Internet_20_Link">
img_1878-1.jpg</text:a>
']</text:p>
      <text:p text:style-name="P4">
Tags: ['ЛІТАКИ', 'МІНІСТР ОБОРОНИ УКРАЇНИ ОЛЕКСІЙ РЕЗНІКОВ', 'ХОРВАТІЯ']</text:p>
      <text:p text:style-name="P4">
Category: News</text:p>
      <!--METADATA-->
      <text:p text:style-name="P4">
<draw:frame draw:style-name="fr1" draw:name="Image107" text:anchor-type="as-char" svg:width="6.9236in" svg:height="4.615733in" draw:z-index="0">
<draw:image xlink:href="../Images/AРМІЯINFORM/2023-03-29T79-00-00-04-00/img_1878-1.jpg" xlink:type="simple" xlink:show="embed" xlink:actuate="onLoad" draw:mime-type="image/jpeg"/>
</draw:frame>
- I am really grateful to the representatives of the France's media, who are cheering for Ukraine to give positive news, which, unfortunately, are not yet true. This is such a good materialization of ideas, but I cannot confirm that the miraage has been transferred to Ukraine or today we are mastering them, - said Ukraine Ministry Alexei Reznikov during a briefing at the Media Center Ukraine –Desa.</text:p>
      <text:p text:style-name="P4">
He also explained that Miraage has the same technical capabilities as the Mig-29-29 flowering forces, that is, it is able to detect 60 km air goals and affect them at a distance of 30 km. Instead, the enemy, for example, Su-35, is able to detect targets at a distance of 200 km and strike targets at a distance of more than 140 km.</text:p>
      <text:p text:style-name="P4">
-So let's get realists that we will be satisfied with any aviation platforms, but the main combat aircraft must probably be more modern, with the possibility of "see" more than 200 kilometers and hit more than 150 and more kilometers,-Alexei Reznikov emphasized.</text:p>
      <text:p text:style-name="P4">
The discussion with partners as to which combat aircraft will appear in Ukraine will be continued.</text:p>
      <text:p text:style-name="P4">
News Source: <text:a xlink:type="simple" xlink:href="https://armyinform.com.ua/2023/03/29/oleksij-reznikov-sprostuvav-informacziyu-pro-peredachu-ukrayini-litakiv-mirage/" text:style-name="Internet_20_link" text:visited-style-name="Visited_20_Internet_20_Link">
https://armyinform.com.ua/2023/03/29/oleksij-reznikov-sprostuvav-informacziyu-pro-peredachu-ukrayini-litakiv-mirage/</text:a>
</text:p>
      <!--NEWS-->
      <text:h text:style-name="P10" text:outline-level="1">
<text:span text:style-name="T4">
The Air Force of the Armed Forces destroyed the Russian Su-24M bomber</text:span>
</text:h>
      <text:p text:style-name="P4">
Author: ['АРМІЯINFORM']</text:p>
      <text:p text:style-name="P4">
Time: 2023-03-29T80:00:00-04:00</text:p>
      <text:p text:style-name="P4">
Description: Avіaatsіya defense forces for Dob took 5 stri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su-24-znyshheno.jpg" text:style-name="Internet_20_link" text:visited-style-name="Visited_20_Internet_20_Link">
su-24-znyshheno.jpg</text:a>
']</text:p>
      <text:p text:style-name="P4">
Tags: ['STOPRUSSIA', 'АГРЕСІЯ РФ', 'АРТИЛЕРІЯ', 'ВТОРГНЕННЯ РФ', 'ВТРАТИ ВОРОГА', 'ГШ ЗСУ', 'ОПЕРАТИВНА ІНФОРМАЦІЯ', 'ПОВІТРЯНІ СИЛИ ЗСУ', 'РАКЕТНІ ВІЙСЬКА']</text:p>
      <text:p text:style-name="P4">
Category: News</text:p>
      <!--METADATA-->
      <text:p text:style-name="P4">
<draw:frame draw:style-name="fr1" draw:name="Image108" text:anchor-type="as-char" svg:width="6.9236in" svg:height="4.609964in" draw:z-index="0">
<draw:image xlink:href="../Images/AРМІЯINFORM/2023-03-29T80-00-00-04-00/su-24-znyshheno.jpg" xlink:type="simple" xlink:show="embed" xlink:actuate="onLoad" draw:mime-type="image/jpeg"/>
</draw:frame>
Illustrative Photo <text:span text:style-name="T4">
 🔥 Situation on Russian invasion </text:span>
</text:p>
      <text:p text:style-name="P4">
The aviation of the Defense Forces per day made 5 beats in the areas of concentration of the personnel and military equipment of the occupiers. Also, the units of the Air Force forces of Ukraine were destroyed by the Russian Su-24M bomber.</text:p>
      <text:p text:style-name="P4">
About it <text:a xlink:type="simple" xlink:href="https://www.facebook.com/GeneralStaff.ua/posts/pfbid0LSB1iUsxJMMc36sTM8axTdztdP1bgD5C4jAzs3RAyz1c6nCGkmQ6F5qfiXRM6xD5l" text:style-name="Internet_20_link" text:visited-style-name="Visited_20_Internet_20_Link">
reports</text:a>
General Staff of the Armed Forces of Ukraine.</text:p>
      <text:p text:style-name="P4">
"Our rocket launchers and artillerymen have struck 2 areas of concentration, weapons and military equipment of the enemy, 1 composition of ammunition and 12 warehouses of fuel and lubricants of the enemy," the statement said.</text:p>
      <text:p text:style-name="P4">
News Source: <text:a xlink:type="simple" xlink:href="https://armyinform.com.ua/2023/03/29/povitryani-syly-zsu-znyshhyly-rosijskyj-bombarduvalnyk-su-24m/" text:style-name="Internet_20_link" text:visited-style-name="Visited_20_Internet_20_Link">
https://armyinform.com.ua/2023/03/29/povitryani-syly-zsu-znyshhyly-rosijskyj-bombarduvalnyk-su-24m/</text:a>
</text:p>
      <!--NEWS-->
      <text:h text:style-name="P10" text:outline-level="1">
<text:span text:style-name="T4">
Croats are well aware of what is to strengthen your defense capability if you have an unfriendly neighbor - Alexei Reznikov</text:span>
</text:h>
      <text:p text:style-name="P4">
Author: ['Світлана Кирган']</text:p>
      <text:p text:style-name="P4">
Time: 2023-03-29T81:00:00-04:00</text:p>
      <text:p text:style-name="P4">
Description: About Tsleksi Reznikov, saying in Odessa PID an hour of spial, the defense of the defense of the defens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img_1871.jpg" text:style-name="Internet_20_link" text:visited-style-name="Visited_20_Internet_20_Link">
img_1871.jpg</text:a>
', '<text:a xlink:type="simple" xlink:href="https://armyinform.com.ua/wp-content/uploads/2023/03/dan_0055.jpg" text:style-name="Internet_20_link" text:visited-style-name="Visited_20_Internet_20_Link">
dan_0055.jpg</text:a>
']</text:p>
      <text:p text:style-name="P4">
Tags: ['STOPRUSSIA', 'МІНІСТР ОБОРОНИ УКРАЇНИ ОЛЕКСІЙ РЕЗНІКОВ', 'ХОРВАТІЯ']</text:p>
      <text:p text:style-name="P4">
Category: News</text:p>
      <!--METADATA-->
      <text:p text:style-name="P4">
<draw:frame draw:style-name="fr1" draw:name="Image109" text:anchor-type="as-char" svg:width="6.9236in" svg:height="4.615733in" draw:z-index="0">
<draw:image xlink:href="../Images/AРМІЯINFORM/2023-03-29T81-00-00-04-00/img_1871.jpg" xlink:type="simple" xlink:show="embed" xlink:actuate="onLoad" draw:mime-type="image/jpeg"/>
</draw:frame>
Alexei Reznikov said this in Odessa during a joint press conference of defense ministers of Ukraine and Croatia.</text:p>
      <text:p text:style-name="P4">
The heads of the defense agencies of Ukraine and Croatia discussed the increased disappearance of the Defense Forces of Ukraine and their support by the Croatian government.</text:p>
      <ul>
        <li>
I have the honor of accepting here, in Ukraine, the Minister of Defense of the Republicyard. Mario Janozhych, a true and powerful friend of Ukraine, who always expresses a very stable and uncompromising position in the interests of Ukraine at all our meetings in the format of the Ramstein Club, came to us. I thank you very much to you, Mario, for your personal involvement, not just as a person who is a minister who is as a person, as a person, as a Croat, who understands Ukrainians, - said Alexei Reznikov.</li>
      </ul>
      <text:p text:style-name="P4">
<draw:frame draw:style-name="fr1" draw:name="Image110" text:anchor-type="as-char" svg:width="6.9236in" svg:height="4.459952in" draw:z-index="0">
<draw:image xlink:href="../Images/AРМІЯINFORM/2023-03-29T81-00-00-04-00/dan_0055.jpg" xlink:type="simple" xlink:show="embed" xlink:actuate="onLoad" draw:mime-type="image/jpeg"/>
</draw:frame>
The Minister of Defense of Ukraine said that the Croatians are very close to the pain of Ukrainians, because they have survived more than 26 years ago the war and understand that the development of their own independence and freedom is the most important values for Ukraine.</text:p>
      <ul>
        <li>
Croats know what to increase their own defense capability if the tebenzhdrich neighbor, so they are consciously supporters and allies of Ukraine in the war, which Russia has become unfairly in 2014. Initially, a hybrid warfare, which turned into a full -scale invasion, which took place in February 2022. We have support for political from Croatia, we have been supporting economic support, and we have a military support. From the first days, we received various types of help, and first aid was already arrived on February 28, 2022, that is, 4 days after the beginning of aggression, Croatia's brotherly people had already drawn us a helping hand, and we have already received the first things we needed to hold our defense to restrain the enemy, and eventually It is started to start it from Kyiv, Chernihiv, Sumy region, then Kharkiv, Kherson region, etc.</li>
      </ul>
      <text:p text:style-name="P4">
<text:span text:style-name="T5">
Foto Nikolai Davidovsky</text:span>
</text:p>
      <text:p text:style-name="P4">
News Source: <text:a xlink:type="simple" xlink:href="https://armyinform.com.ua/2023/03/29/horvaty-dobre-znayut-shho-take-posylyuvaty-svoyu-oboronozdatnist-yakshho-v-tebe-ne-druzhnij-susid-oleksij-reznikov/" text:style-name="Internet_20_link" text:visited-style-name="Visited_20_Internet_20_Link">
https://armyinform.com.ua/2023/03/29/horvaty-dobre-znayut-shho-take-posylyuvaty-svoyu-oboronozdatnist-yakshho-v-tebe-ne-druzhnij-susid-oleksij-reznikov/</text:a>
</text:p>
      <!--NEWS-->
      <text:h text:style-name="P10" text:outline-level="1">
<text:span text:style-name="T4">
PMM for the needs of the Armed Forces: The Defense Ministry invites suppliers to take part in auction</text:span>
</text:h>
      <text:p text:style-name="P4">
Author: ['АРМІЯINFORM']</text:p>
      <text:p text:style-name="P4">
Time: 2023-03-29T82:00:00-04:00</text:p>
      <text:p text:style-name="P4">
Description: The Department of Sovereign Provider Ta Material resource of the Mainual Maintenance of the defens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pmm-zsu.jpg" text:style-name="Internet_20_link" text:visited-style-name="Visited_20_Internet_20_Link">
pmm-zsu.jpg</text:a>
']</text:p>
      <text:p text:style-name="P4">
Tags: ['МІНІСТЕРСТВО ОБОРОНИ УКРАЇНИ', 'ПММ']</text:p>
      <text:p text:style-name="P4">
Category: News</text:p>
      <!--METADATA-->
      <text:p text:style-name="P4">
<draw:frame draw:style-name="fr1" draw:name="Image111" text:anchor-type="as-char" svg:width="6.9236in" svg:height="4.094355in" draw:z-index="0">
<draw:image xlink:href="../Images/AРМІЯINFORM/2023-03-29T82-00-00-04-00/pmm-zsu.jpg" xlink:type="simple" xlink:show="embed" xlink:actuate="onLoad" draw:mime-type="image/jpeg"/>
</draw:frame>
PMM for the Armed Forces. Illustrative photo</text:p>
      <text:p text:style-name="P4">
The Department of Public Procurement and Supply of Material Resources of the Defense Ministry of Ukraine announces the intention of purchasing oils, cooling liquids and brake fluid for the needs of the Armed Forces of Ukraine.</text:p>
      <text:p text:style-name="P4">
Separately for each group of goods the selection of participants is announced.</text:p>
      <text:p text:style-name="P4">
<text:span text:style-name="T4">
 Interested in Suppliers to Submit a Letter for Electronic State Administration <text:a xlink:type="simple" xlink:href="https://armyinform.com.ua/cdn-cgi/l/email-protection#0e6b746f657b7e677862676a6a744e7e617d7a2063676220696178207b6f" text:style-name="Internet_20_link" text:visited-style-name="Visited_20_Internet_20_Link">
[Email Protected]</text:a>
before 17: 00 April 5 2023. </text:span>
</text:p>
      <text:p text:style-name="P4">
The letter must be indicated:</text:p>
      <ul>
        <li>
Name and EDRPOU code of the enterprise, * The name of the producer with its address, country of origin, * Information on the proposed goods: passport of quality of the manufacturer, certificates of conformity, certificate in an arbitrary form in which information about technical(Quality)product characteristics offered before supply.</li>
      </ul>
      <text:p text:style-name="P4">
If the participant is not a producer of the offered goods, then they are given copy of the documents confirming the relationship between the participant and the producer(Treaty). Ці документи повинні бути дійсними не менше ніж до кінця 2023 року таобов’язково містити гарантії виробника щодо якості продукції.</text:p>
      <text:p text:style-name="P4">
Документи, які підтверджують якісний стан продукції, повинні бути державноюмовою або мати офіційний переклад.</text:p>
      <text:p text:style-name="P4">
Запропонована до постачання продукція повинна бути виготовлена у 2023 році.</text:p>
      <text:p text:style-name="P4">
За результатами розгляду наданих документів, Міноборони буде проведено робочузустріч із представниками підприємств, документи яких відповідатимуть вимогамзамовника, про що буде повідомлено учасників додатково.</text:p>
      <text:p text:style-name="P4">
Детальний перелік документів, який повинні надати представники підприємств дляучасті у робочій зустрічі, доступний за<text:a xlink:type="simple" xlink:href="https://www.mil.gov.ua/diyalnist/zakupivli-pmm" text:style-name="Internet_20_link" text:visited-style-name="Visited_20_Internet_20_Link">
посиланням</text:a>
.</text:p>
      <text:p text:style-name="P4">
<text:span text:style-name="T5">
Джерело:<text:a xlink:type="simple" xlink:href="https://www.mil.gov.ua/news/2023/03/29/pmm-dlya-potreb-zsu-minoboroni-zaproshue-postachalnikiv-vzyati-uchast-u-torgah/" text:style-name="Internet_20_link" text:visited-style-name="Visited_20_Internet_20_Link">
Міністерство оборониУкраїни</text:a>
</text:span>
</text:p>
      <text:p text:style-name="P4">
News Source: <text:a xlink:type="simple" xlink:href="https://armyinform.com.ua/2023/03/29/pmm-dlya-potreb-zsu-minoborony-zaproshuye-postachalnykiv/" text:style-name="Internet_20_link" text:visited-style-name="Visited_20_Internet_20_Link">
https://armyinform.com.ua/2023/03/29/pmm-dlya-potreb-zsu-minoborony-zaproshuye-postachalnykiv/</text:a>
</text:p>
      <!--NEWS-->
      <text:h text:style-name="P10" text:outline-level="1">
<text:span text:style-name="T4">
The enemy continues to conduct defensive actions in the south of Ukraine, builds fortifications in occupied Crimea</text:span>
</text:h>
      <text:p text:style-name="P4">
Author: ['АРМІЯINFORM']</text:p>
      <text:p text:style-name="P4">
Time: 2023-03-29T83:00:00-04:00</text:p>
      <text:p text:style-name="P4">
Description: About the General Headquarters of the Zbroyshany forces of Ukraine. At the Zaporizhzkoye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338171289_932307111136870_1368815945310581476_n.jpg" text:style-name="Internet_20_link" text:visited-style-name="Visited_20_Internet_20_Link">
338171289_932307111136870_1368815945310581476_n.jpg</text:a>
']</text:p>
      <text:p text:style-name="P4">
Tags: ['STOPRUSSIA', 'АГРЕСІЯ РФ', 'ВТОРГНЕННЯ РФ', 'ГШ ЗСУ', 'ОПЕРАТИВНА ІНФОРМАЦІЯ']</text:p>
      <text:p text:style-name="P4">
Category: News</text:p>
      <!--METADATA-->
      <text:p text:style-name="P4">
<draw:frame draw:style-name="fr1" draw:name="Image112" text:anchor-type="as-char" svg:width="6.9236in" svg:height="4.615733in" draw:z-index="0">
<draw:image xlink:href="../Images/AРМІЯINFORM/2023-03-29T83-00-00-04-00/338171289_932307111136870_1368815945310581476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LSB1iUsxJMMc36sTM8axTdztdP1bgD5C4jAzs3RAyz1c6nCGkmQ6F5qfiXRM6xD5l" text:style-name="Internet_20_link" text:visited-style-name="Visited_20_Internet_20_Link">
reports</text:a>
General Staff of the Armed Forces of Ukraine.</text:p>
      <text:p text:style-name="P4">
In Zaporizhzhya and Kherson directions, the enemy continues to conduct defense. Fired at the settlements of Uremivka of Donetsk region; Malynivka, Gulyaypole, Old Ukrainian and Magic Zaporizhzhya region; Vesele, Berislav, Cossack, Zelenivka, Antonovka, Dniprovskoye Kherson region and citysharson.</text:p>
      <text:p text:style-name="P4">
In the Armenian and Dzhankoy districts of the temporarily occupied territory, the Crimean prohibition continues the construction of fortifications and trenches. The civilian population is actively involved in the performance of works.</text:p>
      <text:p text:style-name="P4">
News Source: <text:a xlink:type="simple" xlink:href="https://armyinform.com.ua/2023/03/29/vorog-prodovzhuye-vesty-oboronu-na-pivdni-ukrayiny/" text:style-name="Internet_20_link" text:visited-style-name="Visited_20_Internet_20_Link">
https://armyinform.com.ua/2023/03/29/vorog-prodovzhuye-vesty-oboronu-na-pivdni-ukrayiny/</text:a>
</text:p>
      <!--NEWS-->
      <text:h text:style-name="P10" text:outline-level="1">
<text:span text:style-name="T4">
Our defenders courageously hold the Bakhmut fortress city-GSU of the Armed Forces</text:span>
</text:h>
      <text:p text:style-name="P4">
Author: ['АРМІЯINFORM']</text:p>
      <text:p text:style-name="P4">
Time: 2023-03-29T84:00:00-04:00</text:p>
      <text:p text:style-name="P4">
Description: About the General Headquarters of the Zbroyshany forces of Ukraine. On the Limansky Linge ... War with Ukraine 2022, the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338410492_181283251367387_401281776211978934_n.jpg" text:style-name="Internet_20_link" text:visited-style-name="Visited_20_Internet_20_Link">
338410492_181283251367387_401281776211978934_n.jpg</text:a>
']</text:p>
      <text:p text:style-name="P4">
Tags: ['STOPRUSSIA', 'АГРЕСІЯ РФ', 'ВІЙНА', 'ВТОРГНЕННЯ РФ', 'ГШ ЗСУ', 'ОПЕРАТИВНА ІНФОРМАЦІЯ']</text:p>
      <text:p text:style-name="P4">
Category: News</text:p>
      <!--METADATA-->
      <text:p text:style-name="P4">
<draw:frame draw:style-name="fr1" draw:name="Image113" text:anchor-type="as-char" svg:width="6.9236in" svg:height="3.89773in" draw:z-index="0">
<draw:image xlink:href="../Images/AРМІЯINFORM/2023-03-29T84-00-00-04-00/338410492_181283251367387_401281776211978934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LSB1iUsxJMMc36sTM8axTdztdP1bgD5C4jAzs3RAyz1c6nCGkmQ6F5qfiXRM6xD5l" text:style-name="Internet_20_link" text:visited-style-name="Visited_20_Internet_20_Link">
reports</text:a>
General Staff of the Armed Forces of Ukraine.</text:p>
      <text:p text:style-name="P4">
In the Liman direction during the day the enemy led unsuccessful offensive divers of the recess area. Artillery shellings have suffered areas of settlements in the Nazupansky and Liman directions. Among them are well, two -year, Western, Petropavlivka, Kupyansk, Kislivka and Kamianka of Kharkiv region; Stelmakhivka, Nevskoye, Kuzmin and Bigorivka of Luhansk region, as well as Kolodyazi, Spirne and Siversk in Donetsk.</text:p>
      <text:p text:style-name="P4">
In the Bakhmut direction, the enemy continues the assault actions of the city of Bakhmut, has a frequency success. However, our defenders keep the city courageous, reflect the enemy attacks. During the day, the enemy led unsuccessful offensive actions of the area of Orikhovo-Vasilivka of Donetsk region. He fired at Minskivka, Orikhovo-Vasylivka, Bakhmut, Yar and Toretsk of Donetsk region.</text:p>
      <text:p text:style-name="P4">
In the Avdeevsky and Marinsky directions, the enemy conducted the offensive actions of the settlements of Novokalinovo, Steppe, Avdiivka, Severene, Pervomaisk, Marinka, did not have success. He fired at the settlements, in particular: Novokalinovo, Avdiivka, Vodyane, Karlovka, Krasnogorivka, Marinka, Georgiyivka and Novomikhailivka of Donetsk region.</text:p>
      <text:p text:style-name="P4">
In the mineral direction during the day, the enemy fired at the areas of painting points Kalledar, Prychistivka, Veliky Novosilka in Donetsk region.</text:p>
      <text:p text:style-name="P4">
News Source: <text:a xlink:type="simple" xlink:href="https://armyinform.com.ua/2023/03/29/nashi-zahysnyky-muzhno-trymayut-misto-forteczyu-bahmut-gsh-zsu/" text:style-name="Internet_20_link" text:visited-style-name="Visited_20_Internet_20_Link">
https://armyinform.com.ua/2023/03/29/nashi-zahysnyky-muzhno-trymayut-misto-forteczyu-bahmut-gsh-zsu/</text:a>
</text:p>
      <!--NEWS-->
      <text:h text:style-name="P10" text:outline-level="1">
<text:span text:style-name="T4">
The air defense complexes that partners pass are simple in operation, but extremely effective - Yuri Ignati</text:span>
</text:h>
      <text:p text:style-name="P4">
Author: ['Анастасія Олехнович']</text:p>
      <text:p text:style-name="P4">
Time: 2023-03-29T85:00:00-04:00</text:p>
      <text:p text:style-name="P4">
Description: Ukrainian Vіskiyskovi to complete the PTRIOT PPO systems in the Patriot system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zahidni-kompleksy-ppo.jpg" text:style-name="Internet_20_link" text:visited-style-name="Visited_20_Internet_20_Link">
zahidni-kompleksy-ppo.jpg</text:a>
']</text:p>
      <text:p text:style-name="P4">
Tags: ['STOPRUSSIA', 'АГРЕСІЯ РФ', 'ВІЙСЬКОВА ДОПОМОГА', 'ВТОРГНЕННЯ РФ', 'ЗРК', 'ЗРК IRIS-Т', 'ЗРК NASAMS', 'ЗРК PATRIOT', 'ЗРК SAMP/T', 'ПОВІТРЯНІ СИЛИ ЗСУ', 'ППО ЗСУ', 'ЮРІЙ ІГНАТ']</text:p>
      <text:p text:style-name="P4">
Category: News</text:p>
      <!--METADATA-->
      <text:p text:style-name="P4">
<draw:frame draw:style-name="fr1" draw:name="Image114" text:anchor-type="as-char" svg:width="6.9236in" svg:height="5.1927in" draw:z-index="0">
<draw:image xlink:href="../Images/AРМІЯINFORM/2023-03-29T85-00-00-04-00/zahidni-kompleksy-ppo.jpg" xlink:type="simple" xlink:show="embed" xlink:actuate="onLoad" draw:mime-type="image/jpeg"/>
</draw:frame>
Western air defense complexes. Illustrative photo</text:p>
      <text:p text:style-name="P4">
The Ukrainian military completes the Patriot air defense system in the United States of America and impress foreign instructors. Colonel Yurignat, a spokesman for the Air Force, reported this on the air of the only news.</text:p>
      <ul>
        <li>
Training involves several stages, each of which has certain features. As we see, Western partners do not reveal the details for obvious reasons, - said Colonel Yuri Ignat. - However, there are wonderful news that is inadvertent from different countries about how quickly our warriors grasp the Ukrainian information, they are motivated and ready to protect the country.</li>
      </ul>
      <text:p text:style-name="P4">
The Air Force spokesman added that the air defense complexes that are transmitted by partners are easy to operate, but extremely effective.</text:p>
      <text:p text:style-name="P4">
-It is not only about Patriot or SAMP/T, but also about NASAMS and Iris-T complexes that are already in Ukraine. He personally communicated with guys working on this equipment. In one voice it is said that complexes are modern, automated, so it requires long -term training. I am sure that in the case of Patriot, we hold one hundred percent return.</text:p>
      <text:p text:style-name="P4">
News Source: <text:a xlink:type="simple" xlink:href="https://armyinform.com.ua/2023/03/29/kompleksy-ppo-peredayut-partnery/" text:style-name="Internet_20_link" text:visited-style-name="Visited_20_Internet_20_Link">
https://armyinform.com.ua/2023/03/29/kompleksy-ppo-peredayut-partnery/</text:a>
</text:p>
      <!--NEWS-->
      <text:h text:style-name="P10" text:outline-level="1">
<text:span text:style-name="T4">
The Croatian government is considering the issue of transfer to Ukraine 14 screws</text:span>
</text:h>
      <text:p text:style-name="P4">
Author: ['Алла Рядинська']</text:p>
      <text:p text:style-name="P4">
Time: 2023-03-29T86:00:00-04:00</text:p>
      <text:p text:style-name="P4">
Description: About the PID Hour of Spyno Preservation of the defense of Ukraine, such a Croat in Media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horvatiya-1.jpg" text:style-name="Internet_20_link" text:visited-style-name="Visited_20_Internet_20_Link">
horvatiya-1.jpg</text:a>
']</text:p>
      <text:p text:style-name="P4">
Tags: ['МІНІСТР ОБОРОНИ УКРАЇНИ ОЛЕКСІЙ РЕЗНІКОВ', 'ХОРВАТІЯ']</text:p>
      <text:p text:style-name="P4">
Category: News</text:p>
      <!--METADATA-->
      <text:p text:style-name="P4">
<draw:frame draw:style-name="fr1" draw:name="Image115" text:anchor-type="as-char" svg:width="6.9236in" svg:height="3.923373in" draw:z-index="0">
<draw:image xlink:href="../Images/AРМІЯINFORM/2023-03-29T86-00-00-04-00/horvatiya-1.jpg" xlink:type="simple" xlink:show="embed" xlink:actuate="onLoad" draw:mime-type="image/jpeg"/>
</draw:frame>
This was announced during the joint press conference of the Ministers of Defense of Ukraine and the Croatia Media Center Ukraine - Odesa was informed by the Head of the Military Department of Croatia Mario Banozhich. He expressed support from the Croatian government of the struggle of the Ukrainian people for freedom and the European future.</text:p>
      <ul>
        <li>
This visit is another confirmation that Croatia and Croatian people with Ukraine. We support you and your struggle for freedom from the beginning, and will continue as long as it will take. For over a year, you have been the brutal Russian aggressor, and in the end you will defeat,-he said.</li>
      </ul>
      <text:p text:style-name="P4">
Mario Banozhich said that Croats as no one understands Ukrainians, remembering the launcher in the Balkans, which took place in the ninety years of the last century, as the consequences of this war, including the problem of rehabilitation of veterans tagumanitarian demining. The Minister stressed that Croatia supported Ukraine on the first days of the war financially, politically, diplomatically and technically, and not planned to work-now the Croatian government is working on the transfer of fourteen-metrics Mi-8.</text:p>
      <ul>
        <li>
The Croatian government supports Ukraine financially, technically and financially, provides political support. One of the steps of such support is the decision that is currently over the consideration of our government. One of the points of this decision is the controversial, and I hope that in the near future we will be able to pass them to them, - said Janozhich.</li>
      </ul>
      <text:p text:style-name="P4">
News Source: <text:a xlink:type="simple" xlink:href="https://armyinform.com.ua/2023/03/29/uryad-horvatiyi-rozglyadaye-pytannya-peredachi-ukrayini-14-gvyntokryliv/" text:style-name="Internet_20_link" text:visited-style-name="Visited_20_Internet_20_Link">
https://armyinform.com.ua/2023/03/29/uryad-horvatiyi-rozglyadaye-pytannya-peredachi-ukrayini-14-gvyntokryliv/</text:a>
</text:p>
      <!--NEWS-->
      <text:h text:style-name="P10" text:outline-level="1">
<text:span text:style-name="T4">
The military presence of the enemy in the border areas of Kursk and Belgorod regions is maintained</text:span>
</text:h>
      <text:p text:style-name="P4">
Author: ['АРМІЯINFORM']</text:p>
      <text:p text:style-name="P4">
Time: 2023-03-29T87:00:00-04:00</text:p>
      <text:p text:style-name="P4">
Description: At Volinsky, Poliysky, the Siberian, the Slobozhanskoye expansion is operational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dpsu-1.jpg" text:style-name="Internet_20_link" text:visited-style-name="Visited_20_Internet_20_Link">
dpsu-1.jpg</text:a>
']</text:p>
      <text:p text:style-name="P4">
Tags: ['STOPRUSSIA', 'АГРЕСІЯ РФ', 'ВТОРГНЕННЯ РФ', 'ГШ ЗСУ', 'ОПЕРАТИВНА ІНФОРМАЦІЯ']</text:p>
      <text:p text:style-name="P4">
Category: News</text:p>
      <!--METADATA-->
      <text:p text:style-name="P4">
<draw:frame draw:style-name="fr1" draw:name="Image116" text:anchor-type="as-char" svg:width="6.9236in" svg:height="4.611226in" draw:z-index="0">
<draw:image xlink:href="../Images/AРМІЯINFORM/2023-03-29T87-00-00-04-00/dpsu-1.jpg" xlink:type="simple" xlink:show="embed" xlink:actuate="onLoad" draw:mime-type="image/jpeg"/>
</draw:frame>
Illustrative Photo <text:span text:style-name="T4">
 🔥 Situation on Russian invasion </text:span>
</text:p>
      <text:p text:style-name="P4">
In the Volyn, Polissya, Siversky and Slobozhansky directions of operational and without significant changes, signs of formations of offensive groups, the enemy was revealed.</text:p>
      <text:p text:style-name="P4">
About it <text:a xlink:type="simple" xlink:href="https://www.facebook.com/GeneralStaff.ua/posts/pfbid0LSB1iUsxJMMc36sTM8axTdztdP1bgD5C4jAzs3RAyz1c6nCGkmQ6F5qfiXRM6xD5l" text:style-name="Internet_20_link" text:visited-style-name="Visited_20_Internet_20_Link">
reports</text:a>
General Staff of the Armed Forces of Ukraine.</text:p>
      <text:p text:style-name="P4">
“The enemy continues to maintain military presence in the border areas of the Kursk and Belgorod regions. During the day, the enemy fired the widows of settlements Chernatsk, Esman, Kucherivka, Bilopillya, Tolfin Tabasivka of Sumy region, as well as areas of settlements of Timofeevka, veterinary, deep, sand, Gatyshche, Vovchansk and Bochek.</text:p>
      <text:p text:style-name="P4">
News Source: <text:a xlink:type="simple" xlink:href="https://armyinform.com.ua/2023/03/29/vijskova-prysutnist-voroga-v-prykordonnyh-rajonah/" text:style-name="Internet_20_link" text:visited-style-name="Visited_20_Internet_20_Link">
https://armyinform.com.ua/2023/03/29/vijskova-prysutnist-voroga-v-prykordonnyh-rajonah/</text:a>
</text:p>
      <!--NEWS-->
      <text:h text:style-name="P10" text:outline-level="1">
<text:span text:style-name="T4">
The Ministers of Defense of Ukraine in Croatia discussed the issues of providing our country with air defense</text:span>
</text:h>
      <text:p text:style-name="P4">
Author: ['Світлана Кирган']</text:p>
      <text:p text:style-name="P4">
Time: 2023-03-29T88:00:00-04:00</text:p>
      <text:p text:style-name="P4">
Description: About Tsleksi Reznikov, in Odessa PID Hour of St. Petersburg, the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img_1865.jpg" text:style-name="Internet_20_link" text:visited-style-name="Visited_20_Internet_20_Link">
img_1865.jpg</text:a>
']</text:p>
      <text:p text:style-name="P4">
Tags: ['STOPRUSSIA', 'МІНІСТР ОБОРОНИ УКРАЇНИ ОЛЕКСІЙ РЕЗНІКОВ', 'ХОРВАТІЯ']</text:p>
      <text:p text:style-name="P4">
Category: News</text:p>
      <!--METADATA-->
      <text:p text:style-name="P4">
<draw:frame draw:style-name="fr1" draw:name="Image117" text:anchor-type="as-char" svg:width="6.9236in" svg:height="4.615733in" draw:z-index="0">
<draw:image xlink:href="../Images/AРМІЯINFORM/2023-03-29T88-00-00-04-00/img_1865.jpg" xlink:type="simple" xlink:show="embed" xlink:actuate="onLoad" draw:mime-type="image/jpeg"/>
</draw:frame>
Alexei Reznikov reported this in Odessa during a joint press conference of defense ministers of Ukraine and Croatia.</text:p>
      <text:p text:style-name="P4">
The heads of defense agencies Alexei Reznikov and Mario Banozhich discussing the provision of weapons to Ukraine, in particular the means of air defense, and the conduct of the Ukrainian military missions in the territory of the Republic of Croatia.</text:p>
      <ul>
        <li>
We talked today with Mr. Mario about our needs, about our priorities - they remain unchanged. This is first and foremost - air defense, all different means, from powerful complex to manual complexes, such as "arrow" and "Igla", which Croatia can provide us, and has already provided, - said Alexeyreznikov.</li>
      </ul>
      <text:p text:style-name="P4">
The head of the Ukrainian Defense Department said that Croatia has a great deal of exchanging experience. Because it is a step -by -step country, more than 25 years old, and continues to do so on today.</text:p>
      <ul>
        <li>
In Croatia, there is a very powerful National Demining Center, so Myr programs, including the possibility of preparing our instructors for the proceeding of the humanitarian demining of our lands with you, and in the number of one surface. We have visited different places in Odessa, which are reflected in the coat and made a briefing on the grain initiative, as Ukrainian grain, Ukrainian sunflower oil is sent to countries that suffer from the birth, especially to African countries and Asia countries. We have agreed with cooperation and cooperation with Croatia. I thank the people, the Parliament and the Government of Croatia, and accordingly the Croatian Ministry of Defense, but that you are with us, - said Alexei Reznikov.</li>
      </ul>
      <text:p text:style-name="P4">
<text:span text:style-name="T5">
Opto Nicholas Davidovsky</text:span>
</text:p>
      <text:p text:style-name="P4">
News Source: <text:a xlink:type="simple" xlink:href="https://armyinform.com.ua/2023/03/29/ministry-oborony-ukrayiny-na-horvatiyi-obgovoryly-pytannya-nadannya-nashij-krayini-zasobiv-ppo/" text:style-name="Internet_20_link" text:visited-style-name="Visited_20_Internet_20_Link">
https://armyinform.com.ua/2023/03/29/ministry-oborony-ukrayiny-na-horvatiyi-obgovoryly-pytannya-nadannya-nashij-krayini-zasobiv-ppo/</text:a>
</text:p>
      <!--NEWS-->
      <text:h text:style-name="P10" text:outline-level="1">
<text:span text:style-name="T4">
Rashists continue to use terror tactics against civilians - the Armed Forces of the Armed Forces</text:span>
</text:h>
      <text:p text:style-name="P4">
Author: ['АРМІЯINFORM']</text:p>
      <text:p text:style-name="P4">
Time: 2023-03-29T89:00:00-04:00</text:p>
      <text:p text:style-name="P4">
Description: The opponent of the head of the 1st missile is the 16th Avieanii shock, having gone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photo_5269701233701143555_y.jpg" text:style-name="Internet_20_link" text:visited-style-name="Visited_20_Internet_20_Link">
photo_5269701233701143555_y.jpg</text:a>
']</text:p>
      <text:p text:style-name="P4">
Tags: ['STOPRUSSIA', 'АГРЕСІЯ РФ', 'ВТОРГНЕННЯ РФ', 'ГШ ЗСУ', 'ОБСТРІЛИ ПРИКОРДОННЯ', 'ОПЕРАТИВНА ІНФОРМАЦІЯ', 'РАКЕТНИЙ ТЕРОР', 'РАКЕТНІ ОБСТРІЛИ']</text:p>
      <text:p text:style-name="P4">
Category: News</text:p>
      <!--METADATA-->
      <text:p text:style-name="P4">
<draw:frame draw:style-name="fr1" draw:name="Image118" text:anchor-type="as-char" svg:width="6.9236in" svg:height="4.431104in" draw:z-index="0">
<draw:image xlink:href="../Images/AРМІЯINFORM/2023-03-29T89-00-00-04-00/photo_5269701233701143555_y.jpg" xlink:type="simple" xlink:show="embed" xlink:actuate="onLoad" draw:mime-type="image/jpeg"/>
</draw:frame>
Photo: Berislavskard <text:span text:style-name="T4">
 🔥 Situation on Russian invasion </text:span>
</text:p>
      <text:p text:style-name="P4">
During the day, the enemy struck 1 rocket and 16 aircraft strikes, and made 4 tires from rocket launchers.</text:p>
      <text:p text:style-name="P4">
About it <text:a xlink:type="simple" xlink:href="https://www.facebook.com/GeneralStaff.ua/posts/pfbid0LSB1iUsxJMMc36sTM8axTdztdP1bgD5C4jAzs3RAyz1c6nCGkmQ6F5qfiXRM6xD5l" text:style-name="Internet_20_link" text:visited-style-name="Visited_20_Internet_20_Link">
reports</text:a>
General Staff of the Armed Forces of Ukraine.</text:p>
      <text:p text:style-name="P4">
“The likelihood of rocket and aviation strikes throughout Ukraine is high, because the enemy continues to ignore the laws and customs of war, and continues to apply terror tactics against civilians. Today, as a result of the aviation strike on the infrastructure of the city of Beryslav Kherson region, civilians were injured, private homes and civilian infrastructure objects were damaged, ”the Armed Forces General Staff said.</text:p>
      <text:p text:style-name="P4">
News Source: <text:a xlink:type="simple" xlink:href="https://armyinform.com.ua/2023/03/29/rashysty-prodovzhuyut-zastosovuvaty-taktyku-teroru/" text:style-name="Internet_20_link" text:visited-style-name="Visited_20_Internet_20_Link">
https://armyinform.com.ua/2023/03/29/rashysty-prodovzhuyut-zastosovuvaty-taktyku-teroru/</text:a>
</text:p>
      <!--NEWS-->
      <text:h text:style-name="P10" text:outline-level="1">
<text:span text:style-name="T4">
Croatia supports the work of the International Court on Russian War Crimes - Mario Bonozhich</text:span>
</text:h>
      <text:p text:style-name="P4">
Author: ['Єгор Брайлян']</text:p>
      <text:p text:style-name="P4">
Time: 2023-03-29T90:00:00-04:00</text:p>
      <text:p text:style-name="P4">
Description: On the SPILNIY PROCESSIONAL MINISTRIV, the defense of Ukrainian, such in Media Center Ukraine ... War with Ukraine 2022, War with Ukraine Latest News today, News War with Ukraine 2022 are the last ones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horvatiya-1.jpg" text:style-name="Internet_20_link" text:visited-style-name="Visited_20_Internet_20_Link">
horvatiya-1.jpg</text:a>
', '<text:a xlink:type="simple" xlink:href="https://armyinform.com.ua/wp-content/uploads/2023/03/dan_0405.jpg" text:style-name="Internet_20_link" text:visited-style-name="Visited_20_Internet_20_Link">
dan_0405.jpg</text:a>
', '<text:a xlink:type="simple" xlink:href="https://armyinform.com.ua/wp-content/uploads/2021/11/image_-26_15-38-03-2.jpg" text:style-name="Internet_20_link" text:visited-style-name="Visited_20_Internet_20_Link">
image_-26_15-38-03-2.jpg</text:a>
']</text:p>
      <text:p text:style-name="P4">
Tags: ['STOPRUSSIA', 'МІЖНАРОДНИЙ СУД', 'МІНІСТР ОБОРОНИ УКРАЇНИ ОЛЕКСІЙ РЕЗНІКОВ', 'ХОРВАТІЯ']</text:p>
      <text:p text:style-name="P4">
Category: News</text:p>
      <!--METADATA-->
      <text:p text:style-name="P4">
<draw:frame draw:style-name="fr1" draw:name="Image119" text:anchor-type="as-char" svg:width="6.9236in" svg:height="3.923373in" draw:z-index="0">
<draw:image xlink:href="../Images/AРМІЯINFORM/2023-03-29T90-00-00-04-00/horvatiya-1.jpg" xlink:type="simple" xlink:show="embed" xlink:actuate="onLoad" draw:mime-type="image/jpeg"/>
</draw:frame>
At a joint press conference of the Ministers of Defense of Ukraine and Croatia, Mediacenter Ukraine - Odesa, the head of Croatia's military department Mario beamed that his visit to Ukraine was another confirmation of that Chorostia and Croat are with Ukraine.</text:p>
      <ul>
        <li>
We support you from the beginning and will continue as long as it takes. You have been fighting with a brutal Russian aggressor for over a year, and of course you will defeat. You have shown everyone that bold leadership has secured Ukrainian success in this struggle. We also provide a humanitarian aid to refugees from Ukraine who are currently in Croatia. And let's not stop this, Croatia will continue to help in different ways. We will also make it because of all available mechanisms in the EU, - he assured.</li>
      </ul>
      <text:p text:style-name="P4">
<draw:frame draw:style-name="fr1" draw:name="Image120" text:anchor-type="as-char" svg:width="6.9236in" svg:height="4.615733in" draw:z-index="0">
<draw:image xlink:href="../Images/AРМІЯINFORM/2023-03-29T90-00-00-04-00/dan_0405.jpg" xlink:type="simple" xlink:show="embed" xlink:actuate="onLoad" draw:mime-type="image/jpeg"/>
</draw:frame>
Mario Banozhich said that the international community will continue to stand near Zauzina, as international law and internationally recognized borders of countries should be respected.</text:p>
      <ul>
        <li>
Terrible Russian war crimes are unacceptable. Therefore, Croatia is supporting the international court. All of Europe should be aware that Russian missiles that have fallen in Ukraine have fallen not so far from our homes. Russian aggression and Russian influence have the effect of safety, as well as on economic confidence in Europe. This is especially noticeable in the countries in the south of Europe, which are Croatia's Jewis. That is why the support of Ukraine and the condemnation of Russian inexpensive and uncontrollable aggression goes abroad of your country. The year is about the desire for stability and peace throughout Europe. So you can divide on the Croatian government, - said the Minister of Defense of Croatia.</li>
      </ul>
      <text:p text:style-name="P4">
<draw:frame draw:style-name="fr1" draw:name="Image121" text:anchor-type="as-char" svg:width="6.9236in" svg:height="6.9236in" draw:z-index="0">
<draw:image xlink:href="../Images/AРМІЯINFORM/2023-03-29T90-00-00-04-00/image_-26_15-38-03-2.jpg" xlink:type="simple" xlink:show="embed" xlink:actuate="onLoad" draw:mime-type="image/jpeg"/>
</draw:frame>
<text:a xlink:type="simple" xlink:href="https://armyinform.com.ua/army-authors/yegor-brajlyan/" text:style-name="Internet_20_link" text:visited-style-name="Visited_20_Internet_20_Link">
Yegor Brylian</text:a>
Armyinform correspondent</text:p>
      <text:p text:style-name="P4">
News Source: <text:a xlink:type="simple" xlink:href="https://armyinform.com.ua/2023/03/29/horvatiya-pidtrymuye-robotu-mizhnarodnogo-sudu-shhodo-vijskovyh-zlochyniv-rosiyi-mario-banozhych/" text:style-name="Internet_20_link" text:visited-style-name="Visited_20_Internet_20_Link">
https://armyinform.com.ua/2023/03/29/horvatiya-pidtrymuye-robotu-mizhnarodnogo-sudu-shhodo-vijskovyh-zlochyniv-rosiyi-mario-banozhych/</text:a>
</text:p>
      <!--NEWS-->
      <text:h text:style-name="P10" text:outline-level="1">
<text:span text:style-name="T4">
The "unprecedented" package of modern Western armored vehicles will provide the result on the battlefield - military expert Petro Chernik</text:span>
</text:h>
      <text:p text:style-name="P4">
Author: ['АРМІЯINFORM']</text:p>
      <text:p text:style-name="P4">
Time: 2023-03-29T91:00:00-04:00</text:p>
      <text:p text:style-name="P4">
Description: VIISKOVIE EXPERT Petro Chernik at Komeni for Military Media Cente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chernyk-mmcz.jpg" text:style-name="Internet_20_link" text:visited-style-name="Visited_20_Internet_20_Link">
chernyk-mmcz.jpg</text:a>
']</text:p>
      <text:p text:style-name="P4">
Tags: ['CHALLENGER 2', 'LEOPARD 2', 'M1\xa0ABRAMS', 'M2\xa0BRADLEY', 'MARDER', 'БМП', 'БРОНЕТЕХНІКА', 'ВІЙСЬКОВА ДОПОМОГА', 'ПЕТРО ЧЕРНИК', 'ТАНКИ']</text:p>
      <text:p text:style-name="P4">
Category: News</text:p>
      <!--METADATA-->
      <text:p text:style-name="P4">
<draw:frame draw:style-name="fr1" draw:name="Image122" text:anchor-type="as-char" svg:width="6.9236in" svg:height="6.9236in" draw:z-index="0">
<draw:image xlink:href="../Images/AРМІЯINFORM/2023-03-29T91-00-00-04-00/chernyk-mmcz.jpg" xlink:type="simple" xlink:show="embed" xlink:actuate="onLoad" draw:mime-type="image/jpeg"/>
</draw:frame>
Military expert Petro Chernyk in a comment for Military Media Center <text:a xlink:type="simple" xlink:href="https://t.me/militarymediacenter/" text:style-name="Internet_20_link" text:visited-style-name="Visited_20_Internet_20_Link">
noted</text:a>
that the receipts of the modern Western tanks and other armored vehicles will help to achieve a way on the front.</text:p>
      <text:p text:style-name="P4">
"Our large armor package is growing, it is unprecedented since the Second World War," said Petro Chernik, commenting on the arrival of Challenger 2 and Leopard 2 German production in Ukraine -British tanks.</text:p>
      <text:p text:style-name="P4">
He added that the supplies of BMPs such as M2 Bradley and Marder are equally important. "If our allies give us such a tremendous amount of equipment, it means that they are well aware that it is needed for serious operations," the analyst said. "In this way, our ammunition will grow significantly."</text:p>
      <text:p text:style-name="P4">
Petro Chernik explained that Challenger 2, Leopard 2 tanks and announced M1 Abrams are dominated by all Russian equipment, in particular, in a part of aiming. According to him, these tanks have thermal, laser, very high quality optical sights and can work at a distance of more than 3 kilometers at any time of the day and in any weather.</text:p>
      <text:p text:style-name="P4">
"In such circumstances, Russian armored vehicles turn into a curls in the field, into a hunter with a quality gun," the expert said.</text:p>
      <text:p text:style-name="P4">
He added that the time, place and method of using this arboretum is determined by Ukrainian military commander. Ukrainian troops have already received tanksleopard 2 from a number of countries, including Poland, Germany, Portugal.</text:p>
      <text:p text:style-name="P4">
Earlier in an interview, the Minister of Defense of Ukraine Alexei Reznikov suggested that this equipment could be involved in hostilities in April-May.</text:p>
      <text:p text:style-name="P4">
News Source: <text:a xlink:type="simple" xlink:href="https://armyinform.com.ua/2023/03/29/bezpreczedentnyj-paket-suchasnoyi-zahidnoyi-bronetehniky-zabezpechyt-rezultat-na-poli-boyu-komentar-dlya-military-media-center/" text:style-name="Internet_20_link" text:visited-style-name="Visited_20_Internet_20_Link">
https://armyinform.com.ua/2023/03/29/bezpreczedentnyj-paket-suchasnoyi-zahidnoyi-bronetehniky-zabezpechyt-rezultat-na-poli-boyu-komentar-dlya-military-media-center/</text:a>
</text:p>
      <!--NEWS-->
      <text:h text:style-name="P10" text:outline-level="1">
<text:span text:style-name="T4">
“Unfortunately, losses are an inevitable consequence of war. Without losses do not happen ” - Anna painter</text:span>
</text:h>
      <text:p text:style-name="P4">
Author: ['АРМІЯINFORM']</text:p>
      <text:p text:style-name="P4">
Time: 2023-03-29T92:00:00-04:00</text:p>
      <text:p text:style-name="P4">
Description: About Tse wrote in telegrams the intercessor of the defense of Ukrainian, Ganna Malel. “Some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photo_2023-02-27_12-07-12.jpg" text:style-name="Internet_20_link" text:visited-style-name="Visited_20_Internet_20_Link">
photo_2023-02-27_12-07-12.jpg</text:a>
']</text:p>
      <text:p text:style-name="P4">
Tags: ['ВТРАТИ ВОРОГА', 'ГАННА МАЛЯР']</text:p>
      <text:p text:style-name="P4">
Category: News</text:p>
      <!--METADATA-->
      <text:p text:style-name="P4">
<draw:frame draw:style-name="fr1" draw:name="Image123" text:anchor-type="as-char" svg:width="6.9236in" svg:height="4.61393in" draw:z-index="0">
<draw:image xlink:href="../Images/AРМІЯINFORM/2023-03-29T92-00-00-04-00/photo_2023-02-27_12-07-12.jpg" xlink:type="simple" xlink:show="embed" xlink:actuate="onLoad" draw:mime-type="image/jpeg"/>
</draw:frame>
Illustrative photo</text:p>
      <text:p text:style-name="P4">
About it <text:a xlink:type="simple" xlink:href="https://t.me/annamaliar/602" text:style-name="Internet_20_link" text:visited-style-name="Visited_20_Internet_20_Link">
wrote</text:a>
In the telegram, Deputy Ministers of Ukraine Anna Malyar.</text:p>
      <text:p text:style-name="P4">
“One of the main tasks of the belligerent side is the destruction of the enemy's physical force.</text:p>
      <text:p text:style-name="P4">
But the loss of the enemy is many times more.</text:p>
      <text:p text:style-name="P4">
This is despite the fact that they have the advantage of the number of personnel and weapons.</text:p>
      <text:p text:style-name="P4">
The losses were greater in 2014-2015, but now that factor is almost twice in our favor.</text:p>
      <text:p text:style-name="P4">
We have such days in the East, when the ratio of killed reaches 1 to 10.</text:p>
      <text:p text:style-name="P4">
This is, of course, not daily, and the average coefficient is lower, but less, ”Anna Malyar said.</text:p>
      <text:p text:style-name="P4">
News Source: <text:a xlink:type="simple" xlink:href="https://armyinform.com.ua/2023/03/29/ganna-malyar-vtraty-nemynuchyj-naslidok-vijny/" text:style-name="Internet_20_link" text:visited-style-name="Visited_20_Internet_20_Link">
https://armyinform.com.ua/2023/03/29/ganna-malyar-vtraty-nemynuchyj-naslidok-vijny/</text:a>
</text:p>
      <!--NEWS-->
      <text:h text:style-name="P10" text:outline-level="1">
<text:span text:style-name="T4">
Native soldiers of a separate mechanized brigade met with representatives of the coordination headquarters</text:span>
</text:h>
      <text:p text:style-name="P4">
Author: ['АРМІЯINFORM']</text:p>
      <text:p text:style-name="P4">
Time: 2023-03-29T93:00:00-04:00</text:p>
      <text:p text:style-name="P4">
Description: At the coordinating headquarters of Putin Zavodenni Zuzkoliyi Vіdbuli Zustych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koordynaczijnyj-shtab-1.jpg" text:style-name="Internet_20_link" text:visited-style-name="Visited_20_Internet_20_Link">
koordynaczijnyj-shtab-1.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124" text:anchor-type="as-char" svg:width="6.9236in" svg:height="3.894525in" draw:z-index="0">
<draw:image xlink:href="../Images/AРМІЯINFORM/2023-03-29T93-00-00-04-00/koordynaczijnyj-shtab-1.jpg" xlink:type="simple" xlink:show="embed" xlink:actuate="onLoad" draw:mime-type="image/jpeg"/>
</draw:frame>
** At the Coordination Headquarters on the Defense of Prisoners of Power</text:p>
      <text:p text:style-name="P4">
About this <text:a xlink:type="simple" xlink:href="https://t.me/Koord_shtab/745" text:style-name="Internet_20_link" text:visited-style-name="Visited_20_Internet_20_Link">
reported</text:a>
in the official telegram-channel of the coordination headquarters.</text:p>
      <text:p text:style-name="P4">
During the meeting with the staff of the staff, the issues of exchanges were raised, prosthetics of soldiers who lost their limbs, as well as communication, in particular the payments of servicemen.</text:p>
      <text:p text:style-name="P4">
The question was answered by the head of the working group on the interaction of the Zicka and relatives of the defenders of the coordination headquarters on the management of the maintenance of the wedding -voiced Andriy Yusov.</text:p>
      <text:p text:style-name="P4">
Answering the question, Mr. Yusov recalled that according to Geneva statements, exchanges of prisoners of war do not take place until the fighting was completed. Nevertheless, Ukraine manages to return its people alone. In addition, the representative of the headquarters noted that the position of Ukraine to exchange captured on the principle of "all on all" remains relevant.</text:p>
      <text:p text:style-name="P4">
Andriy Yusov also answered the question of whether the exchange of a broken injury could speed up.</text:p>
      <text:p text:style-name="P4">
“It could have accelerated the return if we were dealing with a civilized opponent. After all, under the international humanitarian law of the wounded, the wicked, they must be returned immediately and certainly, that is, to carry out unchanging, and repatriation. Recently, Ukraine has repatched the aggressor-wounded prisoners. It was a humanitarian action that has shaken Ukraine as a civilized state. Nevertheless, the Russians have not yet been wounded or seriously wounded by repatriation, ”said Yusov.</text:p>
      <text:p text:style-name="P4">
News Source: <text:a xlink:type="simple" xlink:href="https://armyinform.com.ua/2023/03/29/koordynaczijnyj-shtab-zustrich/" text:style-name="Internet_20_link" text:visited-style-name="Visited_20_Internet_20_Link">
https://armyinform.com.ua/2023/03/29/koordynaczijnyj-shtab-zustrich/</text:a>
</text:p>
      <!--NEWS-->
      <text:h text:style-name="P10" text:outline-level="1">
<text:span text:style-name="T4">
Revelation of the Russian soldier's wife: "I already know what the husband is doing - people are killing"</text:span>
</text:h>
      <text:p text:style-name="P4">
Author: ['АРМІЯINFORM']</text:p>
      <text:p text:style-name="P4">
Time: 2023-03-29T94:00:00-04:00</text:p>
      <text:p text:style-name="P4">
Description: Golovna managed by the RosVIKIA of the defense of Ukrainian, published in Chergov ... The war with Ukraine 2022, the war with Ukraine Latest news today, News War with Ukraine 2022 Last for today, will there be a war between Ukraine and Russia and when the war with Ukraine will be either in 2022 or there will be or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ГУР МОУ', 'ГУР ПЕРЕХОПЛЕННЯ']</text:p>
      <text:p text:style-name="P4">
Category: News</text:p>
      <!--METADATA-->
      <text:p text:style-name="P4">
<draw:frame draw:style-name="fr1" draw:name="Image125" text:anchor-type="as-char" svg:width="6.9236in" svg:height="3.894525in" draw:z-index="0">
<draw:image xlink:href="../Images/AРМІЯINFORM/2023-03-29T94-00-00-04-00/gurperehoplennya.jpg" xlink:type="simple" xlink:show="embed" xlink:actuate="onLoad" draw:mime-type="image/jpeg"/>
</draw:frame>
Main Directorate of Intelligence of the Ministry of Defense of Ukraine <text:a xlink:type="simple" xlink:href="https://www.facebook.com/DefenceIntelligenceofUkraine/posts/pfbid0pNk2b72kDKLmfN92ugAtx9uGrzbt3Rf2kG7M9KTmcTKkakzhQvrWEYZRDMzC3x2Xl" text:style-name="Internet_20_link" text:visited-style-name="Visited_20_Internet_20_Link">
published</text:a>
Another interception of the occupier's telephone conversation with his relatives.</text:p>
      <text:p text:style-name="P4">
The Russian serviceman tells about the negative attitude of local pre -soldiers of the Russian Federation in the occupied territories and successful actions of the Armed Forces. A brief content of the intercepted conversation:</text:p>
      <ul>
        <li>
_ "Cute, you serve your country"; _ * The local population of the Kremlin perceives the invaders for aggressors; * _ "Here kicks many people."</li>
      </ul>
      <text:p text:style-name="P4">
For every military crime committed against Ukraine, there will be a fair payment.</text:p>
      <text:p text:style-name="P4">
News Source: <text:a xlink:type="simple" xlink:href="https://armyinform.com.ua/2023/03/29/odkrovennya-druzhyny-rosijskogo-soldata/" text:style-name="Internet_20_link" text:visited-style-name="Visited_20_Internet_20_Link">
https://armyinform.com.ua/2023/03/29/odkrovennya-druzhyny-rosijskogo-soldata/</text:a>
</text:p>
      <!--NEWS-->
      <text:h text:style-name="P10" text:outline-level="1">
<text:span text:style-name="T4">
Sanctions should be faster than Russia's aggression - President of Ukraine at the US Summit</text:span>
</text:h>
      <text:p text:style-name="P4">
Author: ['АРМІЯINFORM']</text:p>
      <text:p text:style-name="P4">
Time: 2023-03-29T95:00:00-04:00</text:p>
      <text:p text:style-name="P4">
Description: President of Ukraine Volodymyr Zelensky, Vydeozv'yazka Videozvka at the plenary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4b03e9ddb37a150b51c67293b695cc89_1680112662_extra_large.jpeg" text:style-name="Internet_20_link" text:visited-style-name="Visited_20_Internet_20_Link">
4b03e9ddb37a150b51c67293b695cc89_1680112662_extra_large.jpeg</text:a>
']</text:p>
      <text:p text:style-name="P4">
Tags: ['ВОЛОДИМИР ЗЕЛЕНСЬКИЙ', 'КОНГРЕС США', 'ПРЕЗИДЕНТ УКРАЇНИ']</text:p>
      <text:p text:style-name="P4">
Category: News</text:p>
      <!--METADATA-->
      <text:p text:style-name="P4">
<draw:frame draw:style-name="fr1" draw:name="Image126" text:anchor-type="as-char" svg:width="6.9236in" svg:height="4.613521in" draw:z-index="0">
<draw:image xlink:href="../Images/AРМІЯINFORM/2023-03-29T95-00-00-04-00/4b03e9ddb37a150b51c67293b695cc89_1680112662_extra_large.jpeg" xlink:type="simple" xlink:show="embed" xlink:actuate="onLoad" draw:mime-type="image/jpeg"/>
</draw:frame>
President of Ukraine Volodymyr Zelensky, speaking on a video for a nationwide session of the second summit for democracy organized by Presidential Sysh Joseph Biden, called for participants to preserve respect for democracy in Ukraine, where freedom has not yet won.</text:p>
      <text:p text:style-name="P4">
About it <text:a xlink:type="simple" xlink:href="https://www.president.gov.ua/news/demokratiyi-potribna-peremoga-vzhe-zaraz-vistup-prezidenta-u-81925" text:style-name="Internet_20_link" text:visited-style-name="Visited_20_Internet_20_Link">
reports</text:a>
Office of the President of Ukraine.</text:p>
      <text:p text:style-name="P4">
According to the Head of State, Russia has long been fighting with many democracies of the world, connecting mechanisms of misinformation, corruption, election interference, espionage, cybercrime, and now efforts to provoke a global energy crisis.</text:p>
      <text:p text:style-name="P4">
“The enemies of freedom have not lost any year in recent decades. They sprayed all their time and unlimited funds for weakening, depressing and underwriting. But were all the efforts of the free world aimed at limiting the aggressive potential of tyrants and bringing them to legal responsibility? Unfortunately no. We have to fix it, ”Vladimirzelensky said.</text:p>
      <text:p text:style-name="P4">
He stressed that "democracy should learn to be uncompromising in front of hypocrisy."</text:p>
      <text:p text:style-name="P4">
"First, we do not need to think about how to keep Putin's face ... We have to think, however, how to maintain respect for democracy in countries where freedom has still invalid," the President said.</text:p>
      <text:p text:style-name="P4">
Secondly, according to the Head of State, democracy must have a weapon that has been guaranteed by the aggressor's defeat.</text:p>
      <text:p text:style-name="P4">
He also called on the summit participants to intensify the process of freezing the Russian "rich" assets, as they must have a motive for the name of freedom and put an end to the aggression and terrorist rule of the Kremlin.</text:p>
      <text:p text:style-name="P4">
In addition, Volodymyr Zelenskyy called an unpleasant situation in which the adoption of sanctions against Russia is much slower than Russian agression itself.</text:p>
      <text:p text:style-name="P4">
“When our fighters reflect the storms under Bakhmut, they cannot wait for the Aartillery and shells for weeks. The fire should be immediate to neutralize the threat. All our decisions must be as fast. Democracy needs victory. This year, no later than we can provide it. Ukraine and everyone who helps. But you need to act faster, ”the President summarized.</text:p>
      <text:p text:style-name="P4">
News Source: <text:a xlink:type="simple" xlink:href="https://armyinform.com.ua/2023/03/29/demokratiya-povynna-maty-zbroyu-yij-potribna-peremoga-czogo-roku-prezydent-ukrayiny/" text:style-name="Internet_20_link" text:visited-style-name="Visited_20_Internet_20_Link">
https://armyinform.com.ua/2023/03/29/demokratiya-povynna-maty-zbroyu-yij-potribna-peremoga-czogo-roku-prezydent-ukrayiny/</text:a>
</text:p>
      <!--NEWS-->
      <text:h text:style-name="P10" text:outline-level="1">
<text:span text:style-name="T4">
Military Russian Federation is trying to arrange provocations on the Ukrainian-Belarusian border-the interception of the SBU</text:span>
</text:h>
      <text:p text:style-name="P4">
Author: ['АРМІЯINFORM']</text:p>
      <text:p text:style-name="P4">
Time: 2023-03-29T96:00:00-04:00</text:p>
      <text:p text:style-name="P4">
Description: Rosіyskі Vіskovo service to be Vlastuvati provocatives on Ukrainian-Bilorusky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okupanty.jpeg" text:style-name="Internet_20_link" text:visited-style-name="Visited_20_Internet_20_Link">
okupanty.jpeg</text:a>
']</text:p>
      <text:p text:style-name="P4">
Tags: ['STOPRUSSIA', 'СБУ ПЕРЕХОПЛЕННЯ']</text:p>
      <text:p text:style-name="P4">
Category: News</text:p>
      <!--METADATA-->
      <text:p text:style-name="P4">
<draw:frame draw:style-name="fr1" draw:name="Image127" text:anchor-type="as-char" svg:width="6.9236in" svg:height="3.63489in" draw:z-index="0">
<draw:image xlink:href="../Images/AРМІЯINFORM/2023-03-29T96-00-00-04-00/okupanty.jpeg" xlink:type="simple" xlink:show="embed" xlink:actuate="onLoad" draw:mime-type="image/jpeg"/>
</draw:frame>
Russian servicemen try to arrange provocations on the Ukrainian-Belarusian border.</text:p>
      <text:p text:style-name="P4">
About it <text:a xlink:type="simple" xlink:href="https://t.me/SBUkr/7726" text:style-name="Internet_20_link" text:visited-style-name="Visited_20_Internet_20_Link">
reports</text:a>
Security Service of Ukraine.</text:p>
      <text:p text:style-name="P4">
In the next interception of the SBU, the military, which "toured" along our border, tells his acquaintance about it.</text:p>
      <text:p text:style-name="P4">
“… We are in one city(in Belarus - note.). Тут тоже мутки мутять… Їздять напровокації… Короче, з цього боку провокують українців, щоб вони, типу, набілорусь напали… Ну, щоб підключились, напевне. Нас тисячі півтори тутприїхало», — розповідає він.</text:p>
      <text:p text:style-name="P4">
А його співрозмовник у цей час воює на Донецькому напрямку і чекає, щопідрозділ товариша перекинуть на підмогу саме сюди. Однак той спростовує:«…знову переїжджаємо з місця на місце. Кожного дня переїзд!По всій білорусіуже побували. Ми були в одному місті, зараз на кордоні з Польщею переїхали.Біля Польщі».</text:p>
      <text:p text:style-name="P4">
Такі дії свідчать про те, що рф не припиняє спроб втягнути білорусьбезпосередньо у війну проти України і робить це будь-якими способами.</text:p>
      <text:p text:style-name="P4">
News Source: <text:a xlink:type="simple" xlink:href="https://armyinform.com.ua/2023/03/29/vijskovi-rf-namagayutsya-vlashtuvaty-provokacziyi-na-ukrayinsko-biloruskomu-kordoni-perehoplennya-sbu/" text:style-name="Internet_20_link" text:visited-style-name="Visited_20_Internet_20_Link">
https://armyinform.com.ua/2023/03/29/vijskovi-rf-namagayutsya-vlashtuvaty-provokacziyi-na-ukrayinsko-biloruskomu-kordoni-perehoplennya-sbu/</text:a>
</text:p>
      <!--NEWS-->
      <text:h text:style-name="P10" text:outline-level="1">
<text:span text:style-name="T4">
Head of State: The Democratic World is able to achieve greater unity in order to defeat tyranny</text:span>
</text:h>
      <text:p text:style-name="P4">
Author: ['АРМІЯINFORM']</text:p>
      <text:p text:style-name="P4">
Time: 2023-03-29T97:00:00-04:00</text:p>
      <text:p text:style-name="P4">
Description: Ukrainian President Volodymyr Zelensky fed to Ukrainians on the 399th day of defen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1be1f30e5d92a921d48542042b5ed48b_1680117840_extra_large.jpeg" text:style-name="Internet_20_link" text:visited-style-name="Visited_20_Internet_20_Link">
1be1f30e5d92a921d48542042b5ed48b_1680117840_extra_large.jpeg</text:a>
']</text:p>
      <text:p text:style-name="P4">
Tags: ['STOPRUSSIA', 'ВОЛОДИМИР ЗЕЛЕНСЬКИЙ']</text:p>
      <text:p text:style-name="P4">
Category: News</text:p>
      <!--METADATA-->
      <text:p text:style-name="P4">
<draw:frame draw:style-name="fr1" draw:name="Image128" text:anchor-type="as-char" svg:width="6.9236in" svg:height="4.077883in" draw:z-index="0">
<draw:image xlink:href="../Images/AРМІЯINFORM/2023-03-29T97-00-00-04-00/1be1f30e5d92a921d48542042b5ed48b_1680117840_extra_large.jpeg" xlink:type="simple" xlink:show="embed" xlink:actuate="onLoad" draw:mime-type="image/jpeg"/>
</draw:frame>
President of Ukraine Volodymyr Zelenskyy <text:a xlink:type="simple" xlink:href="https://www.president.gov.ua/news/shob-peremogti-tiraniyu-potribne-bilshe-yednannya-demokratic-81929" text:style-name="Internet_20_link" text:visited-style-name="Visited_20_Internet_20_Link">
applied</text:a>
To Ukrainians on the 399th Defense Day:</text:p>
      <text:p text:style-name="P4">
<text:span text:style-name="T4">
 _ I wish health, dear Ukrainians!_ </text:span>
</text:p>
      <text:p text:style-name="P4">
A brief report on today.</text:p>
      <text:p text:style-name="P4">
He participated in the Global Summit for Democracy at the invitation of Presidential, is one of the most representative sites to protect our development - the structure of free peoples.</text:p>
      <text:p text:style-name="P4">
Already the second such summit. In general, we do not have so much in the world of such representative opportunities to speak about democracy, about the protection of freedom of ears of its aspects. And it is good that we now have the opportunity to combine efforts to find more energy, more prospects for democracy.</text:p>
      <text:p text:style-name="P4">
Ukraine's position, as always, is very specific, as practical as possible. And almost the speeches of the leaders at the summit were the apt words of support of our country, our people. I thank every leader for this, every people who feels Taxama, as we are that the values of freedom are worth the most powerful protection.</text:p>
      <text:p text:style-name="P4">
Now, thanks to Ukrainian courage, thanks to the leadership of the United States, President Biden, thanks to the Congress of the United States and everyone and everyone who works to consolidate the world, we have the most unity of democratic countries for a long time. And this unity, as we can see, is sufficient to fight the jam.</text:p>
      <text:p text:style-name="P4">
But in order to win a confrontation with tyranny, more unity is needed. It is sure that the democratic world is able to achieve it. Capable of winning.</text:p>
      <text:p text:style-name="P4">
Democracy needs victory!As soon as possible. And all of us together: Ukrainians, all -Europeans, our American allies, our friends on all continents - wafs, in Asia, in Latin America, in Australia - we will do everything to get closer. Victory of Ukraine. The victory of freedom. The victory of an international rule based on the rules.</text:p>
      <text:p text:style-name="P4">
He spoke with George Meloni today, the head of the Italian government. She thanked her the principle, for his determination, for the true European force that felt her words and actions to protect his freedom.</text:p>
      <text:p text:style-name="P4">
We discussed both bilateral relations and the general situation in our defense against Russian aggression. I informed about the situation on the battlefield, the need. Already in the coming months we can be more active on the front line. We will make everything to support our steps in the world as effective as possible.</text:p>
      <text:p text:style-name="P4">
News Source: <text:a xlink:type="simple" xlink:href="https://armyinform.com.ua/2023/03/29/glava-derzhavy-demokratychnyj-svit-zdaten-dosyagty-bilshogo-yednannya-aby-peremogty-tyraniyu/" text:style-name="Internet_20_link" text:visited-style-name="Visited_20_Internet_20_Link">
https://armyinform.com.ua/2023/03/29/glava-derzhavy-demokratychnyj-svit-zdaten-dosyagty-bilshogo-yednannya-aby-peremogty-tyraniyu/</text:a>
</text:p>
      <!--NEWS-->
      <text:h text:style-name="P10" text:outline-level="1">
<text:span text:style-name="T4">
Volodymyr Zelenskyy thanked the soldiers who are now fighting in the Bakhmut direction</text:span>
</text:h>
      <text:p text:style-name="P4">
Author: ['АРМІЯINFORM']</text:p>
      <text:p text:style-name="P4">
Time: 2023-03-29T98:00:00-04:00</text:p>
      <text:p text:style-name="P4">
Description: President of Ukraine Volodymyr Zelensky at Vechirnoom Zverniyn, penting to Ukrainian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1be1f30e5d92a921d48542042b5ed48b_1680117840_extra_large.jpeg" text:style-name="Internet_20_link" text:visited-style-name="Visited_20_Internet_20_Link">
1be1f30e5d92a921d48542042b5ed48b_1680117840_extra_large.jpeg</text:a>
']</text:p>
      <text:p text:style-name="P4">
Tags: ['ВІДЕОЗВЕРНЕННЯ ПРЕЗИДЕНТА УКРАЇНИ']</text:p>
      <text:p text:style-name="P4">
Category: News</text:p>
      <!--METADATA-->
      <text:p text:style-name="P4">
<draw:frame draw:style-name="fr1" draw:name="Image129" text:anchor-type="as-char" svg:width="6.9236in" svg:height="4.077883in" draw:z-index="0">
<draw:image xlink:href="../Images/AРМІЯINFORM/2023-03-29T98-00-00-04-00/1be1f30e5d92a921d48542042b5ed48b_1680117840_extra_large.jpeg" xlink:type="simple" xlink:show="embed" xlink:actuate="onLoad" draw:mime-type="image/jpeg"/>
</draw:frame>
President of Ukraine Volodymyr Zelensky in an evening address to the Ukrainians dresses up the soldiers who are now fighting in the Bakhmut direction.</text:p>
      <text:p text:style-name="P4">
About it <text:a xlink:type="simple" xlink:href="https://www.president.gov.ua/news/shob-peremogti-tiraniyu-potribne-bilshe-yednannya-demokratic-81929" text:style-name="Internet_20_link" text:visited-style-name="Visited_20_Internet_20_Link">
reports</text:a>
Office of the President of Ukraine.</text:p>
      <text:p text:style-name="P4">
“Bakhmut. Today, there is something to thank our fighters who fight on the Bakhmut Napryamka. They fight, efficiently.</text:p>
      <text:p text:style-name="P4">
I thank everyone and everyone who does everything to make the enemy loss there!A special thanks to the soldiers of our 57th separate infantry brigade named after Kostygordienko, the 77th separate airmobile brigade and the glorious 93rd separately-managed brigade "Cold Yar". Well done guys!” Said the Head of State.</text:p>
      <text:p text:style-name="P4">
He noted that he was preparing for the events planned for the second half of the week.</text:p>
      <text:p text:style-name="P4">
“He held relevant meetings today. Ukraine has not lost a single week during a large -scale war - we are constantly adding the strength to our country, the strength of defense and security forces, the confidence of our movement to victory.</text:p>
      <text:p text:style-name="P4">
Plus, today, a step is made to strengthen the spiritual independence of our state, to protect our society from the old and cynical Moscow -manipulations of religion.</text:p>
      <text:p text:style-name="P4">
Ukraine is the territory of the greatest religious freedom in our part of Europe. It will always be.</text:p>
      <text:p text:style-name="P4">
I thank everyone who cares about Ukraine and our citizens!I thank everyone who supports the Ukrainian struggle for independence!</text:p>
      <text:p text:style-name="P4">
Glory to our soldiers!Glory to Ukraine!" - summarized the President of Ukraine.</text:p>
      <text:p text:style-name="P4">
News Source: <text:a xlink:type="simple" xlink:href="https://armyinform.com.ua/2023/03/29/volodymyr-zelenskyj-podyakuvav-voyinam-yaki-zaraz-b%ca%bcyutsya-na-bahmutskomu-napryamku/" text:style-name="Internet_20_link" text:visited-style-name="Visited_20_Internet_20_Link">
https://armyinform.com.ua/2023/03/29/volodymyr-zelenskyj-podyakuvav-voyinam-yaki-zaraz-b%ca%bcyutsya-na-bahmutskomu-napryamku/</text:a>
</text:p>
      <!--NEWS-->
      <text:h text:style-name="P10" text:outline-level="1">
<text:span text:style-name="T4">
Short. War. Day 399. Videoodigest</text:span>
</text:h>
      <text:p text:style-name="P4">
Author: ['АРМІЯINFORM']</text:p>
      <text:p text:style-name="P4">
Time: 2023-03-29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 'ВІДЕОДАЙДЖЕСТ', 'ВІЙНА', 'ВТОРГНЕННЯ РФ', 'ГШ ЗСУ']</text:p>
      <text:p text:style-name="P4">
Category: News</text:p>
      <!--METADATA-->
      <text:p text:style-name="P4">
News Source: <text:a xlink:type="simple" xlink:href="https://armyinform.com.ua/2023/03/29/korotko-vijna-den-399-videodajdzhest/" text:style-name="Internet_20_link" text:visited-style-name="Visited_20_Internet_20_Link">
https://armyinform.com.ua/2023/03/29/korotko-vijna-den-399-videodajdzhest/</text:a>
</text:p>
      <!--NEWS-->
      <text:h text:style-name="P10" text:outline-level="1">
<text:span text:style-name="T4">
40 countries called on the Russian Federation to release all illegally detained Ukrainian mayors</text:span>
</text:h>
      <text:p text:style-name="P4">
Author: ['АРМІЯINFORM']</text:p>
      <text:p text:style-name="P4">
Time: 2023-03-30T98:00:00-04:00</text:p>
      <text:p text:style-name="P4">
Description: The Proceeded the practice of the Nazilnitzikhi of the Cyiv -in -Labels on the perpipcosals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630_360_1677176183-588.jpeg" text:style-name="Internet_20_link" text:visited-style-name="Visited_20_Internet_20_Link">
630_360_1677176183-588.jpeg</text:a>
']</text:p>
      <text:p text:style-name="P4">
Tags: ['STOPRUSSIA', 'ВЕЛИКА БРИТАНІЯ', 'ВІЙНА', 'ЖЕНЕВСЬКА КОНВЕНЦІЯ']</text:p>
      <text:p text:style-name="P4">
Category: News</text:p>
      <!--METADATA-->
      <text:p text:style-name="P4">
<draw:frame draw:style-name="fr1" draw:name="Image130" text:anchor-type="as-char" svg:width="6.9236in" svg:height="3.956343in" draw:z-index="0">
<draw:image xlink:href="../Images/AРМІЯINFORM/2023-03-30T98-00-00-04-00/630_360_1677176183-588.jpeg" xlink:type="simple" xlink:show="embed" xlink:actuate="onLoad" draw:mime-type="image/jpeg"/>
</draw:frame>
Russia should cease the practice of violent disappearances of civilians and release anyone who has been detained by international law, in particular, city mayors.</text:p>
      <text:p text:style-name="P4">
About this <text:a xlink:type="simple" xlink:href="https://www.gov.uk/government/speeches/join-statement-on-the-situation-of-ukrainian-mayors.uk" text:style-name="Internet_20_link" text:visited-style-name="Visited_20_Internet_20_Link">
it is referred</text:a>
In a joint statement, 40 countries published by the UK at the WTO and the UN in Geneva Simon Menley.</text:p>
      <text:p text:style-name="P4">
“I make this statement on behalf of a group of countries. Vienna Declaration and Action Program(VDPD)He emphasizes the concerns of the international community by the use of forced and arbitrary executions, violent disappearances, arbitrariness and torture, ”Simon Menley stressed.</text:p>
      <text:p text:style-name="P4">
He added that reports of arbitrary detentions to Ukrainian civilian military were stunned and numerous. According to these reports, civilians often face inhumane, humiliating, torture and unacceptable detention conditions.</text:p>
      <text:p text:style-name="P4">
Simon Menley noted that the Russian Federation systematically pursues representatives of local communities in territories that trying to annex illegally. It is a part of Russia's reception for suppressing disagreement and establishing its control by filling in the local population. Among the captured are journalists, activists, religious figures and leaders of local communities.</text:p>
      <text:p text:style-name="P4">
“Today we want to focus on the mayors of those cities that Russia is trying to annex. Since February 24, 2022, at least 30 mayors have been detained. More than six remain in Russian prison, ”he said.</text:p>
      <text:p text:style-name="P4">
Yes, Igor Kolikhayev, Mayor of Kherson, was captured by Russian troops in June2022. Since then, Igor's family has been gathering evidence of his condition from other people who have been released from Russian captivity.</text:p>
      <text:p text:style-name="P4">
A similar fate befell the mayors of Alexander Babich, Yevgeny Matveyev, Vladimirakaraberov, Sergiy Khilchenko, who were captured and detained during the period of bearing until June 2022. Russia has not yet confirmed their place of residence, and the families have not received information about the well -being of loved ones.</text:p>
      <text:p text:style-name="P4">
Simon Menli added that the international community will not be ignored by international law, including arbitrary detentions and violent disappearances.</text:p>
      <text:p text:style-name="P4">
“Russia has to confirm who it holds, where and why. Russia should attribute the practice of violent disappearance and release anyone who was detained in spite of international law. Russia must respect all its obligations, in accordance with the VDPD, ”Menley emphasized.</text:p>
      <text:p text:style-name="P4">
News Source: <text:a xlink:type="simple" xlink:href="https://armyinform.com.ua/2023/03/30/40-krayin-zaklykaly-rf-zvilnyty-vsih-nezakonno-zatrymanyh-ukrayinskyh-miskyh-goliv/" text:style-name="Internet_20_link" text:visited-style-name="Visited_20_Internet_20_Link">
https://armyinform.com.ua/2023/03/30/40-krayin-zaklykaly-rf-zvilnyty-vsih-nezakonno-zatrymanyh-ukrayinskyh-miskyh-goliv/</text:a>
</text:p>
      <!--NEWS-->
      <text:h text:style-name="P10" text:outline-level="1">
<text:span text:style-name="T4">
Propaganda of the Rushists is spreading the fake again on the sale of Western weapons</text:span>
</text:h>
      <text:p text:style-name="P4">
Author: ['АРМІЯINFORM']</text:p>
      <text:p text:style-name="P4">
Time: 2023-03-30T99:00:00-04:00</text:p>
      <text:p text:style-name="P4">
Description: Vorozhi Zmі was sewn about sales of the Ukrainian Vіskovysky Ozrovsky,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solovev.jpg" text:style-name="Internet_20_link" text:visited-style-name="Visited_20_Internet_20_Link">
solovev.jpg</text:a>
']</text:p>
      <text:p text:style-name="P4">
Tags: ['РОСІЙСЬКА ПРОПАГАНДА', 'РОСІЙСЬКІ ФЕЙКИ', 'ЦПД РНБО']</text:p>
      <text:p text:style-name="P4">
Category: News</text:p>
      <!--METADATA-->
      <text:p text:style-name="P4">
<draw:frame draw:style-name="fr1" draw:name="Image131" text:anchor-type="as-char" svg:width="6.9236in" svg:height="3.846444in" draw:z-index="0">
<draw:image xlink:href="../Images/AРМІЯINFORM/2023-03-30T99-00-00-04-00/solovev.jpg" xlink:type="simple" xlink:show="embed" xlink:actuate="onLoad" draw:mime-type="image/jpeg"/>
</draw:frame>
The hostile media spread information about the sale of Ukrainian military service by Ukrainian military arms, which is received within the framework of Western military assistance: "On Ukrainian Marketplaces for 80 thousand UAH is sold by American PTRC Javelin".</text:p>
      <text:p text:style-name="P4">
In fact, <text:a xlink:type="simple" xlink:href="https://www.facebook.com/protydiyadezinformatsiyi.cpd/posts/pfbid0X14VT66G9SjxfS9HAUiPrNRSF2UjgJofZ8Bq4ppG2UxJqWVUQvdawwjZmT5xzamAl" text:style-name="Internet_20_link" text:visited-style-name="Visited_20_Internet_20_Link">
reports</text:a>
The Center for Combating Misinformation at NSDC of Ukraine, in the announcement, which is seized by propagandists, it is only about part of the Javelin PTRC-a transmission container(Launch Tube Assembly)that has the shape of the tube is suitable for reuse.</text:p>
      <text:p text:style-name="P4">
We emphasize!On February 28, 2023, the US Defense Ministry officially stated that there were no violations in the use of the weapons transmitted by the Allies, and the topic of allegedly selling weapons actively uses Rospropaganda.</text:p>
      <text:p text:style-name="P4">
"In general, such fakes are directed solely for discrediting the defenders of Ukraine and reducing the level of trust from Western partners," - said the center of counteraction to misinformation.</text:p>
      <text:p text:style-name="P4">
News Source: <text:a xlink:type="simple" xlink:href="https://armyinform.com.ua/2023/03/30/propaganda-rashystiv-znovu-poshyryuye-fejk-pro-prodazh-zahidnoyi-zbroyi/" text:style-name="Internet_20_link" text:visited-style-name="Visited_20_Internet_20_Link">
https://armyinform.com.ua/2023/03/30/propaganda-rashystiv-znovu-poshyryuye-fejk-pro-prodazh-zahidnoyi-zbro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